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0</text:p>
          </table:table-cell>
          <table:table-cell office:value-type="string" calcext:value-type="string">
            <text:p>WTDelin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float" office:value="876" calcext:value-type="float">
            <text:p>876</text:p>
          </table:table-cell>
          <table:table-cell office:value-type="float" office:value="0.00622831050228304" calcext:value-type="float">
            <text:p>0,006228310502283</text:p>
          </table:table-cell>
          <table:table-cell office:value-type="float" office:value="0.0132431742520019" calcext:value-type="float">
            <text:p>0,013243174252002</text:p>
          </table:table-cell>
          <table:table-cell office:value-type="float" office:value="0.108415841584158" calcext:value-type="float">
            <text:p>0,10841584158415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2</text:p>
          </table:table-cell>
          <table:table-cell office:value-type="string" calcext:value-type="string">
            <text:p>WTDelin</text:p>
          </table:table-cell>
          <table:table-cell office:value-type="float" office:value="5398" calcext:value-type="float">
            <text:p>5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600000000000023" calcext:value-type="float">
            <text:p>-0,060000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00185253797702853" calcext:value-type="float">
            <text:p>0,00018525379770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T DEL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3</text:p>
          </table:table-cell>
          <table:table-cell office:value-type="string" calcext:value-type="string">
            <text:p>WTDelin</text:p>
          </table:table-cell>
          <table:table-cell office:value-type="float" office:value="5599" calcext:value-type="float">
            <text:p>5599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.00694830132939304" calcext:value-type="float">
            <text:p>0,006948301329393</text:p>
          </table:table-cell>
          <table:table-cell office:value-type="float" office:value="0.044682288755491" calcext:value-type="float">
            <text:p>0,044682288755491</text:p>
          </table:table-cell>
          <table:table-cell office:value-type="float" office:value="0.120914449008752" calcext:value-type="float">
            <text:p>0,12091444900875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QTDB P WA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4</text:p>
          </table:table-cell>
          <table:table-cell office:value-type="string" calcext:value-type="string">
            <text:p>WTDelin</text:p>
          </table:table-cell>
          <table:table-cell office:value-type="float" office:value="5557" calcext:value-type="float">
            <text:p>5557</text:p>
          </table:table-cell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  <table:table-cell office:value-type="float" office:value="0.00400000000000408" calcext:value-type="float">
            <text:p>0,004000000000004</text:p>
          </table:table-cell>
          <table:table-cell office:value-type="float" office:value="0.0434998961361454" calcext:value-type="float">
            <text:p>0,043499896136145</text:p>
          </table:table-cell>
          <table:table-cell office:value-type="float" office:value="0.0149361166096815" calcext:value-type="float">
            <text:p>0,014936116609682</text:p>
          </table:table-cell>
          <table:table-cell office:value-type="float" office:value="0.584507042253521" calcext:value-type="float">
            <text:p>0,584507042253521</text:p>
          </table:table-cell>
          <table:table-cell table:number-columns-repeated="5"/>
          <table:table-cell office:value-type="string" calcext:value-type="string">
            <text:p>PU ANNO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4</text:p>
          </table:table-cell>
          <table:table-cell office:value-type="string" calcext:value-type="string">
            <text:p>WTDelin</text:p>
          </table:table-cell>
          <table:table-cell office:value-type="float" office:value="4865" calcext:value-type="float">
            <text:p>4865</text:p>
          </table:table-cell>
          <table:table-cell office:value-type="float" office:value="161" calcext:value-type="float">
            <text:p>161</text:p>
          </table:table-cell>
          <table:table-cell office:value-type="float" office:value="143" calcext:value-type="float">
            <text:p>143</text:p>
          </table:table-cell>
          <table:table-cell office:value-type="float" office:value="-0.0173986013985963" calcext:value-type="float">
            <text:p>-0,017398601398596</text:p>
          </table:table-cell>
          <table:table-cell office:value-type="float" office:value="0.0663927854219586" calcext:value-type="float">
            <text:p>0,066392785421959</text:p>
          </table:table-cell>
          <table:table-cell office:value-type="float" office:value="0.029393627954779" calcext:value-type="float">
            <text:p>0,029393627954779</text:p>
          </table:table-cell>
          <table:table-cell office:value-type="float" office:value="0.888198757763975" calcext:value-type="float">
            <text:p>0,88819875776397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6</text:p>
          </table:table-cell>
          <table:table-cell office:value-type="string" calcext:value-type="string">
            <text:p>WTDelin</text:p>
          </table:table-cell>
          <table:table-cell office:value-type="float" office:value="7355" calcext:value-type="float">
            <text:p>7355</text:p>
          </table:table-cell>
          <table:table-cell office:value-type="float" office:value="858" calcext:value-type="float">
            <text:p>858</text:p>
          </table:table-cell>
          <table:table-cell office:value-type="float" office:value="856" calcext:value-type="float">
            <text:p>856</text:p>
          </table:table-cell>
          <table:table-cell office:value-type="float" office:value="-0.0172710280373838" calcext:value-type="float">
            <text:p>-0,017271028037384</text:p>
          </table:table-cell>
          <table:table-cell office:value-type="float" office:value="0.0535606163884908" calcext:value-type="float">
            <text:p>0,053560616388491</text:p>
          </table:table-cell>
          <table:table-cell office:value-type="float" office:value="0.11638341264446" calcext:value-type="float">
            <text:p>0,11638341264446</text:p>
          </table:table-cell>
          <table:table-cell office:value-type="float" office:value="0.997668997668998" calcext:value-type="float">
            <text:p>0,99766899766899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7</text:p>
          </table:table-cell>
          <table:table-cell office:value-type="string" calcext:value-type="string">
            <text:p>WTDelin</text:p>
          </table:table-cell>
          <table:table-cell office:value-type="float" office:value="4593" calcext:value-type="float">
            <text:p>4593</text:p>
          </table:table-cell>
          <table:table-cell office:value-type="float" office:value="607" calcext:value-type="float">
            <text:p>607</text:p>
          </table:table-cell>
          <table:table-cell office:value-type="float" office:value="606" calcext:value-type="float">
            <text:p>606</text:p>
          </table:table-cell>
          <table:table-cell office:value-type="float" office:value="-0.0257953795379519" calcext:value-type="float">
            <text:p>-0,025795379537952</text:p>
          </table:table-cell>
          <table:table-cell office:value-type="float" office:value="0.0528920475262851" calcext:value-type="float">
            <text:p>0,052892047526285</text:p>
          </table:table-cell>
          <table:table-cell office:value-type="float" office:value="0.131939908556499" calcext:value-type="float">
            <text:p>0,131939908556499</text:p>
          </table:table-cell>
          <table:table-cell office:value-type="float" office:value="0.99835255354201" calcext:value-type="float">
            <text:p>0,9983525535420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23</text:p>
          </table:table-cell>
          <table:table-cell office:value-type="string" calcext:value-type="string">
            <text:p>WTDelin</text:p>
          </table:table-cell>
          <table:table-cell office:value-type="float" office:value="4847" calcext:value-type="float">
            <text:p>4847</text:p>
          </table:table-cell>
          <table:table-cell office:value-type="float" office:value="595" calcext:value-type="float">
            <text:p>595</text:p>
          </table:table-cell>
          <table:table-cell office:value-type="float" office:value="577" calcext:value-type="float">
            <text:p>577</text:p>
          </table:table-cell>
          <table:table-cell office:value-type="float" office:value="-0.0411438474870005" calcext:value-type="float">
            <text:p>-0,041143847487001</text:p>
          </table:table-cell>
          <table:table-cell office:value-type="float" office:value="0.0557398802227088" calcext:value-type="float">
            <text:p>0,055739880222709</text:p>
          </table:table-cell>
          <table:table-cell office:value-type="float" office:value="0.119042706828966" calcext:value-type="float">
            <text:p>0,119042706828966</text:p>
          </table:table-cell>
          <table:table-cell office:value-type="float" office:value="0.969747899159664" calcext:value-type="float">
            <text:p>0,96974789915966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046</text:p>
          </table:table-cell>
          <table:table-cell office:value-type="string" calcext:value-type="string">
            <text:p>WTDelin</text:p>
          </table:table-cell>
          <table:table-cell office:value-type="float" office:value="7251" calcext:value-type="float">
            <text:p>7251</text:p>
          </table:table-cell>
          <table:table-cell office:value-type="float" office:value="760" calcext:value-type="float">
            <text:p>760</text:p>
          </table:table-cell>
          <table:table-cell office:value-type="float" office:value="758" calcext:value-type="float">
            <text:p>758</text:p>
          </table:table-cell>
          <table:table-cell office:value-type="float" office:value="-0.0251609498680754" calcext:value-type="float">
            <text:p>-0,025160949868076</text:p>
          </table:table-cell>
          <table:table-cell office:value-type="float" office:value="0.0317716615097056" calcext:value-type="float">
            <text:p>0,031771661509706</text:p>
          </table:table-cell>
          <table:table-cell office:value-type="float" office:value="0.104537305199283" calcext:value-type="float">
            <text:p>0,104537305199283</text:p>
          </table:table-cell>
          <table:table-cell office:value-type="float" office:value="0.997368421052632" calcext:value-type="float">
            <text:p>0,99736842105263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157</text:p>
          </table:table-cell>
          <table:table-cell office:value-type="string" calcext:value-type="string">
            <text:p>WTDelin</text:p>
          </table:table-cell>
          <table:table-cell office:value-type="float" office:value="6608" calcext:value-type="float">
            <text:p>6608</text:p>
          </table:table-cell>
          <table:table-cell office:value-type="float" office:value="490" calcext:value-type="float">
            <text:p>490</text:p>
          </table:table-cell>
          <table:table-cell office:value-type="float" office:value="377" calcext:value-type="float">
            <text:p>377</text:p>
          </table:table-cell>
          <table:table-cell office:value-type="float" office:value="-0.0251671087533168" calcext:value-type="float">
            <text:p>-0,025167108753317</text:p>
          </table:table-cell>
          <table:table-cell office:value-type="float" office:value="0.0716092860357351" calcext:value-type="float">
            <text:p>0,071609286035735</text:p>
          </table:table-cell>
          <table:table-cell office:value-type="float" office:value="0.0570520581113802" calcext:value-type="float">
            <text:p>0,05705205811138</text:p>
          </table:table-cell>
          <table:table-cell office:value-type="float" office:value="0.769387755102041" calcext:value-type="float">
            <text:p>0,76938775510204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172</text:p>
          </table:table-cell>
          <table:table-cell office:value-type="string" calcext:value-type="string">
            <text:p>WTDelin</text:p>
          </table:table-cell>
          <table:table-cell office:value-type="float" office:value="4658" calcext:value-type="float">
            <text:p>4658</text:p>
          </table:table-cell>
          <table:table-cell office:value-type="float" office:value="547" calcext:value-type="float">
            <text:p>547</text:p>
          </table:table-cell>
          <table:table-cell office:value-type="float" office:value="545" calcext:value-type="float">
            <text:p>545</text:p>
          </table:table-cell>
          <table:table-cell office:value-type="float" office:value="-0.0159119266055051" calcext:value-type="float">
            <text:p>-0,015911926605505</text:p>
          </table:table-cell>
          <table:table-cell office:value-type="float" office:value="0.036154098641533" calcext:value-type="float">
            <text:p>0,036154098641533</text:p>
          </table:table-cell>
          <table:table-cell office:value-type="float" office:value="0.117003005581795" calcext:value-type="float">
            <text:p>0,117003005581795</text:p>
          </table:table-cell>
          <table:table-cell office:value-type="float" office:value="0.996343692870201" calcext:value-type="float">
            <text:p>0,99634369287020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5814</text:p>
          </table:table-cell>
          <table:table-cell office:value-type="string" calcext:value-type="string">
            <text:p>WTDelin</text:p>
          </table:table-cell>
          <table:table-cell office:value-type="float" office:value="6109" calcext:value-type="float">
            <text:p>610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0.00500000000002387" calcext:value-type="float">
            <text:p>-0,005000000000024</text:p>
          </table:table-cell>
          <table:table-cell office:value-type="float" office:value="0.00331662479037124" calcext:value-type="float">
            <text:p>0,003316624790371</text:p>
          </table:table-cell>
          <table:table-cell office:value-type="float" office:value="0.000654771648387625" calcext:value-type="float">
            <text:p>0,000654771648388</text:p>
          </table:table-cell>
          <table:table-cell office:value-type="float" office:value="0.444444444444444" calcext:value-type="float">
            <text:p>0,44444444444444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65</text:p>
          </table:table-cell>
          <table:table-cell office:value-type="string" calcext:value-type="string">
            <text:p>WTDelin</text:p>
          </table:table-cell>
          <table:table-cell office:value-type="float" office:value="5794" calcext:value-type="float">
            <text:p>5794</text:p>
          </table:table-cell>
          <table:table-cell office:value-type="float" office:value="726" calcext:value-type="float">
            <text:p>726</text:p>
          </table:table-cell>
          <table:table-cell office:value-type="float" office:value="719" calcext:value-type="float">
            <text:p>719</text:p>
          </table:table-cell>
          <table:table-cell office:value-type="float" office:value="-0.0386870653685694" calcext:value-type="float">
            <text:p>-0,038687065368569</text:p>
          </table:table-cell>
          <table:table-cell office:value-type="float" office:value="0.0350775138024215" calcext:value-type="float">
            <text:p>0,035077513802422</text:p>
          </table:table-cell>
          <table:table-cell office:value-type="float" office:value="0.124093890231274" calcext:value-type="float">
            <text:p>0,124093890231274</text:p>
          </table:table-cell>
          <table:table-cell office:value-type="float" office:value="0.990358126721763" calcext:value-type="float">
            <text:p>0,99035812672176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72</text:p>
          </table:table-cell>
          <table:table-cell office:value-type="string" calcext:value-type="string">
            <text:p>WTDelin</text:p>
          </table:table-cell>
          <table:table-cell office:value-type="float" office:value="4576" calcext:value-type="float">
            <text:p>4576</text:p>
          </table:table-cell>
          <table:table-cell office:value-type="float" office:value="516" calcext:value-type="float">
            <text:p>516</text:p>
          </table:table-cell>
          <table:table-cell office:value-type="float" office:value="514" calcext:value-type="float">
            <text:p>514</text:p>
          </table:table-cell>
          <table:table-cell office:value-type="float" office:value="-0.0302801556420223" calcext:value-type="float">
            <text:p>-0,030280155642022</text:p>
          </table:table-cell>
          <table:table-cell office:value-type="float" office:value="0.0312788281842982" calcext:value-type="float">
            <text:p>0,031278828184298</text:p>
          </table:table-cell>
          <table:table-cell office:value-type="float" office:value="0.112325174825175" calcext:value-type="float">
            <text:p>0,112325174825175</text:p>
          </table:table-cell>
          <table:table-cell office:value-type="float" office:value="0.996124031007752" calcext:value-type="float">
            <text:p>0,99612403100775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73</text:p>
          </table:table-cell>
          <table:table-cell office:value-type="string" calcext:value-type="string">
            <text:p>WTDelin</text:p>
          </table:table-cell>
          <table:table-cell office:value-type="float" office:value="6893" calcext:value-type="float">
            <text:p>6893</text:p>
          </table:table-cell>
          <table:table-cell office:value-type="float" office:value="536" calcext:value-type="float">
            <text:p>536</text:p>
          </table:table-cell>
          <table:table-cell office:value-type="float" office:value="533" calcext:value-type="float">
            <text:p>533</text:p>
          </table:table-cell>
          <table:table-cell office:value-type="float" office:value="-0.0119624765478436" calcext:value-type="float">
            <text:p>-0,011962476547844</text:p>
          </table:table-cell>
          <table:table-cell office:value-type="float" office:value="0.0334030828904641" calcext:value-type="float">
            <text:p>0,033403082890464</text:p>
          </table:table-cell>
          <table:table-cell office:value-type="float" office:value="0.077324822283476" calcext:value-type="float">
            <text:p>0,077324822283476</text:p>
          </table:table-cell>
          <table:table-cell office:value-type="float" office:value="0.994402985074627" calcext:value-type="float">
            <text:p>0,99440298507462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420</text:p>
          </table:table-cell>
          <table:table-cell office:value-type="string" calcext:value-type="string">
            <text:p>WTDelin</text:p>
          </table:table-cell>
          <table:table-cell office:value-type="float" office:value="6600" calcext:value-type="float">
            <text:p>6600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-0.0504767123287675" calcext:value-type="float">
            <text:p>-0,050476712328768</text:p>
          </table:table-cell>
          <table:table-cell office:value-type="float" office:value="0.0606623046966481" calcext:value-type="float">
            <text:p>0,060662304696648</text:p>
          </table:table-cell>
          <table:table-cell office:value-type="float" office:value="0.110606060606061" calcext:value-type="float">
            <text:p>0,1106060606060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483</text:p>
          </table:table-cell>
          <table:table-cell office:value-type="string" calcext:value-type="string">
            <text:p>WTDelin</text:p>
          </table:table-cell>
          <table:table-cell office:value-type="float" office:value="6510" calcext:value-type="float">
            <text:p>6510</text:p>
          </table:table-cell>
          <table:table-cell table:number-columns-repeated="2" office:value-type="float" office:value="617" calcext:value-type="float">
            <text:p>617</text:p>
          </table:table-cell>
          <table:table-cell office:value-type="float" office:value="-0.0471442463533223" calcext:value-type="float">
            <text:p>-0,047144246353322</text:p>
          </table:table-cell>
          <table:table-cell office:value-type="float" office:value="0.0297428242595525" calcext:value-type="float">
            <text:p>0,029742824259553</text:p>
          </table:table-cell>
          <table:table-cell office:value-type="float" office:value="0.0947772657450077" calcext:value-type="float">
            <text:p>0,09477726574500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539</text:p>
          </table:table-cell>
          <table:table-cell office:value-type="string" calcext:value-type="string">
            <text:p>WTDelin</text:p>
          </table:table-cell>
          <table:table-cell office:value-type="float" office:value="5865" calcext:value-type="float">
            <text:p>5865</text:p>
          </table:table-cell>
          <table:table-cell table:number-columns-repeated="2" office:value-type="float" office:value="564" calcext:value-type="float">
            <text:p>564</text:p>
          </table:table-cell>
          <table:table-cell office:value-type="float" office:value="-0.0442411347517743" calcext:value-type="float">
            <text:p>-0,044241134751774</text:p>
          </table:table-cell>
          <table:table-cell office:value-type="float" office:value="0.0365559710191352" calcext:value-type="float">
            <text:p>0,036555971019135</text:p>
          </table:table-cell>
          <table:table-cell office:value-type="float" office:value="0.0961636828644501" calcext:value-type="float">
            <text:p>0,0961636828644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73</text:p>
          </table:table-cell>
          <table:table-cell office:value-type="string" calcext:value-type="string">
            <text:p>WTDelin</text:p>
          </table:table-cell>
          <table:table-cell office:value-type="float" office:value="6087" calcext:value-type="float">
            <text:p>6087</text:p>
          </table:table-cell>
          <table:table-cell office:value-type="float" office:value="552" calcext:value-type="float">
            <text:p>552</text:p>
          </table:table-cell>
          <table:table-cell office:value-type="float" office:value="550" calcext:value-type="float">
            <text:p>550</text:p>
          </table:table-cell>
          <table:table-cell office:value-type="float" office:value="-0.016909090909091" calcext:value-type="float">
            <text:p>-0,016909090909091</text:p>
          </table:table-cell>
          <table:table-cell office:value-type="float" office:value="0.0472199005533104" calcext:value-type="float">
            <text:p>0,047219900553311</text:p>
          </table:table-cell>
          <table:table-cell office:value-type="float" office:value="0.0903564974535896" calcext:value-type="float">
            <text:p>0,09035649745359</text:p>
          </table:table-cell>
          <table:table-cell office:value-type="float" office:value="0.996376811594203" calcext:value-type="float">
            <text:p>0,99637681159420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86</text:p>
          </table:table-cell>
          <table:table-cell office:value-type="string" calcext:value-type="string">
            <text:p>WTDelin</text:p>
          </table:table-cell>
          <table:table-cell office:value-type="float" office:value="5925" calcext:value-type="float">
            <text:p>5925</text:p>
          </table:table-cell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office:value-type="float" office:value="-0.0608636363636373" calcext:value-type="float">
            <text:p>-0,060863636363637</text:p>
          </table:table-cell>
          <table:table-cell office:value-type="float" office:value="0.0329942081068017" calcext:value-type="float">
            <text:p>0,032994208106802</text:p>
          </table:table-cell>
          <table:table-cell office:value-type="float" office:value="0.0594092827004219" calcext:value-type="float">
            <text:p>0,059409282700422</text:p>
          </table:table-cell>
          <table:table-cell office:value-type="float" office:value="0.997167138810198" calcext:value-type="float">
            <text:p>0,99716713881019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95</text:p>
          </table:table-cell>
          <table:table-cell office:value-type="string" calcext:value-type="string">
            <text:p>WTDelin</text:p>
          </table:table-cell>
          <table:table-cell office:value-type="float" office:value="4557" calcext:value-type="float">
            <text:p>4557</text:p>
          </table:table-cell>
          <table:table-cell office:value-type="float" office:value="536" calcext:value-type="float">
            <text:p>536</text:p>
          </table:table-cell>
          <table:table-cell office:value-type="float" office:value="535" calcext:value-type="float">
            <text:p>535</text:p>
          </table:table-cell>
          <table:table-cell office:value-type="float" office:value="-0.0612859813084106" calcext:value-type="float">
            <text:p>-0,061285981308411</text:p>
          </table:table-cell>
          <table:table-cell office:value-type="float" office:value="0.0039081139796788" calcext:value-type="float">
            <text:p>0,003908113979679</text:p>
          </table:table-cell>
          <table:table-cell office:value-type="float" office:value="0.117401799429449" calcext:value-type="float">
            <text:p>0,117401799429449</text:p>
          </table:table-cell>
          <table:table-cell office:value-type="float" office:value="0.998134328358209" calcext:value-type="float">
            <text:p>0,99813432835820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7152</text:p>
          </table:table-cell>
          <table:table-cell office:value-type="string" calcext:value-type="string">
            <text:p>WTDelin</text:p>
          </table:table-cell>
          <table:table-cell office:value-type="float" office:value="9654" calcext:value-type="float">
            <text:p>9654</text:p>
          </table:table-cell>
          <table:table-cell office:value-type="float" office:value="893" calcext:value-type="float">
            <text:p>893</text:p>
          </table:table-cell>
          <table:table-cell office:value-type="float" office:value="891" calcext:value-type="float">
            <text:p>891</text:p>
          </table:table-cell>
          <table:table-cell office:value-type="float" office:value="-0.0103569023569012" calcext:value-type="float">
            <text:p>-0,010356902356901</text:p>
          </table:table-cell>
          <table:table-cell office:value-type="float" office:value="0.0310965785872359" calcext:value-type="float">
            <text:p>0,031096578587236</text:p>
          </table:table-cell>
          <table:table-cell office:value-type="float" office:value="0.0922933499067744" calcext:value-type="float">
            <text:p>0,092293349906774</text:p>
          </table:table-cell>
          <table:table-cell office:value-type="float" office:value="0.997760358342665" calcext:value-type="float">
            <text:p>0,99776035834266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7453</text:p>
          </table:table-cell>
          <table:table-cell office:value-type="string" calcext:value-type="string">
            <text:p>WTDelin</text:p>
          </table:table-cell>
          <table:table-cell office:value-type="float" office:value="6391" calcext:value-type="float">
            <text:p>6391</text:p>
          </table:table-cell>
          <table:table-cell office:value-type="float" office:value="617" calcext:value-type="float">
            <text:p>617</text:p>
          </table:table-cell>
          <table:table-cell office:value-type="float" office:value="616" calcext:value-type="float">
            <text:p>616</text:p>
          </table:table-cell>
          <table:table-cell office:value-type="float" office:value="-0.0229415584415592" calcext:value-type="float">
            <text:p>-0,022941558441559</text:p>
          </table:table-cell>
          <table:table-cell office:value-type="float" office:value="0.0564444028275458" calcext:value-type="float">
            <text:p>0,056444402827546</text:p>
          </table:table-cell>
          <table:table-cell office:value-type="float" office:value="0.0963855421686747" calcext:value-type="float">
            <text:p>0,096385542168675</text:p>
          </table:table-cell>
          <table:table-cell office:value-type="float" office:value="0.99837925445705" calcext:value-type="float">
            <text:p>0,9983792544570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13</text:p>
          </table:table-cell>
          <table:table-cell office:value-type="string" calcext:value-type="string">
            <text:p>WTDelin</text:p>
          </table:table-cell>
          <table:table-cell office:value-type="float" office:value="9850" calcext:value-type="float">
            <text:p>9850</text:p>
          </table:table-cell>
          <table:table-cell office:value-type="float" office:value="906" calcext:value-type="float">
            <text:p>906</text:p>
          </table:table-cell>
          <table:table-cell office:value-type="float" office:value="904" calcext:value-type="float">
            <text:p>904</text:p>
          </table:table-cell>
          <table:table-cell office:value-type="float" office:value="-0.0171460176991135" calcext:value-type="float">
            <text:p>-0,017146017699114</text:p>
          </table:table-cell>
          <table:table-cell office:value-type="float" office:value="0.0509691552316318" calcext:value-type="float">
            <text:p>0,050969155231632</text:p>
          </table:table-cell>
          <table:table-cell office:value-type="float" office:value="0.0917766497461929" calcext:value-type="float">
            <text:p>0,091776649746193</text:p>
          </table:table-cell>
          <table:table-cell office:value-type="float" office:value="0.997792494481236" calcext:value-type="float">
            <text:p>0,99779249448123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21</text:p>
          </table:table-cell>
          <table:table-cell office:value-type="string" calcext:value-type="string">
            <text:p>WTDelin</text:p>
          </table:table-cell>
          <table:table-cell office:value-type="float" office:value="6743" calcext:value-type="float">
            <text:p>6743</text:p>
          </table:table-cell>
          <table:table-cell office:value-type="float" office:value="701" calcext:value-type="float">
            <text:p>701</text:p>
          </table:table-cell>
          <table:table-cell office:value-type="float" office:value="557" calcext:value-type="float">
            <text:p>557</text:p>
          </table:table-cell>
          <table:table-cell office:value-type="float" office:value="-0.0116050269299806" calcext:value-type="float">
            <text:p>-0,011605026929981</text:p>
          </table:table-cell>
          <table:table-cell office:value-type="float" office:value="0.0548257416693581" calcext:value-type="float">
            <text:p>0,054825741669358</text:p>
          </table:table-cell>
          <table:table-cell office:value-type="float" office:value="0.0826041821147857" calcext:value-type="float">
            <text:p>0,082604182114786</text:p>
          </table:table-cell>
          <table:table-cell office:value-type="float" office:value="0.794579172610556" calcext:value-type="float">
            <text:p>0,79457917261055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23</text:p>
          </table:table-cell>
          <table:table-cell office:value-type="string" calcext:value-type="string">
            <text:p>WTDelin</text:p>
          </table:table-cell>
          <table:table-cell office:value-type="float" office:value="8406" calcext:value-type="float">
            <text:p>8406</text:p>
          </table:table-cell>
          <table:table-cell office:value-type="float" office:value="830" calcext:value-type="float">
            <text:p>830</text:p>
          </table:table-cell>
          <table:table-cell office:value-type="float" office:value="799" calcext:value-type="float">
            <text:p>799</text:p>
          </table:table-cell>
          <table:table-cell office:value-type="float" office:value="0.00667834793491794" calcext:value-type="float">
            <text:p>0,006678347934918</text:p>
          </table:table-cell>
          <table:table-cell office:value-type="float" office:value="0.0152179137991909" calcext:value-type="float">
            <text:p>0,015217913799191</text:p>
          </table:table-cell>
          <table:table-cell office:value-type="float" office:value="0.0950511539376636" calcext:value-type="float">
            <text:p>0,095051153937664</text:p>
          </table:table-cell>
          <table:table-cell office:value-type="float" office:value="0.962650602409638" calcext:value-type="float">
            <text:p>0,96265060240963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0</text:p>
          </table:table-cell>
          <table:table-cell office:value-type="string" calcext:value-type="string">
            <text:p>WTDelin</text:p>
          </table:table-cell>
          <table:table-cell office:value-type="float" office:value="6625" calcext:value-type="float">
            <text:p>6625</text:p>
          </table:table-cell>
          <table:table-cell office:value-type="float" office:value="836" calcext:value-type="float">
            <text:p>836</text:p>
          </table:table-cell>
          <table:table-cell office:value-type="float" office:value="834" calcext:value-type="float">
            <text:p>834</text:p>
          </table:table-cell>
          <table:table-cell office:value-type="float" office:value="-0.0251558752997588" calcext:value-type="float">
            <text:p>-0,025155875299759</text:p>
          </table:table-cell>
          <table:table-cell office:value-type="float" office:value="0.0529257855155245" calcext:value-type="float">
            <text:p>0,052925785515525</text:p>
          </table:table-cell>
          <table:table-cell office:value-type="float" office:value="0.12588679245283" calcext:value-type="float">
            <text:p>0,12588679245283</text:p>
          </table:table-cell>
          <table:table-cell office:value-type="float" office:value="0.997607655502392" calcext:value-type="float">
            <text:p>0,99760765550239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1</text:p>
          </table:table-cell>
          <table:table-cell office:value-type="string" calcext:value-type="string">
            <text:p>WTDelin</text:p>
          </table:table-cell>
          <table:table-cell office:value-type="float" office:value="4844" calcext:value-type="float">
            <text:p>4844</text:p>
          </table:table-cell>
          <table:table-cell office:value-type="float" office:value="613" calcext:value-type="float">
            <text:p>613</text:p>
          </table:table-cell>
          <table:table-cell office:value-type="float" office:value="611" calcext:value-type="float">
            <text:p>611</text:p>
          </table:table-cell>
          <table:table-cell office:value-type="float" office:value="-0.0202618657937809" calcext:value-type="float">
            <text:p>-0,020261865793781</text:p>
          </table:table-cell>
          <table:table-cell office:value-type="float" office:value="0.0374497612515137" calcext:value-type="float">
            <text:p>0,037449761251514</text:p>
          </table:table-cell>
          <table:table-cell office:value-type="float" office:value="0.126135425268373" calcext:value-type="float">
            <text:p>0,126135425268373</text:p>
          </table:table-cell>
          <table:table-cell office:value-type="float" office:value="0.99673735725938" calcext:value-type="float">
            <text:p>0,9967373572593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2</text:p>
          </table:table-cell>
          <table:table-cell office:value-type="string" calcext:value-type="string">
            <text:p>WTDelin</text:p>
          </table:table-cell>
          <table:table-cell office:value-type="float" office:value="5888" calcext:value-type="float">
            <text:p>5888</text:p>
          </table:table-cell>
          <table:table-cell office:value-type="float" office:value="643" calcext:value-type="float">
            <text:p>643</text:p>
          </table:table-cell>
          <table:table-cell office:value-type="float" office:value="631" calcext:value-type="float">
            <text:p>631</text:p>
          </table:table-cell>
          <table:table-cell office:value-type="float" office:value="-0.0083930269413632" calcext:value-type="float">
            <text:p>-0,008393026941363</text:p>
          </table:table-cell>
          <table:table-cell office:value-type="float" office:value="0.0485540940237108" calcext:value-type="float">
            <text:p>0,048554094023711</text:p>
          </table:table-cell>
          <table:table-cell office:value-type="float" office:value="0.107167119565217" calcext:value-type="float">
            <text:p>0,107167119565217</text:p>
          </table:table-cell>
          <table:table-cell office:value-type="float" office:value="0.981337480559876" calcext:value-type="float">
            <text:p>0,98133748055987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3</text:p>
          </table:table-cell>
          <table:table-cell office:value-type="string" calcext:value-type="string">
            <text:p>WTDelin</text:p>
          </table:table-cell>
          <table:table-cell office:value-type="float" office:value="8502" calcext:value-type="float">
            <text:p>8502</text:p>
          </table:table-cell>
          <table:table-cell office:value-type="float" office:value="729" calcext:value-type="float">
            <text:p>729</text:p>
          </table:table-cell>
          <table:table-cell office:value-type="float" office:value="675" calcext:value-type="float">
            <text:p>675</text:p>
          </table:table-cell>
          <table:table-cell office:value-type="float" office:value="-0.0232533333333328" calcext:value-type="float">
            <text:p>-0,023253333333333</text:p>
          </table:table-cell>
          <table:table-cell office:value-type="float" office:value="0.0423601433914943" calcext:value-type="float">
            <text:p>0,042360143391494</text:p>
          </table:table-cell>
          <table:table-cell office:value-type="float" office:value="0.07939308398024" calcext:value-type="float">
            <text:p>0,07939308398024</text:p>
          </table:table-cell>
          <table:table-cell office:value-type="float" office:value="0.925925925925926" calcext:value-type="float">
            <text:p>0,92592592592592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1</text:p>
          </table:table-cell>
          <table:table-cell office:value-type="string" calcext:value-type="string">
            <text:p>WTDelin</text:p>
          </table:table-cell>
          <table:table-cell office:value-type="float" office:value="8468" calcext:value-type="float">
            <text:p>8468</text:p>
          </table:table-cell>
          <table:table-cell office:value-type="float" office:value="1082" calcext:value-type="float">
            <text:p>1082</text:p>
          </table:table-cell>
          <table:table-cell office:value-type="float" office:value="1080" calcext:value-type="float">
            <text:p>1080</text:p>
          </table:table-cell>
          <table:table-cell office:value-type="float" office:value="0.0344925925925923" calcext:value-type="float">
            <text:p>0,034492592592592</text:p>
          </table:table-cell>
          <table:table-cell office:value-type="float" office:value="0.0423770764895022" calcext:value-type="float">
            <text:p>0,042377076489502</text:p>
          </table:table-cell>
          <table:table-cell office:value-type="float" office:value="0.127538970240907" calcext:value-type="float">
            <text:p>0,127538970240907</text:p>
          </table:table-cell>
          <table:table-cell office:value-type="float" office:value="0.99815157116451" calcext:value-type="float">
            <text:p>0,9981515711645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2</text:p>
          </table:table-cell>
          <table:table-cell office:value-type="string" calcext:value-type="string">
            <text:p>WTDelin</text:p>
          </table:table-cell>
          <table:table-cell office:value-type="float" office:value="9017" calcext:value-type="float">
            <text:p>9017</text:p>
          </table:table-cell>
          <table:table-cell office:value-type="float" office:value="1229" calcext:value-type="float">
            <text:p>1229</text:p>
          </table:table-cell>
          <table:table-cell office:value-type="float" office:value="1227" calcext:value-type="float">
            <text:p>1227</text:p>
          </table:table-cell>
          <table:table-cell office:value-type="float" office:value="-0.0248671556642215" calcext:value-type="float">
            <text:p>-0,024867155664222</text:p>
          </table:table-cell>
          <table:table-cell office:value-type="float" office:value="0.0534228670821829" calcext:value-type="float">
            <text:p>0,053422867082183</text:p>
          </table:table-cell>
          <table:table-cell office:value-type="float" office:value="0.136076300321615" calcext:value-type="float">
            <text:p>0,136076300321615</text:p>
          </table:table-cell>
          <table:table-cell office:value-type="float" office:value="0.998372660699756" calcext:value-type="float">
            <text:p>0,99837266069975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6</text:p>
          </table:table-cell>
          <table:table-cell office:value-type="string" calcext:value-type="string">
            <text:p>WTDelin</text:p>
          </table:table-cell>
          <table:table-cell office:value-type="float" office:value="6041" calcext:value-type="float">
            <text:p>6041</text:p>
          </table:table-cell>
          <table:table-cell office:value-type="float" office:value="873" calcext:value-type="float">
            <text:p>873</text:p>
          </table:table-cell>
          <table:table-cell office:value-type="float" office:value="872" calcext:value-type="float">
            <text:p>872</text:p>
          </table:table-cell>
          <table:table-cell office:value-type="float" office:value="0.00411926605504589" calcext:value-type="float">
            <text:p>0,004119266055046</text:p>
          </table:table-cell>
          <table:table-cell office:value-type="float" office:value="0.0143771127817249" calcext:value-type="float">
            <text:p>0,014377112781725</text:p>
          </table:table-cell>
          <table:table-cell office:value-type="float" office:value="0.14434696242344" calcext:value-type="float">
            <text:p>0,14434696242344</text:p>
          </table:table-cell>
          <table:table-cell office:value-type="float" office:value="0.99885452462772" calcext:value-type="float">
            <text:p>0,9988545246277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7</text:p>
          </table:table-cell>
          <table:table-cell office:value-type="string" calcext:value-type="string">
            <text:p>WTDelin</text:p>
          </table:table-cell>
          <table:table-cell office:value-type="float" office:value="5113" calcext:value-type="float">
            <text:p>5113</text:p>
          </table:table-cell>
          <table:table-cell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office:value-type="float" office:value="-0.00480754716981169" calcext:value-type="float">
            <text:p>-0,004807547169812</text:p>
          </table:table-cell>
          <table:table-cell office:value-type="float" office:value="0.0240724680210636" calcext:value-type="float">
            <text:p>0,024072468021064</text:p>
          </table:table-cell>
          <table:table-cell office:value-type="float" office:value="0.103657344025034" calcext:value-type="float">
            <text:p>0,103657344025034</text:p>
          </table:table-cell>
          <table:table-cell office:value-type="float" office:value="0.998116760828625" calcext:value-type="float">
            <text:p>0,99811676082862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8</text:p>
          </table:table-cell>
          <table:table-cell office:value-type="string" calcext:value-type="string">
            <text:p>WTDelin</text:p>
          </table:table-cell>
          <table:table-cell office:value-type="float" office:value="7599" calcext:value-type="float">
            <text:p>7599</text:p>
          </table:table-cell>
          <table:table-cell office:value-type="float" office:value="769" calcext:value-type="float">
            <text:p>769</text:p>
          </table:table-cell>
          <table:table-cell office:value-type="float" office:value="766" calcext:value-type="float">
            <text:p>766</text:p>
          </table:table-cell>
          <table:table-cell office:value-type="float" office:value="-0.0534046997389016" calcext:value-type="float">
            <text:p>-0,053404699738902</text:p>
          </table:table-cell>
          <table:table-cell office:value-type="float" office:value="0.0392665215777498" calcext:value-type="float">
            <text:p>0,03926652157775</text:p>
          </table:table-cell>
          <table:table-cell office:value-type="float" office:value="0.100802737202263" calcext:value-type="float">
            <text:p>0,100802737202263</text:p>
          </table:table-cell>
          <table:table-cell office:value-type="float" office:value="0.996098829648895" calcext:value-type="float">
            <text:p>0,99609882964889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1</text:p>
          </table:table-cell>
          <table:table-cell office:value-type="string" calcext:value-type="string">
            <text:p>WTDelin</text:p>
          </table:table-cell>
          <table:table-cell office:value-type="float" office:value="6432" calcext:value-type="float">
            <text:p>6432</text:p>
          </table:table-cell>
          <table:table-cell office:value-type="float" office:value="797" calcext:value-type="float">
            <text:p>797</text:p>
          </table:table-cell>
          <table:table-cell office:value-type="float" office:value="597" calcext:value-type="float">
            <text:p>597</text:p>
          </table:table-cell>
          <table:table-cell office:value-type="float" office:value="0.00439530988274668" calcext:value-type="float">
            <text:p>0,004395309882747</text:p>
          </table:table-cell>
          <table:table-cell office:value-type="float" office:value="0.00901615030251342" calcext:value-type="float">
            <text:p>0,009016150302513</text:p>
          </table:table-cell>
          <table:table-cell office:value-type="float" office:value="0.0928171641791045" calcext:value-type="float">
            <text:p>0,092817164179105</text:p>
          </table:table-cell>
          <table:table-cell office:value-type="float" office:value="0.749058971141782" calcext:value-type="float">
            <text:p>0,74905897114178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10</text:p>
          </table:table-cell>
          <table:table-cell office:value-type="string" calcext:value-type="string">
            <text:p>WTDelin</text:p>
          </table:table-cell>
          <table:table-cell office:value-type="float" office:value="10785" calcext:value-type="float">
            <text:p>10785</text:p>
          </table:table-cell>
          <table:table-cell office:value-type="float" office:value="1587" calcext:value-type="float">
            <text:p>1587</text:p>
          </table:table-cell>
          <table:table-cell office:value-type="float" office:value="1576" calcext:value-type="float">
            <text:p>1576</text:p>
          </table:table-cell>
          <table:table-cell office:value-type="float" office:value="-0.0231319796954323" calcext:value-type="float">
            <text:p>-0,023131979695432</text:p>
          </table:table-cell>
          <table:table-cell office:value-type="float" office:value="0.0509164523452983" calcext:value-type="float">
            <text:p>0,050916452345298</text:p>
          </table:table-cell>
          <table:table-cell office:value-type="float" office:value="0.146128882707464" calcext:value-type="float">
            <text:p>0,146128882707464</text:p>
          </table:table-cell>
          <table:table-cell office:value-type="float" office:value="0.993068683049779" calcext:value-type="float">
            <text:p>0,99306868304977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2</text:p>
          </table:table-cell>
          <table:table-cell office:value-type="string" calcext:value-type="string">
            <text:p>WTDelin</text:p>
          </table:table-cell>
          <table:table-cell office:value-type="float" office:value="6797" calcext:value-type="float">
            <text:p>6797</text:p>
          </table:table-cell>
          <table:table-cell office:value-type="float" office:value="795" calcext:value-type="float">
            <text:p>795</text:p>
          </table:table-cell>
          <table:table-cell office:value-type="float" office:value="793" calcext:value-type="float">
            <text:p>793</text:p>
          </table:table-cell>
          <table:table-cell office:value-type="float" office:value="0.00235056746532116" calcext:value-type="float">
            <text:p>0,002350567465321</text:p>
          </table:table-cell>
          <table:table-cell office:value-type="float" office:value="0.0203535751898085" calcext:value-type="float">
            <text:p>0,020353575189809</text:p>
          </table:table-cell>
          <table:table-cell office:value-type="float" office:value="0.116669118728851" calcext:value-type="float">
            <text:p>0,116669118728851</text:p>
          </table:table-cell>
          <table:table-cell office:value-type="float" office:value="0.99748427672956" calcext:value-type="float">
            <text:p>0,99748427672956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3</text:p>
          </table:table-cell>
          <table:table-cell office:value-type="string" calcext:value-type="string">
            <text:p>WTDelin</text:p>
          </table:table-cell>
          <table:table-cell office:value-type="float" office:value="3141" calcext:value-type="float">
            <text:p>3141</text:p>
          </table:table-cell>
          <table:table-cell office:value-type="float" office:value="448" calcext:value-type="float">
            <text:p>448</text:p>
          </table:table-cell>
          <table:table-cell office:value-type="float" office:value="428" calcext:value-type="float">
            <text:p>428</text:p>
          </table:table-cell>
          <table:table-cell office:value-type="float" office:value="0.0139345794392535" calcext:value-type="float">
            <text:p>0,013934579439254</text:p>
          </table:table-cell>
          <table:table-cell office:value-type="float" office:value="0.0310927978041586" calcext:value-type="float">
            <text:p>0,031092797804159</text:p>
          </table:table-cell>
          <table:table-cell office:value-type="float" office:value="0.136262336835403" calcext:value-type="float">
            <text:p>0,136262336835403</text:p>
          </table:table-cell>
          <table:table-cell office:value-type="float" office:value="0.955357142857143" calcext:value-type="float">
            <text:p>0,95535714285714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4</text:p>
          </table:table-cell>
          <table:table-cell office:value-type="string" calcext:value-type="string">
            <text:p>WTDelin</text:p>
          </table:table-cell>
          <table:table-cell office:value-type="float" office:value="4709" calcext:value-type="float">
            <text:p>4709</text:p>
          </table:table-cell>
          <table:table-cell office:value-type="float" office:value="711" calcext:value-type="float">
            <text:p>711</text:p>
          </table:table-cell>
          <table:table-cell office:value-type="float" office:value="695" calcext:value-type="float">
            <text:p>695</text:p>
          </table:table-cell>
          <table:table-cell office:value-type="float" office:value="-0.00127194244604229" calcext:value-type="float">
            <text:p>-0,001271942446042</text:p>
          </table:table-cell>
          <table:table-cell office:value-type="float" office:value="0.0544891198020527" calcext:value-type="float">
            <text:p>0,054489119802053</text:p>
          </table:table-cell>
          <table:table-cell office:value-type="float" office:value="0.147589721809301" calcext:value-type="float">
            <text:p>0,147589721809301</text:p>
          </table:table-cell>
          <table:table-cell office:value-type="float" office:value="0.977496483825598" calcext:value-type="float">
            <text:p>0,97749648382559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5</text:p>
          </table:table-cell>
          <table:table-cell office:value-type="string" calcext:value-type="string">
            <text:p>WTDelin</text:p>
          </table:table-cell>
          <table:table-cell office:value-type="float" office:value="4733" calcext:value-type="float">
            <text:p>473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419999999999845" calcext:value-type="float">
            <text:p>0,041999999999985</text:p>
          </table:table-cell>
          <table:table-cell office:value-type="float" office:value="0.0496386945839668" calcext:value-type="float">
            <text:p>0,049638694583967</text:p>
          </table:table-cell>
          <table:table-cell office:value-type="float" office:value="0.00169025987745616" calcext:value-type="float">
            <text:p>0,001690259877456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6</text:p>
          </table:table-cell>
          <table:table-cell office:value-type="string" calcext:value-type="string">
            <text:p>WTDelin</text:p>
          </table:table-cell>
          <table:table-cell office:value-type="float" office:value="4707" calcext:value-type="float">
            <text:p>4707</text:p>
          </table:table-cell>
          <table:table-cell office:value-type="float" office:value="643" calcext:value-type="float">
            <text:p>643</text:p>
          </table:table-cell>
          <table:table-cell office:value-type="float" office:value="295" calcext:value-type="float">
            <text:p>295</text:p>
          </table:table-cell>
          <table:table-cell office:value-type="float" office:value="-0.000257627118642335" calcext:value-type="float">
            <text:p>-0,000257627118642</text:p>
          </table:table-cell>
          <table:table-cell office:value-type="float" office:value="0.0588245429103084" calcext:value-type="float">
            <text:p>0,058824542910308</text:p>
          </table:table-cell>
          <table:table-cell office:value-type="float" office:value="0.0626726152538772" calcext:value-type="float">
            <text:p>0,062672615253877</text:p>
          </table:table-cell>
          <table:table-cell office:value-type="float" office:value="0.458786936236392" calcext:value-type="float">
            <text:p>0,45878693623639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7</text:p>
          </table:table-cell>
          <table:table-cell office:value-type="string" calcext:value-type="string">
            <text:p>WTDelin</text:p>
          </table:table-cell>
          <table:table-cell office:value-type="float" office:value="4090" calcext:value-type="float">
            <text:p>4090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-0.00545454545454857" calcext:value-type="float">
            <text:p>-0,005454545454549</text:p>
          </table:table-cell>
          <table:table-cell office:value-type="float" office:value="0.0481104102066021" calcext:value-type="float">
            <text:p>0,048110410206602</text:p>
          </table:table-cell>
          <table:table-cell office:value-type="float" office:value="0.0215158924205379" calcext:value-type="float">
            <text:p>0,021515892420538</text:p>
          </table:table-cell>
          <table:table-cell office:value-type="float" office:value="0.846153846153846" calcext:value-type="float">
            <text:p>0,84615384615384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8</text:p>
          </table:table-cell>
          <table:table-cell office:value-type="string" calcext:value-type="string">
            <text:p>WTDelin</text:p>
          </table:table-cell>
          <table:table-cell office:value-type="float" office:value="6916" calcext:value-type="float">
            <text:p>691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-0.0562499999999897" calcext:value-type="float">
            <text:p>-0,05624999999999</text:p>
          </table:table-cell>
          <table:table-cell office:value-type="float" office:value="0.0834322329798237" calcext:value-type="float">
            <text:p>0,083432232979824</text:p>
          </table:table-cell>
          <table:table-cell office:value-type="float" office:value="0.00231347599768652" calcext:value-type="float">
            <text:p>0,002313475997687</text:p>
          </table:table-cell>
          <table:table-cell office:value-type="float" office:value="0.432432432432432" calcext:value-type="float">
            <text:p>0,43243243243243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9</text:p>
          </table:table-cell>
          <table:table-cell office:value-type="string" calcext:value-type="string">
            <text:p>WTDelin</text:p>
          </table:table-cell>
          <table:table-cell office:value-type="float" office:value="8500" calcext:value-type="float">
            <text:p>8500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0.0034576271186443" calcext:value-type="float">
            <text:p>0,003457627118644</text:p>
          </table:table-cell>
          <table:table-cell office:value-type="float" office:value="0.0398037510797538" calcext:value-type="float">
            <text:p>0,039803751079754</text:p>
          </table:table-cell>
          <table:table-cell office:value-type="float" office:value="0.0208235294117647" calcext:value-type="float">
            <text:p>0,020823529411765</text:p>
          </table:table-cell>
          <table:table-cell office:value-type="float" office:value="0.988826815642458" calcext:value-type="float">
            <text:p>0,98882681564245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0</text:p>
          </table:table-cell>
          <table:table-cell office:value-type="string" calcext:value-type="string">
            <text:p>WTDelin</text:p>
          </table:table-cell>
          <table:table-cell office:value-type="float" office:value="6915" calcext:value-type="float">
            <text:p>6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9999999999818" calcext:value-type="float">
            <text:p>0,019999999999982</text:p>
          </table:table-cell>
          <table:table-cell office:value-type="float" office:value="0" calcext:value-type="float">
            <text:p>0</text:p>
          </table:table-cell>
          <table:table-cell office:value-type="float" office:value="0.000144613159797542" calcext:value-type="float">
            <text:p>0,0001446131597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1</text:p>
          </table:table-cell>
          <table:table-cell office:value-type="string" calcext:value-type="string">
            <text:p>WTDelin</text:p>
          </table:table-cell>
          <table:table-cell office:value-type="float" office:value="7218" calcext:value-type="float">
            <text:p>7218</text:p>
          </table:table-cell>
          <table:table-cell office:value-type="float" office:value="513" calcext:value-type="float">
            <text:p>513</text:p>
          </table:table-cell>
          <table:table-cell office:value-type="float" office:value="410" calcext:value-type="float">
            <text:p>410</text:p>
          </table:table-cell>
          <table:table-cell office:value-type="float" office:value="-0.00401951219512266" calcext:value-type="float">
            <text:p>-0,004019512195123</text:p>
          </table:table-cell>
          <table:table-cell office:value-type="float" office:value="0.0418638864073529" calcext:value-type="float">
            <text:p>0,041863886407353</text:p>
          </table:table-cell>
          <table:table-cell office:value-type="float" office:value="0.056802438348573" calcext:value-type="float">
            <text:p>0,056802438348573</text:p>
          </table:table-cell>
          <table:table-cell office:value-type="float" office:value="0.799220272904483" calcext:value-type="float">
            <text:p>0,79922027290448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2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3</text:p>
          </table:table-cell>
          <table:table-cell office:value-type="string" calcext:value-type="string">
            <text:p>WTDelin</text:p>
          </table:table-cell>
          <table:table-cell office:value-type="float" office:value="7428" calcext:value-type="float">
            <text:p>7428</text:p>
          </table:table-cell>
          <table:table-cell office:value-type="float" office:value="1310" calcext:value-type="float">
            <text:p>1310</text:p>
          </table:table-cell>
          <table:table-cell office:value-type="float" office:value="1293" calcext:value-type="float">
            <text:p>1293</text:p>
          </table:table-cell>
          <table:table-cell office:value-type="float" office:value="-0.0369899458623353" calcext:value-type="float">
            <text:p>-0,036989945862335</text:p>
          </table:table-cell>
          <table:table-cell office:value-type="float" office:value="0.0710499147512013" calcext:value-type="float">
            <text:p>0,071049914751201</text:p>
          </table:table-cell>
          <table:table-cell office:value-type="float" office:value="0.174071082390953" calcext:value-type="float">
            <text:p>0,174071082390953</text:p>
          </table:table-cell>
          <table:table-cell office:value-type="float" office:value="0.987022900763359" calcext:value-type="float">
            <text:p>0,98702290076335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4</text:p>
          </table:table-cell>
          <table:table-cell office:value-type="string" calcext:value-type="string">
            <text:p>WTDelin</text:p>
          </table:table-cell>
          <table:table-cell office:value-type="float" office:value="7790" calcext:value-type="float">
            <text:p>7790</text:p>
          </table:table-cell>
          <table:table-cell office:value-type="float" office:value="992" calcext:value-type="float">
            <text:p>992</text:p>
          </table:table-cell>
          <table:table-cell office:value-type="float" office:value="930" calcext:value-type="float">
            <text:p>930</text:p>
          </table:table-cell>
          <table:table-cell office:value-type="float" office:value="-0.029178494623655" calcext:value-type="float">
            <text:p>-0,029178494623655</text:p>
          </table:table-cell>
          <table:table-cell office:value-type="float" office:value="0.0537318348388845" calcext:value-type="float">
            <text:p>0,053731834838885</text:p>
          </table:table-cell>
          <table:table-cell office:value-type="float" office:value="0.119383825417202" calcext:value-type="float">
            <text:p>0,119383825417202</text:p>
          </table:table-cell>
          <table:table-cell office:value-type="float" office:value="0.9375" calcext:value-type="float">
            <text:p>0,937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5</text:p>
          </table:table-cell>
          <table:table-cell office:value-type="string" calcext:value-type="string">
            <text:p>WTDelin</text:p>
          </table:table-cell>
          <table:table-cell office:value-type="float" office:value="4737" calcext:value-type="float">
            <text:p>4737</text:p>
          </table:table-cell>
          <table:table-cell office:value-type="float" office:value="853" calcext:value-type="float">
            <text:p>853</text:p>
          </table:table-cell>
          <table:table-cell office:value-type="float" office:value="837" calcext:value-type="float">
            <text:p>837</text:p>
          </table:table-cell>
          <table:table-cell office:value-type="float" office:value="0.000654719235364647" calcext:value-type="float">
            <text:p>0,000654719235365</text:p>
          </table:table-cell>
          <table:table-cell office:value-type="float" office:value="0.0575585434022517" calcext:value-type="float">
            <text:p>0,057558543402252</text:p>
          </table:table-cell>
          <table:table-cell office:value-type="float" office:value="0.176694110196327" calcext:value-type="float">
            <text:p>0,176694110196327</text:p>
          </table:table-cell>
          <table:table-cell office:value-type="float" office:value="0.981242672919109" calcext:value-type="float">
            <text:p>0,981242672919109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6</text:p>
          </table:table-cell>
          <table:table-cell office:value-type="string" calcext:value-type="string">
            <text:p>WTDelin</text:p>
          </table:table-cell>
          <table:table-cell office:value-type="float" office:value="4697" calcext:value-type="float">
            <text:p>4697</text:p>
          </table:table-cell>
          <table:table-cell office:value-type="float" office:value="386" calcext:value-type="float">
            <text:p>386</text:p>
          </table:table-cell>
          <table:table-cell office:value-type="float" office:value="251" calcext:value-type="float">
            <text:p>251</text:p>
          </table:table-cell>
          <table:table-cell office:value-type="float" office:value="0.00269322709163587" calcext:value-type="float">
            <text:p>0,002693227091636</text:p>
          </table:table-cell>
          <table:table-cell office:value-type="float" office:value="0.0740441178513919" calcext:value-type="float">
            <text:p>0,074044117851392</text:p>
          </table:table-cell>
          <table:table-cell office:value-type="float" office:value="0.0534383649137748" calcext:value-type="float">
            <text:p>0,053438364913775</text:p>
          </table:table-cell>
          <table:table-cell office:value-type="float" office:value="0.650259067357513" calcext:value-type="float">
            <text:p>0,65025906735751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7</text:p>
          </table:table-cell>
          <table:table-cell office:value-type="string" calcext:value-type="string">
            <text:p>WTDelin</text:p>
          </table:table-cell>
          <table:table-cell office:value-type="float" office:value="6623" calcext:value-type="float">
            <text:p>6623</text:p>
          </table:table-cell>
          <table:table-cell office:value-type="float" office:value="722" calcext:value-type="float">
            <text:p>722</text:p>
          </table:table-cell>
          <table:table-cell office:value-type="float" office:value="307" calcext:value-type="float">
            <text:p>307</text:p>
          </table:table-cell>
          <table:table-cell office:value-type="float" office:value="0.0134462540716594" calcext:value-type="float">
            <text:p>0,013446254071659</text:p>
          </table:table-cell>
          <table:table-cell office:value-type="float" office:value="0.0239226401967028" calcext:value-type="float">
            <text:p>0,023922640196703</text:p>
          </table:table-cell>
          <table:table-cell office:value-type="float" office:value="0.0463536161860184" calcext:value-type="float">
            <text:p>0,046353616186019</text:p>
          </table:table-cell>
          <table:table-cell office:value-type="float" office:value="0.425207756232687" calcext:value-type="float">
            <text:p>0,425207756232687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8</text:p>
          </table:table-cell>
          <table:table-cell office:value-type="string" calcext:value-type="string">
            <text:p>WTDelin</text:p>
          </table:table-cell>
          <table:table-cell office:value-type="float" office:value="9374" calcext:value-type="float">
            <text:p>9374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0.00831578947368127" calcext:value-type="float">
            <text:p>0,008315789473681</text:p>
          </table:table-cell>
          <table:table-cell office:value-type="float" office:value="0.0334712014968082" calcext:value-type="float">
            <text:p>0,033471201496808</text:p>
          </table:table-cell>
          <table:table-cell office:value-type="float" office:value="0.0526989545551526" calcext:value-type="float">
            <text:p>0,052698954555153</text:p>
          </table:table-cell>
          <table:table-cell office:value-type="float" office:value="0.991967871485944" calcext:value-type="float">
            <text:p>0,991967871485944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9</text:p>
          </table:table-cell>
          <table:table-cell office:value-type="string" calcext:value-type="string">
            <text:p>WTDelin</text:p>
          </table:table-cell>
          <table:table-cell office:value-type="float" office:value="5327" calcext:value-type="float">
            <text:p>5327</text:p>
          </table:table-cell>
          <table:table-cell office:value-type="float" office:value="287" calcext:value-type="float">
            <text:p>287</text:p>
          </table:table-cell>
          <table:table-cell office:value-type="float" office:value="272" calcext:value-type="float">
            <text:p>272</text:p>
          </table:table-cell>
          <table:table-cell office:value-type="float" office:value="0.00923529411764431" calcext:value-type="float">
            <text:p>0,009235294117644</text:p>
          </table:table-cell>
          <table:table-cell office:value-type="float" office:value="0.0193725986345306" calcext:value-type="float">
            <text:p>0,019372598634531</text:p>
          </table:table-cell>
          <table:table-cell office:value-type="float" office:value="0.0510606345034729" calcext:value-type="float">
            <text:p>0,051060634503473</text:p>
          </table:table-cell>
          <table:table-cell office:value-type="float" office:value="0.947735191637631" calcext:value-type="float">
            <text:p>0,94773519163763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0</text:p>
          </table:table-cell>
          <table:table-cell office:value-type="string" calcext:value-type="string">
            <text:p>WTDelin</text:p>
          </table:table-cell>
          <table:table-cell office:value-type="float" office:value="4343" calcext:value-type="float">
            <text:p>4343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0.0131052631578964" calcext:value-type="float">
            <text:p>0,013105263157897</text:p>
          </table:table-cell>
          <table:table-cell office:value-type="float" office:value="0.0733516366816624" calcext:value-type="float">
            <text:p>0,073351636681663</text:p>
          </table:table-cell>
          <table:table-cell office:value-type="float" office:value="0.0174994243610408" calcext:value-type="float">
            <text:p>0,017499424361041</text:p>
          </table:table-cell>
          <table:table-cell office:value-type="float" office:value="0.730769230769231" calcext:value-type="float">
            <text:p>0,73076923076923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1</text:p>
          </table:table-cell>
          <table:table-cell office:value-type="string" calcext:value-type="string">
            <text:p>WTDelin</text:p>
          </table:table-cell>
          <table:table-cell office:value-type="float" office:value="4014" calcext:value-type="float">
            <text:p>4014</text:p>
          </table:table-cell>
          <table:table-cell office:value-type="float" office:value="593" calcext:value-type="float">
            <text:p>593</text:p>
          </table:table-cell>
          <table:table-cell office:value-type="float" office:value="296" calcext:value-type="float">
            <text:p>296</text:p>
          </table:table-cell>
          <table:table-cell office:value-type="float" office:value="-0.0512297297297288" calcext:value-type="float">
            <text:p>-0,051229729729729</text:p>
          </table:table-cell>
          <table:table-cell office:value-type="float" office:value="0.0541549446963245" calcext:value-type="float">
            <text:p>0,054154944696325</text:p>
          </table:table-cell>
          <table:table-cell office:value-type="float" office:value="0.0737419033383159" calcext:value-type="float">
            <text:p>0,073741903338316</text:p>
          </table:table-cell>
          <table:table-cell office:value-type="float" office:value="0.499156829679595" calcext:value-type="float">
            <text:p>0,49915682967959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2</text:p>
          </table:table-cell>
          <table:table-cell office:value-type="string" calcext:value-type="string">
            <text:p>WTDelin</text:p>
          </table:table-cell>
          <table:table-cell office:value-type="float" office:value="8276" calcext:value-type="float">
            <text:p>8276</text:p>
          </table:table-cell>
          <table:table-cell office:value-type="float" office:value="1153" calcext:value-type="float">
            <text:p>1153</text:p>
          </table:table-cell>
          <table:table-cell office:value-type="float" office:value="1145" calcext:value-type="float">
            <text:p>1145</text:p>
          </table:table-cell>
          <table:table-cell office:value-type="float" office:value="0.00470567685589592" calcext:value-type="float">
            <text:p>0,004705676855896</text:p>
          </table:table-cell>
          <table:table-cell office:value-type="float" office:value="0.0753705362903772" calcext:value-type="float">
            <text:p>0,075370536290377</text:p>
          </table:table-cell>
          <table:table-cell office:value-type="float" office:value="0.13835186080232" calcext:value-type="float">
            <text:p>0,13835186080232</text:p>
          </table:table-cell>
          <table:table-cell office:value-type="float" office:value="0.993061578490893" calcext:value-type="float">
            <text:p>0,993061578490893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03</text:p>
          </table:table-cell>
          <table:table-cell office:value-type="string" calcext:value-type="string">
            <text:p>WTDelin</text:p>
          </table:table-cell>
          <table:table-cell office:value-type="float" office:value="6067" calcext:value-type="float">
            <text:p>6067</text:p>
          </table:table-cell>
          <table:table-cell table:number-columns-repeated="2" office:value-type="float" office:value="769" calcext:value-type="float">
            <text:p>769</text:p>
          </table:table-cell>
          <table:table-cell office:value-type="float" office:value="0.00192977893368061" calcext:value-type="float">
            <text:p>0,001929778933681</text:p>
          </table:table-cell>
          <table:table-cell office:value-type="float" office:value="0.0712730259196847" calcext:value-type="float">
            <text:p>0,071273025919685</text:p>
          </table:table-cell>
          <table:table-cell office:value-type="float" office:value="0.126751277402341" calcext:value-type="float">
            <text:p>0,12675127740234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08</text:p>
          </table:table-cell>
          <table:table-cell office:value-type="string" calcext:value-type="string">
            <text:p>WTDelin</text:p>
          </table:table-cell>
          <table:table-cell office:value-type="float" office:value="5466" calcext:value-type="float">
            <text:p>5466</text:p>
          </table:table-cell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-0.00173816155988922" calcext:value-type="float">
            <text:p>-0,001738161559889</text:p>
          </table:table-cell>
          <table:table-cell office:value-type="float" office:value="0.0220793319699997" calcext:value-type="float">
            <text:p>0,02207933197</text:p>
          </table:table-cell>
          <table:table-cell office:value-type="float" office:value="0.0656787413099158" calcext:value-type="float">
            <text:p>0,065678741309916</text:p>
          </table:table-cell>
          <table:table-cell office:value-type="float" office:value="0.997222222222222" calcext:value-type="float">
            <text:p>0,99722222222222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11</text:p>
          </table:table-cell>
          <table:table-cell office:value-type="string" calcext:value-type="string">
            <text:p>WTDelin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-0.0426724137931042" calcext:value-type="float">
            <text:p>-0,042672413793104</text:p>
          </table:table-cell>
          <table:table-cell office:value-type="float" office:value="0.0421413417830668" calcext:value-type="float">
            <text:p>0,042141341783067</text:p>
          </table:table-cell>
          <table:table-cell office:value-type="float" office:value="0.11047619047619" calcext:value-type="float">
            <text:p>0,1104761904761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20</text:p>
          </table:table-cell>
          <table:table-cell office:value-type="string" calcext:value-type="string">
            <text:p>WTDelin</text:p>
          </table:table-cell>
          <table:table-cell office:value-type="float" office:value="7587" calcext:value-type="float">
            <text:p>7587</text:p>
          </table:table-cell>
          <table:table-cell office:value-type="float" office:value="382" calcext:value-type="float">
            <text:p>382</text:p>
          </table:table-cell>
          <table:table-cell office:value-type="float" office:value="372" calcext:value-type="float">
            <text:p>372</text:p>
          </table:table-cell>
          <table:table-cell office:value-type="float" office:value="-0.0409139784946252" calcext:value-type="float">
            <text:p>-0,040913978494625</text:p>
          </table:table-cell>
          <table:table-cell office:value-type="float" office:value="0.0415938260291289" calcext:value-type="float">
            <text:p>0,041593826029129</text:p>
          </table:table-cell>
          <table:table-cell office:value-type="float" office:value="0.0490312376433373" calcext:value-type="float">
            <text:p>0,049031237643337</text:p>
          </table:table-cell>
          <table:table-cell office:value-type="float" office:value="0.973821989528796" calcext:value-type="float">
            <text:p>0,97382198952879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21</text:p>
          </table:table-cell>
          <table:table-cell office:value-type="string" calcext:value-type="string">
            <text:p>WTDelin</text:p>
          </table:table-cell>
          <table:table-cell office:value-type="float" office:value="8612" calcext:value-type="float">
            <text:p>8612</text:p>
          </table:table-cell>
          <table:table-cell office:value-type="float" office:value="633" calcext:value-type="float">
            <text:p>633</text:p>
          </table:table-cell>
          <table:table-cell office:value-type="float" office:value="629" calcext:value-type="float">
            <text:p>629</text:p>
          </table:table-cell>
          <table:table-cell office:value-type="float" office:value="-0.0366995230524645" calcext:value-type="float">
            <text:p>-0,036699523052465</text:p>
          </table:table-cell>
          <table:table-cell office:value-type="float" office:value="0.0504344907132863" calcext:value-type="float">
            <text:p>0,050434490713286</text:p>
          </table:table-cell>
          <table:table-cell office:value-type="float" office:value="0.0730376219228983" calcext:value-type="float">
            <text:p>0,073037621922898</text:p>
          </table:table-cell>
          <table:table-cell office:value-type="float" office:value="0.993680884676145" calcext:value-type="float">
            <text:p>0,99368088467614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40</text:p>
          </table:table-cell>
          <table:table-cell office:value-type="string" calcext:value-type="string">
            <text:p>WTDelin</text:p>
          </table:table-cell>
          <table:table-cell office:value-type="float" office:value="6857" calcext:value-type="float">
            <text:p>6857</text:p>
          </table:table-cell>
          <table:table-cell office:value-type="float" office:value="906" calcext:value-type="float">
            <text:p>906</text:p>
          </table:table-cell>
          <table:table-cell office:value-type="float" office:value="880" calcext:value-type="float">
            <text:p>880</text:p>
          </table:table-cell>
          <table:table-cell office:value-type="float" office:value="0.00607272727272699" calcext:value-type="float">
            <text:p>0,006072727272727</text:p>
          </table:table-cell>
          <table:table-cell office:value-type="float" office:value="0.0549465375021121" calcext:value-type="float">
            <text:p>0,054946537502112</text:p>
          </table:table-cell>
          <table:table-cell office:value-type="float" office:value="0.128336007000146" calcext:value-type="float">
            <text:p>0,128336007000146</text:p>
          </table:table-cell>
          <table:table-cell office:value-type="float" office:value="0.971302428256071" calcext:value-type="float">
            <text:p>0,97130242825607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47</text:p>
          </table:table-cell>
          <table:table-cell office:value-type="string" calcext:value-type="string">
            <text:p>WTDelin</text:p>
          </table:table-cell>
          <table:table-cell office:value-type="float" office:value="5219" calcext:value-type="float">
            <text:p>5219</text:p>
          </table:table-cell>
          <table:table-cell office:value-type="float" office:value="658" calcext:value-type="float">
            <text:p>658</text:p>
          </table:table-cell>
          <table:table-cell office:value-type="float" office:value="652" calcext:value-type="float">
            <text:p>652</text:p>
          </table:table-cell>
          <table:table-cell office:value-type="float" office:value="-0.0246625766871148" calcext:value-type="float">
            <text:p>-0,024662576687115</text:p>
          </table:table-cell>
          <table:table-cell office:value-type="float" office:value="0.037465111927838" calcext:value-type="float">
            <text:p>0,037465111927838</text:p>
          </table:table-cell>
          <table:table-cell office:value-type="float" office:value="0.124928147154627" calcext:value-type="float">
            <text:p>0,124928147154627</text:p>
          </table:table-cell>
          <table:table-cell office:value-type="float" office:value="0.990881458966565" calcext:value-type="float">
            <text:p>0,99088145896656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53</text:p>
          </table:table-cell>
          <table:table-cell office:value-type="string" calcext:value-type="string">
            <text:p>WTDelin</text:p>
          </table:table-cell>
          <table:table-cell office:value-type="float" office:value="6787" calcext:value-type="float">
            <text:p>6787</text:p>
          </table:table-cell>
          <table:table-cell office:value-type="float" office:value="835" calcext:value-type="float">
            <text:p>835</text:p>
          </table:table-cell>
          <table:table-cell office:value-type="float" office:value="808" calcext:value-type="float">
            <text:p>808</text:p>
          </table:table-cell>
          <table:table-cell office:value-type="float" office:value="0.00226237623762329" calcext:value-type="float">
            <text:p>0,002262376237623</text:p>
          </table:table-cell>
          <table:table-cell office:value-type="float" office:value="0.0300595196745787" calcext:value-type="float">
            <text:p>0,030059519674579</text:p>
          </table:table-cell>
          <table:table-cell office:value-type="float" office:value="0.119051127154855" calcext:value-type="float">
            <text:p>0,119051127154855</text:p>
          </table:table-cell>
          <table:table-cell office:value-type="float" office:value="0.967664670658683" calcext:value-type="float">
            <text:p>0,967664670658683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1</text:p>
          </table:table-cell>
          <table:table-cell office:value-type="string" calcext:value-type="string">
            <text:p>WTDelin</text:p>
          </table:table-cell>
          <table:table-cell office:value-type="float" office:value="5748" calcext:value-type="float">
            <text:p>5748</text:p>
          </table:table-cell>
          <table:table-cell office:value-type="float" office:value="756" calcext:value-type="float">
            <text:p>756</text:p>
          </table:table-cell>
          <table:table-cell office:value-type="float" office:value="753" calcext:value-type="float">
            <text:p>753</text:p>
          </table:table-cell>
          <table:table-cell office:value-type="float" office:value="-0.0158193891102233" calcext:value-type="float">
            <text:p>-0,015819389110223</text:p>
          </table:table-cell>
          <table:table-cell office:value-type="float" office:value="0.0392634618715595" calcext:value-type="float">
            <text:p>0,03926346187156</text:p>
          </table:table-cell>
          <table:table-cell office:value-type="float" office:value="0.131002087682672" calcext:value-type="float">
            <text:p>0,131002087682672</text:p>
          </table:table-cell>
          <table:table-cell office:value-type="float" office:value="0.996031746031746" calcext:value-type="float">
            <text:p>0,99603174603174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2</text:p>
          </table:table-cell>
          <table:table-cell office:value-type="string" calcext:value-type="string">
            <text:p>WTDelin</text:p>
          </table:table-cell>
          <table:table-cell office:value-type="float" office:value="5918" calcext:value-type="float">
            <text:p>5918</text:p>
          </table:table-cell>
          <table:table-cell office:value-type="float" office:value="731" calcext:value-type="float">
            <text:p>731</text:p>
          </table:table-cell>
          <table:table-cell office:value-type="float" office:value="729" calcext:value-type="float">
            <text:p>729</text:p>
          </table:table-cell>
          <table:table-cell office:value-type="float" office:value="-0.0152812071330606" calcext:value-type="float">
            <text:p>-0,015281207133061</text:p>
          </table:table-cell>
          <table:table-cell office:value-type="float" office:value="0.0782114834847522" calcext:value-type="float">
            <text:p>0,078211483484752</text:p>
          </table:table-cell>
          <table:table-cell office:value-type="float" office:value="0.123183507941872" calcext:value-type="float">
            <text:p>0,123183507941872</text:p>
          </table:table-cell>
          <table:table-cell office:value-type="float" office:value="0.997264021887825" calcext:value-type="float">
            <text:p>0,99726402188782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3</text:p>
          </table:table-cell>
          <table:table-cell office:value-type="string" calcext:value-type="string">
            <text:p>WTDelin</text:p>
          </table:table-cell>
          <table:table-cell office:value-type="float" office:value="5018" calcext:value-type="float">
            <text:p>5018</text:p>
          </table:table-cell>
          <table:table-cell office:value-type="float" office:value="530" calcext:value-type="float">
            <text:p>530</text:p>
          </table:table-cell>
          <table:table-cell office:value-type="float" office:value="490" calcext:value-type="float">
            <text:p>490</text:p>
          </table:table-cell>
          <table:table-cell office:value-type="float" office:value="-0.0276897959183714" calcext:value-type="float">
            <text:p>-0,027689795918371</text:p>
          </table:table-cell>
          <table:table-cell office:value-type="float" office:value="0.0547901534610454" calcext:value-type="float">
            <text:p>0,054790153461045</text:p>
          </table:table-cell>
          <table:table-cell office:value-type="float" office:value="0.0976484655241132" calcext:value-type="float">
            <text:p>0,097648465524113</text:p>
          </table:table-cell>
          <table:table-cell office:value-type="float" office:value="0.924528301886792" calcext:value-type="float">
            <text:p>0,924528301886792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83</text:p>
          </table:table-cell>
          <table:table-cell office:value-type="string" calcext:value-type="string">
            <text:p>WTDelin</text:p>
          </table:table-cell>
          <table:table-cell office:value-type="float" office:value="5925" calcext:value-type="float">
            <text:p>5925</text:p>
          </table:table-cell>
          <table:table-cell office:value-type="float" office:value="602" calcext:value-type="float">
            <text:p>602</text:p>
          </table:table-cell>
          <table:table-cell office:value-type="float" office:value="601" calcext:value-type="float">
            <text:p>601</text:p>
          </table:table-cell>
          <table:table-cell office:value-type="float" office:value="0.00386688851913303" calcext:value-type="float">
            <text:p>0,003866888519133</text:p>
          </table:table-cell>
          <table:table-cell office:value-type="float" office:value="0.0313780382273614" calcext:value-type="float">
            <text:p>0,031378038227362</text:p>
          </table:table-cell>
          <table:table-cell office:value-type="float" office:value="0.101434599156118" calcext:value-type="float">
            <text:p>0,101434599156118</text:p>
          </table:table-cell>
          <table:table-cell office:value-type="float" office:value="0.998338870431894" calcext:value-type="float">
            <text:p>0,99833887043189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91</text:p>
          </table:table-cell>
          <table:table-cell office:value-type="string" calcext:value-type="string">
            <text:p>WTDelin</text:p>
          </table:table-cell>
          <table:table-cell office:value-type="float" office:value="8065" calcext:value-type="float">
            <text:p>8065</text:p>
          </table:table-cell>
          <table:table-cell office:value-type="float" office:value="737" calcext:value-type="float">
            <text:p>737</text:p>
          </table:table-cell>
          <table:table-cell office:value-type="float" office:value="684" calcext:value-type="float">
            <text:p>684</text:p>
          </table:table-cell>
          <table:table-cell office:value-type="float" office:value="-0.0239122807017528" calcext:value-type="float">
            <text:p>-0,023912280701753</text:p>
          </table:table-cell>
          <table:table-cell office:value-type="float" office:value="0.0574084923629183" calcext:value-type="float">
            <text:p>0,057408492362918</text:p>
          </table:table-cell>
          <table:table-cell office:value-type="float" office:value="0.0848109113453193" calcext:value-type="float">
            <text:p>0,084810911345319</text:p>
          </table:table-cell>
          <table:table-cell office:value-type="float" office:value="0.9280868385346" calcext:value-type="float">
            <text:p>0,9280868385346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4</text:p>
          </table:table-cell>
          <table:table-cell office:value-type="string" calcext:value-type="string">
            <text:p>WTDelin</text:p>
          </table:table-cell>
          <table:table-cell office:value-type="float" office:value="5644" calcext:value-type="float">
            <text:p>5644</text:p>
          </table:table-cell>
          <table:table-cell office:value-type="float" office:value="727" calcext:value-type="float">
            <text:p>727</text:p>
          </table:table-cell>
          <table:table-cell office:value-type="float" office:value="724" calcext:value-type="float">
            <text:p>724</text:p>
          </table:table-cell>
          <table:table-cell office:value-type="float" office:value="0.00557458563535938" calcext:value-type="float">
            <text:p>0,005574585635359</text:p>
          </table:table-cell>
          <table:table-cell office:value-type="float" office:value="0.0666228455787136" calcext:value-type="float">
            <text:p>0,066622845578714</text:p>
          </table:table-cell>
          <table:table-cell office:value-type="float" office:value="0.128277817150957" calcext:value-type="float">
            <text:p>0,128277817150957</text:p>
          </table:table-cell>
          <table:table-cell office:value-type="float" office:value="0.995873452544704" calcext:value-type="float">
            <text:p>0,99587345254470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6</text:p>
          </table:table-cell>
          <table:table-cell office:value-type="string" calcext:value-type="string">
            <text:p>WTDelin</text:p>
          </table:table-cell>
          <table:table-cell office:value-type="float" office:value="5399" calcext:value-type="float">
            <text:p>5399</text:p>
          </table:table-cell>
          <table:table-cell office:value-type="float" office:value="346" calcext:value-type="float">
            <text:p>346</text:p>
          </table:table-cell>
          <table:table-cell office:value-type="float" office:value="340" calcext:value-type="float">
            <text:p>340</text:p>
          </table:table-cell>
          <table:table-cell office:value-type="float" office:value="0.0422705882352938" calcext:value-type="float">
            <text:p>0,042270588235294</text:p>
          </table:table-cell>
          <table:table-cell office:value-type="float" office:value="0.0515534875263013" calcext:value-type="float">
            <text:p>0,051553487526301</text:p>
          </table:table-cell>
          <table:table-cell office:value-type="float" office:value="0.0629746249305427" calcext:value-type="float">
            <text:p>0,062974624930543</text:p>
          </table:table-cell>
          <table:table-cell office:value-type="float" office:value="0.982658959537572" calcext:value-type="float">
            <text:p>0,98265895953757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7</text:p>
          </table:table-cell>
          <table:table-cell office:value-type="string" calcext:value-type="string">
            <text:p>WTDelin</text:p>
          </table:table-cell>
          <table:table-cell office:value-type="float" office:value="4382" calcext:value-type="float">
            <text:p>4382</text:p>
          </table:table-cell>
          <table:table-cell office:value-type="float" office:value="579" calcext:value-type="float">
            <text:p>579</text:p>
          </table:table-cell>
          <table:table-cell office:value-type="float" office:value="558" calcext:value-type="float">
            <text:p>558</text:p>
          </table:table-cell>
          <table:table-cell office:value-type="float" office:value="0.0127383512544832" calcext:value-type="float">
            <text:p>0,012738351254483</text:p>
          </table:table-cell>
          <table:table-cell office:value-type="float" office:value="0.0438760023582891" calcext:value-type="float">
            <text:p>0,043876002358289</text:p>
          </table:table-cell>
          <table:table-cell office:value-type="float" office:value="0.127339114559562" calcext:value-type="float">
            <text:p>0,127339114559562</text:p>
          </table:table-cell>
          <table:table-cell office:value-type="float" office:value="0.963730569948186" calcext:value-type="float">
            <text:p>0,96373056994818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0</text:p>
          </table:table-cell>
          <table:table-cell office:value-type="string" calcext:value-type="string">
            <text:p>WTDelin</text:p>
          </table:table-cell>
          <table:table-cell office:value-type="float" office:value="5268" calcext:value-type="float">
            <text:p>5268</text:p>
          </table:table-cell>
          <table:table-cell office:value-type="float" office:value="711" calcext:value-type="float">
            <text:p>711</text:p>
          </table:table-cell>
          <table:table-cell office:value-type="float" office:value="707" calcext:value-type="float">
            <text:p>707</text:p>
          </table:table-cell>
          <table:table-cell office:value-type="float" office:value="0.00530693069306661" calcext:value-type="float">
            <text:p>0,005306930693067</text:p>
          </table:table-cell>
          <table:table-cell office:value-type="float" office:value="0.0428214343748925" calcext:value-type="float">
            <text:p>0,042821434374893</text:p>
          </table:table-cell>
          <table:table-cell office:value-type="float" office:value="0.134206529992407" calcext:value-type="float">
            <text:p>0,134206529992407</text:p>
          </table:table-cell>
          <table:table-cell office:value-type="float" office:value="0.994374120956399" calcext:value-type="float">
            <text:p>0,994374120956399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1</text:p>
          </table:table-cell>
          <table:table-cell office:value-type="string" calcext:value-type="string">
            <text:p>WTDelin</text:p>
          </table:table-cell>
          <table:table-cell office:value-type="float" office:value="5666" calcext:value-type="float">
            <text:p>566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0.00943315508021353" calcext:value-type="float">
            <text:p>0,009433155080214</text:p>
          </table:table-cell>
          <table:table-cell office:value-type="float" office:value="0.0331517265856099" calcext:value-type="float">
            <text:p>0,03315172658561</text:p>
          </table:table-cell>
          <table:table-cell office:value-type="float" office:value="0.0660077656194846" calcext:value-type="float">
            <text:p>0,066007765619485</text:p>
          </table:table-cell>
          <table:table-cell office:value-type="float" office:value="0.997333333333333" calcext:value-type="float">
            <text:p>0,997333333333333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2</text:p>
          </table:table-cell>
          <table:table-cell office:value-type="string" calcext:value-type="string">
            <text:p>WTDelin</text:p>
          </table:table-cell>
          <table:table-cell office:value-type="float" office:value="3930" calcext:value-type="float">
            <text:p>3930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0.0138436213991742" calcext:value-type="float">
            <text:p>0,013843621399174</text:p>
          </table:table-cell>
          <table:table-cell office:value-type="float" office:value="0.0391248953830838" calcext:value-type="float">
            <text:p>0,039124895383084</text:p>
          </table:table-cell>
          <table:table-cell office:value-type="float" office:value="0.0618320610687023" calcext:value-type="float">
            <text:p>0,061832061068702</text:p>
          </table:table-cell>
          <table:table-cell office:value-type="float" office:value="0.991836734693877" calcext:value-type="float">
            <text:p>0,991836734693877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4</text:p>
          </table:table-cell>
          <table:table-cell office:value-type="string" calcext:value-type="string">
            <text:p>WTDelin</text:p>
          </table:table-cell>
          <table:table-cell office:value-type="float" office:value="4450" calcext:value-type="float">
            <text:p>4450</text:p>
          </table:table-cell>
          <table:table-cell office:value-type="float" office:value="554" calcext:value-type="float">
            <text:p>554</text:p>
          </table:table-cell>
          <table:table-cell office:value-type="float" office:value="530" calcext:value-type="float">
            <text:p>530</text:p>
          </table:table-cell>
          <table:table-cell office:value-type="float" office:value="0.00055849056603389" calcext:value-type="float">
            <text:p>0,000558490566034</text:p>
          </table:table-cell>
          <table:table-cell office:value-type="float" office:value="0.0347670057966041" calcext:value-type="float">
            <text:p>0,034767005796604</text:p>
          </table:table-cell>
          <table:table-cell office:value-type="float" office:value="0.119101123595506" calcext:value-type="float">
            <text:p>0,119101123595506</text:p>
          </table:table-cell>
          <table:table-cell office:value-type="float" office:value="0.956678700361011" calcext:value-type="float">
            <text:p>0,95667870036101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6</text:p>
          </table:table-cell>
          <table:table-cell office:value-type="string" calcext:value-type="string">
            <text:p>WTDelin</text:p>
          </table:table-cell>
          <table:table-cell office:value-type="float" office:value="4147" calcext:value-type="float">
            <text:p>4147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-0.0087017543859647" calcext:value-type="float">
            <text:p>-0,008701754385965</text:p>
          </table:table-cell>
          <table:table-cell office:value-type="float" office:value="0.0384041138660227" calcext:value-type="float">
            <text:p>0,038404113866023</text:p>
          </table:table-cell>
          <table:table-cell office:value-type="float" office:value="0.0137448758138413" calcext:value-type="float">
            <text:p>0,013744875813841</text:p>
          </table:table-cell>
          <table:table-cell office:value-type="float" office:value="0.876923076923077" calcext:value-type="float">
            <text:p>0,876923076923077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1</text:p>
          </table:table-cell>
          <table:table-cell office:value-type="string" calcext:value-type="string">
            <text:p>WTDelin</text:p>
          </table:table-cell>
          <table:table-cell office:value-type="float" office:value="8587" calcext:value-type="float">
            <text:p>8587</text:p>
          </table:table-cell>
          <table:table-cell office:value-type="float" office:value="1419" calcext:value-type="float">
            <text:p>1419</text:p>
          </table:table-cell>
          <table:table-cell office:value-type="float" office:value="1417" calcext:value-type="float">
            <text:p>1417</text:p>
          </table:table-cell>
          <table:table-cell office:value-type="float" office:value="-0.0196414961185602" calcext:value-type="float">
            <text:p>-0,01964149611856</text:p>
          </table:table-cell>
          <table:table-cell office:value-type="float" office:value="0.0597012196238801" calcext:value-type="float">
            <text:p>0,05970121962388</text:p>
          </table:table-cell>
          <table:table-cell office:value-type="float" office:value="0.165016885990451" calcext:value-type="float">
            <text:p>0,165016885990451</text:p>
          </table:table-cell>
          <table:table-cell office:value-type="float" office:value="0.998590556730091" calcext:value-type="float">
            <text:p>0,99859055673009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2</text:p>
          </table:table-cell>
          <table:table-cell office:value-type="string" calcext:value-type="string">
            <text:p>WTDelin</text:p>
          </table:table-cell>
          <table:table-cell office:value-type="float" office:value="8579" calcext:value-type="float">
            <text:p>8579</text:p>
          </table:table-cell>
          <table:table-cell office:value-type="float" office:value="1339" calcext:value-type="float">
            <text:p>1339</text:p>
          </table:table-cell>
          <table:table-cell office:value-type="float" office:value="1337" calcext:value-type="float">
            <text:p>1337</text:p>
          </table:table-cell>
          <table:table-cell office:value-type="float" office:value="-0.0278713537771128" calcext:value-type="float">
            <text:p>-0,027871353777113</text:p>
          </table:table-cell>
          <table:table-cell office:value-type="float" office:value="0.0548423583818816" calcext:value-type="float">
            <text:p>0,054842358381882</text:p>
          </table:table-cell>
          <table:table-cell office:value-type="float" office:value="0.155845669658468" calcext:value-type="float">
            <text:p>0,155845669658468</text:p>
          </table:table-cell>
          <table:table-cell office:value-type="float" office:value="0.998506348020911" calcext:value-type="float">
            <text:p>0,99850634802091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4</text:p>
          </table:table-cell>
          <table:table-cell office:value-type="string" calcext:value-type="string">
            <text:p>WTDelin</text:p>
          </table:table-cell>
          <table:table-cell office:value-type="float" office:value="6593" calcext:value-type="float">
            <text:p>6593</text:p>
          </table:table-cell>
          <table:table-cell office:value-type="float" office:value="1105" calcext:value-type="float">
            <text:p>1105</text:p>
          </table:table-cell>
          <table:table-cell office:value-type="float" office:value="1103" calcext:value-type="float">
            <text:p>1103</text:p>
          </table:table-cell>
          <table:table-cell office:value-type="float" office:value="-0.0173055303717148" calcext:value-type="float">
            <text:p>-0,017305530371715</text:p>
          </table:table-cell>
          <table:table-cell office:value-type="float" office:value="0.0709352624318046" calcext:value-type="float">
            <text:p>0,070935262431805</text:p>
          </table:table-cell>
          <table:table-cell office:value-type="float" office:value="0.167298650083422" calcext:value-type="float">
            <text:p>0,167298650083422</text:p>
          </table:table-cell>
          <table:table-cell office:value-type="float" office:value="0.998190045248869" calcext:value-type="float">
            <text:p>0,998190045248869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6</text:p>
          </table:table-cell>
          <table:table-cell office:value-type="string" calcext:value-type="string">
            <text:p>WTDelin</text:p>
          </table:table-cell>
          <table:table-cell office:value-type="float" office:value="6503" calcext:value-type="float">
            <text:p>6503</text:p>
          </table:table-cell>
          <table:table-cell office:value-type="float" office:value="916" calcext:value-type="float">
            <text:p>916</text:p>
          </table:table-cell>
          <table:table-cell office:value-type="float" office:value="914" calcext:value-type="float">
            <text:p>914</text:p>
          </table:table-cell>
          <table:table-cell office:value-type="float" office:value="-0.0587352297593006" calcext:value-type="float">
            <text:p>-0,058735229759301</text:p>
          </table:table-cell>
          <table:table-cell office:value-type="float" office:value="0.0228543558566211" calcext:value-type="float">
            <text:p>0,022854355856621</text:p>
          </table:table-cell>
          <table:table-cell office:value-type="float" office:value="0.140550515146855" calcext:value-type="float">
            <text:p>0,140550515146855</text:p>
          </table:table-cell>
          <table:table-cell office:value-type="float" office:value="0.997816593886463" calcext:value-type="float">
            <text:p>0,997816593886463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9</text:p>
          </table:table-cell>
          <table:table-cell office:value-type="string" calcext:value-type="string">
            <text:p>WTDelin</text:p>
          </table:table-cell>
          <table:table-cell office:value-type="float" office:value="4066" calcext:value-type="float">
            <text:p>4066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-0.0024347826086873" calcext:value-type="float">
            <text:p>-0,002434782608687</text:p>
          </table:table-cell>
          <table:table-cell office:value-type="float" office:value="0.0632610139945525" calcext:value-type="float">
            <text:p>0,063261013994553</text:p>
          </table:table-cell>
          <table:table-cell office:value-type="float" office:value="0.0169699950811609" calcext:value-type="float">
            <text:p>0,016969995081161</text:p>
          </table:table-cell>
          <table:table-cell office:value-type="float" office:value="0.71875" calcext:value-type="float">
            <text:p>0,7187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33</text:p>
          </table:table-cell>
          <table:table-cell office:value-type="string" calcext:value-type="string">
            <text:p>WTDelin</text:p>
          </table:table-cell>
          <table:table-cell office:value-type="float" office:value="5069" calcext:value-type="float">
            <text:p>506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00157142857142516" calcext:value-type="float">
            <text:p>0,001571428571425</text:p>
          </table:table-cell>
          <table:table-cell office:value-type="float" office:value="0.0819361374013041" calcext:value-type="float">
            <text:p>0,081936137401304</text:p>
          </table:table-cell>
          <table:table-cell office:value-type="float" office:value="0.00552377194712961" calcext:value-type="float">
            <text:p>0,005523771947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36</text:p>
          </table:table-cell>
          <table:table-cell office:value-type="string" calcext:value-type="string">
            <text:p>WTDelin</text:p>
          </table:table-cell>
          <table:table-cell office:value-type="float" office:value="4902" calcext:value-type="float">
            <text:p>4902</text:p>
          </table:table-cell>
          <table:table-cell office:value-type="float" office:value="714" calcext:value-type="float">
            <text:p>714</text:p>
          </table:table-cell>
          <table:table-cell office:value-type="float" office:value="708" calcext:value-type="float">
            <text:p>708</text:p>
          </table:table-cell>
          <table:table-cell office:value-type="float" office:value="0.0164802259887011" calcext:value-type="float">
            <text:p>0,016480225988701</text:p>
          </table:table-cell>
          <table:table-cell office:value-type="float" office:value="0.0227632349024885" calcext:value-type="float">
            <text:p>0,022763234902489</text:p>
          </table:table-cell>
          <table:table-cell office:value-type="float" office:value="0.144430844553244" calcext:value-type="float">
            <text:p>0,144430844553244</text:p>
          </table:table-cell>
          <table:table-cell office:value-type="float" office:value="0.991596638655462" calcext:value-type="float">
            <text:p>0,991596638655462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66</text:p>
          </table:table-cell>
          <table:table-cell office:value-type="string" calcext:value-type="string">
            <text:p>WTDelin</text:p>
          </table:table-cell>
          <table:table-cell office:value-type="float" office:value="5010" calcext:value-type="float">
            <text:p>5010</text:p>
          </table:table-cell>
          <table:table-cell office:value-type="float" office:value="721" calcext:value-type="float">
            <text:p>721</text:p>
          </table:table-cell>
          <table:table-cell office:value-type="float" office:value="717" calcext:value-type="float">
            <text:p>717</text:p>
          </table:table-cell>
          <table:table-cell office:value-type="float" office:value="-0.00411157601115671" calcext:value-type="float">
            <text:p>-0,004111576011157</text:p>
          </table:table-cell>
          <table:table-cell office:value-type="float" office:value="0.034499147482424" calcext:value-type="float">
            <text:p>0,034499147482424</text:p>
          </table:table-cell>
          <table:table-cell office:value-type="float" office:value="0.14311377245509" calcext:value-type="float">
            <text:p>0,14311377245509</text:p>
          </table:table-cell>
          <table:table-cell office:value-type="float" office:value="0.994452149791956" calcext:value-type="float">
            <text:p>0,99445214979195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70</text:p>
          </table:table-cell>
          <table:table-cell office:value-type="string" calcext:value-type="string">
            <text:p>WTDelin</text:p>
          </table:table-cell>
          <table:table-cell office:value-type="float" office:value="6164" calcext:value-type="float">
            <text:p>6164</text:p>
          </table:table-cell>
          <table:table-cell office:value-type="float" office:value="879" calcext:value-type="float">
            <text:p>879</text:p>
          </table:table-cell>
          <table:table-cell office:value-type="float" office:value="878" calcext:value-type="float">
            <text:p>878</text:p>
          </table:table-cell>
          <table:table-cell office:value-type="float" office:value="-0.0468974943052408" calcext:value-type="float">
            <text:p>-0,046897494305241</text:p>
          </table:table-cell>
          <table:table-cell office:value-type="float" office:value="0.0282962841658396" calcext:value-type="float">
            <text:p>0,02829628416584</text:p>
          </table:table-cell>
          <table:table-cell office:value-type="float" office:value="0.142439974042829" calcext:value-type="float">
            <text:p>0,142439974042829</text:p>
          </table:table-cell>
          <table:table-cell office:value-type="float" office:value="0.998862343572241" calcext:value-type="float">
            <text:p>0,99886234357224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03</text:p>
          </table:table-cell>
          <table:table-cell office:value-type="string" calcext:value-type="string">
            <text:p>WTDelin</text:p>
          </table:table-cell>
          <table:table-cell office:value-type="float" office:value="8735" calcext:value-type="float">
            <text:p>8735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-0.00654304635761733" calcext:value-type="float">
            <text:p>-0,006543046357617</text:p>
          </table:table-cell>
          <table:table-cell office:value-type="float" office:value="0.0719285641848014" calcext:value-type="float">
            <text:p>0,071928564184801</text:p>
          </table:table-cell>
          <table:table-cell office:value-type="float" office:value="0.0172867773325701" calcext:value-type="float">
            <text:p>0,01728677733257</text:p>
          </table:table-cell>
          <table:table-cell office:value-type="float" office:value="0.932098765432099" calcext:value-type="float">
            <text:p>0,93209876543209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10</text:p>
          </table:table-cell>
          <table:table-cell office:value-type="string" calcext:value-type="string">
            <text:p>WTDelin</text:p>
          </table:table-cell>
          <table:table-cell office:value-type="float" office:value="6455" calcext:value-type="float">
            <text:p>6455</text:p>
          </table:table-cell>
          <table:table-cell office:value-type="float" office:value="795" calcext:value-type="float">
            <text:p>795</text:p>
          </table:table-cell>
          <table:table-cell office:value-type="float" office:value="792" calcext:value-type="float">
            <text:p>792</text:p>
          </table:table-cell>
          <table:table-cell office:value-type="float" office:value="0.00119696969697016" calcext:value-type="float">
            <text:p>0,00119696969697</text:p>
          </table:table-cell>
          <table:table-cell office:value-type="float" office:value="0.0548669795538506" calcext:value-type="float">
            <text:p>0,054866979553851</text:p>
          </table:table-cell>
          <table:table-cell office:value-type="float" office:value="0.122695584817971" calcext:value-type="float">
            <text:p>0,122695584817971</text:p>
          </table:table-cell>
          <table:table-cell office:value-type="float" office:value="0.99622641509434" calcext:value-type="float">
            <text:p>0,9962264150943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11</text:p>
          </table:table-cell>
          <table:table-cell office:value-type="string" calcext:value-type="string">
            <text:p>WTDelin</text:p>
          </table:table-cell>
          <table:table-cell office:value-type="float" office:value="9446" calcext:value-type="float">
            <text:p>9446</text:p>
          </table:table-cell>
          <table:table-cell table:number-columns-repeated="2" office:value-type="float" office:value="1055" calcext:value-type="float">
            <text:p>1055</text:p>
          </table:table-cell>
          <table:table-cell office:value-type="float" office:value="-0.0452663507109001" calcext:value-type="float">
            <text:p>-0,0452663507109</text:p>
          </table:table-cell>
          <table:table-cell office:value-type="float" office:value="0.0297870507736449" calcext:value-type="float">
            <text:p>0,029787050773645</text:p>
          </table:table-cell>
          <table:table-cell office:value-type="float" office:value="0.111687486766885" calcext:value-type="float">
            <text:p>0,1116874867668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303</text:p>
          </table:table-cell>
          <table:table-cell office:value-type="string" calcext:value-type="string">
            <text:p>WTDelin</text:p>
          </table:table-cell>
          <table:table-cell office:value-type="float" office:value="6947" calcext:value-type="float">
            <text:p>6947</text:p>
          </table:table-cell>
          <table:table-cell office:value-type="float" office:value="609" calcext:value-type="float">
            <text:p>609</text:p>
          </table:table-cell>
          <table:table-cell office:value-type="float" office:value="608" calcext:value-type="float">
            <text:p>608</text:p>
          </table:table-cell>
          <table:table-cell office:value-type="float" office:value="-0.0294934210526317" calcext:value-type="float">
            <text:p>-0,029493421052632</text:p>
          </table:table-cell>
          <table:table-cell office:value-type="float" office:value="0.052926525126639" calcext:value-type="float">
            <text:p>0,052926525126639</text:p>
          </table:table-cell>
          <table:table-cell office:value-type="float" office:value="0.0875197927162804" calcext:value-type="float">
            <text:p>0,087519792716281</text:p>
          </table:table-cell>
          <table:table-cell office:value-type="float" office:value="0.998357963875205" calcext:value-type="float">
            <text:p>0,99835796387520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5</text:p>
          </table:table-cell>
          <table:table-cell office:value-type="string" calcext:value-type="string">
            <text:p>WTDelin</text:p>
          </table:table-cell>
          <table:table-cell office:value-type="float" office:value="7472" calcext:value-type="float">
            <text:p>7472</text:p>
          </table:table-cell>
          <table:table-cell office:value-type="float" office:value="1032" calcext:value-type="float">
            <text:p>1032</text:p>
          </table:table-cell>
          <table:table-cell office:value-type="float" office:value="1030" calcext:value-type="float">
            <text:p>1030</text:p>
          </table:table-cell>
          <table:table-cell office:value-type="float" office:value="-0.0236116504854363" calcext:value-type="float">
            <text:p>-0,023611650485436</text:p>
          </table:table-cell>
          <table:table-cell office:value-type="float" office:value="0.0468964223302058" calcext:value-type="float">
            <text:p>0,046896422330206</text:p>
          </table:table-cell>
          <table:table-cell office:value-type="float" office:value="0.137847965738758" calcext:value-type="float">
            <text:p>0,137847965738758</text:p>
          </table:table-cell>
          <table:table-cell office:value-type="float" office:value="0.998062015503876" calcext:value-type="float">
            <text:p>0,998062015503876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6</text:p>
          </table:table-cell>
          <table:table-cell office:value-type="string" calcext:value-type="string">
            <text:p>WTDelin</text:p>
          </table:table-cell>
          <table:table-cell office:value-type="float" office:value="5490" calcext:value-type="float">
            <text:p>5490</text:p>
          </table:table-cell>
          <table:table-cell office:value-type="float" office:value="896" calcext:value-type="float">
            <text:p>896</text:p>
          </table:table-cell>
          <table:table-cell office:value-type="float" office:value="893" calcext:value-type="float">
            <text:p>893</text:p>
          </table:table-cell>
          <table:table-cell office:value-type="float" office:value="0.00564389697648393" calcext:value-type="float">
            <text:p>0,005643896976484</text:p>
          </table:table-cell>
          <table:table-cell office:value-type="float" office:value="0.0244526820811426" calcext:value-type="float">
            <text:p>0,024452682081143</text:p>
          </table:table-cell>
          <table:table-cell office:value-type="float" office:value="0.162659380692168" calcext:value-type="float">
            <text:p>0,162659380692168</text:p>
          </table:table-cell>
          <table:table-cell office:value-type="float" office:value="0.996651785714286" calcext:value-type="float">
            <text:p>0,996651785714286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9</text:p>
          </table:table-cell>
          <table:table-cell office:value-type="string" calcext:value-type="string">
            <text:p>WTDelin</text:p>
          </table:table-cell>
          <table:table-cell office:value-type="float" office:value="10146" calcext:value-type="float">
            <text:p>10146</text:p>
          </table:table-cell>
          <table:table-cell office:value-type="float" office:value="1683" calcext:value-type="float">
            <text:p>1683</text:p>
          </table:table-cell>
          <table:table-cell office:value-type="float" office:value="1660" calcext:value-type="float">
            <text:p>1660</text:p>
          </table:table-cell>
          <table:table-cell office:value-type="float" office:value="0.0239060240963853" calcext:value-type="float">
            <text:p>0,023906024096385</text:p>
          </table:table-cell>
          <table:table-cell office:value-type="float" office:value="0.0473188705051047" calcext:value-type="float">
            <text:p>0,047318870505105</text:p>
          </table:table-cell>
          <table:table-cell office:value-type="float" office:value="0.16361127537946" calcext:value-type="float">
            <text:p>0,16361127537946</text:p>
          </table:table-cell>
          <table:table-cell office:value-type="float" office:value="0.986333927510398" calcext:value-type="float">
            <text:p>0,986333927510398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11</text:p>
          </table:table-cell>
          <table:table-cell office:value-type="string" calcext:value-type="string">
            <text:p>WTDelin</text:p>
          </table:table-cell>
          <table:table-cell office:value-type="float" office:value="7271" calcext:value-type="float">
            <text:p>7271</text:p>
          </table:table-cell>
          <table:table-cell office:value-type="float" office:value="1006" calcext:value-type="float">
            <text:p>1006</text:p>
          </table:table-cell>
          <table:table-cell office:value-type="float" office:value="1005" calcext:value-type="float">
            <text:p>1005</text:p>
          </table:table-cell>
          <table:table-cell office:value-type="float" office:value="-0.0191283582089544" calcext:value-type="float">
            <text:p>-0,019128358208954</text:p>
          </table:table-cell>
          <table:table-cell office:value-type="float" office:value="0.050157051277233" calcext:value-type="float">
            <text:p>0,050157051277233</text:p>
          </table:table-cell>
          <table:table-cell office:value-type="float" office:value="0.13822032732774" calcext:value-type="float">
            <text:p>0,13822032732774</text:p>
          </table:table-cell>
          <table:table-cell office:value-type="float" office:value="0.999005964214712" calcext:value-type="float">
            <text:p>0,999005964214712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509</text:p>
          </table:table-cell>
          <table:table-cell office:value-type="string" calcext:value-type="string">
            <text:p>WTDelin</text:p>
          </table:table-cell>
          <table:table-cell office:value-type="float" office:value="5319" calcext:value-type="float">
            <text:p>5319</text:p>
          </table:table-cell>
          <table:table-cell office:value-type="float" office:value="944" calcext:value-type="float">
            <text:p>944</text:p>
          </table:table-cell>
          <table:table-cell office:value-type="float" office:value="940" calcext:value-type="float">
            <text:p>940</text:p>
          </table:table-cell>
          <table:table-cell office:value-type="float" office:value="-0.0653914893617009" calcext:value-type="float">
            <text:p>-0,065391489361701</text:p>
          </table:table-cell>
          <table:table-cell office:value-type="float" office:value="0.0141019061603844" calcext:value-type="float">
            <text:p>0,014101906160384</text:p>
          </table:table-cell>
          <table:table-cell office:value-type="float" office:value="0.176724948298552" calcext:value-type="float">
            <text:p>0,176724948298552</text:p>
          </table:table-cell>
          <table:table-cell office:value-type="float" office:value="0.995762711864407" calcext:value-type="float">
            <text:p>0,99576271186440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3</text:p>
          </table:table-cell>
          <table:table-cell office:value-type="string" calcext:value-type="string">
            <text:p>WTDelin</text:p>
          </table:table-cell>
          <table:table-cell office:value-type="float" office:value="6354" calcext:value-type="float">
            <text:p>6354</text:p>
          </table:table-cell>
          <table:table-cell office:value-type="float" office:value="775" calcext:value-type="float">
            <text:p>775</text:p>
          </table:table-cell>
          <table:table-cell office:value-type="float" office:value="773" calcext:value-type="float">
            <text:p>773</text:p>
          </table:table-cell>
          <table:table-cell office:value-type="float" office:value="-0.0313738680465724" calcext:value-type="float">
            <text:p>-0,031373868046573</text:p>
          </table:table-cell>
          <table:table-cell office:value-type="float" office:value="0.0317356674749931" calcext:value-type="float">
            <text:p>0,031735667474993</text:p>
          </table:table-cell>
          <table:table-cell office:value-type="float" office:value="0.121655649984262" calcext:value-type="float">
            <text:p>0,121655649984262</text:p>
          </table:table-cell>
          <table:table-cell office:value-type="float" office:value="0.99741935483871" calcext:value-type="float">
            <text:p>0,99741935483871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4</text:p>
          </table:table-cell>
          <table:table-cell office:value-type="string" calcext:value-type="string">
            <text:p>WTDelin</text:p>
          </table:table-cell>
          <table:table-cell office:value-type="float" office:value="6352" calcext:value-type="float">
            <text:p>6352</text:p>
          </table:table-cell>
          <table:table-cell office:value-type="float" office:value="884" calcext:value-type="float">
            <text:p>884</text:p>
          </table:table-cell>
          <table:table-cell office:value-type="float" office:value="882" calcext:value-type="float">
            <text:p>882</text:p>
          </table:table-cell>
          <table:table-cell office:value-type="float" office:value="-0.0363401360544226" calcext:value-type="float">
            <text:p>-0,036340136054423</text:p>
          </table:table-cell>
          <table:table-cell office:value-type="float" office:value="0.0261912112274273" calcext:value-type="float">
            <text:p>0,026191211227427</text:p>
          </table:table-cell>
          <table:table-cell office:value-type="float" office:value="0.138853904282116" calcext:value-type="float">
            <text:p>0,138853904282116</text:p>
          </table:table-cell>
          <table:table-cell office:value-type="float" office:value="0.997737556561086" calcext:value-type="float">
            <text:p>0,997737556561086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6</text:p>
          </table:table-cell>
          <table:table-cell office:value-type="string" calcext:value-type="string">
            <text:p>WTDelin</text:p>
          </table:table-cell>
          <table:table-cell office:value-type="float" office:value="8861" calcext:value-type="float">
            <text:p>8861</text:p>
          </table:table-cell>
          <table:table-cell office:value-type="float" office:value="1407" calcext:value-type="float">
            <text:p>1407</text:p>
          </table:table-cell>
          <table:table-cell office:value-type="float" office:value="1405" calcext:value-type="float">
            <text:p>1405</text:p>
          </table:table-cell>
          <table:table-cell office:value-type="float" office:value="-0.028037010676156" calcext:value-type="float">
            <text:p>-0,028037010676156</text:p>
          </table:table-cell>
          <table:table-cell office:value-type="float" office:value="0.0519349036525382" calcext:value-type="float">
            <text:p>0,051934903652538</text:p>
          </table:table-cell>
          <table:table-cell office:value-type="float" office:value="0.158559981943347" calcext:value-type="float">
            <text:p>0,158559981943347</text:p>
          </table:table-cell>
          <table:table-cell office:value-type="float" office:value="0.998578535891969" calcext:value-type="float">
            <text:p>0,99857853589196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7</text:p>
          </table:table-cell>
          <table:table-cell office:value-type="string" calcext:value-type="string">
            <text:p>WTDelin</text:p>
          </table:table-cell>
          <table:table-cell office:value-type="float" office:value="8860" calcext:value-type="float">
            <text:p>8860</text:p>
          </table:table-cell>
          <table:table-cell office:value-type="float" office:value="1122" calcext:value-type="float">
            <text:p>1122</text:p>
          </table:table-cell>
          <table:table-cell office:value-type="float" office:value="1119" calcext:value-type="float">
            <text:p>1119</text:p>
          </table:table-cell>
          <table:table-cell office:value-type="float" office:value="0.0134655942806073" calcext:value-type="float">
            <text:p>0,013465594280607</text:p>
          </table:table-cell>
          <table:table-cell office:value-type="float" office:value="0.0555204510732896" calcext:value-type="float">
            <text:p>0,05552045107329</text:p>
          </table:table-cell>
          <table:table-cell office:value-type="float" office:value="0.126297968397291" calcext:value-type="float">
            <text:p>0,126297968397291</text:p>
          </table:table-cell>
          <table:table-cell office:value-type="float" office:value="0.997326203208556" calcext:value-type="float">
            <text:p>0,997326203208556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9</text:p>
          </table:table-cell>
          <table:table-cell office:value-type="string" calcext:value-type="string">
            <text:p>WTDelin</text:p>
          </table:table-cell>
          <table:table-cell office:value-type="float" office:value="7134" calcext:value-type="float">
            <text:p>7134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office:value-type="float" office:value="0.0281856540084415" calcext:value-type="float">
            <text:p>0,028185654008442</text:p>
          </table:table-cell>
          <table:table-cell office:value-type="float" office:value="0.0327120044820016" calcext:value-type="float">
            <text:p>0,032712004482002</text:p>
          </table:table-cell>
          <table:table-cell office:value-type="float" office:value="0.0332211942809083" calcext:value-type="float">
            <text:p>0,033221194280908</text:p>
          </table:table-cell>
          <table:table-cell office:value-type="float" office:value="0.983402489626556" calcext:value-type="float">
            <text:p>0,983402489626556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12</text:p>
          </table:table-cell>
          <table:table-cell office:value-type="string" calcext:value-type="string">
            <text:p>WTDelin</text:p>
          </table:table-cell>
          <table:table-cell office:value-type="float" office:value="4546" calcext:value-type="float">
            <text:p>4546</text:p>
          </table:table-cell>
          <table:table-cell office:value-type="float" office:value="592" calcext:value-type="float">
            <text:p>592</text:p>
          </table:table-cell>
          <table:table-cell office:value-type="float" office:value="575" calcext:value-type="float">
            <text:p>575</text:p>
          </table:table-cell>
          <table:table-cell office:value-type="float" office:value="-0.0693704347826097" calcext:value-type="float">
            <text:p>-0,06937043478261</text:p>
          </table:table-cell>
          <table:table-cell office:value-type="float" office:value="0.0580224858570201" calcext:value-type="float">
            <text:p>0,05802248585702</text:p>
          </table:table-cell>
          <table:table-cell office:value-type="float" office:value="0.126484821821381" calcext:value-type="float">
            <text:p>0,126484821821381</text:p>
          </table:table-cell>
          <table:table-cell office:value-type="float" office:value="0.971283783783784" calcext:value-type="float">
            <text:p>0,971283783783784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704</text:p>
          </table:table-cell>
          <table:table-cell office:value-type="string" calcext:value-type="string">
            <text:p>WTDelin</text:p>
          </table:table-cell>
          <table:table-cell office:value-type="float" office:value="8257" calcext:value-type="float">
            <text:p>825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-0.00207166123778326" calcext:value-type="float">
            <text:p>-0,002071661237783</text:p>
          </table:table-cell>
          <table:table-cell office:value-type="float" office:value="0.0347264049885555" calcext:value-type="float">
            <text:p>0,034726404988556</text:p>
          </table:table-cell>
          <table:table-cell office:value-type="float" office:value="0.0371805740583747" calcext:value-type="float">
            <text:p>0,0371805740583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4"/>
          <table:table-cell office:value-type="string" calcext:value-type="string">
            <text:p>WT DEL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0</text:p>
          </table:table-cell>
          <table:table-cell office:value-type="string" calcext:value-type="string">
            <text:p>WTDelin</text:p>
          </table:table-cell>
          <table:table-cell office:value-type="float" office:value="8080" calcext:value-type="float">
            <text:p>8080</text:p>
          </table:table-cell>
          <table:table-cell office:value-type="float" office:value="876" calcext:value-type="float">
            <text:p>876</text:p>
          </table:table-cell>
          <table:table-cell office:value-type="float" office:value="77" calcext:value-type="float">
            <text:p>77</text:p>
          </table:table-cell>
          <table:table-cell office:value-type="float" office:value="-0.0021298701298681" calcext:value-type="float">
            <text:p>-0,002129870129868</text:p>
          </table:table-cell>
          <table:table-cell office:value-type="float" office:value="0.0253276455134679" calcext:value-type="float">
            <text:p>0,025327645513468</text:p>
          </table:table-cell>
          <table:table-cell office:value-type="float" office:value="0.00952970297029703" calcext:value-type="float">
            <text:p>0,009529702970297</text:p>
          </table:table-cell>
          <table:table-cell office:value-type="float" office:value="0.0878995433789954" calcext:value-type="float">
            <text:p>0,087899543378996</text:p>
          </table:table-cell>
          <table:table-cell table:number-columns-repeated="4"/>
          <table:table-cell office:value-type="string" calcext:value-type="string">
            <text:p>QTDB T WAV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2</text:p>
          </table:table-cell>
          <table:table-cell office:value-type="string" calcext:value-type="string">
            <text:p>WTDelin</text:p>
          </table:table-cell>
          <table:table-cell office:value-type="float" office:value="5398" calcext:value-type="float">
            <text:p>5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U ANNO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3</text:p>
          </table:table-cell>
          <table:table-cell office:value-type="string" calcext:value-type="string">
            <text:p>WTDelin</text:p>
          </table:table-cell>
          <table:table-cell office:value-type="float" office:value="5599" calcext:value-type="float">
            <text:p>5599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.00729689807976413" calcext:value-type="float">
            <text:p>0,007296898079764</text:p>
          </table:table-cell>
          <table:table-cell office:value-type="float" office:value="0.00167054749424503" calcext:value-type="float">
            <text:p>0,001670547494245</text:p>
          </table:table-cell>
          <table:table-cell office:value-type="float" office:value="0.120914449008752" calcext:value-type="float">
            <text:p>0,12091444900875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04</text:p>
          </table:table-cell>
          <table:table-cell office:value-type="string" calcext:value-type="string">
            <text:p>WTDelin</text:p>
          </table:table-cell>
          <table:table-cell office:value-type="float" office:value="5557" calcext:value-type="float">
            <text:p>5557</text:p>
          </table:table-cell>
          <table:table-cell office:value-type="float" office:value="142" calcext:value-type="float">
            <text:p>142</text:p>
          </table:table-cell>
          <table:table-cell office:value-type="float" office:value="67" calcext:value-type="float">
            <text:p>67</text:p>
          </table:table-cell>
          <table:table-cell office:value-type="float" office:value="0.0120000000000035" calcext:value-type="float">
            <text:p>0,012000000000004</text:p>
          </table:table-cell>
          <table:table-cell office:value-type="float" office:value="0.041574963763558" calcext:value-type="float">
            <text:p>0,041574963763558</text:p>
          </table:table-cell>
          <table:table-cell office:value-type="float" office:value="0.0120568652150441" calcext:value-type="float">
            <text:p>0,012056865215044</text:p>
          </table:table-cell>
          <table:table-cell office:value-type="float" office:value="0.471830985915493" calcext:value-type="float">
            <text:p>0,4718309859154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4</text:p>
          </table:table-cell>
          <table:table-cell office:value-type="string" calcext:value-type="string">
            <text:p>WTDelin</text:p>
          </table:table-cell>
          <table:table-cell office:value-type="float" office:value="4865" calcext:value-type="float">
            <text:p>4865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0.0013599999999999" calcext:value-type="float">
            <text:p>0,00136</text:p>
          </table:table-cell>
          <table:table-cell office:value-type="float" office:value="0.0337167179106546" calcext:value-type="float">
            <text:p>0,033716717910655</text:p>
          </table:table-cell>
          <table:table-cell office:value-type="float" office:value="0.0308324768756423" calcext:value-type="float">
            <text:p>0,030832476875642</text:p>
          </table:table-cell>
          <table:table-cell office:value-type="float" office:value="0.93167701863354" calcext:value-type="float">
            <text:p>0,9316770186335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6</text:p>
          </table:table-cell>
          <table:table-cell office:value-type="string" calcext:value-type="string">
            <text:p>WTDelin</text:p>
          </table:table-cell>
          <table:table-cell office:value-type="float" office:value="7355" calcext:value-type="float">
            <text:p>7355</text:p>
          </table:table-cell>
          <table:table-cell office:value-type="float" office:value="858" calcext:value-type="float">
            <text:p>858</text:p>
          </table:table-cell>
          <table:table-cell office:value-type="float" office:value="849" calcext:value-type="float">
            <text:p>849</text:p>
          </table:table-cell>
          <table:table-cell office:value-type="float" office:value="-0.00268551236749053" calcext:value-type="float">
            <text:p>-0,002685512367491</text:p>
          </table:table-cell>
          <table:table-cell office:value-type="float" office:value="0.018458530600943" calcext:value-type="float">
            <text:p>0,018458530600943</text:p>
          </table:table-cell>
          <table:table-cell office:value-type="float" office:value="0.115431679129844" calcext:value-type="float">
            <text:p>0,115431679129844</text:p>
          </table:table-cell>
          <table:table-cell office:value-type="float" office:value="0.98951048951049" calcext:value-type="float">
            <text:p>0,9895104895104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17</text:p>
          </table:table-cell>
          <table:table-cell office:value-type="string" calcext:value-type="string">
            <text:p>WTDelin</text:p>
          </table:table-cell>
          <table:table-cell office:value-type="float" office:value="4593" calcext:value-type="float">
            <text:p>4593</text:p>
          </table:table-cell>
          <table:table-cell office:value-type="float" office:value="607" calcext:value-type="float">
            <text:p>607</text:p>
          </table:table-cell>
          <table:table-cell office:value-type="float" office:value="529" calcext:value-type="float">
            <text:p>529</text:p>
          </table:table-cell>
          <table:table-cell office:value-type="float" office:value="0.000120982986767947" calcext:value-type="float">
            <text:p>0,000120982986768</text:p>
          </table:table-cell>
          <table:table-cell office:value-type="float" office:value="0.021868495828675" calcext:value-type="float">
            <text:p>0,021868495828675</text:p>
          </table:table-cell>
          <table:table-cell office:value-type="float" office:value="0.115175266710211" calcext:value-type="float">
            <text:p>0,115175266710211</text:p>
          </table:table-cell>
          <table:table-cell office:value-type="float" office:value="0.871499176276771" calcext:value-type="float">
            <text:p>0,87149917627677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23</text:p>
          </table:table-cell>
          <table:table-cell office:value-type="string" calcext:value-type="string">
            <text:p>WTDelin</text:p>
          </table:table-cell>
          <table:table-cell office:value-type="float" office:value="4847" calcext:value-type="float">
            <text:p>4847</text:p>
          </table:table-cell>
          <table:table-cell office:value-type="float" office:value="595" calcext:value-type="float">
            <text:p>595</text:p>
          </table:table-cell>
          <table:table-cell office:value-type="float" office:value="586" calcext:value-type="float">
            <text:p>586</text:p>
          </table:table-cell>
          <table:table-cell office:value-type="float" office:value="0.00562457337884036" calcext:value-type="float">
            <text:p>0,00562457337884</text:p>
          </table:table-cell>
          <table:table-cell office:value-type="float" office:value="0.0105692423665874" calcext:value-type="float">
            <text:p>0,010569242366587</text:p>
          </table:table-cell>
          <table:table-cell office:value-type="float" office:value="0.120899525479678" calcext:value-type="float">
            <text:p>0,120899525479678</text:p>
          </table:table-cell>
          <table:table-cell office:value-type="float" office:value="0.984873949579832" calcext:value-type="float">
            <text:p>0,98487394957983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046</text:p>
          </table:table-cell>
          <table:table-cell office:value-type="string" calcext:value-type="string">
            <text:p>WTDelin</text:p>
          </table:table-cell>
          <table:table-cell office:value-type="float" office:value="7251" calcext:value-type="float">
            <text:p>7251</text:p>
          </table:table-cell>
          <table:table-cell office:value-type="float" office:value="760" calcext:value-type="float">
            <text:p>760</text:p>
          </table:table-cell>
          <table:table-cell office:value-type="float" office:value="750" calcext:value-type="float">
            <text:p>750</text:p>
          </table:table-cell>
          <table:table-cell office:value-type="float" office:value="0.00687466666666719" calcext:value-type="float">
            <text:p>0,006874666666667</text:p>
          </table:table-cell>
          <table:table-cell office:value-type="float" office:value="0.00453875440573441" calcext:value-type="float">
            <text:p>0,004538754405734</text:p>
          </table:table-cell>
          <table:table-cell office:value-type="float" office:value="0.103434009102193" calcext:value-type="float">
            <text:p>0,103434009102193</text:p>
          </table:table-cell>
          <table:table-cell office:value-type="float" office:value="0.986842105263158" calcext:value-type="float">
            <text:p>0,98684210526315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157</text:p>
          </table:table-cell>
          <table:table-cell office:value-type="string" calcext:value-type="string">
            <text:p>WTDelin</text:p>
          </table:table-cell>
          <table:table-cell office:value-type="float" office:value="6608" calcext:value-type="float">
            <text:p>6608</text:p>
          </table:table-cell>
          <table:table-cell office:value-type="float" office:value="490" calcext:value-type="float">
            <text:p>490</text:p>
          </table:table-cell>
          <table:table-cell office:value-type="float" office:value="484" calcext:value-type="float">
            <text:p>484</text:p>
          </table:table-cell>
          <table:table-cell office:value-type="float" office:value="0.00705785123966989" calcext:value-type="float">
            <text:p>0,00705785123967</text:p>
          </table:table-cell>
          <table:table-cell office:value-type="float" office:value="0.00184658505749466" calcext:value-type="float">
            <text:p>0,001846585057495</text:p>
          </table:table-cell>
          <table:table-cell office:value-type="float" office:value="0.0732445520581114" calcext:value-type="float">
            <text:p>0,073244552058111</text:p>
          </table:table-cell>
          <table:table-cell office:value-type="float" office:value="0.987755102040816" calcext:value-type="float">
            <text:p>0,98775510204081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4172</text:p>
          </table:table-cell>
          <table:table-cell office:value-type="string" calcext:value-type="string">
            <text:p>WTDelin</text:p>
          </table:table-cell>
          <table:table-cell office:value-type="float" office:value="4658" calcext:value-type="float">
            <text:p>4658</text:p>
          </table:table-cell>
          <table:table-cell office:value-type="float" office:value="547" calcext:value-type="float">
            <text:p>547</text:p>
          </table:table-cell>
          <table:table-cell office:value-type="float" office:value="66" calcext:value-type="float">
            <text:p>66</text:p>
          </table:table-cell>
          <table:table-cell office:value-type="float" office:value="-0.00133333333333905" calcext:value-type="float">
            <text:p>-0,001333333333339</text:p>
          </table:table-cell>
          <table:table-cell office:value-type="float" office:value="0.0409956883665417" calcext:value-type="float">
            <text:p>0,040995688366542</text:p>
          </table:table-cell>
          <table:table-cell office:value-type="float" office:value="0.0141691713181623" calcext:value-type="float">
            <text:p>0,014169171318162</text:p>
          </table:table-cell>
          <table:table-cell office:value-type="float" office:value="0.120658135283364" calcext:value-type="float">
            <text:p>0,12065813528336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5814</text:p>
          </table:table-cell>
          <table:table-cell office:value-type="string" calcext:value-type="string">
            <text:p>WTDelin</text:p>
          </table:table-cell>
          <table:table-cell office:value-type="float" office:value="6109" calcext:value-type="float">
            <text:p>61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65</text:p>
          </table:table-cell>
          <table:table-cell office:value-type="string" calcext:value-type="string">
            <text:p>WTDelin</text:p>
          </table:table-cell>
          <table:table-cell office:value-type="float" office:value="5794" calcext:value-type="float">
            <text:p>5794</text:p>
          </table:table-cell>
          <table:table-cell office:value-type="float" office:value="726" calcext:value-type="float">
            <text:p>726</text:p>
          </table:table-cell>
          <table:table-cell office:value-type="float" office:value="339" calcext:value-type="float">
            <text:p>339</text:p>
          </table:table-cell>
          <table:table-cell office:value-type="float" office:value="0.00423598820059031" calcext:value-type="float">
            <text:p>0,00423598820059</text:p>
          </table:table-cell>
          <table:table-cell office:value-type="float" office:value="0.00826356414993168" calcext:value-type="float">
            <text:p>0,008263564149932</text:p>
          </table:table-cell>
          <table:table-cell office:value-type="float" office:value="0.0585088022091819" calcext:value-type="float">
            <text:p>0,058508802209182</text:p>
          </table:table-cell>
          <table:table-cell office:value-type="float" office:value="0.466942148760331" calcext:value-type="float">
            <text:p>0,46694214876033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72</text:p>
          </table:table-cell>
          <table:table-cell office:value-type="string" calcext:value-type="string">
            <text:p>WTDelin</text:p>
          </table:table-cell>
          <table:table-cell office:value-type="float" office:value="4576" calcext:value-type="float">
            <text:p>4576</text:p>
          </table:table-cell>
          <table:table-cell office:value-type="float" office:value="516" calcext:value-type="float">
            <text:p>516</text:p>
          </table:table-cell>
          <table:table-cell office:value-type="float" office:value="490" calcext:value-type="float">
            <text:p>490</text:p>
          </table:table-cell>
          <table:table-cell office:value-type="float" office:value="0.00441632653061344" calcext:value-type="float">
            <text:p>0,004416326530613</text:p>
          </table:table-cell>
          <table:table-cell office:value-type="float" office:value="0.00606277860925406" calcext:value-type="float">
            <text:p>0,006062778609254</text:p>
          </table:table-cell>
          <table:table-cell office:value-type="float" office:value="0.10708041958042" calcext:value-type="float">
            <text:p>0,10708041958042</text:p>
          </table:table-cell>
          <table:table-cell office:value-type="float" office:value="0.949612403100775" calcext:value-type="float">
            <text:p>0,94961240310077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273</text:p>
          </table:table-cell>
          <table:table-cell office:value-type="string" calcext:value-type="string">
            <text:p>WTDelin</text:p>
          </table:table-cell>
          <table:table-cell office:value-type="float" office:value="6893" calcext:value-type="float">
            <text:p>6893</text:p>
          </table:table-cell>
          <table:table-cell office:value-type="float" office:value="536" calcext:value-type="float">
            <text:p>536</text:p>
          </table:table-cell>
          <table:table-cell office:value-type="float" office:value="524" calcext:value-type="float">
            <text:p>524</text:p>
          </table:table-cell>
          <table:table-cell office:value-type="float" office:value="0.00722900763359093" calcext:value-type="float">
            <text:p>0,007229007633591</text:p>
          </table:table-cell>
          <table:table-cell office:value-type="float" office:value="0.00540718335546623" calcext:value-type="float">
            <text:p>0,005407183355466</text:p>
          </table:table-cell>
          <table:table-cell office:value-type="float" office:value="0.076019149862179" calcext:value-type="float">
            <text:p>0,076019149862179</text:p>
          </table:table-cell>
          <table:table-cell office:value-type="float" office:value="0.977611940298508" calcext:value-type="float">
            <text:p>0,97761194029850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420</text:p>
          </table:table-cell>
          <table:table-cell office:value-type="string" calcext:value-type="string">
            <text:p>WTDelin</text:p>
          </table:table-cell>
          <table:table-cell office:value-type="float" office:value="6600" calcext:value-type="float">
            <text:p>6600</text:p>
          </table:table-cell>
          <table:table-cell office:value-type="float" office:value="730" calcext:value-type="float">
            <text:p>730</text:p>
          </table:table-cell>
          <table:table-cell office:value-type="float" office:value="658" calcext:value-type="float">
            <text:p>658</text:p>
          </table:table-cell>
          <table:table-cell office:value-type="float" office:value="-0.00038297872340431" calcext:value-type="float">
            <text:p>-0,000382978723404</text:p>
          </table:table-cell>
          <table:table-cell office:value-type="float" office:value="0.019561744245739" calcext:value-type="float">
            <text:p>0,019561744245739</text:p>
          </table:table-cell>
          <table:table-cell office:value-type="float" office:value="0.0996969696969697" calcext:value-type="float">
            <text:p>0,09969696969697</text:p>
          </table:table-cell>
          <table:table-cell office:value-type="float" office:value="0.901369863013699" calcext:value-type="float">
            <text:p>0,90136986301369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483</text:p>
          </table:table-cell>
          <table:table-cell office:value-type="string" calcext:value-type="string">
            <text:p>WTDelin</text:p>
          </table:table-cell>
          <table:table-cell office:value-type="float" office:value="6510" calcext:value-type="float">
            <text:p>6510</text:p>
          </table:table-cell>
          <table:table-cell office:value-type="float" office:value="617" calcext:value-type="float">
            <text:p>617</text:p>
          </table:table-cell>
          <table:table-cell office:value-type="float" office:value="616" calcext:value-type="float">
            <text:p>616</text:p>
          </table:table-cell>
          <table:table-cell office:value-type="float" office:value="-0.00164935064934907" calcext:value-type="float">
            <text:p>-0,001649350649349</text:p>
          </table:table-cell>
          <table:table-cell office:value-type="float" office:value="0.00234252740502031" calcext:value-type="float">
            <text:p>0,00234252740502</text:p>
          </table:table-cell>
          <table:table-cell office:value-type="float" office:value="0.0946236559139785" calcext:value-type="float">
            <text:p>0,094623655913979</text:p>
          </table:table-cell>
          <table:table-cell office:value-type="float" office:value="0.99837925445705" calcext:value-type="float">
            <text:p>0,9983792544570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539</text:p>
          </table:table-cell>
          <table:table-cell office:value-type="string" calcext:value-type="string">
            <text:p>WTDelin</text:p>
          </table:table-cell>
          <table:table-cell office:value-type="float" office:value="5865" calcext:value-type="float">
            <text:p>5865</text:p>
          </table:table-cell>
          <table:table-cell office:value-type="float" office:value="564" calcext:value-type="float">
            <text:p>564</text:p>
          </table:table-cell>
          <table:table-cell office:value-type="float" office:value="562" calcext:value-type="float">
            <text:p>562</text:p>
          </table:table-cell>
          <table:table-cell office:value-type="float" office:value="0.0077651245551601" calcext:value-type="float">
            <text:p>0,00776512455516</text:p>
          </table:table-cell>
          <table:table-cell office:value-type="float" office:value="0.00794475995544444" calcext:value-type="float">
            <text:p>0,007944759955444</text:p>
          </table:table-cell>
          <table:table-cell office:value-type="float" office:value="0.0958226768968457" calcext:value-type="float">
            <text:p>0,095822676896846</text:p>
          </table:table-cell>
          <table:table-cell office:value-type="float" office:value="0.99645390070922" calcext:value-type="float">
            <text:p>0,9964539007092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73</text:p>
          </table:table-cell>
          <table:table-cell office:value-type="string" calcext:value-type="string">
            <text:p>WTDelin</text:p>
          </table:table-cell>
          <table:table-cell office:value-type="float" office:value="6087" calcext:value-type="float">
            <text:p>6087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0.00610869565217382" calcext:value-type="float">
            <text:p>0,006108695652174</text:p>
          </table:table-cell>
          <table:table-cell office:value-type="float" office:value="0.00411287265631641" calcext:value-type="float">
            <text:p>0,004112872656316</text:p>
          </table:table-cell>
          <table:table-cell office:value-type="float" office:value="0.090685066535239" calcext:value-type="float">
            <text:p>0,09068506653523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86</text:p>
          </table:table-cell>
          <table:table-cell office:value-type="string" calcext:value-type="string">
            <text:p>WTDelin</text:p>
          </table:table-cell>
          <table:table-cell office:value-type="float" office:value="5925" calcext:value-type="float">
            <text:p>5925</text:p>
          </table:table-cell>
          <table:table-cell office:value-type="float" office:value="353" calcext:value-type="float">
            <text:p>353</text:p>
          </table:table-cell>
          <table:table-cell office:value-type="float" office:value="350" calcext:value-type="float">
            <text:p>350</text:p>
          </table:table-cell>
          <table:table-cell office:value-type="float" office:value="0.00567999999999847" calcext:value-type="float">
            <text:p>0,005679999999998</text:p>
          </table:table-cell>
          <table:table-cell office:value-type="float" office:value="0.00266413212885753" calcext:value-type="float">
            <text:p>0,002664132128858</text:p>
          </table:table-cell>
          <table:table-cell office:value-type="float" office:value="0.0590717299578059" calcext:value-type="float">
            <text:p>0,059071729957806</text:p>
          </table:table-cell>
          <table:table-cell office:value-type="float" office:value="0.991501416430595" calcext:value-type="float">
            <text:p>0,99150141643059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6795</text:p>
          </table:table-cell>
          <table:table-cell office:value-type="string" calcext:value-type="string">
            <text:p>WTDelin</text:p>
          </table:table-cell>
          <table:table-cell office:value-type="float" office:value="4557" calcext:value-type="float">
            <text:p>4557</text:p>
          </table:table-cell>
          <table:table-cell office:value-type="float" office:value="536" calcext:value-type="float">
            <text:p>536</text:p>
          </table:table-cell>
          <table:table-cell office:value-type="float" office:value="533" calcext:value-type="float">
            <text:p>533</text:p>
          </table:table-cell>
          <table:table-cell office:value-type="float" office:value="0.0026416510318956" calcext:value-type="float">
            <text:p>0,002641651031896</text:p>
          </table:table-cell>
          <table:table-cell office:value-type="float" office:value="0.0023472291545014" calcext:value-type="float">
            <text:p>0,002347229154501</text:p>
          </table:table-cell>
          <table:table-cell office:value-type="float" office:value="0.116962914197937" calcext:value-type="float">
            <text:p>0,116962914197937</text:p>
          </table:table-cell>
          <table:table-cell office:value-type="float" office:value="0.994402985074627" calcext:value-type="float">
            <text:p>0,99440298507462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7152</text:p>
          </table:table-cell>
          <table:table-cell office:value-type="string" calcext:value-type="string">
            <text:p>WTDelin</text:p>
          </table:table-cell>
          <table:table-cell office:value-type="float" office:value="9654" calcext:value-type="float">
            <text:p>9654</text:p>
          </table:table-cell>
          <table:table-cell office:value-type="float" office:value="893" calcext:value-type="float">
            <text:p>893</text:p>
          </table:table-cell>
          <table:table-cell office:value-type="float" office:value="882" calcext:value-type="float">
            <text:p>882</text:p>
          </table:table-cell>
          <table:table-cell office:value-type="float" office:value="0.0110113378684813" calcext:value-type="float">
            <text:p>0,011011337868481</text:p>
          </table:table-cell>
          <table:table-cell office:value-type="float" office:value="0.0530731951533751" calcext:value-type="float">
            <text:p>0,053073195153375</text:p>
          </table:table-cell>
          <table:table-cell office:value-type="float" office:value="0.09136109384711" calcext:value-type="float">
            <text:p>0,09136109384711</text:p>
          </table:table-cell>
          <table:table-cell office:value-type="float" office:value="0.987681970884658" calcext:value-type="float">
            <text:p>0,98768197088465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17453</text:p>
          </table:table-cell>
          <table:table-cell office:value-type="string" calcext:value-type="string">
            <text:p>WTDelin</text:p>
          </table:table-cell>
          <table:table-cell office:value-type="float" office:value="6391" calcext:value-type="float">
            <text:p>6391</text:p>
          </table:table-cell>
          <table:table-cell office:value-type="float" office:value="617" calcext:value-type="float">
            <text:p>617</text:p>
          </table:table-cell>
          <table:table-cell office:value-type="float" office:value="613" calcext:value-type="float">
            <text:p>613</text:p>
          </table:table-cell>
          <table:table-cell office:value-type="float" office:value="0.00292985318107933" calcext:value-type="float">
            <text:p>0,002929853181079</text:p>
          </table:table-cell>
          <table:table-cell office:value-type="float" office:value="0.011211883674978" calcext:value-type="float">
            <text:p>0,011211883674978</text:p>
          </table:table-cell>
          <table:table-cell office:value-type="float" office:value="0.0959161320607104" calcext:value-type="float">
            <text:p>0,09591613206071</text:p>
          </table:table-cell>
          <table:table-cell office:value-type="float" office:value="0.993517017828201" calcext:value-type="float">
            <text:p>0,99351701782820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13</text:p>
          </table:table-cell>
          <table:table-cell office:value-type="string" calcext:value-type="string">
            <text:p>WTDelin</text:p>
          </table:table-cell>
          <table:table-cell office:value-type="float" office:value="9850" calcext:value-type="float">
            <text:p>9850</text:p>
          </table:table-cell>
          <table:table-cell office:value-type="float" office:value="906" calcext:value-type="float">
            <text:p>906</text:p>
          </table:table-cell>
          <table:table-cell office:value-type="float" office:value="902" calcext:value-type="float">
            <text:p>902</text:p>
          </table:table-cell>
          <table:table-cell office:value-type="float" office:value="0.0169667405764962" calcext:value-type="float">
            <text:p>0,016966740576496</text:p>
          </table:table-cell>
          <table:table-cell office:value-type="float" office:value="0.0263785549661725" calcext:value-type="float">
            <text:p>0,026378554966173</text:p>
          </table:table-cell>
          <table:table-cell office:value-type="float" office:value="0.0915736040609137" calcext:value-type="float">
            <text:p>0,091573604060914</text:p>
          </table:table-cell>
          <table:table-cell office:value-type="float" office:value="0.995584988962472" calcext:value-type="float">
            <text:p>0,99558498896247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21</text:p>
          </table:table-cell>
          <table:table-cell office:value-type="string" calcext:value-type="string">
            <text:p>WTDelin</text:p>
          </table:table-cell>
          <table:table-cell office:value-type="float" office:value="6743" calcext:value-type="float">
            <text:p>6743</text:p>
          </table:table-cell>
          <table:table-cell office:value-type="float" office:value="701" calcext:value-type="float">
            <text:p>701</text:p>
          </table:table-cell>
          <table:table-cell office:value-type="float" office:value="581" calcext:value-type="float">
            <text:p>581</text:p>
          </table:table-cell>
          <table:table-cell office:value-type="float" office:value="0.00522547332185968" calcext:value-type="float">
            <text:p>0,00522547332186</text:p>
          </table:table-cell>
          <table:table-cell office:value-type="float" office:value="0.0297891460727429" calcext:value-type="float">
            <text:p>0,029789146072743</text:p>
          </table:table-cell>
          <table:table-cell office:value-type="float" office:value="0.0861634287409165" calcext:value-type="float">
            <text:p>0,086163428740917</text:p>
          </table:table-cell>
          <table:table-cell office:value-type="float" office:value="0.828815977175464" calcext:value-type="float">
            <text:p>0,82881597717546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23</text:p>
          </table:table-cell>
          <table:table-cell office:value-type="string" calcext:value-type="string">
            <text:p>WTDelin</text:p>
          </table:table-cell>
          <table:table-cell office:value-type="float" office:value="8406" calcext:value-type="float">
            <text:p>8406</text:p>
          </table:table-cell>
          <table:table-cell office:value-type="float" office:value="830" calcext:value-type="float">
            <text:p>830</text:p>
          </table:table-cell>
          <table:table-cell office:value-type="float" office:value="238" calcext:value-type="float">
            <text:p>238</text:p>
          </table:table-cell>
          <table:table-cell office:value-type="float" office:value="0.0128235294117686" calcext:value-type="float">
            <text:p>0,012823529411769</text:p>
          </table:table-cell>
          <table:table-cell office:value-type="float" office:value="0.0556199056107486" calcext:value-type="float">
            <text:p>0,055619905610749</text:p>
          </table:table-cell>
          <table:table-cell office:value-type="float" office:value="0.0283131096835594" calcext:value-type="float">
            <text:p>0,028313109683559</text:p>
          </table:table-cell>
          <table:table-cell office:value-type="float" office:value="0.286746987951807" calcext:value-type="float">
            <text:p>0,28674698795180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0</text:p>
          </table:table-cell>
          <table:table-cell office:value-type="string" calcext:value-type="string">
            <text:p>WTDelin</text:p>
          </table:table-cell>
          <table:table-cell office:value-type="float" office:value="6625" calcext:value-type="float">
            <text:p>6625</text:p>
          </table:table-cell>
          <table:table-cell office:value-type="float" office:value="836" calcext:value-type="float">
            <text:p>836</text:p>
          </table:table-cell>
          <table:table-cell office:value-type="float" office:value="747" calcext:value-type="float">
            <text:p>747</text:p>
          </table:table-cell>
          <table:table-cell office:value-type="float" office:value="0.00432663989290437" calcext:value-type="float">
            <text:p>0,004326639892904</text:p>
          </table:table-cell>
          <table:table-cell office:value-type="float" office:value="0.0162944911423421" calcext:value-type="float">
            <text:p>0,016294491142342</text:p>
          </table:table-cell>
          <table:table-cell office:value-type="float" office:value="0.112754716981132" calcext:value-type="float">
            <text:p>0,112754716981132</text:p>
          </table:table-cell>
          <table:table-cell office:value-type="float" office:value="0.893540669856459" calcext:value-type="float">
            <text:p>0,89354066985645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1</text:p>
          </table:table-cell>
          <table:table-cell office:value-type="string" calcext:value-type="string">
            <text:p>WTDelin</text:p>
          </table:table-cell>
          <table:table-cell office:value-type="float" office:value="4844" calcext:value-type="float">
            <text:p>4844</text:p>
          </table:table-cell>
          <table:table-cell office:value-type="float" office:value="613" calcext:value-type="float">
            <text:p>613</text:p>
          </table:table-cell>
          <table:table-cell office:value-type="float" office:value="456" calcext:value-type="float">
            <text:p>456</text:p>
          </table:table-cell>
          <table:table-cell office:value-type="float" office:value="0.0112631578947374" calcext:value-type="float">
            <text:p>0,011263157894737</text:p>
          </table:table-cell>
          <table:table-cell office:value-type="float" office:value="0.0233226990672616" calcext:value-type="float">
            <text:p>0,023322699067262</text:p>
          </table:table-cell>
          <table:table-cell office:value-type="float" office:value="0.0941370767960363" calcext:value-type="float">
            <text:p>0,094137076796036</text:p>
          </table:table-cell>
          <table:table-cell office:value-type="float" office:value="0.743882544861338" calcext:value-type="float">
            <text:p>0,74388254486133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2</text:p>
          </table:table-cell>
          <table:table-cell office:value-type="string" calcext:value-type="string">
            <text:p>WTDelin</text:p>
          </table:table-cell>
          <table:table-cell office:value-type="float" office:value="5888" calcext:value-type="float">
            <text:p>5888</text:p>
          </table:table-cell>
          <table:table-cell office:value-type="float" office:value="643" calcext:value-type="float">
            <text:p>643</text:p>
          </table:table-cell>
          <table:table-cell office:value-type="float" office:value="635" calcext:value-type="float">
            <text:p>635</text:p>
          </table:table-cell>
          <table:table-cell office:value-type="float" office:value="-0.0316535433070861" calcext:value-type="float">
            <text:p>-0,031653543307086</text:p>
          </table:table-cell>
          <table:table-cell office:value-type="float" office:value="0.0452181375972034" calcext:value-type="float">
            <text:p>0,045218137597203</text:p>
          </table:table-cell>
          <table:table-cell office:value-type="float" office:value="0.107846467391304" calcext:value-type="float">
            <text:p>0,107846467391304</text:p>
          </table:table-cell>
          <table:table-cell office:value-type="float" office:value="0.98755832037325" calcext:value-type="float">
            <text:p>0,9875583203732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233</text:p>
          </table:table-cell>
          <table:table-cell office:value-type="string" calcext:value-type="string">
            <text:p>WTDelin</text:p>
          </table:table-cell>
          <table:table-cell office:value-type="float" office:value="8502" calcext:value-type="float">
            <text:p>8502</text:p>
          </table:table-cell>
          <table:table-cell office:value-type="float" office:value="729" calcext:value-type="float">
            <text:p>729</text:p>
          </table:table-cell>
          <table:table-cell office:value-type="float" office:value="686" calcext:value-type="float">
            <text:p>686</text:p>
          </table:table-cell>
          <table:table-cell office:value-type="float" office:value="0.00253644314868872" calcext:value-type="float">
            <text:p>0,002536443148689</text:p>
          </table:table-cell>
          <table:table-cell office:value-type="float" office:value="0.0361890603471067" calcext:value-type="float">
            <text:p>0,036189060347107</text:p>
          </table:table-cell>
          <table:table-cell office:value-type="float" office:value="0.0806868972006587" calcext:value-type="float">
            <text:p>0,080686897200659</text:p>
          </table:table-cell>
          <table:table-cell office:value-type="float" office:value="0.941015089163237" calcext:value-type="float">
            <text:p>0,94101508916323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1</text:p>
          </table:table-cell>
          <table:table-cell office:value-type="string" calcext:value-type="string">
            <text:p>WTDelin</text:p>
          </table:table-cell>
          <table:table-cell office:value-type="float" office:value="8468" calcext:value-type="float">
            <text:p>8468</text:p>
          </table:table-cell>
          <table:table-cell office:value-type="float" office:value="1082" calcext:value-type="float">
            <text:p>1082</text:p>
          </table:table-cell>
          <table:table-cell office:value-type="float" office:value="999" calcext:value-type="float">
            <text:p>999</text:p>
          </table:table-cell>
          <table:table-cell office:value-type="float" office:value="0.0105825825825823" calcext:value-type="float">
            <text:p>0,010582582582582</text:p>
          </table:table-cell>
          <table:table-cell office:value-type="float" office:value="0.0274545932701354" calcext:value-type="float">
            <text:p>0,027454593270136</text:p>
          </table:table-cell>
          <table:table-cell office:value-type="float" office:value="0.117973547472839" calcext:value-type="float">
            <text:p>0,117973547472839</text:p>
          </table:table-cell>
          <table:table-cell office:value-type="float" office:value="0.923290203327172" calcext:value-type="float">
            <text:p>0,92329020332717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2</text:p>
          </table:table-cell>
          <table:table-cell office:value-type="string" calcext:value-type="string">
            <text:p>WTDelin</text:p>
          </table:table-cell>
          <table:table-cell office:value-type="float" office:value="9017" calcext:value-type="float">
            <text:p>9017</text:p>
          </table:table-cell>
          <table:table-cell office:value-type="float" office:value="1229" calcext:value-type="float">
            <text:p>1229</text:p>
          </table:table-cell>
          <table:table-cell office:value-type="float" office:value="1225" calcext:value-type="float">
            <text:p>1225</text:p>
          </table:table-cell>
          <table:table-cell office:value-type="float" office:value="-0.00151510204081744" calcext:value-type="float">
            <text:p>-0,001515102040817</text:p>
          </table:table-cell>
          <table:table-cell office:value-type="float" office:value="0.00897724882233929" calcext:value-type="float">
            <text:p>0,008977248822339</text:p>
          </table:table-cell>
          <table:table-cell office:value-type="float" office:value="0.135854497061107" calcext:value-type="float">
            <text:p>0,135854497061107</text:p>
          </table:table-cell>
          <table:table-cell office:value-type="float" office:value="0.996745321399512" calcext:value-type="float">
            <text:p>0,99674532139951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6</text:p>
          </table:table-cell>
          <table:table-cell office:value-type="string" calcext:value-type="string">
            <text:p>WTDelin</text:p>
          </table:table-cell>
          <table:table-cell office:value-type="float" office:value="6041" calcext:value-type="float">
            <text:p>6041</text:p>
          </table:table-cell>
          <table:table-cell office:value-type="float" office:value="873" calcext:value-type="float">
            <text:p>873</text:p>
          </table:table-cell>
          <table:table-cell office:value-type="float" office:value="871" calcext:value-type="float">
            <text:p>871</text:p>
          </table:table-cell>
          <table:table-cell office:value-type="float" office:value="-0.00150631458094016" calcext:value-type="float">
            <text:p>-0,00150631458094</text:p>
          </table:table-cell>
          <table:table-cell office:value-type="float" office:value="0.00252284971582522" calcext:value-type="float">
            <text:p>0,002522849715825</text:p>
          </table:table-cell>
          <table:table-cell office:value-type="float" office:value="0.144181426916074" calcext:value-type="float">
            <text:p>0,144181426916074</text:p>
          </table:table-cell>
          <table:table-cell office:value-type="float" office:value="0.997709049255441" calcext:value-type="float">
            <text:p>0,99770904925544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7</text:p>
          </table:table-cell>
          <table:table-cell office:value-type="string" calcext:value-type="string">
            <text:p>WTDelin</text:p>
          </table:table-cell>
          <table:table-cell office:value-type="float" office:value="5113" calcext:value-type="float">
            <text:p>5113</text:p>
          </table:table-cell>
          <table:table-cell office:value-type="float" office:value="531" calcext:value-type="float">
            <text:p>531</text:p>
          </table:table-cell>
          <table:table-cell office:value-type="float" office:value="529" calcext:value-type="float">
            <text:p>529</text:p>
          </table:table-cell>
          <table:table-cell table:style-name="ce1" office:value-type="float" office:value="-0.0000831758034042131" calcext:value-type="float">
            <text:p>-8,32E-05</text:p>
          </table:table-cell>
          <table:table-cell office:value-type="float" office:value="0.0084572024164007" calcext:value-type="float">
            <text:p>0,008457202416401</text:p>
          </table:table-cell>
          <table:table-cell office:value-type="float" office:value="0.103461764130647" calcext:value-type="float">
            <text:p>0,103461764130647</text:p>
          </table:table-cell>
          <table:table-cell office:value-type="float" office:value="0.99623352165725" calcext:value-type="float">
            <text:p>0,9962335216572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08</text:p>
          </table:table-cell>
          <table:table-cell office:value-type="string" calcext:value-type="string">
            <text:p>WTDelin</text:p>
          </table:table-cell>
          <table:table-cell office:value-type="float" office:value="7599" calcext:value-type="float">
            <text:p>7599</text:p>
          </table:table-cell>
          <table:table-cell office:value-type="float" office:value="769" calcext:value-type="float">
            <text:p>769</text:p>
          </table:table-cell>
          <table:table-cell office:value-type="float" office:value="765" calcext:value-type="float">
            <text:p>765</text:p>
          </table:table-cell>
          <table:table-cell office:value-type="float" office:value="-0.000951633986930227" calcext:value-type="float">
            <text:p>-0,00095163398693</text:p>
          </table:table-cell>
          <table:table-cell office:value-type="float" office:value="0.0123332384976493" calcext:value-type="float">
            <text:p>0,012333238497649</text:p>
          </table:table-cell>
          <table:table-cell office:value-type="float" office:value="0.100671140939597" calcext:value-type="float">
            <text:p>0,100671140939597</text:p>
          </table:table-cell>
          <table:table-cell office:value-type="float" office:value="0.99479843953186" calcext:value-type="float">
            <text:p>0,9947984395318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1</text:p>
          </table:table-cell>
          <table:table-cell office:value-type="string" calcext:value-type="string">
            <text:p>WTDelin</text:p>
          </table:table-cell>
          <table:table-cell office:value-type="float" office:value="6432" calcext:value-type="float">
            <text:p>6432</text:p>
          </table:table-cell>
          <table:table-cell office:value-type="float" office:value="797" calcext:value-type="float">
            <text:p>797</text:p>
          </table:table-cell>
          <table:table-cell office:value-type="float" office:value="480" calcext:value-type="float">
            <text:p>480</text:p>
          </table:table-cell>
          <table:table-cell office:value-type="float" office:value="-0.0312000000000008" calcext:value-type="float">
            <text:p>-0,031200000000001</text:p>
          </table:table-cell>
          <table:table-cell office:value-type="float" office:value="0.036904742242698" calcext:value-type="float">
            <text:p>0,036904742242698</text:p>
          </table:table-cell>
          <table:table-cell office:value-type="float" office:value="0.0746268656716418" calcext:value-type="float">
            <text:p>0,074626865671642</text:p>
          </table:table-cell>
          <table:table-cell office:value-type="float" office:value="0.602258469259724" calcext:value-type="float">
            <text:p>0,60225846925972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10</text:p>
          </table:table-cell>
          <table:table-cell office:value-type="string" calcext:value-type="string">
            <text:p>WTDelin</text:p>
          </table:table-cell>
          <table:table-cell office:value-type="float" office:value="10785" calcext:value-type="float">
            <text:p>10785</text:p>
          </table:table-cell>
          <table:table-cell office:value-type="float" office:value="1587" calcext:value-type="float">
            <text:p>1587</text:p>
          </table:table-cell>
          <table:table-cell office:value-type="float" office:value="1582" calcext:value-type="float">
            <text:p>1582</text:p>
          </table:table-cell>
          <table:table-cell office:value-type="float" office:value="0.00722629582806519" calcext:value-type="float">
            <text:p>0,007226295828065</text:p>
          </table:table-cell>
          <table:table-cell office:value-type="float" office:value="0.0272815190324246" calcext:value-type="float">
            <text:p>0,027281519032425</text:p>
          </table:table-cell>
          <table:table-cell office:value-type="float" office:value="0.146685210941122" calcext:value-type="float">
            <text:p>0,146685210941122</text:p>
          </table:table-cell>
          <table:table-cell office:value-type="float" office:value="0.996849401386263" calcext:value-type="float">
            <text:p>0,99684940138626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2</text:p>
          </table:table-cell>
          <table:table-cell office:value-type="string" calcext:value-type="string">
            <text:p>WTDelin</text:p>
          </table:table-cell>
          <table:table-cell office:value-type="float" office:value="6797" calcext:value-type="float">
            <text:p>6797</text:p>
          </table:table-cell>
          <table:table-cell office:value-type="float" office:value="795" calcext:value-type="float">
            <text:p>795</text:p>
          </table:table-cell>
          <table:table-cell office:value-type="float" office:value="788" calcext:value-type="float">
            <text:p>788</text:p>
          </table:table-cell>
          <table:table-cell office:value-type="float" office:value="0.00511675126903476" calcext:value-type="float">
            <text:p>0,005116751269035</text:p>
          </table:table-cell>
          <table:table-cell office:value-type="float" office:value="0.0145487653148604" calcext:value-type="float">
            <text:p>0,014548765314861</text:p>
          </table:table-cell>
          <table:table-cell office:value-type="float" office:value="0.115933500073562" calcext:value-type="float">
            <text:p>0,115933500073562</text:p>
          </table:table-cell>
          <table:table-cell office:value-type="float" office:value="0.991194968553459" calcext:value-type="float">
            <text:p>0,99119496855345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3</text:p>
          </table:table-cell>
          <table:table-cell office:value-type="string" calcext:value-type="string">
            <text:p>WTDelin</text:p>
          </table:table-cell>
          <table:table-cell office:value-type="float" office:value="3141" calcext:value-type="float">
            <text:p>3141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0.0080000000000382" calcext:value-type="float">
            <text:p>0,008000000000038</text:p>
          </table:table-cell>
          <table:table-cell office:value-type="float" office:value="0" calcext:value-type="float">
            <text:p>0</text:p>
          </table:table-cell>
          <table:table-cell office:value-type="float" office:value="0.000318369945877109" calcext:value-type="float">
            <text:p>0,000318369945877</text:p>
          </table:table-cell>
          <table:table-cell office:value-type="float" office:value="0.00223214285714286" calcext:value-type="float">
            <text:p>0,00223214285714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4</text:p>
          </table:table-cell>
          <table:table-cell office:value-type="string" calcext:value-type="string">
            <text:p>WTDelin</text:p>
          </table:table-cell>
          <table:table-cell office:value-type="float" office:value="4709" calcext:value-type="float">
            <text:p>4709</text:p>
          </table:table-cell>
          <table:table-cell office:value-type="float" office:value="711" calcext:value-type="float">
            <text:p>711</text:p>
          </table:table-cell>
          <table:table-cell office:value-type="float" office:value="707" calcext:value-type="float">
            <text:p>707</text:p>
          </table:table-cell>
          <table:table-cell office:value-type="float" office:value="0.00465063649222343" calcext:value-type="float">
            <text:p>0,004650636492223</text:p>
          </table:table-cell>
          <table:table-cell office:value-type="float" office:value="0.00457357071661041" calcext:value-type="float">
            <text:p>0,00457357071661</text:p>
          </table:table-cell>
          <table:table-cell office:value-type="float" office:value="0.150138033552771" calcext:value-type="float">
            <text:p>0,150138033552771</text:p>
          </table:table-cell>
          <table:table-cell office:value-type="float" office:value="0.994374120956399" calcext:value-type="float">
            <text:p>0,99437412095639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5</text:p>
          </table:table-cell>
          <table:table-cell office:value-type="string" calcext:value-type="string">
            <text:p>WTDelin</text:p>
          </table:table-cell>
          <table:table-cell office:value-type="float" office:value="4733" calcext:value-type="float">
            <text:p>473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290000000000059" calcext:value-type="float">
            <text:p>0,029000000000006</text:p>
          </table:table-cell>
          <table:table-cell office:value-type="float" office:value="0.0312889756943272" calcext:value-type="float">
            <text:p>0,031288975694327</text:p>
          </table:table-cell>
          <table:table-cell office:value-type="float" office:value="0.00169025987745616" calcext:value-type="float">
            <text:p>0,001690259877456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6</text:p>
          </table:table-cell>
          <table:table-cell office:value-type="string" calcext:value-type="string">
            <text:p>WTDelin</text:p>
          </table:table-cell>
          <table:table-cell office:value-type="float" office:value="4707" calcext:value-type="float">
            <text:p>4707</text:p>
          </table:table-cell>
          <table:table-cell office:value-type="float" office:value="643" calcext:value-type="float">
            <text:p>643</text:p>
          </table:table-cell>
          <table:table-cell office:value-type="float" office:value="558" calcext:value-type="float">
            <text:p>558</text:p>
          </table:table-cell>
          <table:table-cell office:value-type="float" office:value="0.00296774193548407" calcext:value-type="float">
            <text:p>0,002967741935484</text:p>
          </table:table-cell>
          <table:table-cell office:value-type="float" office:value="0.0374716480481708" calcext:value-type="float">
            <text:p>0,037471648048171</text:p>
          </table:table-cell>
          <table:table-cell office:value-type="float" office:value="0.118546845124283" calcext:value-type="float">
            <text:p>0,118546845124283</text:p>
          </table:table-cell>
          <table:table-cell office:value-type="float" office:value="0.867807153965785" calcext:value-type="float">
            <text:p>0,86780715396578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7</text:p>
          </table:table-cell>
          <table:table-cell office:value-type="string" calcext:value-type="string">
            <text:p>WTDelin</text:p>
          </table:table-cell>
          <table:table-cell office:value-type="float" office:value="4090" calcext:value-type="float">
            <text:p>409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0.0170909090909054" calcext:value-type="float">
            <text:p>0,017090909090906</text:p>
          </table:table-cell>
          <table:table-cell office:value-type="float" office:value="0.0557941908762649" calcext:value-type="float">
            <text:p>0,055794190876265</text:p>
          </table:table-cell>
          <table:table-cell office:value-type="float" office:value="0.0134474327628362" calcext:value-type="float">
            <text:p>0,013447432762836</text:p>
          </table:table-cell>
          <table:table-cell office:value-type="float" office:value="0.528846153846154" calcext:value-type="float">
            <text:p>0,528846153846154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8</text:p>
          </table:table-cell>
          <table:table-cell office:value-type="string" calcext:value-type="string">
            <text:p>WTDelin</text:p>
          </table:table-cell>
          <table:table-cell office:value-type="float" office:value="6916" calcext:value-type="float">
            <text:p>691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.00529729729729417" calcext:value-type="float">
            <text:p>0,005297297297294</text:p>
          </table:table-cell>
          <table:table-cell office:value-type="float" office:value="0.0153673308534688" calcext:value-type="float">
            <text:p>0,015367330853469</text:p>
          </table:table-cell>
          <table:table-cell office:value-type="float" office:value="0.00534991324465009" calcext:value-type="float">
            <text:p>0,005349913244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39</text:p>
          </table:table-cell>
          <table:table-cell office:value-type="string" calcext:value-type="string">
            <text:p>WTDelin</text:p>
          </table:table-cell>
          <table:table-cell office:value-type="float" office:value="8500" calcext:value-type="float">
            <text:p>8500</text:p>
          </table:table-cell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  <table:table-cell office:value-type="float" office:value="-0.00397500000000358" calcext:value-type="float">
            <text:p>-0,003975000000004</text:p>
          </table:table-cell>
          <table:table-cell office:value-type="float" office:value="0.0397756128174044" calcext:value-type="float">
            <text:p>0,039775612817404</text:p>
          </table:table-cell>
          <table:table-cell office:value-type="float" office:value="0.0188235294117647" calcext:value-type="float">
            <text:p>0,018823529411765</text:p>
          </table:table-cell>
          <table:table-cell office:value-type="float" office:value="0.893854748603352" calcext:value-type="float">
            <text:p>0,89385474860335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0</text:p>
          </table:table-cell>
          <table:table-cell office:value-type="string" calcext:value-type="string">
            <text:p>WTDelin</text:p>
          </table:table-cell>
          <table:table-cell office:value-type="float" office:value="6915" calcext:value-type="float">
            <text:p>6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00000000002" calcext:value-type="float">
            <text:p>0,02800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00144613159797542" calcext:value-type="float">
            <text:p>0,0001446131597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1</text:p>
          </table:table-cell>
          <table:table-cell office:value-type="string" calcext:value-type="string">
            <text:p>WTDelin</text:p>
          </table:table-cell>
          <table:table-cell office:value-type="float" office:value="7218" calcext:value-type="float">
            <text:p>7218</text:p>
          </table:table-cell>
          <table:table-cell office:value-type="float" office:value="513" calcext:value-type="float">
            <text:p>513</text:p>
          </table:table-cell>
          <table:table-cell office:value-type="float" office:value="426" calcext:value-type="float">
            <text:p>426</text:p>
          </table:table-cell>
          <table:table-cell office:value-type="float" office:value="-0.000150234741786978" calcext:value-type="float">
            <text:p>-0,000150234741787</text:p>
          </table:table-cell>
          <table:table-cell office:value-type="float" office:value="0.0657208205655826" calcext:value-type="float">
            <text:p>0,065720820565583</text:p>
          </table:table-cell>
          <table:table-cell office:value-type="float" office:value="0.0590191188694929" calcext:value-type="float">
            <text:p>0,059019118869493</text:p>
          </table:table-cell>
          <table:table-cell office:value-type="float" office:value="0.830409356725146" calcext:value-type="float">
            <text:p>0,8304093567251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2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3</text:p>
          </table:table-cell>
          <table:table-cell office:value-type="string" calcext:value-type="string">
            <text:p>WTDelin</text:p>
          </table:table-cell>
          <table:table-cell office:value-type="float" office:value="7428" calcext:value-type="float">
            <text:p>7428</text:p>
          </table:table-cell>
          <table:table-cell office:value-type="float" office:value="1310" calcext:value-type="float">
            <text:p>1310</text:p>
          </table:table-cell>
          <table:table-cell office:value-type="float" office:value="1270" calcext:value-type="float">
            <text:p>1270</text:p>
          </table:table-cell>
          <table:table-cell office:value-type="float" office:value="0.00222047244094485" calcext:value-type="float">
            <text:p>0,002220472440945</text:p>
          </table:table-cell>
          <table:table-cell office:value-type="float" office:value="0.0392823242464338" calcext:value-type="float">
            <text:p>0,039282324246434</text:p>
          </table:table-cell>
          <table:table-cell office:value-type="float" office:value="0.170974690360797" calcext:value-type="float">
            <text:p>0,170974690360797</text:p>
          </table:table-cell>
          <table:table-cell office:value-type="float" office:value="0.969465648854962" calcext:value-type="float">
            <text:p>0,969465648854962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4</text:p>
          </table:table-cell>
          <table:table-cell office:value-type="string" calcext:value-type="string">
            <text:p>WTDelin</text:p>
          </table:table-cell>
          <table:table-cell office:value-type="float" office:value="7790" calcext:value-type="float">
            <text:p>7790</text:p>
          </table:table-cell>
          <table:table-cell office:value-type="float" office:value="992" calcext:value-type="float">
            <text:p>992</text:p>
          </table:table-cell>
          <table:table-cell office:value-type="float" office:value="445" calcext:value-type="float">
            <text:p>445</text:p>
          </table:table-cell>
          <table:table-cell office:value-type="float" office:value="0.0236044943820233" calcext:value-type="float">
            <text:p>0,023604494382023</text:p>
          </table:table-cell>
          <table:table-cell office:value-type="float" office:value="0.05119187064613" calcext:value-type="float">
            <text:p>0,05119187064613</text:p>
          </table:table-cell>
          <table:table-cell office:value-type="float" office:value="0.0571245186136072" calcext:value-type="float">
            <text:p>0,057124518613607</text:p>
          </table:table-cell>
          <table:table-cell office:value-type="float" office:value="0.448588709677419" calcext:value-type="float">
            <text:p>0,44858870967741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5</text:p>
          </table:table-cell>
          <table:table-cell office:value-type="string" calcext:value-type="string">
            <text:p>WTDelin</text:p>
          </table:table-cell>
          <table:table-cell office:value-type="float" office:value="4737" calcext:value-type="float">
            <text:p>4737</text:p>
          </table:table-cell>
          <table:table-cell office:value-type="float" office:value="853" calcext:value-type="float">
            <text:p>853</text:p>
          </table:table-cell>
          <table:table-cell office:value-type="float" office:value="207" calcext:value-type="float">
            <text:p>207</text:p>
          </table:table-cell>
          <table:table-cell office:value-type="float" office:value="0.0127729468599044" calcext:value-type="float">
            <text:p>0,012772946859905</text:p>
          </table:table-cell>
          <table:table-cell office:value-type="float" office:value="0.0644262799509693" calcext:value-type="float">
            <text:p>0,064426279950969</text:p>
          </table:table-cell>
          <table:table-cell office:value-type="float" office:value="0.0436985433818873" calcext:value-type="float">
            <text:p>0,043698543381887</text:p>
          </table:table-cell>
          <table:table-cell office:value-type="float" office:value="0.242672919109027" calcext:value-type="float">
            <text:p>0,242672919109027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6</text:p>
          </table:table-cell>
          <table:table-cell office:value-type="string" calcext:value-type="string">
            <text:p>WTDelin</text:p>
          </table:table-cell>
          <table:table-cell office:value-type="float" office:value="4697" calcext:value-type="float">
            <text:p>4697</text:p>
          </table:table-cell>
          <table:table-cell office:value-type="float" office:value="386" calcext:value-type="float">
            <text:p>386</text:p>
          </table:table-cell>
          <table:table-cell office:value-type="float" office:value="359" calcext:value-type="float">
            <text:p>359</text:p>
          </table:table-cell>
          <table:table-cell office:value-type="float" office:value="0.00449025069637872" calcext:value-type="float">
            <text:p>0,004490250696379</text:p>
          </table:table-cell>
          <table:table-cell office:value-type="float" office:value="0.0314723965307896" calcext:value-type="float">
            <text:p>0,03147239653079</text:p>
          </table:table-cell>
          <table:table-cell office:value-type="float" office:value="0.0764317649563551" calcext:value-type="float">
            <text:p>0,076431764956355</text:p>
          </table:table-cell>
          <table:table-cell office:value-type="float" office:value="0.930051813471503" calcext:value-type="float">
            <text:p>0,93005181347150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7</text:p>
          </table:table-cell>
          <table:table-cell office:value-type="string" calcext:value-type="string">
            <text:p>WTDelin</text:p>
          </table:table-cell>
          <table:table-cell office:value-type="float" office:value="6623" calcext:value-type="float">
            <text:p>6623</text:p>
          </table:table-cell>
          <table:table-cell office:value-type="float" office:value="722" calcext:value-type="float">
            <text:p>722</text:p>
          </table:table-cell>
          <table:table-cell office:value-type="float" office:value="695" calcext:value-type="float">
            <text:p>695</text:p>
          </table:table-cell>
          <table:table-cell office:value-type="float" office:value="0.011384172661871" calcext:value-type="float">
            <text:p>0,011384172661871</text:p>
          </table:table-cell>
          <table:table-cell office:value-type="float" office:value="0.022595104387921" calcext:value-type="float">
            <text:p>0,022595104387921</text:p>
          </table:table-cell>
          <table:table-cell office:value-type="float" office:value="0.104937339574211" calcext:value-type="float">
            <text:p>0,104937339574211</text:p>
          </table:table-cell>
          <table:table-cell office:value-type="float" office:value="0.962603878116344" calcext:value-type="float">
            <text:p>0,962603878116344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8</text:p>
          </table:table-cell>
          <table:table-cell office:value-type="string" calcext:value-type="string">
            <text:p>WTDelin</text:p>
          </table:table-cell>
          <table:table-cell office:value-type="float" office:value="9374" calcext:value-type="float">
            <text:p>9374</text:p>
          </table:table-cell>
          <table:table-cell office:value-type="float" office:value="498" calcext:value-type="float">
            <text:p>498</text:p>
          </table:table-cell>
          <table:table-cell office:value-type="float" office:value="413" calcext:value-type="float">
            <text:p>413</text:p>
          </table:table-cell>
          <table:table-cell office:value-type="float" office:value="-0.0242905569007268" calcext:value-type="float">
            <text:p>-0,024290556900727</text:p>
          </table:table-cell>
          <table:table-cell office:value-type="float" office:value="0.0489525424471353" calcext:value-type="float">
            <text:p>0,048952542447135</text:p>
          </table:table-cell>
          <table:table-cell office:value-type="float" office:value="0.0440580328568381" calcext:value-type="float">
            <text:p>0,044058032856838</text:p>
          </table:table-cell>
          <table:table-cell office:value-type="float" office:value="0.829317269076305" calcext:value-type="float">
            <text:p>0,82931726907630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49</text:p>
          </table:table-cell>
          <table:table-cell office:value-type="string" calcext:value-type="string">
            <text:p>WTDelin</text:p>
          </table:table-cell>
          <table:table-cell office:value-type="float" office:value="5327" calcext:value-type="float">
            <text:p>5327</text:p>
          </table:table-cell>
          <table:table-cell office:value-type="float" office:value="287" calcext:value-type="float">
            <text:p>287</text:p>
          </table:table-cell>
          <table:table-cell office:value-type="float" office:value="117" calcext:value-type="float">
            <text:p>117</text:p>
          </table:table-cell>
          <table:table-cell office:value-type="float" office:value="0.0163418803418844" calcext:value-type="float">
            <text:p>0,016341880341884</text:p>
          </table:table-cell>
          <table:table-cell office:value-type="float" office:value="0.0289559531080585" calcext:value-type="float">
            <text:p>0,028955953108059</text:p>
          </table:table-cell>
          <table:table-cell office:value-type="float" office:value="0.0219635817533321" calcext:value-type="float">
            <text:p>0,021963581753332</text:p>
          </table:table-cell>
          <table:table-cell office:value-type="float" office:value="0.407665505226481" calcext:value-type="float">
            <text:p>0,40766550522648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0</text:p>
          </table:table-cell>
          <table:table-cell office:value-type="string" calcext:value-type="string">
            <text:p>WTDelin</text:p>
          </table:table-cell>
          <table:table-cell office:value-type="float" office:value="4343" calcext:value-type="float">
            <text:p>4343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0.00130526315789252" calcext:value-type="float">
            <text:p>0,001305263157893</text:p>
          </table:table-cell>
          <table:table-cell office:value-type="float" office:value="0.0189886801094598" calcext:value-type="float">
            <text:p>0,01898868010946</text:p>
          </table:table-cell>
          <table:table-cell office:value-type="float" office:value="0.0218742804513009" calcext:value-type="float">
            <text:p>0,021874280451301</text:p>
          </table:table-cell>
          <table:table-cell office:value-type="float" office:value="0.913461538461538" calcext:value-type="float">
            <text:p>0,91346153846153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1</text:p>
          </table:table-cell>
          <table:table-cell office:value-type="string" calcext:value-type="string">
            <text:p>WTDelin</text:p>
          </table:table-cell>
          <table:table-cell office:value-type="float" office:value="4014" calcext:value-type="float">
            <text:p>4014</text:p>
          </table:table-cell>
          <table:table-cell office:value-type="float" office:value="593" calcext:value-type="float">
            <text:p>593</text:p>
          </table:table-cell>
          <table:table-cell office:value-type="float" office:value="80" calcext:value-type="float">
            <text:p>80</text:p>
          </table:table-cell>
          <table:table-cell office:value-type="float" office:value="0.00535000000000085" calcext:value-type="float">
            <text:p>0,005350000000001</text:p>
          </table:table-cell>
          <table:table-cell office:value-type="float" office:value="0.00802355906067105" calcext:value-type="float">
            <text:p>0,008023559060671</text:p>
          </table:table-cell>
          <table:table-cell office:value-type="float" office:value="0.0199302441454908" calcext:value-type="float">
            <text:p>0,019930244145491</text:p>
          </table:table-cell>
          <table:table-cell office:value-type="float" office:value="0.134907251264756" calcext:value-type="float">
            <text:p>0,13490725126475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52</text:p>
          </table:table-cell>
          <table:table-cell office:value-type="string" calcext:value-type="string">
            <text:p>WTDelin</text:p>
          </table:table-cell>
          <table:table-cell office:value-type="float" office:value="8276" calcext:value-type="float">
            <text:p>8276</text:p>
          </table:table-cell>
          <table:table-cell office:value-type="float" office:value="1153" calcext:value-type="float">
            <text:p>1153</text:p>
          </table:table-cell>
          <table:table-cell office:value-type="float" office:value="1083" calcext:value-type="float">
            <text:p>1083</text:p>
          </table:table-cell>
          <table:table-cell office:value-type="float" office:value="-0.00117820867959116" calcext:value-type="float">
            <text:p>-0,001178208679591</text:p>
          </table:table-cell>
          <table:table-cell office:value-type="float" office:value="0.0431513966623364" calcext:value-type="float">
            <text:p>0,043151396662336</text:p>
          </table:table-cell>
          <table:table-cell office:value-type="float" office:value="0.130860318994683" calcext:value-type="float">
            <text:p>0,130860318994683</text:p>
          </table:table-cell>
          <table:table-cell office:value-type="float" office:value="0.939288811795316" calcext:value-type="float">
            <text:p>0,939288811795316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03</text:p>
          </table:table-cell>
          <table:table-cell office:value-type="string" calcext:value-type="string">
            <text:p>WTDelin</text:p>
          </table:table-cell>
          <table:table-cell office:value-type="float" office:value="6067" calcext:value-type="float">
            <text:p>6067</text:p>
          </table:table-cell>
          <table:table-cell office:value-type="float" office:value="769" calcext:value-type="float">
            <text:p>769</text:p>
          </table:table-cell>
          <table:table-cell office:value-type="float" office:value="767" calcext:value-type="float">
            <text:p>767</text:p>
          </table:table-cell>
          <table:table-cell office:value-type="float" office:value="0.00465189048239675" calcext:value-type="float">
            <text:p>0,004651890482397</text:p>
          </table:table-cell>
          <table:table-cell office:value-type="float" office:value="0.00787997104201066" calcext:value-type="float">
            <text:p>0,007879971042011</text:p>
          </table:table-cell>
          <table:table-cell office:value-type="float" office:value="0.126421625185429" calcext:value-type="float">
            <text:p>0,126421625185429</text:p>
          </table:table-cell>
          <table:table-cell office:value-type="float" office:value="0.99739921976593" calcext:value-type="float">
            <text:p>0,99739921976593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08</text:p>
          </table:table-cell>
          <table:table-cell office:value-type="string" calcext:value-type="string">
            <text:p>WTDelin</text:p>
          </table:table-cell>
          <table:table-cell office:value-type="float" office:value="5466" calcext:value-type="float">
            <text:p>5466</text:p>
          </table:table-cell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0.00695264623955603" calcext:value-type="float">
            <text:p>0,006952646239556</text:p>
          </table:table-cell>
          <table:table-cell office:value-type="float" office:value="0.00446534005420106" calcext:value-type="float">
            <text:p>0,004465340054201</text:p>
          </table:table-cell>
          <table:table-cell office:value-type="float" office:value="0.0656787413099158" calcext:value-type="float">
            <text:p>0,065678741309916</text:p>
          </table:table-cell>
          <table:table-cell office:value-type="float" office:value="0.997222222222222" calcext:value-type="float">
            <text:p>0,99722222222222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11</text:p>
          </table:table-cell>
          <table:table-cell office:value-type="string" calcext:value-type="string">
            <text:p>WTDelin</text:p>
          </table:table-cell>
          <table:table-cell office:value-type="float" office:value="4200" calcext:value-type="float">
            <text:p>4200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0.00665226781857518" calcext:value-type="float">
            <text:p>0,006652267818575</text:p>
          </table:table-cell>
          <table:table-cell office:value-type="float" office:value="0.00192685641253578" calcext:value-type="float">
            <text:p>0,001926856412536</text:p>
          </table:table-cell>
          <table:table-cell office:value-type="float" office:value="0.110238095238095" calcext:value-type="float">
            <text:p>0,110238095238095</text:p>
          </table:table-cell>
          <table:table-cell office:value-type="float" office:value="0.997844827586207" calcext:value-type="float">
            <text:p>0,997844827586207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20</text:p>
          </table:table-cell>
          <table:table-cell office:value-type="string" calcext:value-type="string">
            <text:p>WTDelin</text:p>
          </table:table-cell>
          <table:table-cell office:value-type="float" office:value="7587" calcext:value-type="float">
            <text:p>7587</text:p>
          </table:table-cell>
          <table:table-cell office:value-type="float" office:value="382" calcext:value-type="float">
            <text:p>382</text:p>
          </table:table-cell>
          <table:table-cell office:value-type="float" office:value="26" calcext:value-type="float">
            <text:p>26</text:p>
          </table:table-cell>
          <table:table-cell office:value-type="float" office:value="0.00815384615384129" calcext:value-type="float">
            <text:p>0,008153846153841</text:p>
          </table:table-cell>
          <table:table-cell office:value-type="float" office:value="0.0820767428445904" calcext:value-type="float">
            <text:p>0,082076742844591</text:p>
          </table:table-cell>
          <table:table-cell office:value-type="float" office:value="0.00342691445894293" calcext:value-type="float">
            <text:p>0,003426914458943</text:p>
          </table:table-cell>
          <table:table-cell office:value-type="float" office:value="0.0680628272251309" calcext:value-type="float">
            <text:p>0,06806282722513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21</text:p>
          </table:table-cell>
          <table:table-cell office:value-type="string" calcext:value-type="string">
            <text:p>WTDelin</text:p>
          </table:table-cell>
          <table:table-cell office:value-type="float" office:value="8612" calcext:value-type="float">
            <text:p>8612</text:p>
          </table:table-cell>
          <table:table-cell office:value-type="float" office:value="633" calcext:value-type="float">
            <text:p>633</text:p>
          </table:table-cell>
          <table:table-cell office:value-type="float" office:value="626" calcext:value-type="float">
            <text:p>626</text:p>
          </table:table-cell>
          <table:table-cell office:value-type="float" office:value="0.00185942492012732" calcext:value-type="float">
            <text:p>0,001859424920127</text:p>
          </table:table-cell>
          <table:table-cell office:value-type="float" office:value="0.0190440732058522" calcext:value-type="float">
            <text:p>0,019044073205852</text:p>
          </table:table-cell>
          <table:table-cell office:value-type="float" office:value="0.0726892707849512" calcext:value-type="float">
            <text:p>0,072689270784951</text:p>
          </table:table-cell>
          <table:table-cell office:value-type="float" office:value="0.988941548183254" calcext:value-type="float">
            <text:p>0,988941548183254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40</text:p>
          </table:table-cell>
          <table:table-cell office:value-type="string" calcext:value-type="string">
            <text:p>WTDelin</text:p>
          </table:table-cell>
          <table:table-cell office:value-type="float" office:value="6857" calcext:value-type="float">
            <text:p>6857</text:p>
          </table:table-cell>
          <table:table-cell office:value-type="float" office:value="906" calcext:value-type="float">
            <text:p>906</text:p>
          </table:table-cell>
          <table:table-cell office:value-type="float" office:value="898" calcext:value-type="float">
            <text:p>898</text:p>
          </table:table-cell>
          <table:table-cell office:value-type="float" office:value="0.00576837416480901" calcext:value-type="float">
            <text:p>0,005768374164809</text:p>
          </table:table-cell>
          <table:table-cell office:value-type="float" office:value="0.0166384259492698" calcext:value-type="float">
            <text:p>0,01663842594927</text:p>
          </table:table-cell>
          <table:table-cell office:value-type="float" office:value="0.130961061688785" calcext:value-type="float">
            <text:p>0,130961061688785</text:p>
          </table:table-cell>
          <table:table-cell office:value-type="float" office:value="0.991169977924945" calcext:value-type="float">
            <text:p>0,99116997792494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47</text:p>
          </table:table-cell>
          <table:table-cell office:value-type="string" calcext:value-type="string">
            <text:p>WTDelin</text:p>
          </table:table-cell>
          <table:table-cell office:value-type="float" office:value="5219" calcext:value-type="float">
            <text:p>5219</text:p>
          </table:table-cell>
          <table:table-cell office:value-type="float" office:value="658" calcext:value-type="float">
            <text:p>658</text:p>
          </table:table-cell>
          <table:table-cell office:value-type="float" office:value="651" calcext:value-type="float">
            <text:p>651</text:p>
          </table:table-cell>
          <table:table-cell office:value-type="float" office:value="0.0062365591397847" calcext:value-type="float">
            <text:p>0,006236559139785</text:p>
          </table:table-cell>
          <table:table-cell office:value-type="float" office:value="0.0154311099724143" calcext:value-type="float">
            <text:p>0,015431109972414</text:p>
          </table:table-cell>
          <table:table-cell office:value-type="float" office:value="0.124736539566967" calcext:value-type="float">
            <text:p>0,124736539566967</text:p>
          </table:table-cell>
          <table:table-cell office:value-type="float" office:value="0.98936170212766" calcext:value-type="float">
            <text:p>0,9893617021276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53</text:p>
          </table:table-cell>
          <table:table-cell office:value-type="string" calcext:value-type="string">
            <text:p>WTDelin</text:p>
          </table:table-cell>
          <table:table-cell office:value-type="float" office:value="6787" calcext:value-type="float">
            <text:p>6787</text:p>
          </table:table-cell>
          <table:table-cell office:value-type="float" office:value="835" calcext:value-type="float">
            <text:p>835</text:p>
          </table:table-cell>
          <table:table-cell office:value-type="float" office:value="823" calcext:value-type="float">
            <text:p>823</text:p>
          </table:table-cell>
          <table:table-cell office:value-type="float" office:value="0.0072466585662209" calcext:value-type="float">
            <text:p>0,007246658566221</text:p>
          </table:table-cell>
          <table:table-cell office:value-type="float" office:value="0.00880274785270211" calcext:value-type="float">
            <text:p>0,008802747852702</text:p>
          </table:table-cell>
          <table:table-cell office:value-type="float" office:value="0.121261234713423" calcext:value-type="float">
            <text:p>0,121261234713423</text:p>
          </table:table-cell>
          <table:table-cell office:value-type="float" office:value="0.98562874251497" calcext:value-type="float">
            <text:p>0,9856287425149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1</text:p>
          </table:table-cell>
          <table:table-cell office:value-type="string" calcext:value-type="string">
            <text:p>WTDelin</text:p>
          </table:table-cell>
          <table:table-cell office:value-type="float" office:value="5748" calcext:value-type="float">
            <text:p>5748</text:p>
          </table:table-cell>
          <table:table-cell office:value-type="float" office:value="756" calcext:value-type="float">
            <text:p>756</text:p>
          </table:table-cell>
          <table:table-cell office:value-type="float" office:value="751" calcext:value-type="float">
            <text:p>751</text:p>
          </table:table-cell>
          <table:table-cell office:value-type="float" office:value="0.00614114513981177" calcext:value-type="float">
            <text:p>0,006141145139812</text:p>
          </table:table-cell>
          <table:table-cell office:value-type="float" office:value="0.00750082450995558" calcext:value-type="float">
            <text:p>0,007500824509956</text:p>
          </table:table-cell>
          <table:table-cell office:value-type="float" office:value="0.130654140570633" calcext:value-type="float">
            <text:p>0,130654140570633</text:p>
          </table:table-cell>
          <table:table-cell office:value-type="float" office:value="0.993386243386243" calcext:value-type="float">
            <text:p>0,99338624338624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2</text:p>
          </table:table-cell>
          <table:table-cell office:value-type="string" calcext:value-type="string">
            <text:p>WTDelin</text:p>
          </table:table-cell>
          <table:table-cell office:value-type="float" office:value="5918" calcext:value-type="float">
            <text:p>5918</text:p>
          </table:table-cell>
          <table:table-cell office:value-type="float" office:value="731" calcext:value-type="float">
            <text:p>731</text:p>
          </table:table-cell>
          <table:table-cell office:value-type="float" office:value="729" calcext:value-type="float">
            <text:p>729</text:p>
          </table:table-cell>
          <table:table-cell office:value-type="float" office:value="0.00356104252400666" calcext:value-type="float">
            <text:p>0,003561042524007</text:p>
          </table:table-cell>
          <table:table-cell office:value-type="float" office:value="0.00603823364733425" calcext:value-type="float">
            <text:p>0,006038233647334</text:p>
          </table:table-cell>
          <table:table-cell office:value-type="float" office:value="0.123183507941872" calcext:value-type="float">
            <text:p>0,123183507941872</text:p>
          </table:table-cell>
          <table:table-cell office:value-type="float" office:value="0.997264021887825" calcext:value-type="float">
            <text:p>0,99726402188782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73</text:p>
          </table:table-cell>
          <table:table-cell office:value-type="string" calcext:value-type="string">
            <text:p>WTDelin</text:p>
          </table:table-cell>
          <table:table-cell office:value-type="float" office:value="5018" calcext:value-type="float">
            <text:p>5018</text:p>
          </table:table-cell>
          <table:table-cell office:value-type="float" office:value="530" calcext:value-type="float">
            <text:p>530</text:p>
          </table:table-cell>
          <table:table-cell office:value-type="float" office:value="524" calcext:value-type="float">
            <text:p>524</text:p>
          </table:table-cell>
          <table:table-cell office:value-type="float" office:value="0.00754198473282252" calcext:value-type="float">
            <text:p>0,007541984732823</text:p>
          </table:table-cell>
          <table:table-cell office:value-type="float" office:value="0.00221810572502988" calcext:value-type="float">
            <text:p>0,00221810572503</text:p>
          </table:table-cell>
          <table:table-cell office:value-type="float" office:value="0.10442407333599" calcext:value-type="float">
            <text:p>0,10442407333599</text:p>
          </table:table-cell>
          <table:table-cell office:value-type="float" office:value="0.988679245283019" calcext:value-type="float">
            <text:p>0,988679245283019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83</text:p>
          </table:table-cell>
          <table:table-cell office:value-type="string" calcext:value-type="string">
            <text:p>WTDelin</text:p>
          </table:table-cell>
          <table:table-cell office:value-type="float" office:value="5925" calcext:value-type="float">
            <text:p>5925</text:p>
          </table:table-cell>
          <table:table-cell office:value-type="float" office:value="602" calcext:value-type="float">
            <text:p>602</text:p>
          </table:table-cell>
          <table:table-cell office:value-type="float" office:value="590" calcext:value-type="float">
            <text:p>590</text:p>
          </table:table-cell>
          <table:table-cell office:value-type="float" office:value="-0.000766101694914396" calcext:value-type="float">
            <text:p>-0,000766101694914</text:p>
          </table:table-cell>
          <table:table-cell office:value-type="float" office:value="0.0119494501705941" calcext:value-type="float">
            <text:p>0,011949450170594</text:p>
          </table:table-cell>
          <table:table-cell office:value-type="float" office:value="0.09957805907173" calcext:value-type="float">
            <text:p>0,09957805907173</text:p>
          </table:table-cell>
          <table:table-cell office:value-type="float" office:value="0.980066445182724" calcext:value-type="float">
            <text:p>0,98006644518272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891</text:p>
          </table:table-cell>
          <table:table-cell office:value-type="string" calcext:value-type="string">
            <text:p>WTDelin</text:p>
          </table:table-cell>
          <table:table-cell office:value-type="float" office:value="8065" calcext:value-type="float">
            <text:p>8065</text:p>
          </table:table-cell>
          <table:table-cell office:value-type="float" office:value="737" calcext:value-type="float">
            <text:p>737</text:p>
          </table:table-cell>
          <table:table-cell office:value-type="float" office:value="689" calcext:value-type="float">
            <text:p>689</text:p>
          </table:table-cell>
          <table:table-cell office:value-type="float" office:value="0.00288534107402139" calcext:value-type="float">
            <text:p>0,002885341074021</text:p>
          </table:table-cell>
          <table:table-cell office:value-type="float" office:value="0.0250234126057858" calcext:value-type="float">
            <text:p>0,025023412605786</text:p>
          </table:table-cell>
          <table:table-cell office:value-type="float" office:value="0.0854308741475511" calcext:value-type="float">
            <text:p>0,085430874147551</text:p>
          </table:table-cell>
          <table:table-cell office:value-type="float" office:value="0.934871099050204" calcext:value-type="float">
            <text:p>0,93487109905020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4</text:p>
          </table:table-cell>
          <table:table-cell office:value-type="string" calcext:value-type="string">
            <text:p>WTDelin</text:p>
          </table:table-cell>
          <table:table-cell office:value-type="float" office:value="5644" calcext:value-type="float">
            <text:p>5644</text:p>
          </table:table-cell>
          <table:table-cell office:value-type="float" office:value="727" calcext:value-type="float">
            <text:p>727</text:p>
          </table:table-cell>
          <table:table-cell office:value-type="float" office:value="615" calcext:value-type="float">
            <text:p>615</text:p>
          </table:table-cell>
          <table:table-cell office:value-type="float" office:value="0.00497560975610069" calcext:value-type="float">
            <text:p>0,004975609756101</text:p>
          </table:table-cell>
          <table:table-cell office:value-type="float" office:value="0.0358770854275316" calcext:value-type="float">
            <text:p>0,035877085427532</text:p>
          </table:table-cell>
          <table:table-cell office:value-type="float" office:value="0.10896527285613" calcext:value-type="float">
            <text:p>0,10896527285613</text:p>
          </table:table-cell>
          <table:table-cell office:value-type="float" office:value="0.845942228335626" calcext:value-type="float">
            <text:p>0,845942228335626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6</text:p>
          </table:table-cell>
          <table:table-cell office:value-type="string" calcext:value-type="string">
            <text:p>WTDelin</text:p>
          </table:table-cell>
          <table:table-cell office:value-type="float" office:value="5399" calcext:value-type="float">
            <text:p>5399</text:p>
          </table:table-cell>
          <table:table-cell office:value-type="float" office:value="346" calcext:value-type="float">
            <text:p>346</text:p>
          </table:table-cell>
          <table:table-cell office:value-type="float" office:value="201" calcext:value-type="float">
            <text:p>201</text:p>
          </table:table-cell>
          <table:table-cell office:value-type="float" office:value="0.0312636815920375" calcext:value-type="float">
            <text:p>0,031263681592038</text:p>
          </table:table-cell>
          <table:table-cell office:value-type="float" office:value="0.0545922481364791" calcext:value-type="float">
            <text:p>0,054592248136479</text:p>
          </table:table-cell>
          <table:table-cell office:value-type="float" office:value="0.0372291165030561" calcext:value-type="float">
            <text:p>0,037229116503056</text:p>
          </table:table-cell>
          <table:table-cell office:value-type="float" office:value="0.580924855491329" calcext:value-type="float">
            <text:p>0,580924855491329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07</text:p>
          </table:table-cell>
          <table:table-cell office:value-type="string" calcext:value-type="string">
            <text:p>WTDelin</text:p>
          </table:table-cell>
          <table:table-cell office:value-type="float" office:value="4382" calcext:value-type="float">
            <text:p>4382</text:p>
          </table:table-cell>
          <table:table-cell office:value-type="float" office:value="579" calcext:value-type="float">
            <text:p>579</text:p>
          </table:table-cell>
          <table:table-cell office:value-type="float" office:value="543" calcext:value-type="float">
            <text:p>543</text:p>
          </table:table-cell>
          <table:table-cell office:value-type="float" office:value="0.00636464088397727" calcext:value-type="float">
            <text:p>0,006364640883977</text:p>
          </table:table-cell>
          <table:table-cell office:value-type="float" office:value="0.024955348747965" calcext:value-type="float">
            <text:p>0,024955348747965</text:p>
          </table:table-cell>
          <table:table-cell office:value-type="float" office:value="0.123916020082154" calcext:value-type="float">
            <text:p>0,123916020082154</text:p>
          </table:table-cell>
          <table:table-cell office:value-type="float" office:value="0.937823834196891" calcext:value-type="float">
            <text:p>0,93782383419689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0</text:p>
          </table:table-cell>
          <table:table-cell office:value-type="string" calcext:value-type="string">
            <text:p>WTDelin</text:p>
          </table:table-cell>
          <table:table-cell office:value-type="float" office:value="5268" calcext:value-type="float">
            <text:p>5268</text:p>
          </table:table-cell>
          <table:table-cell office:value-type="float" office:value="711" calcext:value-type="float">
            <text:p>711</text:p>
          </table:table-cell>
          <table:table-cell office:value-type="float" office:value="695" calcext:value-type="float">
            <text:p>695</text:p>
          </table:table-cell>
          <table:table-cell office:value-type="float" office:value="0.00846618705035956" calcext:value-type="float">
            <text:p>0,00846618705036</text:p>
          </table:table-cell>
          <table:table-cell office:value-type="float" office:value="0.0130993412649831" calcext:value-type="float">
            <text:p>0,013099341264983</text:p>
          </table:table-cell>
          <table:table-cell office:value-type="float" office:value="0.131928625664389" calcext:value-type="float">
            <text:p>0,131928625664389</text:p>
          </table:table-cell>
          <table:table-cell office:value-type="float" office:value="0.977496483825598" calcext:value-type="float">
            <text:p>0,977496483825598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1</text:p>
          </table:table-cell>
          <table:table-cell office:value-type="string" calcext:value-type="string">
            <text:p>WTDelin</text:p>
          </table:table-cell>
          <table:table-cell office:value-type="float" office:value="5666" calcext:value-type="float">
            <text:p>5666</text:p>
          </table:table-cell>
          <table:table-cell office:value-type="float" office:value="375" calcext:value-type="float">
            <text:p>375</text:p>
          </table:table-cell>
          <table:table-cell office:value-type="float" office:value="267" calcext:value-type="float">
            <text:p>267</text:p>
          </table:table-cell>
          <table:table-cell office:value-type="float" office:value="-0.0564943820224714" calcext:value-type="float">
            <text:p>-0,056494382022472</text:p>
          </table:table-cell>
          <table:table-cell office:value-type="float" office:value="0.0475994028529682" calcext:value-type="float">
            <text:p>0,047599402852968</text:p>
          </table:table-cell>
          <table:table-cell office:value-type="float" office:value="0.0471231909636428" calcext:value-type="float">
            <text:p>0,047123190963643</text:p>
          </table:table-cell>
          <table:table-cell office:value-type="float" office:value="0.712" calcext:value-type="float">
            <text:p>0,712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2</text:p>
          </table:table-cell>
          <table:table-cell office:value-type="string" calcext:value-type="string">
            <text:p>WTDelin</text:p>
          </table:table-cell>
          <table:table-cell office:value-type="float" office:value="3930" calcext:value-type="float">
            <text:p>3930</text:p>
          </table:table-cell>
          <table:table-cell office:value-type="float" office:value="245" calcext:value-type="float">
            <text:p>245</text:p>
          </table:table-cell>
          <table:table-cell office:value-type="float" office:value="217" calcext:value-type="float">
            <text:p>217</text:p>
          </table:table-cell>
          <table:table-cell office:value-type="float" office:value="0.00399999999999805" calcext:value-type="float">
            <text:p>0,003999999999998</text:p>
          </table:table-cell>
          <table:table-cell office:value-type="float" office:value="0.0189104121223176" calcext:value-type="float">
            <text:p>0,018910412122318</text:p>
          </table:table-cell>
          <table:table-cell office:value-type="float" office:value="0.0552162849872774" calcext:value-type="float">
            <text:p>0,055216284987277</text:p>
          </table:table-cell>
          <table:table-cell office:value-type="float" office:value="0.885714285714286" calcext:value-type="float">
            <text:p>0,88571428571428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4</text:p>
          </table:table-cell>
          <table:table-cell office:value-type="string" calcext:value-type="string">
            <text:p>WTDelin</text:p>
          </table:table-cell>
          <table:table-cell office:value-type="float" office:value="4450" calcext:value-type="float">
            <text:p>4450</text:p>
          </table:table-cell>
          <table:table-cell office:value-type="float" office:value="554" calcext:value-type="float">
            <text:p>554</text:p>
          </table:table-cell>
          <table:table-cell office:value-type="float" office:value="508" calcext:value-type="float">
            <text:p>508</text:p>
          </table:table-cell>
          <table:table-cell office:value-type="float" office:value="0.0113622047244096" calcext:value-type="float">
            <text:p>0,01136220472441</text:p>
          </table:table-cell>
          <table:table-cell office:value-type="float" office:value="0.0270351679077546" calcext:value-type="float">
            <text:p>0,027035167907755</text:p>
          </table:table-cell>
          <table:table-cell office:value-type="float" office:value="0.114157303370787" calcext:value-type="float">
            <text:p>0,114157303370787</text:p>
          </table:table-cell>
          <table:table-cell office:value-type="float" office:value="0.916967509025271" calcext:value-type="float">
            <text:p>0,91696750902527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16</text:p>
          </table:table-cell>
          <table:table-cell office:value-type="string" calcext:value-type="string">
            <text:p>WTDelin</text:p>
          </table:table-cell>
          <table:table-cell office:value-type="float" office:value="4147" calcext:value-type="float">
            <text:p>4147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0.052470588235289" calcext:value-type="float">
            <text:p>0,052470588235289</text:p>
          </table:table-cell>
          <table:table-cell office:value-type="float" office:value="0.0569920369192335" calcext:value-type="float">
            <text:p>0,056992036919234</text:p>
          </table:table-cell>
          <table:table-cell office:value-type="float" office:value="0.0122980467808054" calcext:value-type="float">
            <text:p>0,012298046780805</text:p>
          </table:table-cell>
          <table:table-cell office:value-type="float" office:value="0.784615384615385" calcext:value-type="float">
            <text:p>0,78461538461538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1</text:p>
          </table:table-cell>
          <table:table-cell office:value-type="string" calcext:value-type="string">
            <text:p>WTDelin</text:p>
          </table:table-cell>
          <table:table-cell office:value-type="float" office:value="8587" calcext:value-type="float">
            <text:p>8587</text:p>
          </table:table-cell>
          <table:table-cell office:value-type="float" office:value="1419" calcext:value-type="float">
            <text:p>1419</text:p>
          </table:table-cell>
          <table:table-cell office:value-type="float" office:value="1327" calcext:value-type="float">
            <text:p>1327</text:p>
          </table:table-cell>
          <table:table-cell office:value-type="float" office:value="0.0291213262999239" calcext:value-type="float">
            <text:p>0,029121326299924</text:p>
          </table:table-cell>
          <table:table-cell office:value-type="float" office:value="0.0773301062990042" calcext:value-type="float">
            <text:p>0,077330106299004</text:p>
          </table:table-cell>
          <table:table-cell office:value-type="float" office:value="0.154535926400373" calcext:value-type="float">
            <text:p>0,154535926400373</text:p>
          </table:table-cell>
          <table:table-cell office:value-type="float" office:value="0.935165609584214" calcext:value-type="float">
            <text:p>0,93516560958421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2</text:p>
          </table:table-cell>
          <table:table-cell office:value-type="string" calcext:value-type="string">
            <text:p>WTDelin</text:p>
          </table:table-cell>
          <table:table-cell office:value-type="float" office:value="8579" calcext:value-type="float">
            <text:p>8579</text:p>
          </table:table-cell>
          <table:table-cell office:value-type="float" office:value="1339" calcext:value-type="float">
            <text:p>1339</text:p>
          </table:table-cell>
          <table:table-cell office:value-type="float" office:value="1208" calcext:value-type="float">
            <text:p>1208</text:p>
          </table:table-cell>
          <table:table-cell office:value-type="float" office:value="-0.0473807947019879" calcext:value-type="float">
            <text:p>-0,047380794701988</text:p>
          </table:table-cell>
          <table:table-cell office:value-type="float" office:value="0.0625413296093244" calcext:value-type="float">
            <text:p>0,062541329609325</text:p>
          </table:table-cell>
          <table:table-cell office:value-type="float" office:value="0.140808952092318" calcext:value-type="float">
            <text:p>0,140808952092318</text:p>
          </table:table-cell>
          <table:table-cell office:value-type="float" office:value="0.902165795369679" calcext:value-type="float">
            <text:p>0,90216579536967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4</text:p>
          </table:table-cell>
          <table:table-cell office:value-type="string" calcext:value-type="string">
            <text:p>WTDelin</text:p>
          </table:table-cell>
          <table:table-cell office:value-type="float" office:value="6593" calcext:value-type="float">
            <text:p>6593</text:p>
          </table:table-cell>
          <table:table-cell office:value-type="float" office:value="1105" calcext:value-type="float">
            <text:p>1105</text:p>
          </table:table-cell>
          <table:table-cell office:value-type="float" office:value="1094" calcext:value-type="float">
            <text:p>1094</text:p>
          </table:table-cell>
          <table:table-cell office:value-type="float" office:value="0.00948080438756867" calcext:value-type="float">
            <text:p>0,009480804387569</text:p>
          </table:table-cell>
          <table:table-cell office:value-type="float" office:value="0.0238094410954176" calcext:value-type="float">
            <text:p>0,023809441095418</text:p>
          </table:table-cell>
          <table:table-cell office:value-type="float" office:value="0.165933565903231" calcext:value-type="float">
            <text:p>0,165933565903231</text:p>
          </table:table-cell>
          <table:table-cell office:value-type="float" office:value="0.990045248868778" calcext:value-type="float">
            <text:p>0,990045248868778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6</text:p>
          </table:table-cell>
          <table:table-cell office:value-type="string" calcext:value-type="string">
            <text:p>WTDelin</text:p>
          </table:table-cell>
          <table:table-cell office:value-type="float" office:value="6503" calcext:value-type="float">
            <text:p>6503</text:p>
          </table:table-cell>
          <table:table-cell office:value-type="float" office:value="916" calcext:value-type="float">
            <text:p>916</text:p>
          </table:table-cell>
          <table:table-cell office:value-type="float" office:value="913" calcext:value-type="float">
            <text:p>913</text:p>
          </table:table-cell>
          <table:table-cell office:value-type="float" office:value="0.00466593647316464" calcext:value-type="float">
            <text:p>0,004665936473165</text:p>
          </table:table-cell>
          <table:table-cell office:value-type="float" office:value="0.00871975201273065" calcext:value-type="float">
            <text:p>0,008719752012731</text:p>
          </table:table-cell>
          <table:table-cell office:value-type="float" office:value="0.140396739966169" calcext:value-type="float">
            <text:p>0,140396739966169</text:p>
          </table:table-cell>
          <table:table-cell office:value-type="float" office:value="0.996724890829694" calcext:value-type="float">
            <text:p>0,996724890829694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29</text:p>
          </table:table-cell>
          <table:table-cell office:value-type="string" calcext:value-type="string">
            <text:p>WTDelin</text:p>
          </table:table-cell>
          <table:table-cell office:value-type="float" office:value="4066" calcext:value-type="float">
            <text:p>406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-0.0073157894736853" calcext:value-type="float">
            <text:p>-0,007315789473685</text:p>
          </table:table-cell>
          <table:table-cell office:value-type="float" office:value="0.0467935585215909" calcext:value-type="float">
            <text:p>0,046793558521591</text:p>
          </table:table-cell>
          <table:table-cell office:value-type="float" office:value="0.0186915887850467" calcext:value-type="float">
            <text:p>0,018691588785047</text:p>
          </table:table-cell>
          <table:table-cell office:value-type="float" office:value="0.791666666666667" calcext:value-type="float">
            <text:p>0,791666666666667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33</text:p>
          </table:table-cell>
          <table:table-cell office:value-type="string" calcext:value-type="string">
            <text:p>WTDelin</text:p>
          </table:table-cell>
          <table:table-cell office:value-type="float" office:value="5069" calcext:value-type="float">
            <text:p>506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-0.0161666666666698" calcext:value-type="float">
            <text:p>-0,01616666666667</text:p>
          </table:table-cell>
          <table:table-cell office:value-type="float" office:value="0.0681711489968804" calcext:value-type="float">
            <text:p>0,068171148996881</text:p>
          </table:table-cell>
          <table:table-cell office:value-type="float" office:value="0.00473466166896824" calcext:value-type="float">
            <text:p>0,004734661668968</text:p>
          </table:table-cell>
          <table:table-cell office:value-type="float" office:value="0.857142857142857" calcext:value-type="float">
            <text:p>0,857142857142857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36</text:p>
          </table:table-cell>
          <table:table-cell office:value-type="string" calcext:value-type="string">
            <text:p>WTDelin</text:p>
          </table:table-cell>
          <table:table-cell office:value-type="float" office:value="4902" calcext:value-type="float">
            <text:p>4902</text:p>
          </table:table-cell>
          <table:table-cell office:value-type="float" office:value="714" calcext:value-type="float">
            <text:p>714</text:p>
          </table:table-cell>
          <table:table-cell office:value-type="float" office:value="711" calcext:value-type="float">
            <text:p>711</text:p>
          </table:table-cell>
          <table:table-cell office:value-type="float" office:value="0.00759493670886027" calcext:value-type="float">
            <text:p>0,00759493670886</text:p>
          </table:table-cell>
          <table:table-cell office:value-type="float" office:value="0.00217754225129923" calcext:value-type="float">
            <text:p>0,002177542251299</text:p>
          </table:table-cell>
          <table:table-cell office:value-type="float" office:value="0.145042839657283" calcext:value-type="float">
            <text:p>0,145042839657283</text:p>
          </table:table-cell>
          <table:table-cell office:value-type="float" office:value="0.995798319327731" calcext:value-type="float">
            <text:p>0,99579831932773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66</text:p>
          </table:table-cell>
          <table:table-cell office:value-type="string" calcext:value-type="string">
            <text:p>WTDelin</text:p>
          </table:table-cell>
          <table:table-cell office:value-type="float" office:value="5010" calcext:value-type="float">
            <text:p>5010</text:p>
          </table:table-cell>
          <table:table-cell office:value-type="float" office:value="721" calcext:value-type="float">
            <text:p>721</text:p>
          </table:table-cell>
          <table:table-cell office:value-type="float" office:value="598" calcext:value-type="float">
            <text:p>598</text:p>
          </table:table-cell>
          <table:table-cell office:value-type="float" office:value="0.0318127090300999" calcext:value-type="float">
            <text:p>0,0318127090301</text:p>
          </table:table-cell>
          <table:table-cell office:value-type="float" office:value="0.0490019968095528" calcext:value-type="float">
            <text:p>0,049001996809553</text:p>
          </table:table-cell>
          <table:table-cell office:value-type="float" office:value="0.11936127744511" calcext:value-type="float">
            <text:p>0,11936127744511</text:p>
          </table:table-cell>
          <table:table-cell office:value-type="float" office:value="0.829403606102635" calcext:value-type="float">
            <text:p>0,82940360610263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170</text:p>
          </table:table-cell>
          <table:table-cell office:value-type="string" calcext:value-type="string">
            <text:p>WTDelin</text:p>
          </table:table-cell>
          <table:table-cell office:value-type="float" office:value="6164" calcext:value-type="float">
            <text:p>6164</text:p>
          </table:table-cell>
          <table:table-cell office:value-type="float" office:value="879" calcext:value-type="float">
            <text:p>879</text:p>
          </table:table-cell>
          <table:table-cell office:value-type="float" office:value="874" calcext:value-type="float">
            <text:p>874</text:p>
          </table:table-cell>
          <table:table-cell office:value-type="float" office:value="0.0104073226544609" calcext:value-type="float">
            <text:p>0,010407322654461</text:p>
          </table:table-cell>
          <table:table-cell office:value-type="float" office:value="0.0216277798608769" calcext:value-type="float">
            <text:p>0,021627779860877</text:p>
          </table:table-cell>
          <table:table-cell office:value-type="float" office:value="0.141791044776119" calcext:value-type="float">
            <text:p>0,141791044776119</text:p>
          </table:table-cell>
          <table:table-cell office:value-type="float" office:value="0.994311717861206" calcext:value-type="float">
            <text:p>0,99431171786120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03</text:p>
          </table:table-cell>
          <table:table-cell office:value-type="string" calcext:value-type="string">
            <text:p>WTDelin</text:p>
          </table:table-cell>
          <table:table-cell office:value-type="float" office:value="8735" calcext:value-type="float">
            <text:p>8735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-0.00511111111110374" calcext:value-type="float">
            <text:p>-0,005111111111104</text:p>
          </table:table-cell>
          <table:table-cell office:value-type="float" office:value="0.035372445159245" calcext:value-type="float">
            <text:p>0,035372445159245</text:p>
          </table:table-cell>
          <table:table-cell office:value-type="float" office:value="0.00206067544361763" calcext:value-type="float">
            <text:p>0,002060675443618</text:p>
          </table:table-cell>
          <table:table-cell office:value-type="float" office:value="0.111111111111111" calcext:value-type="float">
            <text:p>0,11111111111111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10</text:p>
          </table:table-cell>
          <table:table-cell office:value-type="string" calcext:value-type="string">
            <text:p>WTDelin</text:p>
          </table:table-cell>
          <table:table-cell office:value-type="float" office:value="6455" calcext:value-type="float">
            <text:p>6455</text:p>
          </table:table-cell>
          <table:table-cell office:value-type="float" office:value="795" calcext:value-type="float">
            <text:p>795</text:p>
          </table:table-cell>
          <table:table-cell office:value-type="float" office:value="771" calcext:value-type="float">
            <text:p>771</text:p>
          </table:table-cell>
          <table:table-cell office:value-type="float" office:value="0.00710246433203529" calcext:value-type="float">
            <text:p>0,007102464332035</text:p>
          </table:table-cell>
          <table:table-cell office:value-type="float" office:value="0.0142435233566215" calcext:value-type="float">
            <text:p>0,014243523356622</text:p>
          </table:table-cell>
          <table:table-cell office:value-type="float" office:value="0.119442292796282" calcext:value-type="float">
            <text:p>0,119442292796282</text:p>
          </table:table-cell>
          <table:table-cell office:value-type="float" office:value="0.969811320754717" calcext:value-type="float">
            <text:p>0,96981132075471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211</text:p>
          </table:table-cell>
          <table:table-cell office:value-type="string" calcext:value-type="string">
            <text:p>WTDelin</text:p>
          </table:table-cell>
          <table:table-cell office:value-type="float" office:value="9446" calcext:value-type="float">
            <text:p>9446</text:p>
          </table:table-cell>
          <table:table-cell office:value-type="float" office:value="1055" calcext:value-type="float">
            <text:p>1055</text:p>
          </table:table-cell>
          <table:table-cell office:value-type="float" office:value="1054" calcext:value-type="float">
            <text:p>1054</text:p>
          </table:table-cell>
          <table:table-cell office:value-type="float" office:value="0.0457343453510434" calcext:value-type="float">
            <text:p>0,045734345351044</text:p>
          </table:table-cell>
          <table:table-cell office:value-type="float" office:value="0.0662881812693221" calcext:value-type="float">
            <text:p>0,066288181269322</text:p>
          </table:table-cell>
          <table:table-cell office:value-type="float" office:value="0.111581621850519" calcext:value-type="float">
            <text:p>0,111581621850519</text:p>
          </table:table-cell>
          <table:table-cell office:value-type="float" office:value="0.999052132701422" calcext:value-type="float">
            <text:p>0,99905213270142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303</text:p>
          </table:table-cell>
          <table:table-cell office:value-type="string" calcext:value-type="string">
            <text:p>WTDelin</text:p>
          </table:table-cell>
          <table:table-cell office:value-type="float" office:value="6947" calcext:value-type="float">
            <text:p>6947</text:p>
          </table:table-cell>
          <table:table-cell office:value-type="float" office:value="609" calcext:value-type="float">
            <text:p>609</text:p>
          </table:table-cell>
          <table:table-cell office:value-type="float" office:value="607" calcext:value-type="float">
            <text:p>607</text:p>
          </table:table-cell>
          <table:table-cell office:value-type="float" office:value="0.00697199341021523" calcext:value-type="float">
            <text:p>0,006971993410215</text:p>
          </table:table-cell>
          <table:table-cell office:value-type="float" office:value="0.0141462427636959" calcext:value-type="float">
            <text:p>0,014146242763696</text:p>
          </table:table-cell>
          <table:table-cell office:value-type="float" office:value="0.0873758456887865" calcext:value-type="float">
            <text:p>0,087375845688787</text:p>
          </table:table-cell>
          <table:table-cell office:value-type="float" office:value="0.99671592775041" calcext:value-type="float">
            <text:p>0,9967159277504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5</text:p>
          </table:table-cell>
          <table:table-cell office:value-type="string" calcext:value-type="string">
            <text:p>WTDelin</text:p>
          </table:table-cell>
          <table:table-cell office:value-type="float" office:value="7472" calcext:value-type="float">
            <text:p>7472</text:p>
          </table:table-cell>
          <table:table-cell office:value-type="float" office:value="1032" calcext:value-type="float">
            <text:p>1032</text:p>
          </table:table-cell>
          <table:table-cell office:value-type="float" office:value="997" calcext:value-type="float">
            <text:p>997</text:p>
          </table:table-cell>
          <table:table-cell office:value-type="float" office:value="0.0138535606820469" calcext:value-type="float">
            <text:p>0,013853560682047</text:p>
          </table:table-cell>
          <table:table-cell office:value-type="float" office:value="0.0218178522290179" calcext:value-type="float">
            <text:p>0,021817852229018</text:p>
          </table:table-cell>
          <table:table-cell office:value-type="float" office:value="0.13343147751606" calcext:value-type="float">
            <text:p>0,13343147751606</text:p>
          </table:table-cell>
          <table:table-cell office:value-type="float" office:value="0.96608527131783" calcext:value-type="float">
            <text:p>0,9660852713178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6</text:p>
          </table:table-cell>
          <table:table-cell office:value-type="string" calcext:value-type="string">
            <text:p>WTDelin</text:p>
          </table:table-cell>
          <table:table-cell office:value-type="float" office:value="5490" calcext:value-type="float">
            <text:p>5490</text:p>
          </table:table-cell>
          <table:table-cell office:value-type="float" office:value="896" calcext:value-type="float">
            <text:p>896</text:p>
          </table:table-cell>
          <table:table-cell office:value-type="float" office:value="892" calcext:value-type="float">
            <text:p>892</text:p>
          </table:table-cell>
          <table:table-cell office:value-type="float" office:value="0.00802242152466413" calcext:value-type="float">
            <text:p>0,008022421524664</text:p>
          </table:table-cell>
          <table:table-cell office:value-type="float" office:value="0.00852847719608729" calcext:value-type="float">
            <text:p>0,008528477196087</text:p>
          </table:table-cell>
          <table:table-cell office:value-type="float" office:value="0.16247723132969" calcext:value-type="float">
            <text:p>0,16247723132969</text:p>
          </table:table-cell>
          <table:table-cell office:value-type="float" office:value="0.995535714285714" calcext:value-type="float">
            <text:p>0,995535714285714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09</text:p>
          </table:table-cell>
          <table:table-cell office:value-type="string" calcext:value-type="string">
            <text:p>WTDelin</text:p>
          </table:table-cell>
          <table:table-cell office:value-type="float" office:value="10146" calcext:value-type="float">
            <text:p>10146</text:p>
          </table:table-cell>
          <table:table-cell office:value-type="float" office:value="1683" calcext:value-type="float">
            <text:p>1683</text:p>
          </table:table-cell>
          <table:table-cell office:value-type="float" office:value="1675" calcext:value-type="float">
            <text:p>1675</text:p>
          </table:table-cell>
          <table:table-cell office:value-type="float" office:value="0.0111761194029846" calcext:value-type="float">
            <text:p>0,011176119402985</text:p>
          </table:table-cell>
          <table:table-cell office:value-type="float" office:value="0.0343826322416765" calcext:value-type="float">
            <text:p>0,034382632241677</text:p>
          </table:table-cell>
          <table:table-cell office:value-type="float" office:value="0.165089690518431" calcext:value-type="float">
            <text:p>0,165089690518431</text:p>
          </table:table-cell>
          <table:table-cell office:value-type="float" office:value="0.995246583481877" calcext:value-type="float">
            <text:p>0,995246583481877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411</text:p>
          </table:table-cell>
          <table:table-cell office:value-type="string" calcext:value-type="string">
            <text:p>WTDelin</text:p>
          </table:table-cell>
          <table:table-cell office:value-type="float" office:value="7271" calcext:value-type="float">
            <text:p>7271</text:p>
          </table:table-cell>
          <table:table-cell office:value-type="float" office:value="1006" calcext:value-type="float">
            <text:p>1006</text:p>
          </table:table-cell>
          <table:table-cell office:value-type="float" office:value="981" calcext:value-type="float">
            <text:p>981</text:p>
          </table:table-cell>
          <table:table-cell office:value-type="float" office:value="0.011054026503568" calcext:value-type="float">
            <text:p>0,011054026503568</text:p>
          </table:table-cell>
          <table:table-cell office:value-type="float" office:value="0.0325726371940782" calcext:value-type="float">
            <text:p>0,032572637194078</text:p>
          </table:table-cell>
          <table:table-cell office:value-type="float" office:value="0.134919543391555" calcext:value-type="float">
            <text:p>0,134919543391555</text:p>
          </table:table-cell>
          <table:table-cell office:value-type="float" office:value="0.975149105367793" calcext:value-type="float">
            <text:p>0,975149105367793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509</text:p>
          </table:table-cell>
          <table:table-cell office:value-type="string" calcext:value-type="string">
            <text:p>WTDelin</text:p>
          </table:table-cell>
          <table:table-cell office:value-type="float" office:value="5319" calcext:value-type="float">
            <text:p>5319</text:p>
          </table:table-cell>
          <table:table-cell office:value-type="float" office:value="944" calcext:value-type="float">
            <text:p>944</text:p>
          </table:table-cell>
          <table:table-cell office:value-type="float" office:value="748" calcext:value-type="float">
            <text:p>748</text:p>
          </table:table-cell>
          <table:table-cell office:value-type="float" office:value="-0.0777647058823533" calcext:value-type="float">
            <text:p>-0,077764705882353</text:p>
          </table:table-cell>
          <table:table-cell office:value-type="float" office:value="0.0532764782934449" calcext:value-type="float">
            <text:p>0,053276478293445</text:p>
          </table:table-cell>
          <table:table-cell office:value-type="float" office:value="0.140627937582252" calcext:value-type="float">
            <text:p>0,140627937582252</text:p>
          </table:table-cell>
          <table:table-cell office:value-type="float" office:value="0.792372881355932" calcext:value-type="float">
            <text:p>0,79237288135593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3</text:p>
          </table:table-cell>
          <table:table-cell office:value-type="string" calcext:value-type="string">
            <text:p>WTDelin</text:p>
          </table:table-cell>
          <table:table-cell office:value-type="float" office:value="6354" calcext:value-type="float">
            <text:p>6354</text:p>
          </table:table-cell>
          <table:table-cell office:value-type="float" office:value="775" calcext:value-type="float">
            <text:p>775</text:p>
          </table:table-cell>
          <table:table-cell office:value-type="float" office:value="771" calcext:value-type="float">
            <text:p>771</text:p>
          </table:table-cell>
          <table:table-cell office:value-type="float" office:value="0.0081400778210089" calcext:value-type="float">
            <text:p>0,008140077821009</text:p>
          </table:table-cell>
          <table:table-cell office:value-type="float" office:value="0.0127910916428372" calcext:value-type="float">
            <text:p>0,012791091642837</text:p>
          </table:table-cell>
          <table:table-cell office:value-type="float" office:value="0.121340887629839" calcext:value-type="float">
            <text:p>0,121340887629839</text:p>
          </table:table-cell>
          <table:table-cell office:value-type="float" office:value="0.994838709677419" calcext:value-type="float">
            <text:p>0,99483870967741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4</text:p>
          </table:table-cell>
          <table:table-cell office:value-type="string" calcext:value-type="string">
            <text:p>WTDelin</text:p>
          </table:table-cell>
          <table:table-cell office:value-type="float" office:value="6352" calcext:value-type="float">
            <text:p>6352</text:p>
          </table:table-cell>
          <table:table-cell office:value-type="float" office:value="884" calcext:value-type="float">
            <text:p>884</text:p>
          </table:table-cell>
          <table:table-cell office:value-type="float" office:value="827" calcext:value-type="float">
            <text:p>827</text:p>
          </table:table-cell>
          <table:table-cell office:value-type="float" office:value="-0.00813059250302316" calcext:value-type="float">
            <text:p>-0,008130592503023</text:p>
          </table:table-cell>
          <table:table-cell office:value-type="float" office:value="0.0375125274683179" calcext:value-type="float">
            <text:p>0,037512527468318</text:p>
          </table:table-cell>
          <table:table-cell office:value-type="float" office:value="0.130195214105793" calcext:value-type="float">
            <text:p>0,130195214105793</text:p>
          </table:table-cell>
          <table:table-cell office:value-type="float" office:value="0.93552036199095" calcext:value-type="float">
            <text:p>0,9355203619909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6</text:p>
          </table:table-cell>
          <table:table-cell office:value-type="string" calcext:value-type="string">
            <text:p>WTDelin</text:p>
          </table:table-cell>
          <table:table-cell office:value-type="float" office:value="8861" calcext:value-type="float">
            <text:p>8861</text:p>
          </table:table-cell>
          <table:table-cell office:value-type="float" office:value="1407" calcext:value-type="float">
            <text:p>1407</text:p>
          </table:table-cell>
          <table:table-cell office:value-type="float" office:value="1394" calcext:value-type="float">
            <text:p>1394</text:p>
          </table:table-cell>
          <table:table-cell office:value-type="float" office:value="-0.0152424677187944" calcext:value-type="float">
            <text:p>-0,015242467718794</text:p>
          </table:table-cell>
          <table:table-cell office:value-type="float" office:value="0.0539982467295408" calcext:value-type="float">
            <text:p>0,053998246729541</text:p>
          </table:table-cell>
          <table:table-cell office:value-type="float" office:value="0.157318587066923" calcext:value-type="float">
            <text:p>0,157318587066923</text:p>
          </table:table-cell>
          <table:table-cell office:value-type="float" office:value="0.990760483297797" calcext:value-type="float">
            <text:p>0,99076048329779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7</text:p>
          </table:table-cell>
          <table:table-cell office:value-type="string" calcext:value-type="string">
            <text:p>WTDelin</text:p>
          </table:table-cell>
          <table:table-cell office:value-type="float" office:value="8860" calcext:value-type="float">
            <text:p>8860</text:p>
          </table:table-cell>
          <table:table-cell office:value-type="float" office:value="1122" calcext:value-type="float">
            <text:p>1122</text:p>
          </table:table-cell>
          <table:table-cell office:value-type="float" office:value="54" calcext:value-type="float">
            <text:p>54</text:p>
          </table:table-cell>
          <table:table-cell office:value-type="float" office:value="0.00896296296297509" calcext:value-type="float">
            <text:p>0,008962962962975</text:p>
          </table:table-cell>
          <table:table-cell office:value-type="float" office:value="0.0322208599116088" calcext:value-type="float">
            <text:p>0,032220859911609</text:p>
          </table:table-cell>
          <table:table-cell office:value-type="float" office:value="0.00609480812641084" calcext:value-type="float">
            <text:p>0,006094808126411</text:p>
          </table:table-cell>
          <table:table-cell office:value-type="float" office:value="0.0481283422459893" calcext:value-type="float">
            <text:p>0,04812834224598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09</text:p>
          </table:table-cell>
          <table:table-cell office:value-type="string" calcext:value-type="string">
            <text:p>WTDelin</text:p>
          </table:table-cell>
          <table:table-cell office:value-type="float" office:value="7134" calcext:value-type="float">
            <text:p>7134</text:p>
          </table:table-cell>
          <table:table-cell office:value-type="float" office:value="241" calcext:value-type="float">
            <text:p>241</text:p>
          </table:table-cell>
          <table:table-cell office:value-type="float" office:value="209" calcext:value-type="float">
            <text:p>209</text:p>
          </table:table-cell>
          <table:table-cell office:value-type="float" office:value="0.00750239234449556" calcext:value-type="float">
            <text:p>0,007502392344496</text:p>
          </table:table-cell>
          <table:table-cell office:value-type="float" office:value="0.0126937140763446" calcext:value-type="float">
            <text:p>0,012693714076345</text:p>
          </table:table-cell>
          <table:table-cell office:value-type="float" office:value="0.0292963274460331" calcext:value-type="float">
            <text:p>0,029296327446033</text:p>
          </table:table-cell>
          <table:table-cell office:value-type="float" office:value="0.867219917012448" calcext:value-type="float">
            <text:p>0,867219917012448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612</text:p>
          </table:table-cell>
          <table:table-cell office:value-type="string" calcext:value-type="string">
            <text:p>WTDelin</text:p>
          </table:table-cell>
          <table:table-cell office:value-type="float" office:value="4546" calcext:value-type="float">
            <text:p>4546</text:p>
          </table:table-cell>
          <table:table-cell office:value-type="float" office:value="592" calcext:value-type="float">
            <text:p>592</text:p>
          </table:table-cell>
          <table:table-cell office:value-type="float" office:value="590" calcext:value-type="float">
            <text:p>590</text:p>
          </table:table-cell>
          <table:table-cell office:value-type="float" office:value="0.000155932203390819" calcext:value-type="float">
            <text:p>0,000155932203391</text:p>
          </table:table-cell>
          <table:table-cell office:value-type="float" office:value="0.00807776339212344" calcext:value-type="float">
            <text:p>0,008077763392123</text:p>
          </table:table-cell>
          <table:table-cell office:value-type="float" office:value="0.129784425868896" calcext:value-type="float">
            <text:p>0,129784425868896</text:p>
          </table:table-cell>
          <table:table-cell office:value-type="float" office:value="0.996621621621622" calcext:value-type="float">
            <text:p>0,99662162162162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tdb2</text:p>
          </table:table-cell>
          <table:table-cell office:value-type="string" calcext:value-type="string">
            <text:p>sele0704</text:p>
          </table:table-cell>
          <table:table-cell office:value-type="string" calcext:value-type="string">
            <text:p>WTDelin</text:p>
          </table:table-cell>
          <table:table-cell office:value-type="float" office:value="8257" calcext:value-type="float">
            <text:p>8257</text:p>
          </table:table-cell>
          <table:table-cell office:value-type="float" office:value="307" calcext:value-type="float">
            <text:p>307</text:p>
          </table:table-cell>
          <table:table-cell office:value-type="float" office:value="267" calcext:value-type="float">
            <text:p>267</text:p>
          </table:table-cell>
          <table:table-cell office:value-type="float" office:value="0.00098876404494414" calcext:value-type="float">
            <text:p>0,000988764044944</text:p>
          </table:table-cell>
          <table:table-cell office:value-type="float" office:value="0.0212785139202023" calcext:value-type="float">
            <text:p>0,021278513920202</text:p>
          </table:table-cell>
          <table:table-cell office:value-type="float" office:value="0.0323361995882282" calcext:value-type="float">
            <text:p>0,032336199588228</text:p>
          </table:table-cell>
          <table:table-cell office:value-type="float" office:value="0.869706840390879" calcext:value-type="float">
            <text:p>0,869706840390879</text:p>
          </table:table-cell>
          <table:table-cell table:number-columns-repeated="6"/>
        </table:table-row>
      </table:table>
      <table:table table:name="Arkusz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tdb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TDelin</text:p>
          </table:table-cell>
          <table:table-cell office:value-type="float" office:value="2257" calcext:value-type="float">
            <text:p>2257</text:p>
          </table:table-cell>
          <table:table-cell office:value-type="float" office:value="2269" calcext:value-type="float">
            <text:p>2269</text:p>
          </table:table-cell>
          <table:table-cell office:value-type="float" office:value="2252" calcext:value-type="float">
            <text:p>2252</text:p>
          </table:table-cell>
          <table:table-cell office:value-type="float" office:value="-0.0462934181961726" calcext:value-type="float">
            <text:p>-0,046293418196173</text:p>
          </table:table-cell>
          <table:table-cell office:value-type="float" office:value="0.0157927867432222" calcext:value-type="float">
            <text:p>0,015792786743222</text:p>
          </table:table-cell>
          <table:table-cell office:value-type="float" office:value="0.997784669915818" calcext:value-type="float">
            <text:p>0,997784669915818</text:p>
          </table:table-cell>
          <table:table-cell office:value-type="float" office:value="0.992507712648744" calcext:value-type="float">
            <text:p>0,99250771264874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tdb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TDelin</text:p>
          </table:table-cell>
          <table:table-cell office:value-type="float" office:value="1865" calcext:value-type="float">
            <text:p>1865</text:p>
          </table:table-cell>
          <table:table-cell office:value-type="float" office:value="1400" calcext:value-type="float">
            <text:p>1400</text:p>
          </table:table-cell>
          <table:table-cell office:value-type="float" office:value="1396" calcext:value-type="float">
            <text:p>1396</text:p>
          </table:table-cell>
          <table:table-cell office:value-type="float" office:value="-0.0299625915313581" calcext:value-type="float">
            <text:p>-0,029962591531358</text:p>
          </table:table-cell>
          <table:table-cell office:value-type="float" office:value="0.0453435980181522" calcext:value-type="float">
            <text:p>0,045343598018152</text:p>
          </table:table-cell>
          <table:table-cell office:value-type="float" office:value="0.748525469168901" calcext:value-type="float">
            <text:p>0,748525469168901</text:p>
          </table:table-cell>
          <table:table-cell office:value-type="float" office:value="0.997142857142857" calcext:value-type="float">
            <text:p>0,997142857142857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tdb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TDelin</text:p>
          </table:table-cell>
          <table:table-cell office:value-type="float" office:value="2084" calcext:value-type="float">
            <text:p>2084</text:p>
          </table:table-cell>
          <table:table-cell office:value-type="float" office:value="1927" calcext:value-type="float">
            <text:p>1927</text:p>
          </table:table-cell>
          <table:table-cell office:value-type="float" office:value="1879" calcext:value-type="float">
            <text:p>1879</text:p>
          </table:table-cell>
          <table:table-cell office:value-type="float" office:value="-0.0426556679084651" calcext:value-type="float">
            <text:p>-0,042655667908465</text:p>
          </table:table-cell>
          <table:table-cell office:value-type="float" office:value="0.0498840142248381" calcext:value-type="float">
            <text:p>0,049884014224838</text:p>
          </table:table-cell>
          <table:table-cell office:value-type="float" office:value="0.901631477927063" calcext:value-type="float">
            <text:p>0,901631477927063</text:p>
          </table:table-cell>
          <table:table-cell office:value-type="float" office:value="0.975090814737935" calcext:value-type="float">
            <text:p>0,97509081473793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tdb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TDelin</text:p>
          </table:table-cell>
          <table:table-cell office:value-type="float" office:value="1507" calcext:value-type="float">
            <text:p>1507</text:p>
          </table:table-cell>
          <table:table-cell office:value-type="float" office:value="1807" calcext:value-type="float">
            <text:p>1807</text:p>
          </table:table-cell>
          <table:table-cell office:value-type="float" office:value="1494" calcext:value-type="float">
            <text:p>1494</text:p>
          </table:table-cell>
          <table:table-cell office:value-type="float" office:value="-0.021958203183103" calcext:value-type="float">
            <text:p>-0,021958203183103</text:p>
          </table:table-cell>
          <table:table-cell office:value-type="float" office:value="0.0409683224676538" calcext:value-type="float">
            <text:p>0,040968322467654</text:p>
          </table:table-cell>
          <table:table-cell office:value-type="float" office:value="0.991373589913736" calcext:value-type="float">
            <text:p>0,991373589913736</text:p>
          </table:table-cell>
          <table:table-cell office:value-type="float" office:value="0.826784726065302" calcext:value-type="float">
            <text:p>0,826784726065302</text:p>
          </table:table-cell>
          <table:table-cell table:number-columns-repeated="3"/>
          <table:table-cell office:value-type="string" calcext:value-type="string">
            <text:p>WT DELIN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tdb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TDelin</text:p>
          </table:table-cell>
          <table:table-cell office:value-type="float" office:value="1534" calcext:value-type="float">
            <text:p>1534</text:p>
          </table:table-cell>
          <table:table-cell office:value-type="float" office:value="1512" calcext:value-type="float">
            <text:p>1512</text:p>
          </table:table-cell>
          <table:table-cell office:value-type="float" office:value="1508" calcext:value-type="float">
            <text:p>1508</text:p>
          </table:table-cell>
          <table:table-cell office:value-type="float" office:value="-0.0716069849690544" calcext:value-type="float">
            <text:p>-0,071606984969054</text:p>
          </table:table-cell>
          <table:table-cell office:value-type="float" office:value="0.01507430616729" calcext:value-type="float">
            <text:p>0,01507430616729</text:p>
          </table:table-cell>
          <table:table-cell office:value-type="float" office:value="0.983050847457627" calcext:value-type="float">
            <text:p>0,983050847457627</text:p>
          </table:table-cell>
          <table:table-cell office:value-type="float" office:value="0.997354497354497" calcext:value-type="float">
            <text:p>0,997354497354497</text:p>
          </table:table-cell>
          <table:table-cell table:number-columns-repeated="3"/>
          <table:table-cell office:value-type="string" calcext:value-type="string">
            <text:p>MITDB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tdb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TDelin</text:p>
          </table:table-cell>
          <table:table-cell office:value-type="float" office:value="1620" calcext:value-type="float">
            <text:p>1620</text:p>
          </table:table-cell>
          <table:table-cell office:value-type="float" office:value="1543" calcext:value-type="float">
            <text:p>1543</text:p>
          </table:table-cell>
          <table:table-cell office:value-type="float" office:value="1539" calcext:value-type="float">
            <text:p>1539</text:p>
          </table:table-cell>
          <table:table-cell office:value-type="float" office:value="-0.0632228719948038" calcext:value-type="float">
            <text:p>-0,063222871994804</text:p>
          </table:table-cell>
          <table:table-cell office:value-type="float" office:value="0.0211947658291334" calcext:value-type="float">
            <text:p>0,021194765829133</text:p>
          </table:table-cell>
          <table:table-cell office:value-type="float" office:value="0.95" calcext:value-type="float">
            <text:p>0,95</text:p>
          </table:table-cell>
          <table:table-cell office:value-type="float" office:value="0.997407647440052" calcext:value-type="float">
            <text:p>0,997407647440052</text:p>
          </table:table-cell>
          <table:table-cell table:number-columns-repeated="3"/>
          <table:table-cell office:value-type="string" calcext:value-type="string">
            <text:p>PWAEV ANNOT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tdb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TDelin</text:p>
          </table:table-cell>
          <table:table-cell office:value-type="float" office:value="2475" calcext:value-type="float">
            <text:p>2475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0.0113041613041686" calcext:value-type="float">
            <text:p>0,011304161304169</text:p>
          </table:table-cell>
          <table:table-cell office:value-type="float" office:value="0.0158651368319327" calcext:value-type="float">
            <text:p>0,015865136831933</text:p>
          </table:table-cell>
          <table:table-cell office:value-type="float" office:value="0.104646464646465" calcext:value-type="float">
            <text:p>0,104646464646465</text:p>
          </table:table-cell>
          <table:table-cell office:value-type="float" office:value="0.996153846153846" calcext:value-type="float">
            <text:p>0,99615384615384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tdbp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TDelin</text:p>
          </table:table-cell>
          <table:table-cell office:value-type="float" office:value="1415" calcext:value-type="float">
            <text:p>1415</text:p>
          </table:table-cell>
          <table:table-cell office:value-type="float" office:value="1324" calcext:value-type="float">
            <text:p>1324</text:p>
          </table:table-cell>
          <table:table-cell office:value-type="float" office:value="443" calcext:value-type="float">
            <text:p>443</text:p>
          </table:table-cell>
          <table:table-cell office:value-type="float" office:value="-0.0802859292701275" calcext:value-type="float">
            <text:p>-0,080285929270128</text:p>
          </table:table-cell>
          <table:table-cell office:value-type="float" office:value="0.0322974724642415" calcext:value-type="float">
            <text:p>0,032297472464242</text:p>
          </table:table-cell>
          <table:table-cell office:value-type="float" office:value="0.313074204946996" calcext:value-type="float">
            <text:p>0,313074204946996</text:p>
          </table:table-cell>
          <table:table-cell office:value-type="float" office:value="0.334592145015106" calcext:value-type="float">
            <text:p>0,334592145015106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tdbp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WTDelin</text:p>
          </table:table-cell>
          <table:table-cell office:value-type="float" office:value="2001" calcext:value-type="float">
            <text:p>2001</text:p>
          </table:table-cell>
          <table:table-cell office:value-type="float" office:value="2004" calcext:value-type="float">
            <text:p>2004</text:p>
          </table:table-cell>
          <table:table-cell office:value-type="float" office:value="1763" calcext:value-type="float">
            <text:p>1763</text:p>
          </table:table-cell>
          <table:table-cell office:value-type="float" office:value="0.00843417155101867" calcext:value-type="float">
            <text:p>0,008434171551019</text:p>
          </table:table-cell>
          <table:table-cell office:value-type="float" office:value="0.0349074549134208" calcext:value-type="float">
            <text:p>0,034907454913421</text:p>
          </table:table-cell>
          <table:table-cell office:value-type="float" office:value="0.881059470264868" calcext:value-type="float">
            <text:p>0,881059470264868</text:p>
          </table:table-cell>
          <table:table-cell office:value-type="float" office:value="0.879740518962076" calcext:value-type="float">
            <text:p>0,879740518962076</text:p>
          </table:table-cell>
          <table:table-cell table:number-columns-repeated="2"/>
          <table:table-cell table:formula="of:=SUM([.E2:.E13])" office:value-type="float" office:value="22108" calcext:value-type="float">
            <text:p>22108</text:p>
          </table:table-cell>
          <table:table-cell table:formula="of:=SUM([.F2:.F13])" office:value-type="float" office:value="19919" calcext:value-type="float">
            <text:p>19919</text:p>
          </table:table-cell>
          <table:table-cell table:formula="of:=SUM([.G2:.G13])" office:value-type="float" office:value="17154" calcext:value-type="float">
            <text:p>17154</text:p>
          </table:table-cell>
          <table:table-cell table:formula="of:=SUM([.H2:.H13])/12" office:value-type="float" office:value="-0.0312682889371575" calcext:value-type="float">
            <text:p>-0,031268288937158</text:p>
          </table:table-cell>
          <table:table-cell table:formula="of:=SUM([.I2:.I13])/12" office:value-type="float" office:value="0.0302593223533292" calcext:value-type="float">
            <text:p>0,030259322353329</text:p>
          </table:table-cell>
          <table:table-cell table:formula="of:=SUM([.J2:.J13])/12" office:value-type="float" office:value="0.789063916039001" calcext:value-type="float">
            <text:p>0,789063916039001</text:p>
          </table:table-cell>
          <table:table-cell table:formula="of:=SUM([.K2:.K13])/12" office:value-type="float" office:value="0.868567506515585" calcext:value-type="float">
            <text:p>0,868567506515585</text:p>
          </table:table-cell>
          <table:table-cell table:formula="of:=2*([.S10]*[.T10])/([.S10]+[.T10])" office:value-type="float" office:value="0.82690912914671" calcext:value-type="float">
            <text:p>0,826909129146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tdbp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WTDelin</text:p>
          </table:table-cell>
          <table:table-cell office:value-type="float" office:value="1257" calcext:value-type="float">
            <text:p>1257</text:p>
          </table:table-cell>
          <table:table-cell office:value-type="float" office:value="2195" calcext:value-type="float">
            <text:p>2195</text:p>
          </table:table-cell>
          <table:table-cell office:value-type="float" office:value="1118" calcext:value-type="float">
            <text:p>1118</text:p>
          </table:table-cell>
          <table:table-cell office:value-type="float" office:value="-0.0228756708407853" calcext:value-type="float">
            <text:p>-0,022875670840785</text:p>
          </table:table-cell>
          <table:table-cell office:value-type="float" office:value="0.0418116086555654" calcext:value-type="float">
            <text:p>0,041811608655566</text:p>
          </table:table-cell>
          <table:table-cell office:value-type="float" office:value="0.889419252187749" calcext:value-type="float">
            <text:p>0,889419252187749</text:p>
          </table:table-cell>
          <table:table-cell office:value-type="float" office:value="0.509339407744875" calcext:value-type="float">
            <text:p>0,50933940774487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tdbp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WTDelin</text:p>
          </table:table-cell>
          <table:table-cell office:value-type="float" office:value="2099" calcext:value-type="float">
            <text:p>2099</text:p>
          </table:table-cell>
          <table:table-cell office:value-type="float" office:value="2109" calcext:value-type="float">
            <text:p>2109</text:p>
          </table:table-cell>
          <table:table-cell office:value-type="float" office:value="1936" calcext:value-type="float">
            <text:p>1936</text:p>
          </table:table-cell>
          <table:table-cell office:value-type="float" office:value="0.0117008149678603" calcext:value-type="float">
            <text:p>0,01170081496786</text:p>
          </table:table-cell>
          <table:table-cell office:value-type="float" office:value="0.0173802405420322" calcext:value-type="float">
            <text:p>0,017380240542032</text:p>
          </table:table-cell>
          <table:table-cell office:value-type="float" office:value="0.922343973320629" calcext:value-type="float">
            <text:p>0,922343973320629</text:p>
          </table:table-cell>
          <table:table-cell office:value-type="float" office:value="0.917970602181128" calcext:value-type="float">
            <text:p>0,917970602181128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tdb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WTDelin</text:p>
          </table:table-cell>
          <table:table-cell office:value-type="float" office:value="1994" calcext:value-type="float">
            <text:p>1994</text:p>
          </table:table-cell>
          <table:table-cell office:value-type="float" office:value="1569" calcext:value-type="float">
            <text:p>1569</text:p>
          </table:table-cell>
          <table:table-cell office:value-type="float" office:value="1567" calcext:value-type="float">
            <text:p>1567</text:p>
          </table:table-cell>
          <table:table-cell office:value-type="float" office:value="-0.0277972771750683" calcext:value-type="float">
            <text:p>-0,027797277175068</text:p>
          </table:table-cell>
          <table:table-cell office:value-type="float" office:value="0.0325921613824686" calcext:value-type="float">
            <text:p>0,032592161382469</text:p>
          </table:table-cell>
          <table:table-cell office:value-type="float" office:value="0.785857572718154" calcext:value-type="float">
            <text:p>0,785857572718154</text:p>
          </table:table-cell>
          <table:table-cell office:value-type="float" office:value="0.998725302740599" calcext:value-type="float">
            <text:p>0,99872530274059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4"/>
          <table:table-cell office:value-type="string" calcext:value-type="string">
            <text:p>ECGPUWAV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3"/>
          <table:table-cell office:value-type="string" calcext:value-type="string">
            <text:p>MITDB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tdb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CGPU</text:p>
          </table:table-cell>
          <table:table-cell office:value-type="float" office:value="2257" calcext:value-type="float">
            <text:p>2257</text:p>
          </table:table-cell>
          <table:table-cell office:value-type="float" office:value="1230" calcext:value-type="float">
            <text:p>1230</text:p>
          </table:table-cell>
          <table:table-cell office:value-type="float" office:value="1223" calcext:value-type="float">
            <text:p>1223</text:p>
          </table:table-cell>
          <table:table-cell office:value-type="float" office:value="0.0199168710820353" calcext:value-type="float">
            <text:p>0,019916871082035</text:p>
          </table:table-cell>
          <table:table-cell office:value-type="float" office:value="0.0166921281040343" calcext:value-type="float">
            <text:p>0,016692128104034</text:p>
          </table:table-cell>
          <table:table-cell office:value-type="float" office:value="0.54186973859105" calcext:value-type="float">
            <text:p>0,54186973859105</text:p>
          </table:table-cell>
          <table:table-cell office:value-type="float" office:value="0.994308943089431" calcext:value-type="float">
            <text:p>0,994308943089431</text:p>
          </table:table-cell>
          <table:table-cell table:number-columns-repeated="3"/>
          <table:table-cell office:value-type="string" calcext:value-type="string">
            <text:p>PWAVE ANNO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tdb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CGPU</text:p>
          </table:table-cell>
          <table:table-cell office:value-type="float" office:value="1865" calcext:value-type="float">
            <text:p>1865</text:p>
          </table:table-cell>
          <table:table-cell office:value-type="float" office:value="1111" calcext:value-type="float">
            <text:p>1111</text:p>
          </table:table-cell>
          <table:table-cell office:value-type="float" office:value="1105" calcext:value-type="float">
            <text:p>1105</text:p>
          </table:table-cell>
          <table:table-cell office:value-type="float" office:value="0.0180241327300129" calcext:value-type="float">
            <text:p>0,018024132730013</text:p>
          </table:table-cell>
          <table:table-cell office:value-type="float" office:value="0.0286443644218363" calcext:value-type="float">
            <text:p>0,028644364421836</text:p>
          </table:table-cell>
          <table:table-cell office:value-type="float" office:value="0.592493297587131" calcext:value-type="float">
            <text:p>0,592493297587131</text:p>
          </table:table-cell>
          <table:table-cell office:value-type="float" office:value="0.994599459945995" calcext:value-type="float">
            <text:p>0,99459945994599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tdb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CGPU</text:p>
          </table:table-cell>
          <table:table-cell office:value-type="float" office:value="2084" calcext:value-type="float">
            <text:p>2084</text:p>
          </table:table-cell>
          <table:table-cell office:value-type="float" office:value="1449" calcext:value-type="float">
            <text:p>1449</text:p>
          </table:table-cell>
          <table:table-cell office:value-type="float" office:value="1445" calcext:value-type="float">
            <text:p>1445</text:p>
          </table:table-cell>
          <table:table-cell office:value-type="float" office:value="-0.00221068819684815" calcext:value-type="float">
            <text:p>-0,002210688196848</text:p>
          </table:table-cell>
          <table:table-cell office:value-type="float" office:value="0.0106414520113774" calcext:value-type="float">
            <text:p>0,010641452011377</text:p>
          </table:table-cell>
          <table:table-cell office:value-type="float" office:value="0.693378119001919" calcext:value-type="float">
            <text:p>0,693378119001919</text:p>
          </table:table-cell>
          <table:table-cell office:value-type="float" office:value="0.997239475500345" calcext:value-type="float">
            <text:p>0,99723947550034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tdb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CGPU</text:p>
          </table:table-cell>
          <table:table-cell office:value-type="float" office:value="1507" calcext:value-type="float">
            <text:p>1507</text:p>
          </table:table-cell>
          <table:table-cell office:value-type="float" office:value="1119" calcext:value-type="float">
            <text:p>1119</text:p>
          </table:table-cell>
          <table:table-cell office:value-type="float" office:value="1060" calcext:value-type="float">
            <text:p>1060</text:p>
          </table:table-cell>
          <table:table-cell office:value-type="float" office:value="0.0083464360587006" calcext:value-type="float">
            <text:p>0,008346436058701</text:p>
          </table:table-cell>
          <table:table-cell office:value-type="float" office:value="0.0226207349649504" calcext:value-type="float">
            <text:p>0,02262073496495</text:p>
          </table:table-cell>
          <table:table-cell office:value-type="float" office:value="0.703384207033842" calcext:value-type="float">
            <text:p>0,703384207033842</text:p>
          </table:table-cell>
          <table:table-cell office:value-type="float" office:value="0.947274352100089" calcext:value-type="float">
            <text:p>0,947274352100089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tdb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CGPU</text:p>
          </table:table-cell>
          <table:table-cell office:value-type="float" office:value="1534" calcext:value-type="float">
            <text:p>1534</text:p>
          </table:table-cell>
          <table:table-cell office:value-type="float" office:value="796" calcext:value-type="float">
            <text:p>796</text:p>
          </table:table-cell>
          <table:table-cell office:value-type="float" office:value="779" calcext:value-type="float">
            <text:p>779</text:p>
          </table:table-cell>
          <table:table-cell office:value-type="float" office:value="0.00639709028669255" calcext:value-type="float">
            <text:p>0,006397090286693</text:p>
          </table:table-cell>
          <table:table-cell office:value-type="float" office:value="0.0118607245047491" calcext:value-type="float">
            <text:p>0,011860724504749</text:p>
          </table:table-cell>
          <table:table-cell office:value-type="float" office:value="0.507822685788788" calcext:value-type="float">
            <text:p>0,507822685788788</text:p>
          </table:table-cell>
          <table:table-cell office:value-type="float" office:value="0.978643216080402" calcext:value-type="float">
            <text:p>0,978643216080402</text:p>
          </table:table-cell>
          <table:table-cell table:number-columns-repeated="2"/>
          <table:table-cell table:formula="of:=SUM([.E17:.E28])" office:value-type="float" office:value="22108" calcext:value-type="float">
            <text:p>22108</text:p>
          </table:table-cell>
          <table:table-cell table:formula="of:=SUM([.F17:.F28])" office:value-type="float" office:value="13111" calcext:value-type="float">
            <text:p>13111</text:p>
          </table:table-cell>
          <table:table-cell table:formula="of:=SUM([.G17:.G28])" office:value-type="float" office:value="12143" calcext:value-type="float">
            <text:p>12143</text:p>
          </table:table-cell>
          <table:table-cell table:formula="of:=SUM([.H17:.H28])" office:value-type="float" office:value="0.0958568381934924" calcext:value-type="float">
            <text:p>0,095856838193493</text:p>
          </table:table-cell>
          <table:table-cell table:formula="of:=SUM([.I17:.I28])/12" office:value-type="float" office:value="0.0208210038019336" calcext:value-type="float">
            <text:p>0,020821003801934</text:p>
          </table:table-cell>
          <table:table-cell table:formula="of:=SUM([.J17:.J28])/12" office:value-type="float" office:value="0.560534095892645" calcext:value-type="float">
            <text:p>0,560534095892645</text:p>
          </table:table-cell>
          <table:table-cell table:formula="of:=SUM([.K17:.K28])/12" office:value-type="float" office:value="0.927985902674888" calcext:value-type="float">
            <text:p>0,927985902674888</text:p>
          </table:table-cell>
          <table:table-cell table:formula="of:=2*([.S21]*[.T21])/([.S21]+[.T21])" office:value-type="float" office:value="0.698905946117712" calcext:value-type="float">
            <text:p>0,698905946117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tdb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CGPU</text:p>
          </table:table-cell>
          <table:table-cell office:value-type="float" office:value="1620" calcext:value-type="float">
            <text:p>1620</text:p>
          </table:table-cell>
          <table:table-cell office:value-type="float" office:value="500" calcext:value-type="float">
            <text:p>500</text:p>
          </table:table-cell>
          <table:table-cell office:value-type="float" office:value="463" calcext:value-type="float">
            <text:p>463</text:p>
          </table:table-cell>
          <table:table-cell office:value-type="float" office:value="0.0255699544036456" calcext:value-type="float">
            <text:p>0,025569954403646</text:p>
          </table:table-cell>
          <table:table-cell office:value-type="float" office:value="0.037429663560863" calcext:value-type="float">
            <text:p>0,037429663560863</text:p>
          </table:table-cell>
          <table:table-cell office:value-type="float" office:value="0.285802469135802" calcext:value-type="float">
            <text:p>0,285802469135802</text:p>
          </table:table-cell>
          <table:table-cell office:value-type="float" office:value="0.926" calcext:value-type="float">
            <text:p>0,92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tdb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CGPU</text:p>
          </table:table-cell>
          <table:table-cell office:value-type="float" office:value="2475" calcext:value-type="float">
            <text:p>2475</text:p>
          </table:table-cell>
          <table:table-cell office:value-type="float" office:value="782" calcext:value-type="float">
            <text:p>782</text:p>
          </table:table-cell>
          <table:table-cell office:value-type="float" office:value="764" calcext:value-type="float">
            <text:p>764</text:p>
          </table:table-cell>
          <table:table-cell office:value-type="float" office:value="0.00514834205933913" calcext:value-type="float">
            <text:p>0,005148342059339</text:p>
          </table:table-cell>
          <table:table-cell office:value-type="float" office:value="0.00906452624393856" calcext:value-type="float">
            <text:p>0,009064526243939</text:p>
          </table:table-cell>
          <table:table-cell office:value-type="float" office:value="0.308686868686869" calcext:value-type="float">
            <text:p>0,308686868686869</text:p>
          </table:table-cell>
          <table:table-cell office:value-type="float" office:value="0.976982097186701" calcext:value-type="float">
            <text:p>0,97698209718670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tdbp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CGPU</text:p>
          </table:table-cell>
          <table:table-cell office:value-type="float" office:value="1415" calcext:value-type="float">
            <text:p>1415</text:p>
          </table:table-cell>
          <table:table-cell office:value-type="float" office:value="984" calcext:value-type="float">
            <text:p>984</text:p>
          </table:table-cell>
          <table:table-cell office:value-type="float" office:value="702" calcext:value-type="float">
            <text:p>702</text:p>
          </table:table-cell>
          <table:table-cell office:value-type="float" office:value="-0.00476812282367847" calcext:value-type="float">
            <text:p>-0,004768122823678</text:p>
          </table:table-cell>
          <table:table-cell office:value-type="float" office:value="0.0447982450942335" calcext:value-type="float">
            <text:p>0,044798245094234</text:p>
          </table:table-cell>
          <table:table-cell office:value-type="float" office:value="0.496113074204947" calcext:value-type="float">
            <text:p>0,496113074204947</text:p>
          </table:table-cell>
          <table:table-cell office:value-type="float" office:value="0.713414634146341" calcext:value-type="float">
            <text:p>0,71341463414634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tdbp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CGPU</text:p>
          </table:table-cell>
          <table:table-cell office:value-type="float" office:value="2001" calcext:value-type="float">
            <text:p>2001</text:p>
          </table:table-cell>
          <table:table-cell office:value-type="float" office:value="780" calcext:value-type="float">
            <text:p>780</text:p>
          </table:table-cell>
          <table:table-cell office:value-type="float" office:value="745" calcext:value-type="float">
            <text:p>745</text:p>
          </table:table-cell>
          <table:table-cell office:value-type="float" office:value="0.00598806860552051" calcext:value-type="float">
            <text:p>0,005988068605521</text:p>
          </table:table-cell>
          <table:table-cell office:value-type="float" office:value="0.0270681042395036" calcext:value-type="float">
            <text:p>0,027068104239504</text:p>
          </table:table-cell>
          <table:table-cell office:value-type="float" office:value="0.372313843078461" calcext:value-type="float">
            <text:p>0,372313843078461</text:p>
          </table:table-cell>
          <table:table-cell office:value-type="float" office:value="0.955128205128205" calcext:value-type="float">
            <text:p>0,95512820512820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tdbp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CGPU</text:p>
          </table:table-cell>
          <table:table-cell office:value-type="float" office:value="1257" calcext:value-type="float">
            <text:p>1257</text:p>
          </table:table-cell>
          <table:table-cell office:value-type="float" office:value="1483" calcext:value-type="float">
            <text:p>1483</text:p>
          </table:table-cell>
          <table:table-cell office:value-type="float" office:value="1091" calcext:value-type="float">
            <text:p>1091</text:p>
          </table:table-cell>
          <table:table-cell office:value-type="float" office:value="0.00370200631428844" calcext:value-type="float">
            <text:p>0,003702006314288</text:p>
          </table:table-cell>
          <table:table-cell office:value-type="float" office:value="0.0219919165326481" calcext:value-type="float">
            <text:p>0,021991916532648</text:p>
          </table:table-cell>
          <table:table-cell office:value-type="float" office:value="0.86793953858393" calcext:value-type="float">
            <text:p>0,86793953858393</text:p>
          </table:table-cell>
          <table:table-cell office:value-type="float" office:value="0.735670937289278" calcext:value-type="float">
            <text:p>0,73567093728927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tdbp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CGPU</text:p>
          </table:table-cell>
          <table:table-cell office:value-type="float" office:value="2099" calcext:value-type="float">
            <text:p>2099</text:p>
          </table:table-cell>
          <table:table-cell office:value-type="float" office:value="1327" calcext:value-type="float">
            <text:p>1327</text:p>
          </table:table-cell>
          <table:table-cell office:value-type="float" office:value="1218" calcext:value-type="float">
            <text:p>1218</text:p>
          </table:table-cell>
          <table:table-cell office:value-type="float" office:value="0.00511311804415297" calcext:value-type="float">
            <text:p>0,005113118044153</text:p>
          </table:table-cell>
          <table:table-cell office:value-type="float" office:value="0.0167699432316434" calcext:value-type="float">
            <text:p>0,016769943231643</text:p>
          </table:table-cell>
          <table:table-cell office:value-type="float" office:value="0.580276322058123" calcext:value-type="float">
            <text:p>0,580276322058123</text:p>
          </table:table-cell>
          <table:table-cell office:value-type="float" office:value="0.917859834212509" calcext:value-type="float">
            <text:p>0,91785983421250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tdb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CGPU</text:p>
          </table:table-cell>
          <table:table-cell office:value-type="float" office:value="1994" calcext:value-type="float">
            <text:p>1994</text:p>
          </table:table-cell>
          <table:table-cell office:value-type="float" office:value="1550" calcext:value-type="float">
            <text:p>1550</text:p>
          </table:table-cell>
          <table:table-cell office:value-type="float" office:value="1548" calcext:value-type="float">
            <text:p>1548</text:p>
          </table:table-cell>
          <table:table-cell office:value-type="float" office:value="0.00462962962963093" calcext:value-type="float">
            <text:p>0,004629629629631</text:p>
          </table:table-cell>
          <table:table-cell office:value-type="float" office:value="0.00227024271342542" calcext:value-type="float">
            <text:p>0,002270242713425</text:p>
          </table:table-cell>
          <table:table-cell office:value-type="float" office:value="0.776328986960883" calcext:value-type="float">
            <text:p>0,776328986960883</text:p>
          </table:table-cell>
          <table:table-cell office:value-type="float" office:value="0.998709677419355" calcext:value-type="float">
            <text:p>0,998709677419355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3"/>
          <table:table-cell office:value-type="string" calcext:value-type="string">
            <text:p>WT DELIN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tdb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TDelin</text:p>
          </table:table-cell>
          <table:table-cell office:value-type="float" office:value="7333" calcext:value-type="float">
            <text:p>7333</text:p>
          </table:table-cell>
          <table:table-cell office:value-type="float" office:value="2269" calcext:value-type="float">
            <text:p>2269</text:p>
          </table:table-cell>
          <table:table-cell office:value-type="float" office:value="2207" calcext:value-type="float">
            <text:p>2207</text:p>
          </table:table-cell>
          <table:table-cell office:value-type="float" office:value="0.010970145496651" calcext:value-type="float">
            <text:p>0,010970145496651</text:p>
          </table:table-cell>
          <table:table-cell office:value-type="float" office:value="0.0850947509309058" calcext:value-type="float">
            <text:p>0,085094750930906</text:p>
          </table:table-cell>
          <table:table-cell office:value-type="float" office:value="0.300968225828447" calcext:value-type="float">
            <text:p>0,300968225828447</text:p>
          </table:table-cell>
          <table:table-cell office:value-type="float" office:value="0.972675187307184" calcext:value-type="float">
            <text:p>0,972675187307184</text:p>
          </table:table-cell>
          <table:table-cell table:number-columns-repeated="3"/>
          <table:table-cell office:value-type="string" calcext:value-type="string">
            <text:p>/ ECGPU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tdb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TDelin</text:p>
          </table:table-cell>
          <table:table-cell office:value-type="float" office:value="4892" calcext:value-type="float">
            <text:p>4892</text:p>
          </table:table-cell>
          <table:table-cell office:value-type="float" office:value="1400" calcext:value-type="float">
            <text:p>1400</text:p>
          </table:table-cell>
          <table:table-cell office:value-type="float" office:value="1167" calcext:value-type="float">
            <text:p>1167</text:p>
          </table:table-cell>
          <table:table-cell office:value-type="float" office:value="0.0201037798724193" calcext:value-type="float">
            <text:p>0,020103779872419</text:p>
          </table:table-cell>
          <table:table-cell office:value-type="float" office:value="0.0583424145594614" calcext:value-type="float">
            <text:p>0,058342414559461</text:p>
          </table:table-cell>
          <table:table-cell office:value-type="float" office:value="0.238552739165985" calcext:value-type="float">
            <text:p>0,238552739165985</text:p>
          </table:table-cell>
          <table:table-cell office:value-type="float" office:value="0.833571428571429" calcext:value-type="float">
            <text:p>0,833571428571429</text:p>
          </table:table-cell>
          <table:table-cell table:number-columns-repeated="3"/>
          <table:table-cell office:value-type="string" calcext:value-type="string">
            <text:p>MITDB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tdb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TDelin</text:p>
          </table:table-cell>
          <table:table-cell office:value-type="float" office:value="5647" calcext:value-type="float">
            <text:p>5647</text:p>
          </table:table-cell>
          <table:table-cell office:value-type="float" office:value="1927" calcext:value-type="float">
            <text:p>1927</text:p>
          </table:table-cell>
          <table:table-cell office:value-type="float" office:value="1650" calcext:value-type="float">
            <text:p>1650</text:p>
          </table:table-cell>
          <table:table-cell office:value-type="float" office:value="0.0179023569023563" calcext:value-type="float">
            <text:p>0,017902356902356</text:p>
          </table:table-cell>
          <table:table-cell office:value-type="float" office:value="0.0628579343313109" calcext:value-type="float">
            <text:p>0,062857934331311</text:p>
          </table:table-cell>
          <table:table-cell office:value-type="float" office:value="0.292190543651496" calcext:value-type="float">
            <text:p>0,292190543651496</text:p>
          </table:table-cell>
          <table:table-cell office:value-type="float" office:value="0.856253243383498" calcext:value-type="float">
            <text:p>0,856253243383498</text:p>
          </table:table-cell>
          <table:table-cell table:number-columns-repeated="3"/>
          <table:table-cell office:value-type="string" calcext:value-type="string">
            <text:p>PWAEV ANNOT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tdb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TDelin</text:p>
          </table:table-cell>
          <table:table-cell office:value-type="float" office:value="5254" calcext:value-type="float">
            <text:p>5254</text:p>
          </table:table-cell>
          <table:table-cell office:value-type="float" office:value="1807" calcext:value-type="float">
            <text:p>1807</text:p>
          </table:table-cell>
          <table:table-cell office:value-type="float" office:value="1473" calcext:value-type="float">
            <text:p>1473</text:p>
          </table:table-cell>
          <table:table-cell office:value-type="float" office:value="0.00758467224862221" calcext:value-type="float">
            <text:p>0,007584672248622</text:p>
          </table:table-cell>
          <table:table-cell office:value-type="float" office:value="0.0562674089719688" calcext:value-type="float">
            <text:p>0,056267408971969</text:p>
          </table:table-cell>
          <table:table-cell office:value-type="float" office:value="0.280357822611344" calcext:value-type="float">
            <text:p>0,280357822611344</text:p>
          </table:table-cell>
          <table:table-cell office:value-type="float" office:value="0.815163254012175" calcext:value-type="float">
            <text:p>0,81516325401217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tdb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TDelin</text:p>
          </table:table-cell>
          <table:table-cell office:value-type="float" office:value="3867" calcext:value-type="float">
            <text:p>3867</text:p>
          </table:table-cell>
          <table:table-cell office:value-type="float" office:value="1512" calcext:value-type="float">
            <text:p>1512</text:p>
          </table:table-cell>
          <table:table-cell office:value-type="float" office:value="1467" calcext:value-type="float">
            <text:p>1467</text:p>
          </table:table-cell>
          <table:table-cell office:value-type="float" office:value="0.0181492842535755" calcext:value-type="float">
            <text:p>0,018149284253576</text:p>
          </table:table-cell>
          <table:table-cell office:value-type="float" office:value="0.0833419508708771" calcext:value-type="float">
            <text:p>0,083341950870877</text:p>
          </table:table-cell>
          <table:table-cell office:value-type="float" office:value="0.379363847944143" calcext:value-type="float">
            <text:p>0,379363847944143</text:p>
          </table:table-cell>
          <table:table-cell office:value-type="float" office:value="0.970238095238095" calcext:value-type="float">
            <text:p>0,97023809523809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tdb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TDelin</text:p>
          </table:table-cell>
          <table:table-cell office:value-type="float" office:value="4464" calcext:value-type="float">
            <text:p>4464</text:p>
          </table:table-cell>
          <table:table-cell office:value-type="float" office:value="1543" calcext:value-type="float">
            <text:p>1543</text:p>
          </table:table-cell>
          <table:table-cell office:value-type="float" office:value="1517" calcext:value-type="float">
            <text:p>1517</text:p>
          </table:table-cell>
          <table:table-cell office:value-type="float" office:value="0.0572035450084222" calcext:value-type="float">
            <text:p>0,057203545008422</text:p>
          </table:table-cell>
          <table:table-cell office:value-type="float" office:value="0.0561194216662389" calcext:value-type="float">
            <text:p>0,056119421666239</text:p>
          </table:table-cell>
          <table:table-cell office:value-type="float" office:value="0.339829749103943" calcext:value-type="float">
            <text:p>0,339829749103943</text:p>
          </table:table-cell>
          <table:table-cell office:value-type="float" office:value="0.983149708360337" calcext:value-type="float">
            <text:p>0,983149708360337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tdb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TDelin</text:p>
          </table:table-cell>
          <table:table-cell office:value-type="float" office:value="6124" calcext:value-type="float">
            <text:p>6124</text:p>
          </table:table-cell>
          <table:table-cell office:value-type="float" office:value="260" calcext:value-type="float">
            <text:p>260</text:p>
          </table:table-cell>
          <table:table-cell office:value-type="float" office:value="92" calcext:value-type="float">
            <text:p>92</text:p>
          </table:table-cell>
          <table:table-cell office:value-type="float" office:value="0.0201388888888964" calcext:value-type="float">
            <text:p>0,020138888888897</text:p>
          </table:table-cell>
          <table:table-cell office:value-type="float" office:value="0.0373501321799628" calcext:value-type="float">
            <text:p>0,037350132179963</text:p>
          </table:table-cell>
          <table:table-cell office:value-type="float" office:value="0.0150228608752449" calcext:value-type="float">
            <text:p>0,015022860875245</text:p>
          </table:table-cell>
          <table:table-cell office:value-type="float" office:value="0.353846153846154" calcext:value-type="float">
            <text:p>0,35384615384615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tdbp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TDelin</text:p>
          </table:table-cell>
          <table:table-cell office:value-type="float" office:value="4856" calcext:value-type="float">
            <text:p>4856</text:p>
          </table:table-cell>
          <table:table-cell office:value-type="float" office:value="1324" calcext:value-type="float">
            <text:p>1324</text:p>
          </table:table-cell>
          <table:table-cell office:value-type="float" office:value="340" calcext:value-type="float">
            <text:p>340</text:p>
          </table:table-cell>
          <table:table-cell office:value-type="float" office:value="-0.0297385620915037" calcext:value-type="float">
            <text:p>-0,029738562091504</text:p>
          </table:table-cell>
          <table:table-cell office:value-type="float" office:value="0.071843304042676" calcext:value-type="float">
            <text:p>0,071843304042676</text:p>
          </table:table-cell>
          <table:table-cell office:value-type="float" office:value="0.0700164744645799" calcext:value-type="float">
            <text:p>0,07001647446458</text:p>
          </table:table-cell>
          <table:table-cell office:value-type="float" office:value="0.256797583081571" calcext:value-type="float">
            <text:p>0,25679758308157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tdbp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WTDelin</text:p>
          </table:table-cell>
          <table:table-cell office:value-type="float" office:value="5793" calcext:value-type="float">
            <text:p>5793</text:p>
          </table:table-cell>
          <table:table-cell office:value-type="float" office:value="2004" calcext:value-type="float">
            <text:p>2004</text:p>
          </table:table-cell>
          <table:table-cell office:value-type="float" office:value="836" calcext:value-type="float">
            <text:p>836</text:p>
          </table:table-cell>
          <table:table-cell office:value-type="float" office:value="0.0108851674641111" calcext:value-type="float">
            <text:p>0,010885167464111</text:p>
          </table:table-cell>
          <table:table-cell office:value-type="float" office:value="0.0485601491905236" calcext:value-type="float">
            <text:p>0,048560149190524</text:p>
          </table:table-cell>
          <table:table-cell office:value-type="float" office:value="0.144312100811324" calcext:value-type="float">
            <text:p>0,144312100811324</text:p>
          </table:table-cell>
          <table:table-cell office:value-type="float" office:value="0.417165668662675" calcext:value-type="float">
            <text:p>0,41716566866267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tdbp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WTDelin</text:p>
          </table:table-cell>
          <table:table-cell office:value-type="float" office:value="6869" calcext:value-type="float">
            <text:p>6869</text:p>
          </table:table-cell>
          <table:table-cell office:value-type="float" office:value="2195" calcext:value-type="float">
            <text:p>2195</text:p>
          </table:table-cell>
          <table:table-cell office:value-type="float" office:value="1712" calcext:value-type="float">
            <text:p>1712</text:p>
          </table:table-cell>
          <table:table-cell office:value-type="float" office:value="-0.00349980529594948" calcext:value-type="float">
            <text:p>-0,003499805295949</text:p>
          </table:table-cell>
          <table:table-cell office:value-type="float" office:value="0.0584830837566718" calcext:value-type="float">
            <text:p>0,058483083756672</text:p>
          </table:table-cell>
          <table:table-cell office:value-type="float" office:value="0.249235696607949" calcext:value-type="float">
            <text:p>0,249235696607949</text:p>
          </table:table-cell>
          <table:table-cell office:value-type="float" office:value="0.77995444191344" calcext:value-type="float">
            <text:p>0,7799544419134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tdbp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WTDelin</text:p>
          </table:table-cell>
          <table:table-cell office:value-type="float" office:value="8276" calcext:value-type="float">
            <text:p>8276</text:p>
          </table:table-cell>
          <table:table-cell office:value-type="float" office:value="2109" calcext:value-type="float">
            <text:p>2109</text:p>
          </table:table-cell>
          <table:table-cell office:value-type="float" office:value="1203" calcext:value-type="float">
            <text:p>1203</text:p>
          </table:table-cell>
          <table:table-cell office:value-type="float" office:value="0.0064884086081107" calcext:value-type="float">
            <text:p>0,006488408608111</text:p>
          </table:table-cell>
          <table:table-cell office:value-type="float" office:value="0.0323922294068159" calcext:value-type="float">
            <text:p>0,032392229406816</text:p>
          </table:table-cell>
          <table:table-cell office:value-type="float" office:value="0.145360077332044" calcext:value-type="float">
            <text:p>0,145360077332044</text:p>
          </table:table-cell>
          <table:table-cell office:value-type="float" office:value="0.570412517780939" calcext:value-type="float">
            <text:p>0,57041251778093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tdb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WTDelin</text:p>
          </table:table-cell>
          <table:table-cell office:value-type="float" office:value="4934" calcext:value-type="float">
            <text:p>4934</text:p>
          </table:table-cell>
          <table:table-cell office:value-type="float" office:value="1569" calcext:value-type="float">
            <text:p>1569</text:p>
          </table:table-cell>
          <table:table-cell office:value-type="float" office:value="1564" calcext:value-type="float">
            <text:p>1564</text:p>
          </table:table-cell>
          <table:table-cell office:value-type="float" office:value="-0.0300387183859057" calcext:value-type="float">
            <text:p>-0,030038718385906</text:p>
          </table:table-cell>
          <table:table-cell office:value-type="float" office:value="0.035864409126421" calcext:value-type="float">
            <text:p>0,035864409126421</text:p>
          </table:table-cell>
          <table:table-cell office:value-type="float" office:value="0.316984191325497" calcext:value-type="float">
            <text:p>0,316984191325497</text:p>
          </table:table-cell>
          <table:table-cell office:value-type="float" office:value="0.996813256851498" calcext:value-type="float">
            <text:p>0,996813256851498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4"/>
          <table:table-cell office:value-type="string" calcext:value-type="string">
            <text:p>WT DEL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3"/>
          <table:table-cell office:value-type="string" calcext:value-type="string">
            <text:p>/ ECGPU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tdb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TDelin</text:p>
          </table:table-cell>
          <table:table-cell office:value-type="float" office:value="7333" calcext:value-type="float">
            <text:p>7333</text:p>
          </table:table-cell>
          <table:table-cell office:value-type="float" office:value="2269" calcext:value-type="float">
            <text:p>2269</text:p>
          </table:table-cell>
          <table:table-cell office:value-type="float" office:value="230" calcext:value-type="float">
            <text:p>230</text:p>
          </table:table-cell>
          <table:table-cell office:value-type="float" office:value="0.00149758454107255" calcext:value-type="float">
            <text:p>0,001497584541073</text:p>
          </table:table-cell>
          <table:table-cell office:value-type="float" office:value="0.0301394303175491" calcext:value-type="float">
            <text:p>0,030139430317549</text:p>
          </table:table-cell>
          <table:table-cell office:value-type="float" office:value="0.0313650620482749" calcext:value-type="float">
            <text:p>0,031365062048275</text:p>
          </table:table-cell>
          <table:table-cell office:value-type="float" office:value="0.101366240634641" calcext:value-type="float">
            <text:p>0,101366240634641</text:p>
          </table:table-cell>
          <table:table-cell table:number-columns-repeated="3"/>
          <table:table-cell office:value-type="string" calcext:value-type="string">
            <text:p>MITDB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tdb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TDelin</text:p>
          </table:table-cell>
          <table:table-cell office:value-type="float" office:value="4892" calcext:value-type="float">
            <text:p>4892</text:p>
          </table:table-cell>
          <table:table-cell office:value-type="float" office:value="1400" calcext:value-type="float">
            <text:p>1400</text:p>
          </table:table-cell>
          <table:table-cell office:value-type="float" office:value="1350" calcext:value-type="float">
            <text:p>1350</text:p>
          </table:table-cell>
          <table:table-cell office:value-type="float" office:value="0.00936625514403174" calcext:value-type="float">
            <text:p>0,009366255144032</text:p>
          </table:table-cell>
          <table:table-cell office:value-type="float" office:value="0.00860707139092751" calcext:value-type="float">
            <text:p>0,008607071390928</text:p>
          </table:table-cell>
          <table:table-cell office:value-type="float" office:value="0.275960752248569" calcext:value-type="float">
            <text:p>0,275960752248569</text:p>
          </table:table-cell>
          <table:table-cell office:value-type="float" office:value="0.964285714285714" calcext:value-type="float">
            <text:p>0,964285714285714</text:p>
          </table:table-cell>
          <table:table-cell table:number-columns-repeated="3"/>
          <table:table-cell office:value-type="string" calcext:value-type="string">
            <text:p>TWAVE ANNOT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tdb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TDelin</text:p>
          </table:table-cell>
          <table:table-cell office:value-type="float" office:value="5647" calcext:value-type="float">
            <text:p>5647</text:p>
          </table:table-cell>
          <table:table-cell office:value-type="float" office:value="1927" calcext:value-type="float">
            <text:p>1927</text:p>
          </table:table-cell>
          <table:table-cell office:value-type="float" office:value="1914" calcext:value-type="float">
            <text:p>1914</text:p>
          </table:table-cell>
          <table:table-cell office:value-type="float" office:value="0.00844508301404787" calcext:value-type="float">
            <text:p>0,008445083014048</text:p>
          </table:table-cell>
          <table:table-cell office:value-type="float" office:value="0.00879783964294739" calcext:value-type="float">
            <text:p>0,008797839642947</text:p>
          </table:table-cell>
          <table:table-cell office:value-type="float" office:value="0.338941030635736" calcext:value-type="float">
            <text:p>0,338941030635736</text:p>
          </table:table-cell>
          <table:table-cell office:value-type="float" office:value="0.993253762324857" calcext:value-type="float">
            <text:p>0,99325376232485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tdb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TDelin</text:p>
          </table:table-cell>
          <table:table-cell office:value-type="float" office:value="5254" calcext:value-type="float">
            <text:p>5254</text:p>
          </table:table-cell>
          <table:table-cell office:value-type="float" office:value="1807" calcext:value-type="float">
            <text:p>1807</text:p>
          </table:table-cell>
          <table:table-cell office:value-type="float" office:value="1515" calcext:value-type="float">
            <text:p>1515</text:p>
          </table:table-cell>
          <table:table-cell office:value-type="float" office:value="0.000810414374767135" calcext:value-type="float">
            <text:p>0,000810414374767</text:p>
          </table:table-cell>
          <table:table-cell office:value-type="float" office:value="0.0377632583123329" calcext:value-type="float">
            <text:p>0,037763258312333</text:p>
          </table:table-cell>
          <table:table-cell office:value-type="float" office:value="0.288351732013704" calcext:value-type="float">
            <text:p>0,288351732013704</text:p>
          </table:table-cell>
          <table:table-cell office:value-type="float" office:value="0.838406198118428" calcext:value-type="float">
            <text:p>0,838406198118428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tdb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TDelin</text:p>
          </table:table-cell>
          <table:table-cell office:value-type="float" office:value="3867" calcext:value-type="float">
            <text:p>3867</text:p>
          </table:table-cell>
          <table:table-cell office:value-type="float" office:value="1512" calcext:value-type="float">
            <text:p>1512</text:p>
          </table:table-cell>
          <table:table-cell office:value-type="float" office:value="1401" calcext:value-type="float">
            <text:p>1401</text:p>
          </table:table-cell>
          <table:table-cell office:value-type="float" office:value="0.00143746530256011" calcext:value-type="float">
            <text:p>0,00143746530256</text:p>
          </table:table-cell>
          <table:table-cell office:value-type="float" office:value="0.028986302762802" calcext:value-type="float">
            <text:p>0,028986302762802</text:p>
          </table:table-cell>
          <table:table-cell office:value-type="float" office:value="0.362296353762607" calcext:value-type="float">
            <text:p>0,362296353762607</text:p>
          </table:table-cell>
          <table:table-cell office:value-type="float" office:value="0.926587301587302" calcext:value-type="float">
            <text:p>0,9265873015873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tdb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TDelin</text:p>
          </table:table-cell>
          <table:table-cell office:value-type="float" office:value="4464" calcext:value-type="float">
            <text:p>4464</text:p>
          </table:table-cell>
          <table:table-cell office:value-type="float" office:value="1543" calcext:value-type="float">
            <text:p>1543</text:p>
          </table:table-cell>
          <table:table-cell office:value-type="float" office:value="1184" calcext:value-type="float">
            <text:p>1184</text:p>
          </table:table-cell>
          <table:table-cell office:value-type="float" office:value="0.00700544294294812" calcext:value-type="float">
            <text:p>0,007005442942948</text:p>
          </table:table-cell>
          <table:table-cell office:value-type="float" office:value="0.0187991911614705" calcext:value-type="float">
            <text:p>0,018799191161471</text:p>
          </table:table-cell>
          <table:table-cell office:value-type="float" office:value="0.265232974910394" calcext:value-type="float">
            <text:p>0,265232974910394</text:p>
          </table:table-cell>
          <table:table-cell office:value-type="float" office:value="0.767336357744653" calcext:value-type="float">
            <text:p>0,767336357744653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tdb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TDelin</text:p>
          </table:table-cell>
          <table:table-cell office:value-type="float" office:value="6124" calcext:value-type="float">
            <text:p>6124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-0.0427777777778147" calcext:value-type="float">
            <text:p>-0,042777777777815</text:p>
          </table:table-cell>
          <table:table-cell office:value-type="float" office:value="0.0569979423497402" calcext:value-type="float">
            <text:p>0,05699794234974</text:p>
          </table:table-cell>
          <table:table-cell office:value-type="float" office:value="0.000816459830176355" calcext:value-type="float">
            <text:p>0,000816459830176</text:p>
          </table:table-cell>
          <table:table-cell office:value-type="float" office:value="0.0192307692307692" calcext:value-type="float">
            <text:p>0,01923076923076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tdbp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TDelin</text:p>
          </table:table-cell>
          <table:table-cell office:value-type="float" office:value="4856" calcext:value-type="float">
            <text:p>4856</text:p>
          </table:table-cell>
          <table:table-cell office:value-type="float" office:value="1324" calcext:value-type="float">
            <text:p>1324</text:p>
          </table:table-cell>
          <table:table-cell office:value-type="float" office:value="1112" calcext:value-type="float">
            <text:p>1112</text:p>
          </table:table-cell>
          <table:table-cell office:value-type="float" office:value="0.00616007194244419" calcext:value-type="float">
            <text:p>0,006160071942444</text:p>
          </table:table-cell>
          <table:table-cell office:value-type="float" office:value="0.0311784012504422" calcext:value-type="float">
            <text:p>0,031178401250442</text:p>
          </table:table-cell>
          <table:table-cell office:value-type="float" office:value="0.228995057660626" calcext:value-type="float">
            <text:p>0,228995057660626</text:p>
          </table:table-cell>
          <table:table-cell office:value-type="float" office:value="0.83987915407855" calcext:value-type="float">
            <text:p>0,8398791540785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tdbp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WTDelin</text:p>
          </table:table-cell>
          <table:table-cell office:value-type="float" office:value="5793" calcext:value-type="float">
            <text:p>5793</text:p>
          </table:table-cell>
          <table:table-cell office:value-type="float" office:value="2004" calcext:value-type="float">
            <text:p>2004</text:p>
          </table:table-cell>
          <table:table-cell office:value-type="float" office:value="904" calcext:value-type="float">
            <text:p>904</text:p>
          </table:table-cell>
          <table:table-cell office:value-type="float" office:value="0.0119438298918376" calcext:value-type="float">
            <text:p>0,011943829891838</text:p>
          </table:table-cell>
          <table:table-cell office:value-type="float" office:value="0.0306884790833292" calcext:value-type="float">
            <text:p>0,030688479083329</text:p>
          </table:table-cell>
          <table:table-cell office:value-type="float" office:value="0.156050405662006" calcext:value-type="float">
            <text:p>0,156050405662006</text:p>
          </table:table-cell>
          <table:table-cell office:value-type="float" office:value="0.451097804391218" calcext:value-type="float">
            <text:p>0,45109780439121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tdbp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WTDelin</text:p>
          </table:table-cell>
          <table:table-cell office:value-type="float" office:value="6869" calcext:value-type="float">
            <text:p>6869</text:p>
          </table:table-cell>
          <table:table-cell office:value-type="float" office:value="2195" calcext:value-type="float">
            <text:p>2195</text:p>
          </table:table-cell>
          <table:table-cell office:value-type="float" office:value="1628" calcext:value-type="float">
            <text:p>1628</text:p>
          </table:table-cell>
          <table:table-cell office:value-type="float" office:value="0.00106981981982078" calcext:value-type="float">
            <text:p>0,001069819819821</text:p>
          </table:table-cell>
          <table:table-cell office:value-type="float" office:value="0.0581560818694918" calcext:value-type="float">
            <text:p>0,058156081869492</text:p>
          </table:table-cell>
          <table:table-cell office:value-type="float" office:value="0.237006842335129" calcext:value-type="float">
            <text:p>0,237006842335129</text:p>
          </table:table-cell>
          <table:table-cell office:value-type="float" office:value="0.741685649202733" calcext:value-type="float">
            <text:p>0,74168564920273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tdbp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WTDelin</text:p>
          </table:table-cell>
          <table:table-cell office:value-type="float" office:value="8276" calcext:value-type="float">
            <text:p>8276</text:p>
          </table:table-cell>
          <table:table-cell office:value-type="float" office:value="2109" calcext:value-type="float">
            <text:p>2109</text:p>
          </table:table-cell>
          <table:table-cell office:value-type="float" office:value="453" calcext:value-type="float">
            <text:p>453</text:p>
          </table:table-cell>
          <table:table-cell office:value-type="float" office:value="-0.00858474368408895" calcext:value-type="float">
            <text:p>-0,008584743684089</text:p>
          </table:table-cell>
          <table:table-cell office:value-type="float" office:value="0.0652694324537813" calcext:value-type="float">
            <text:p>0,065269432453781</text:p>
          </table:table-cell>
          <table:table-cell office:value-type="float" office:value="0.0547365877235379" calcext:value-type="float">
            <text:p>0,054736587723538</text:p>
          </table:table-cell>
          <table:table-cell office:value-type="float" office:value="0.214793741109531" calcext:value-type="float">
            <text:p>0,21479374110953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tdbp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WTDelin</text:p>
          </table:table-cell>
          <table:table-cell office:value-type="float" office:value="4934" calcext:value-type="float">
            <text:p>4934</text:p>
          </table:table-cell>
          <table:table-cell office:value-type="float" office:value="1569" calcext:value-type="float">
            <text:p>1569</text:p>
          </table:table-cell>
          <table:table-cell office:value-type="float" office:value="1237" calcext:value-type="float">
            <text:p>1237</text:p>
          </table:table-cell>
          <table:table-cell office:value-type="float" office:value="0.0102667744543251" calcext:value-type="float">
            <text:p>0,010266774454325</text:p>
          </table:table-cell>
          <table:table-cell office:value-type="float" office:value="0.010871538814111" calcext:value-type="float">
            <text:p>0,010871538814111</text:p>
          </table:table-cell>
          <table:table-cell office:value-type="float" office:value="0.250709363599514" calcext:value-type="float">
            <text:p>0,250709363599514</text:p>
          </table:table-cell>
          <table:table-cell office:value-type="float" office:value="0.788400254939452" calcext:value-type="float">
            <text:p>0,788400254939452</text:p>
          </table:table-cell>
          <table:table-cell table:number-columns-repeated="10"/>
        </table:table-row>
      </table:table>
      <table:table table:name="Arkusz3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ud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72000000000001" calcext:value-type="float">
            <text:p>0,0172</text:p>
          </table:table-cell>
          <table:table-cell office:value-type="float" office:value="0.00430813184570724" calcext:value-type="float">
            <text:p>0,004308131845707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714285714285714" calcext:value-type="float">
            <text:p>0,71428571428571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d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82857142857142" calcext:value-type="float">
            <text:p>0,018285714285714</text:p>
          </table:table-cell>
          <table:table-cell office:value-type="float" office:value="0.0031036515689144" calcext:value-type="float">
            <text:p>0,003103651568914</text:p>
          </table:table-cell>
          <table:table-cell office:value-type="float" office:value="0.28" calcext:value-type="float">
            <text:p>0,28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string" calcext:value-type="string">
            <text:p>WTDELI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db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0.0402500000000002" calcext:value-type="float">
            <text:p>-0,04025</text:p>
          </table:table-cell>
          <table:table-cell office:value-type="float" office:value="0.0242577307265128" calcext:value-type="float">
            <text:p>0,024257730726513</text:p>
          </table:table-cell>
          <table:table-cell office:value-type="float" office:value="0.32" calcext:value-type="float">
            <text:p>0,32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LUD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0.0209999999999999" calcext:value-type="float">
            <text:p>-0,021</text:p>
          </table:table-cell>
          <table:table-cell office:value-type="float" office:value="0.0312889756943239" calcext:value-type="float">
            <text:p>0,031288975694324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2"/>
          <table:table-cell office:value-type="string" calcext:value-type="string">
            <text:p>T WAV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db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213333333333332" calcext:value-type="float">
            <text:p>0,021333333333333</text:p>
          </table:table-cell>
          <table:table-cell office:value-type="float" office:value="0.00298142396999979" calcext:value-type="float">
            <text:p>0,00298142397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db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900000000000015" calcext:value-type="float">
            <text:p>0,009</text:p>
          </table:table-cell>
          <table:table-cell office:value-type="float" office:value="0.0571751694356913" calcext:value-type="float">
            <text:p>0,057175169435691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db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294285714285715" calcext:value-type="float">
            <text:p>0,029428571428572</text:p>
          </table:table-cell>
          <table:table-cell office:value-type="float" office:value="0.00738448456189727" calcext:value-type="float">
            <text:p>0,00738448456189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db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0.0166666666666666" calcext:value-type="float">
            <text:p>-0,016666666666667</text:p>
          </table:table-cell>
          <table:table-cell office:value-type="float" office:value="0.0360308509783243" calcext:value-type="float">
            <text:p>0,036030850978324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E2:.E201])" office:value-type="float" office:value="4746" calcext:value-type="float">
            <text:p>4746</text:p>
          </table:table-cell>
          <table:table-cell table:formula="of:=SUM([.F2:.F201])" office:value-type="float" office:value="2027" calcext:value-type="float">
            <text:p>2027</text:p>
          </table:table-cell>
          <table:table-cell table:formula="of:=SUM([.G2:.G201])" office:value-type="float" office:value="1293" calcext:value-type="float">
            <text:p>1293</text:p>
          </table:table-cell>
          <table:table-cell table:formula="of:=SUM([.H2:.H201])/200" office:value-type="float" office:value="-0.0179181908924409" calcext:value-type="float">
            <text:p>-0,017918190892441</text:p>
          </table:table-cell>
          <table:table-cell table:formula="of:=SUM([.I2:.I201])/200" office:value-type="float" office:value="-0.0154921913203931" calcext:value-type="float">
            <text:p>-0,015492191320393</text:p>
          </table:table-cell>
          <table:table-cell table:formula="of:=SUM([.J2:.J201])/200" office:value-type="float" office:value="0.23327255803152" calcext:value-type="float">
            <text:p>0,23327255803152</text:p>
          </table:table-cell>
          <table:table-cell table:formula="of:=SUM([.K2:.K201])/200" office:value-type="float" office:value="0.584674639086404" calcext:value-type="float">
            <text:p>0,584674639086404</text:p>
          </table:table-cell>
          <table:table-cell table:formula="of:=2*([.R9]*[.S9])/([.R9]+[.S9])" office:value-type="float" office:value="0.333489861341693" calcext:value-type="float">
            <text:p>0,3334898613416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db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db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88571428571427" calcext:value-type="float">
            <text:p>0,018857142857143</text:p>
          </table:table-cell>
          <table:table-cell office:value-type="float" office:value="0.00279941684889498" calcext:value-type="float">
            <text:p>0,00279941684889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db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189999999999999" calcext:value-type="float">
            <text:p>0,019</text:p>
          </table:table-cell>
          <table:table-cell office:value-type="float" office:value="0.0047258156262525" calcext:value-type="float">
            <text:p>0,004725815626253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udb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.88178419700125E-017" calcext:value-type="float">
            <text:p>8,88E-17</text:p>
          </table:table-cell>
          <table:table-cell office:value-type="float" office:value="0.0382622529394178" calcext:value-type="float">
            <text:p>0,038262252939418</text:p>
          </table:table-cell>
          <table:table-cell office:value-type="float" office:value="0.263157894736842" calcext:value-type="float">
            <text:p>0,263157894736842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udb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db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0242222222222221" calcext:value-type="float">
            <text:p>0,024222222222222</text:p>
          </table:table-cell>
          <table:table-cell office:value-type="float" office:value="0.0105596483293483" calcext:value-type="float">
            <text:p>0,010559648329348</text:p>
          </table:table-cell>
          <table:table-cell office:value-type="float" office:value="0.264705882352941" calcext:value-type="float">
            <text:p>0,264705882352941</text:p>
          </table:table-cell>
          <table:table-cell office:value-type="float" office:value="0.692307692307692" calcext:value-type="float">
            <text:p>0,692307692307692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db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,07</text:p>
          </table:table-cell>
          <table:table-cell office:value-type="float" office:value="0.00726636084983404" calcext:value-type="float">
            <text:p>0,007266360849834</text:p>
          </table:table-cell>
          <table:table-cell office:value-type="float" office:value="0.227272727272727" calcext:value-type="float">
            <text:p>0,227272727272727</text:p>
          </table:table-cell>
          <table:table-cell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db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db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284999999999998" calcext:value-type="float">
            <text:p>0,0285</text:p>
          </table:table-cell>
          <table:table-cell office:value-type="float" office:value="0.0315396575758205" calcext:value-type="float">
            <text:p>0,031539657575821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db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462000000000002" calcext:value-type="float">
            <text:p>0,0462</text:p>
          </table:table-cell>
          <table:table-cell office:value-type="float" office:value="0.00568858506133107" calcext:value-type="float">
            <text:p>0,005688585061331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769230769230769" calcext:value-type="float">
            <text:p>0,769230769230769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db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57142857142856" calcext:value-type="float">
            <text:p>0,015714285714286</text:p>
          </table:table-cell>
          <table:table-cell office:value-type="float" office:value="0.00569998209807421" calcext:value-type="float">
            <text:p>0,005699982098074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db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0.032" calcext:value-type="float">
            <text:p>-0,032</text:p>
          </table:table-cell>
          <table:table-cell office:value-type="float" office:value="0.00595219047314285" calcext:value-type="float">
            <text:p>0,00595219047314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udb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udb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0.024" calcext:value-type="float">
            <text:p>-0,024</text:p>
          </table:table-cell>
          <table:table-cell office:value-type="float" office:value="0" calcext:value-type="float">
            <text:p>0</text:p>
          </table:table-cell>
          <table:table-cell office:value-type="float" office:value="0.032258064516129" calcext:value-type="float">
            <text:p>0,032258064516129</text:p>
          </table:table-cell>
          <table:table-cell office:value-type="float" office:value="0.0769230769230769" calcext:value-type="float">
            <text:p>0,076923076923077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udb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685714285714283" calcext:value-type="float">
            <text:p>0,006857142857143</text:p>
          </table:table-cell>
          <table:table-cell office:value-type="float" office:value="0.00777226886213455" calcext:value-type="float">
            <text:p>0,00777226886213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udb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udb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166666666666667" calcext:value-type="float">
            <text:p>0,016666666666667</text:p>
          </table:table-cell>
          <table:table-cell office:value-type="float" office:value="0.000942809041582064" calcext:value-type="float">
            <text:p>0,000942809041582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udb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22" calcext:value-type="float">
            <text:p>0,022</text:p>
          </table:table-cell>
          <table:table-cell office:value-type="float" office:value="0.0123288280059381" calcext:value-type="float">
            <text:p>0,012328828005938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udb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ud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udb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udb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226666666666667" calcext:value-type="float">
            <text:p>0,022666666666667</text:p>
          </table:table-cell>
          <table:table-cell office:value-type="float" office:value="0.00149071198499996" calcext:value-type="float">
            <text:p>0,001490711985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udb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0396666666666667" calcext:value-type="float">
            <text:p>0,039666666666667</text:p>
          </table:table-cell>
          <table:table-cell office:value-type="float" office:value="0.0131866936299016" calcext:value-type="float">
            <text:p>0,013186693629902</text:p>
          </table:table-cell>
          <table:table-cell office:value-type="float" office:value="0.24" calcext:value-type="float">
            <text:p>0,24</text:p>
          </table:table-cell>
          <table:table-cell office:value-type="float" office:value="0.545454545454545" calcext:value-type="float">
            <text:p>0,545454545454545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db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269999999999999" calcext:value-type="float">
            <text:p>0,027</text:p>
          </table:table-cell>
          <table:table-cell office:value-type="float" office:value="0.00282842712474611" calcext:value-type="float">
            <text:p>0,002828427124746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udb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68571428571428" calcext:value-type="float">
            <text:p>0,016857142857143</text:p>
          </table:table-cell>
          <table:table-cell office:value-type="float" office:value="0.005540205551333" calcext:value-type="float">
            <text:p>0,00554020555133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udb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TDeli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0999999999999996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6667" calcext:value-type="float">
            <text:p>0,066666666666667</text:p>
          </table:table-cell>
          <table:table-cell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udb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TDelin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-0.000333333333333574" calcext:value-type="float">
            <text:p>-0,000333333333334</text:p>
          </table:table-cell>
          <table:table-cell office:value-type="float" office:value="0.0425480120961406" calcext:value-type="float">
            <text:p>0,042548012096141</text:p>
          </table:table-cell>
          <table:table-cell office:value-type="float" office:value="0.461538461538462" calcext:value-type="float">
            <text:p>0,461538461538462</text:p>
          </table:table-cell>
          <table:table-cell office:value-type="float" office:value="0.818181818181818" calcext:value-type="float">
            <text:p>0,818181818181818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db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202857142857145" calcext:value-type="float">
            <text:p>0,020285714285715</text:p>
          </table:table-cell>
          <table:table-cell office:value-type="float" office:value="0.0016659862556701" calcext:value-type="float">
            <text:p>0,0016659862556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udb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0525000000000012" calcext:value-type="float">
            <text:p>0,00525</text:p>
          </table:table-cell>
          <table:table-cell office:value-type="float" office:value="0.0448769150009223" calcext:value-type="float">
            <text:p>0,044876915000922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udb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TDelin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0196923076923075" calcext:value-type="float">
            <text:p>0,019692307692308</text:p>
          </table:table-cell>
          <table:table-cell office:value-type="float" office:value="0.0425773226303261" calcext:value-type="float">
            <text:p>0,042577322630326</text:p>
          </table:table-cell>
          <table:table-cell office:value-type="float" office:value="0.448275862068966" calcext:value-type="float">
            <text:p>0,448275862068966</text:p>
          </table:table-cell>
          <table:table-cell office:value-type="float" office:value="0.764705882352941" calcext:value-type="float">
            <text:p>0,764705882352941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udb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299999999999999" calcext:value-type="float">
            <text:p>0,03</text:p>
          </table:table-cell>
          <table:table-cell office:value-type="float" office:value="0.0585491246732177" calcext:value-type="float">
            <text:p>0,058549124673218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db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501426536422412" calcext:value-type="float">
            <text:p>0,005014265364224</text:p>
          </table:table-cell>
          <table:table-cell office:value-type="float" office:value="0.28" calcext:value-type="float">
            <text:p>0,2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d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252982212813464" calcext:value-type="float">
            <text:p>0,002529822128135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db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0126666666666666" calcext:value-type="float">
            <text:p>0,012666666666667</text:p>
          </table:table-cell>
          <table:table-cell office:value-type="float" office:value="0.00471404520791035" calcext:value-type="float">
            <text:p>0,00471404520791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db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45714285714286" calcext:value-type="float">
            <text:p>0,014571428571429</text:p>
          </table:table-cell>
          <table:table-cell office:value-type="float" office:value="0.00520596204522543" calcext:value-type="float">
            <text:p>0,00520596204522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db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TDelin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-0.02675" calcext:value-type="float">
            <text:p>-0,02675</text:p>
          </table:table-cell>
          <table:table-cell office:value-type="float" office:value="0.0642723696466839" calcext:value-type="float">
            <text:p>0,064272369646684</text:p>
          </table:table-cell>
          <table:table-cell table:number-columns-repeated="2" office:value-type="float" office:value="0.470588235294118" calcext:value-type="float">
            <text:p>0,470588235294118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db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TDeli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38" calcext:value-type="float">
            <text:p>0,038</text:p>
          </table:table-cell>
          <table:table-cell office:value-type="float" office:value="0.0500000000000001" calcext:value-type="float">
            <text:p>0,05</text:p>
          </table:table-cell>
          <table:table-cell office:value-type="float" office:value="0.133333333333333" calcext:value-type="float">
            <text:p>0,13333333333333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db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99999999999998" calcext:value-type="float">
            <text:p>0,02</text:p>
          </table:table-cell>
          <table:table-cell office:value-type="float" office:value="0.0066932802122725" calcext:value-type="float">
            <text:p>0,006693280212273</text:p>
          </table:table-cell>
          <table:table-cell office:value-type="float" office:value="0.227272727272727" calcext:value-type="float">
            <text:p>0,227272727272727</text:p>
          </table:table-cell>
          <table:table-cell office:value-type="float" office:value="0.555555555555556" calcext:value-type="float">
            <text:p>0,555555555555556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udb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32000000000001" calcext:value-type="float">
            <text:p>0,0132</text:p>
          </table:table-cell>
          <table:table-cell office:value-type="float" office:value="0.00271293199324995" calcext:value-type="float">
            <text:p>0,00271293199325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udb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020396078054372" calcext:value-type="float">
            <text:p>0,002039607805437</text:p>
          </table:table-cell>
          <table:table-cell office:value-type="float" office:value="0.263157894736842" calcext:value-type="float">
            <text:p>0,263157894736842</text:p>
          </table:table-cell>
          <table:table-cell office:value-type="float" office:value="0.555555555555556" calcext:value-type="float">
            <text:p>0,555555555555556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udb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TDelin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udb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99999999999998" calcext:value-type="float">
            <text:p>0,02</text:p>
          </table:table-cell>
          <table:table-cell office:value-type="float" office:value="0.00538516480713445" calcext:value-type="float">
            <text:p>0,005385164807134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udb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TDeli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5999999999999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6667" calcext:value-type="float">
            <text:p>0,0666666666666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udb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TDelin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0.00274999999999992" calcext:value-type="float">
            <text:p>-0,00275</text:p>
          </table:table-cell>
          <table:table-cell office:value-type="float" office:value="0.0870915466621187" calcext:value-type="float">
            <text:p>0,087091546662119</text:p>
          </table:table-cell>
          <table:table-cell office:value-type="float" office:value="0.470588235294118" calcext:value-type="float">
            <text:p>0,470588235294118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udb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0132287565553218" calcext:value-type="float">
            <text:p>0,001322875655532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udb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484000000000001" calcext:value-type="float">
            <text:p>0,0484</text:p>
          </table:table-cell>
          <table:table-cell office:value-type="float" office:value="0.00233238075793818" calcext:value-type="float">
            <text:p>0,002332380757938</text:p>
          </table:table-cell>
          <table:table-cell office:value-type="float" office:value="0.263157894736842" calcext:value-type="float">
            <text:p>0,263157894736842</text:p>
          </table:table-cell>
          <table:table-cell office:value-type="float" office:value="0.714285714285714" calcext:value-type="float">
            <text:p>0,714285714285714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udb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udb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TDelin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124444444444448" calcext:value-type="float">
            <text:p>0,012444444444445</text:p>
          </table:table-cell>
          <table:table-cell office:value-type="float" office:value="0.00337016686402296" calcext:value-type="float">
            <text:p>0,003370166864023</text:p>
          </table:table-cell>
          <table:table-cell office:value-type="float" office:value="0.3" calcext:value-type="float">
            <text:p>0,3</text:p>
          </table:table-cell>
          <table:table-cell office:value-type="float" office:value="0.818181818181818" calcext:value-type="float">
            <text:p>0,818181818181818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udb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TDelin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0144999999999998" calcext:value-type="float">
            <text:p>0,0145</text:p>
          </table:table-cell>
          <table:table-cell office:value-type="float" office:value="0.00259807621135335" calcext:value-type="float">
            <text:p>0,002598076211353</text:p>
          </table:table-cell>
          <table:table-cell office:value-type="float" office:value="0.111111111111111" calcext:value-type="float">
            <text:p>0,111111111111111</text:p>
          </table:table-cell>
          <table:table-cell office:value-type="float" office:value="0.285714285714286" calcext:value-type="float">
            <text:p>0,285714285714286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udb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126666666666667" calcext:value-type="float">
            <text:p>0,012666666666667</text:p>
          </table:table-cell>
          <table:table-cell office:value-type="float" office:value="0.00326598632371077" calcext:value-type="float">
            <text:p>0,00326598632371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818181818181818" calcext:value-type="float">
            <text:p>0,818181818181818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udb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0.00719999999999983" calcext:value-type="float">
            <text:p>-0,0072</text:p>
          </table:table-cell>
          <table:table-cell office:value-type="float" office:value="0.0429809260021232" calcext:value-type="float">
            <text:p>0,042980926002123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udb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5142857142857" calcext:value-type="float">
            <text:p>0,015142857142857</text:p>
          </table:table-cell>
          <table:table-cell office:value-type="float" office:value="0.00397953950776676" calcext:value-type="float">
            <text:p>0,00397953950776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udb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TDelin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295000000000002" calcext:value-type="float">
            <text:p>0,0295</text:p>
          </table:table-cell>
          <table:table-cell office:value-type="float" office:value="0.00165831239517769" calcext:value-type="float">
            <text:p>0,001658312395178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db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04999999999999" calcext:value-type="float">
            <text:p>0,0105</text:p>
          </table:table-cell>
          <table:table-cell office:value-type="float" office:value="0.0191245914989053" calcext:value-type="float">
            <text:p>0,019124591498905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udb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0186666666666669" calcext:value-type="float">
            <text:p>0,018666666666667</text:p>
          </table:table-cell>
          <table:table-cell office:value-type="float" office:value="0.000942809041582221" calcext:value-type="float">
            <text:p>0,000942809041582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udb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0.00324999999999984" calcext:value-type="float">
            <text:p>-0,00325</text:p>
          </table:table-cell>
          <table:table-cell office:value-type="float" office:value="0.00198431348329849" calcext:value-type="float">
            <text:p>0,001984313483299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udb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00381818181818156" calcext:value-type="float">
            <text:p>0,003818181818182</text:p>
          </table:table-cell>
          <table:table-cell office:value-type="float" office:value="0.0343082767162633" calcext:value-type="float">
            <text:p>0,034308276716263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785714285714286" calcext:value-type="float">
            <text:p>0,78571428571428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udb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71999999999999" calcext:value-type="float">
            <text:p>0,0172</text:p>
          </table:table-cell>
          <table:table-cell office:value-type="float" office:value="0.00159999999999982" calcext:value-type="float">
            <text:p>0,0016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ud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0.00266666666666682" calcext:value-type="float">
            <text:p>-0,002666666666667</text:p>
          </table:table-cell>
          <table:table-cell office:value-type="float" office:value="0.032836294282733" calcext:value-type="float">
            <text:p>0,032836294282733</text:p>
          </table:table-cell>
          <table:table-cell office:value-type="float" office:value="0.157894736842105" calcext:value-type="float">
            <text:p>0,157894736842105</text:p>
          </table:table-cell>
          <table:table-cell office:value-type="float" office:value="0.375" calcext:value-type="float">
            <text:p>0,375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ud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30000000000002" calcext:value-type="float">
            <text:p>0,013</text:p>
          </table:table-cell>
          <table:table-cell office:value-type="float" office:value="0.00424264068711919" calcext:value-type="float">
            <text:p>0,004242640687119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ud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256" calcext:value-type="float">
            <text:p>0,0256</text:p>
          </table:table-cell>
          <table:table-cell office:value-type="float" office:value="0.026302851556438" calcext:value-type="float">
            <text:p>0,026302851556438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769230769230769" calcext:value-type="float">
            <text:p>0,769230769230769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d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TDelin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0450909090909092" calcext:value-type="float">
            <text:p>0,045090909090909</text:p>
          </table:table-cell>
          <table:table-cell office:value-type="float" office:value="0.0293116624182084" calcext:value-type="float">
            <text:p>0,029311662418208</text:p>
          </table:table-cell>
          <table:table-cell office:value-type="float" office:value="0.297297297297297" calcext:value-type="float">
            <text:p>0,297297297297297</text:p>
          </table:table-cell>
          <table:table-cell office:value-type="float" office:value="0.846153846153846" calcext:value-type="float">
            <text:p>0,846153846153846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udb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595" calcext:value-type="float">
            <text:p>0,0595</text:p>
          </table:table-cell>
          <table:table-cell office:value-type="float" office:value="0.019098429254784" calcext:value-type="float">
            <text:p>0,019098429254784</text:p>
          </table:table-cell>
          <table:table-cell office:value-type="float" office:value="0.181818181818182" calcext:value-type="float">
            <text:p>0,181818181818182</text:p>
          </table:table-cell>
          <table:table-cell office:value-type="float" office:value="0.4" calcext:value-type="float">
            <text:p>0,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db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358488892037515" calcext:value-type="float">
            <text:p>0,03584888920375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udb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998" calcext:value-type="float">
            <text:p>0,012</text:p>
          </table:table-cell>
          <table:table-cell office:value-type="float" office:value="0.00534522483824878" calcext:value-type="float">
            <text:p>0,005345224838249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udb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udb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0.0213333333333335" calcext:value-type="float">
            <text:p>-0,021333333333334</text:p>
          </table:table-cell>
          <table:table-cell office:value-type="float" office:value="0.0522642856600524" calcext:value-type="float">
            <text:p>0,052264285660053</text:p>
          </table:table-cell>
          <table:table-cell office:value-type="float" office:value="0.24" calcext:value-type="float">
            <text:p>0,24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udb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099999999999989" calcext:value-type="float">
            <text:p>0,001</text:p>
          </table:table-cell>
          <table:table-cell office:value-type="float" office:value="0.00299999999999967" calcext:value-type="float">
            <text:p>0,003</text:p>
          </table:table-cell>
          <table:table-cell office:value-type="float" office:value="0.0645161290322581" calcext:value-type="float">
            <text:p>0,064516129032258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udb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-0.00333333333333319" calcext:value-type="float">
            <text:p>-0,003333333333333</text:p>
          </table:table-cell>
          <table:table-cell office:value-type="float" office:value="0.0413870618537832" calcext:value-type="float">
            <text:p>0,041387061853783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ud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0.00285714285714292" calcext:value-type="float">
            <text:p>-0,002857142857143</text:p>
          </table:table-cell>
          <table:table-cell office:value-type="float" office:value="0.0440370901186995" calcext:value-type="float">
            <text:p>0,044037090118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ud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117142857142858" calcext:value-type="float">
            <text:p>0,011714285714286</text:p>
          </table:table-cell>
          <table:table-cell office:value-type="float" office:value="0.0107133332910015" calcext:value-type="float">
            <text:p>0,01071333329100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ud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0799999999999998" calcext:value-type="float">
            <text:p>0,008</text:p>
          </table:table-cell>
          <table:table-cell office:value-type="float" office:value="0.014" calcext:value-type="float">
            <text:p>0,014</text:p>
          </table:table-cell>
          <table:table-cell office:value-type="float" office:value="0.258064516129032" calcext:value-type="float">
            <text:p>0,258064516129032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udb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266666666666662" calcext:value-type="float">
            <text:p>0,026666666666666</text:p>
          </table:table-cell>
          <table:table-cell office:value-type="float" office:value="0.00837987005998408" calcext:value-type="float">
            <text:p>0,008379870059984</text:p>
          </table:table-cell>
          <table:table-cell office:value-type="float" office:value="0.0967741935483871" calcext:value-type="float">
            <text:p>0,096774193548387</text:p>
          </table:table-cell>
          <table:table-cell office:value-type="float" office:value="0.230769230769231" calcext:value-type="float">
            <text:p>0,230769230769231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udb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333333333333333" calcext:value-type="float">
            <text:p>0,033333333333333</text:p>
          </table:table-cell>
          <table:table-cell office:value-type="float" office:value="0.040819385372911" calcext:value-type="float">
            <text:p>0,040819385372911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udb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526315789473684" calcext:value-type="float">
            <text:p>0,05263157894736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udb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840000000000005" calcext:value-type="float">
            <text:p>0,0084</text:p>
          </table:table-cell>
          <table:table-cell office:value-type="float" office:value="0.00833306666239986" calcext:value-type="float">
            <text:p>0,0083330666624</text:p>
          </table:table-cell>
          <table:table-cell office:value-type="float" office:value="0.227272727272727" calcext:value-type="float">
            <text:p>0,227272727272727</text:p>
          </table:table-cell>
          <table:table-cell office:value-type="float" office:value="0.833333333333333" calcext:value-type="float">
            <text:p>0,833333333333333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udb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325000000000001" calcext:value-type="float">
            <text:p>0,0325</text:p>
          </table:table-cell>
          <table:table-cell office:value-type="float" office:value="0.010331989159886" calcext:value-type="float">
            <text:p>0,010331989159886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udb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0240000000000003" calcext:value-type="float">
            <text:p>0,024</text:p>
          </table:table-cell>
          <table:table-cell office:value-type="float" office:value="0.051796805798322" calcext:value-type="float">
            <text:p>0,051796805798322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785714285714286" calcext:value-type="float">
            <text:p>0,785714285714286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udb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0288888888888888" calcext:value-type="float">
            <text:p>0,028888888888889</text:p>
          </table:table-cell>
          <table:table-cell office:value-type="float" office:value="0.00299794168071838" calcext:value-type="float">
            <text:p>0,002997941680718</text:p>
          </table:table-cell>
          <table:table-cell office:value-type="float" office:value="0.264705882352941" calcext:value-type="float">
            <text:p>0,26470588235294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udb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TDelin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334285714285714" calcext:value-type="float">
            <text:p>0,033428571428571</text:p>
          </table:table-cell>
          <table:table-cell office:value-type="float" office:value="0.0669815691981376" calcext:value-type="float">
            <text:p>0,066981569198138</text:p>
          </table:table-cell>
          <table:table-cell office:value-type="float" office:value="0.304347826086957" calcext:value-type="float">
            <text:p>0,304347826086957</text:p>
          </table:table-cell>
          <table:table-cell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udb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0184444444444446" calcext:value-type="float">
            <text:p>0,018444444444445</text:p>
          </table:table-cell>
          <table:table-cell office:value-type="float" office:value="0.00764651134848202" calcext:value-type="float">
            <text:p>0,007646511348482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udb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udb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0319999999999996" calcext:value-type="float">
            <text:p>0,0032</text:p>
          </table:table-cell>
          <table:table-cell office:value-type="float" office:value="0.0366627876736071" calcext:value-type="float">
            <text:p>0,036662787673607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769230769230769" calcext:value-type="float">
            <text:p>0,769230769230769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udb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TDelin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0112307692307693" calcext:value-type="float">
            <text:p>0,011230769230769</text:p>
          </table:table-cell>
          <table:table-cell office:value-type="float" office:value="0.00288640969835307" calcext:value-type="float">
            <text:p>0,002886409698353</text:p>
          </table:table-cell>
          <table:table-cell office:value-type="float" office:value="0.325" calcext:value-type="float">
            <text:p>0,325</text:p>
          </table:table-cell>
          <table:table-cell office:value-type="float" office:value="0.8125" calcext:value-type="float">
            <text:p>0,8125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udb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udb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284444444444446" calcext:value-type="float">
            <text:p>0,028444444444445</text:p>
          </table:table-cell>
          <table:table-cell office:value-type="float" office:value="0.00531478255248922" calcext:value-type="float">
            <text:p>0,005314782552489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818181818181818" calcext:value-type="float">
            <text:p>0,818181818181818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udb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TDelin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0.00550000000000028" calcext:value-type="float">
            <text:p>-0,0055</text:p>
          </table:table-cell>
          <table:table-cell office:value-type="float" office:value="0.00622494979899425" calcext:value-type="float">
            <text:p>0,006224949798994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udb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TDelin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0313333333333334" calcext:value-type="float">
            <text:p>0,031333333333333</text:p>
          </table:table-cell>
          <table:table-cell office:value-type="float" office:value="0.0494592986426441" calcext:value-type="float">
            <text:p>0,049459298642644</text:p>
          </table:table-cell>
          <table:table-cell office:value-type="float" office:value="0.260869565217391" calcext:value-type="float">
            <text:p>0,260869565217391</text:p>
          </table:table-cell>
          <table:table-cell office:value-type="float" office:value="0.545454545454545" calcext:value-type="float">
            <text:p>0,545454545454545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ud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68571428571429" calcext:value-type="float">
            <text:p>0,006857142857143</text:p>
          </table:table-cell>
          <table:table-cell office:value-type="float" office:value="0.0185736262435943" calcext:value-type="float">
            <text:p>0,018573626243594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udb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380000000000001" calcext:value-type="float">
            <text:p>0,038</text:p>
          </table:table-cell>
          <table:table-cell office:value-type="float" office:value="0.0116619037896906" calcext:value-type="float">
            <text:p>0,011661903789691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udb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262857142857143" calcext:value-type="float">
            <text:p>0,026285714285714</text:p>
          </table:table-cell>
          <table:table-cell office:value-type="float" office:value="0.00127775312999999" calcext:value-type="float">
            <text:p>0,00127775313</text:p>
          </table:table-cell>
          <table:table-cell office:value-type="float" office:value="0.205882352941176" calcext:value-type="float">
            <text:p>0,205882352941176</text:p>
          </table:table-cell>
          <table:table-cell office:value-type="float" office:value="0.875" calcext:value-type="float">
            <text:p>0,875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udb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339999999999998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909090909090909" calcext:value-type="float">
            <text:p>0,090909090909091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udb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TDelin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-0.0379999999999999" calcext:value-type="float">
            <text:p>-0,038</text:p>
          </table:table-cell>
          <table:table-cell office:value-type="float" office:value="0.0595613595845121" calcext:value-type="float">
            <text:p>0,059561359584512</text:p>
          </table:table-cell>
          <table:table-cell office:value-type="float" office:value="0.428571428571429" calcext:value-type="float">
            <text:p>0,428571428571429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udb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202499999999998" calcext:value-type="float">
            <text:p>0,02025</text:p>
          </table:table-cell>
          <table:table-cell office:value-type="float" office:value="0.0033819373146174" calcext:value-type="float">
            <text:p>0,003381937314617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udb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0318461538461539" calcext:value-type="float">
            <text:p>0,031846153846154</text:p>
          </table:table-cell>
          <table:table-cell office:value-type="float" office:value="0.0496291573013071" calcext:value-type="float">
            <text:p>0,049629157301307</text:p>
          </table:table-cell>
          <table:table-cell office:value-type="float" office:value="0.481481481481482" calcext:value-type="float">
            <text:p>0,481481481481482</text:p>
          </table:table-cell>
          <table:table-cell office:value-type="float" office:value="0.866666666666667" calcext:value-type="float">
            <text:p>0,866666666666667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udb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udb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0939999999999999" calcext:value-type="float">
            <text:p>0,0094</text:p>
          </table:table-cell>
          <table:table-cell office:value-type="float" office:value="0.0434055296016534" calcext:value-type="float">
            <text:p>0,043405529601653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0.769230769230769" calcext:value-type="float">
            <text:p>0,769230769230769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udb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-0.05" calcext:value-type="float">
            <text:p>-0,05</text:p>
          </table:table-cell>
          <table:table-cell office:value-type="float" office:value="0.0264683098926136" calcext:value-type="float">
            <text:p>0,026468309892614</text:p>
          </table:table-cell>
          <table:table-cell office:value-type="float" office:value="0.205882352941176" calcext:value-type="float">
            <text:p>0,205882352941176</text:p>
          </table:table-cell>
          <table:table-cell office:value-type="float" office:value="0.538461538461538" calcext:value-type="float">
            <text:p>0,538461538461538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udb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999999999999979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54545454545455" calcext:value-type="float">
            <text:p>0,045454545454546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udb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TDelin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0385999999999999" calcext:value-type="float">
            <text:p>0,0386</text:p>
          </table:table-cell>
          <table:table-cell office:value-type="float" office:value="0.0152852870434284" calcext:value-type="float">
            <text:p>0,015285287043428</text:p>
          </table:table-cell>
          <table:table-cell office:value-type="float" office:value="0.344827586206897" calcext:value-type="float">
            <text:p>0,344827586206897</text:p>
          </table:table-cell>
          <table:table-cell office:value-type="float" office:value="0.714285714285714" calcext:value-type="float">
            <text:p>0,714285714285714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udb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-0.0250909090909089" calcext:value-type="float">
            <text:p>-0,025090909090909</text:p>
          </table:table-cell>
          <table:table-cell office:value-type="float" office:value="0.0336437338362775" calcext:value-type="float">
            <text:p>0,033643733836278</text:p>
          </table:table-cell>
          <table:table-cell office:value-type="float" office:value="0.392857142857143" calcext:value-type="float">
            <text:p>0,392857142857143</text:p>
          </table:table-cell>
          <table:table-cell office:value-type="float" office:value="0.733333333333333" calcext:value-type="float">
            <text:p>0,733333333333333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udb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1775" calcext:value-type="float">
            <text:p>0,01775</text:p>
          </table:table-cell>
          <table:table-cell office:value-type="float" office:value="0.0492690318557204" calcext:value-type="float">
            <text:p>0,04926903185572</text:p>
          </table:table-cell>
          <table:table-cell office:value-type="float" office:value="0.32" calcext:value-type="float">
            <text:p>0,32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udb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TDelin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0.0220000000000002" calcext:value-type="float">
            <text:p>-0,022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6667" calcext:value-type="float">
            <text:p>0,066666666666667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udb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0182222222222222" calcext:value-type="float">
            <text:p>0,018222222222222</text:p>
          </table:table-cell>
          <table:table-cell office:value-type="float" office:value="0.0757859233158736" calcext:value-type="float">
            <text:p>0,075785923315874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udb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1714285714286" calcext:value-type="float">
            <text:p>0,011714285714286</text:p>
          </table:table-cell>
          <table:table-cell office:value-type="float" office:value="0.00774069553379669" calcext:value-type="float">
            <text:p>0,00774069553379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udb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TDelin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103" calcext:value-type="float">
            <text:p>0,103</text:p>
          </table:table-cell>
          <table:table-cell office:value-type="float" office:value="0.00100000000000006" calcext:value-type="float">
            <text:p>0,001</text:p>
          </table:table-cell>
          <table:table-cell office:value-type="float" office:value="0.0512820512820513" calcext:value-type="float">
            <text:p>0,051282051282051</text:p>
          </table:table-cell>
          <table:table-cell office:value-type="float" office:value="0.133333333333333" calcext:value-type="float">
            <text:p>0,133333333333333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udb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TDelin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225714285714285" calcext:value-type="float">
            <text:p>0,022571428571429</text:p>
          </table:table-cell>
          <table:table-cell office:value-type="float" office:value="0.00638876564999947" calcext:value-type="float">
            <text:p>0,006388765649999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udb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TDelin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udb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TDelin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0227692307692308" calcext:value-type="float">
            <text:p>0,022769230769231</text:p>
          </table:table-cell>
          <table:table-cell office:value-type="float" office:value="0.00229225606550035" calcext:value-type="float">
            <text:p>0,0022922560655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866666666666667" calcext:value-type="float">
            <text:p>0,866666666666667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udb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TDelin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133333333333331" calcext:value-type="float">
            <text:p>0,013333333333333</text:p>
          </table:table-cell>
          <table:table-cell office:value-type="float" office:value="0.000942809041582064" calcext:value-type="float">
            <text:p>0,000942809041582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udb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242857142857143" calcext:value-type="float">
            <text:p>0,024285714285714</text:p>
          </table:table-cell>
          <table:table-cell office:value-type="float" office:value="0.00539084636117522" calcext:value-type="float">
            <text:p>0,00539084636117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udb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0.0473333333333332" calcext:value-type="float">
            <text:p>-0,047333333333333</text:p>
          </table:table-cell>
          <table:table-cell office:value-type="float" office:value="0.0394743235815662" calcext:value-type="float">
            <text:p>0,039474323581566</text:p>
          </table:table-cell>
          <table:table-cell office:value-type="float" office:value="0.136363636363636" calcext:value-type="float">
            <text:p>0,136363636363636</text:p>
          </table:table-cell>
          <table:table-cell office:value-type="float" office:value="0.3" calcext:value-type="float">
            <text:p>0,3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udb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WTDelin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0273846153846156" calcext:value-type="float">
            <text:p>0,027384615384616</text:p>
          </table:table-cell>
          <table:table-cell office:value-type="float" office:value="0.0314313377711297" calcext:value-type="float">
            <text:p>0,03143133777113</text:p>
          </table:table-cell>
          <table:table-cell office:value-type="float" office:value="0.30952380952381" calcext:value-type="float">
            <text:p>0,30952380952381</text:p>
          </table:table-cell>
          <table:table-cell office:value-type="float" office:value="0.8125" calcext:value-type="float">
            <text:p>0,812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udb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139999999999999" calcext:value-type="float">
            <text:p>0,014</text:p>
          </table:table-cell>
          <table:table-cell office:value-type="float" office:value="0.0240237977252319" calcext:value-type="float">
            <text:p>0,02402379772523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udb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85000000000003" calcext:value-type="float">
            <text:p>0,0185</text:p>
          </table:table-cell>
          <table:table-cell office:value-type="float" office:value="0.00193649167310375" calcext:value-type="float">
            <text:p>0,001936491673104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udb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0.00833333333333323" calcext:value-type="float">
            <text:p>-0,008333333333333</text:p>
          </table:table-cell>
          <table:table-cell office:value-type="float" office:value="0.0399068359501923" calcext:value-type="float">
            <text:p>0,039906835950192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udb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TDelin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0379999999999998" calcext:value-type="float">
            <text:p>-0,038</text:p>
          </table:table-cell>
          <table:table-cell office:value-type="float" office:value="0.004" calcext:value-type="float">
            <text:p>0,004</text:p>
          </table:table-cell>
          <table:table-cell office:value-type="float" office:value="0.117647058823529" calcext:value-type="float">
            <text:p>0,117647058823529</text:p>
          </table:table-cell>
          <table:table-cell office:value-type="float" office:value="0.4" calcext:value-type="float">
            <text:p>0,4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udb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0.104" calcext:value-type="float">
            <text:p>-0,1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909090909090909" calcext:value-type="float">
            <text:p>0,090909090909091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udb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WTDeli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udb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-7.40148683083438E-017" calcext:value-type="float">
            <text:p>-7,40E-17</text:p>
          </table:table-cell>
          <table:table-cell office:value-type="float" office:value="0.0439696865275765" calcext:value-type="float">
            <text:p>0,043969686527577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udb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TDeli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85714285714273" calcext:value-type="float">
            <text:p>0,002857142857143</text:p>
          </table:table-cell>
          <table:table-cell office:value-type="float" office:value="0.00279941684889524" calcext:value-type="float">
            <text:p>0,002799416848895</text:p>
          </table:table-cell>
          <table:table-cell office:value-type="float" office:value="0.466666666666667" calcext:value-type="float">
            <text:p>0,466666666666667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udb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0.0239999999999999" calcext:value-type="float">
            <text:p>-0,024</text:p>
          </table:table-cell>
          <table:table-cell office:value-type="float" office:value="0.0740270220932869" calcext:value-type="float">
            <text:p>0,074027022093287</text:p>
          </table:table-cell>
          <table:table-cell office:value-type="float" office:value="0.210526315789474" calcext:value-type="float">
            <text:p>0,210526315789474</text:p>
          </table:table-cell>
          <table:table-cell office:value-type="float" office:value="0.444444444444444" calcext:value-type="float">
            <text:p>0,444444444444444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udb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185714285714286" calcext:value-type="float">
            <text:p>0,018571428571429</text:p>
          </table:table-cell>
          <table:table-cell office:value-type="float" office:value="0.0101257400838111" calcext:value-type="float">
            <text:p>0,010125740083811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udb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udb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0.0149999999999999" calcext:value-type="float">
            <text:p>-0,015</text:p>
          </table:table-cell>
          <table:table-cell office:value-type="float" office:value="0.0637259758654195" calcext:value-type="float">
            <text:p>0,06372597586542</text:p>
          </table:table-cell>
          <table:table-cell office:value-type="float" office:value="0.210526315789474" calcext:value-type="float">
            <text:p>0,210526315789474</text:p>
          </table:table-cell>
          <table:table-cell office:value-type="float" office:value="0.444444444444444" calcext:value-type="float">
            <text:p>0,444444444444444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udb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TDeli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0.0133333333333333" calcext:value-type="float">
            <text:p>-0,013333333333333</text:p>
          </table:table-cell>
          <table:table-cell office:value-type="float" office:value="0.0717371746183397" calcext:value-type="float">
            <text:p>0,07173717461834</text:p>
          </table:table-cell>
          <table:table-cell office:value-type="float" office:value="0.375" calcext:value-type="float">
            <text:p>0,375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udb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75000000000002" calcext:value-type="float">
            <text:p>0,0175</text:p>
          </table:table-cell>
          <table:table-cell office:value-type="float" office:value="0.00132287565553237" calcext:value-type="float">
            <text:p>0,001322875655532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udb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TDelin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0225000000000001" calcext:value-type="float">
            <text:p>0,0225</text:p>
          </table:table-cell>
          <table:table-cell office:value-type="float" office:value="0.00462781445897153" calcext:value-type="float">
            <text:p>0,004627814458972</text:p>
          </table:table-cell>
          <table:table-cell office:value-type="float" office:value="0.324324324324324" calcext:value-type="float">
            <text:p>0,324324324324324</text:p>
          </table:table-cell>
          <table:table-cell office:value-type="float" office:value="0.857142857142857" calcext:value-type="float">
            <text:p>0,857142857142857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udb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0857142857142855" calcext:value-type="float">
            <text:p>0,008571428571429</text:p>
          </table:table-cell>
          <table:table-cell office:value-type="float" office:value="0.00381190401832183" calcext:value-type="float">
            <text:p>0,003811904018322</text:p>
          </table:table-cell>
          <table:table-cell office:value-type="float" office:value="0.28" calcext:value-type="float">
            <text:p>0,28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udb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74285714285714" calcext:value-type="float">
            <text:p>0,017428571428572</text:p>
          </table:table-cell>
          <table:table-cell office:value-type="float" office:value="0.0408021608071265" calcext:value-type="float">
            <text:p>0,04080216080712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udb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12000000000004" calcext:value-type="float">
            <text:p>0,0112</text:p>
          </table:table-cell>
          <table:table-cell office:value-type="float" office:value="0.00765245058788378" calcext:value-type="float">
            <text:p>0,007652450587884</text:p>
          </table:table-cell>
          <table:table-cell office:value-type="float" office:value="0.178571428571429" calcext:value-type="float">
            <text:p>0,178571428571429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udb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193999999999997" calcext:value-type="float">
            <text:p>0,0194</text:p>
          </table:table-cell>
          <table:table-cell office:value-type="float" office:value="0.00237486841740752" calcext:value-type="float">
            <text:p>0,002374868417408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769230769230769" calcext:value-type="float">
            <text:p>0,769230769230769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udb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150000000000001" calcext:value-type="float">
            <text:p>0,015</text:p>
          </table:table-cell>
          <table:table-cell office:value-type="float" office:value="0.00378593889719994" calcext:value-type="float">
            <text:p>0,0037859388972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udb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0239791576165619" calcext:value-type="float">
            <text:p>0,002397915761656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udb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0219999999999997" calcext:value-type="float">
            <text:p>0,022</text:p>
          </table:table-cell>
          <table:table-cell office:value-type="float" office:value="0.00163299316185536" calcext:value-type="float">
            <text:p>0,001632993161855</text:p>
          </table:table-cell>
          <table:table-cell office:value-type="float" office:value="0.176470588235294" calcext:value-type="float">
            <text:p>0,176470588235294</text:p>
          </table:table-cell>
          <table:table-cell office:value-type="float" office:value="0.545454545454545" calcext:value-type="float">
            <text:p>0,545454545454545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udb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20857142857143" calcext:value-type="float">
            <text:p>0,020857142857143</text:p>
          </table:table-cell>
          <table:table-cell office:value-type="float" office:value="0.00860943952761117" calcext:value-type="float">
            <text:p>0,008609439527611</text:p>
          </table:table-cell>
          <table:table-cell office:value-type="float" office:value="0.28" calcext:value-type="float">
            <text:p>0,28</text:p>
          </table:table-cell>
          <table:table-cell office:value-type="float" office:value="0.636363636363636" calcext:value-type="float">
            <text:p>0,636363636363636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udb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2025" calcext:value-type="float">
            <text:p>0,02025</text:p>
          </table:table-cell>
          <table:table-cell office:value-type="float" office:value="0.00185404962177389" calcext:value-type="float">
            <text:p>0,001854049621774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udb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91428571428571" calcext:value-type="float">
            <text:p>0,019142857142857</text:p>
          </table:table-cell>
          <table:table-cell office:value-type="float" office:value="0.00235606035749588" calcext:value-type="float">
            <text:p>0,002356060357496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udb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74285714285713" calcext:value-type="float">
            <text:p>0,017428571428571</text:p>
          </table:table-cell>
          <table:table-cell office:value-type="float" office:value="0.00333197251134026" calcext:value-type="float">
            <text:p>0,00333197251134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udb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0206666666666668" calcext:value-type="float">
            <text:p>0,020666666666667</text:p>
          </table:table-cell>
          <table:table-cell office:value-type="float" office:value="0.00480740170061866" calcext:value-type="float">
            <text:p>0,004807401700619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udb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225" calcext:value-type="float">
            <text:p>0,01225</text:p>
          </table:table-cell>
          <table:table-cell office:value-type="float" office:value="0.00156124949959963" calcext:value-type="float">
            <text:p>0,0015612494996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udb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65714285714285" calcext:value-type="float">
            <text:p>0,016571428571429</text:p>
          </table:table-cell>
          <table:table-cell office:value-type="float" office:value="0.00410077145554493" calcext:value-type="float">
            <text:p>0,00410077145554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udb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0168888888888891" calcext:value-type="float">
            <text:p>0,016888888888889</text:p>
          </table:table-cell>
          <table:table-cell office:value-type="float" office:value="0.00760766345272163" calcext:value-type="float">
            <text:p>0,007607663452722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9" calcext:value-type="float">
            <text:p>0,9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udb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94999999999999" calcext:value-type="float">
            <text:p>0,0195</text:p>
          </table:table-cell>
          <table:table-cell office:value-type="float" office:value="0.00384057287393437" calcext:value-type="float">
            <text:p>0,003840572873934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udb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228571428571429" calcext:value-type="float">
            <text:p>0,022857142857143</text:p>
          </table:table-cell>
          <table:table-cell office:value-type="float" office:value="0.00235606035749582" calcext:value-type="float">
            <text:p>0,002356060357496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udb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0497493718553306" calcext:value-type="float">
            <text:p>0,004974937185533</text:p>
          </table:table-cell>
          <table:table-cell office:value-type="float" office:value="0.32" calcext:value-type="float">
            <text:p>0,32</text:p>
          </table:table-cell>
          <table:table-cell office:value-type="float" office:value="0.615384615384615" calcext:value-type="float">
            <text:p>0,615384615384615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udb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146666666666668" calcext:value-type="float">
            <text:p>0,014666666666667</text:p>
          </table:table-cell>
          <table:table-cell office:value-type="float" office:value="0.00377123616632836" calcext:value-type="float">
            <text:p>0,003771236166328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udb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139999999999999" calcext:value-type="float">
            <text:p>0,014</text:p>
          </table:table-cell>
          <table:table-cell office:value-type="float" office:value="0.00200000000000008" calcext:value-type="float">
            <text:p>0,002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udb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239999999999996" calcext:value-type="float">
            <text:p>0,024</text:p>
          </table:table-cell>
          <table:table-cell table:style-name="ce1" office:value-type="float" office:value="4.44089209850063E-016" calcext:value-type="float">
            <text:p>4,44E-16</text:p>
          </table:table-cell>
          <table:table-cell office:value-type="float" office:value="0.105263157894737" calcext:value-type="float">
            <text:p>0,105263157894737</text:p>
          </table:table-cell>
          <table:table-cell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udb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414285714285714" calcext:value-type="float">
            <text:p>0,041428571428571</text:p>
          </table:table-cell>
          <table:table-cell office:value-type="float" office:value="0.00665168384389892" calcext:value-type="float">
            <text:p>0,006651683843899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udb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141421356237331" calcext:value-type="float">
            <text:p>0,001414213562373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udb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TDeli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0.00800000000000012" calcext:value-type="float">
            <text:p>-0,008</text:p>
          </table:table-cell>
          <table:table-cell office:value-type="float" office:value="0.0589067059000924" calcext:value-type="float">
            <text:p>0,058906705900093</text:p>
          </table:table-cell>
          <table:table-cell office:value-type="float" office:value="0.307692307692308" calcext:value-type="float">
            <text:p>0,307692307692308</text:p>
          </table:table-cell>
          <table:table-cell office:value-type="float" office:value="0.571428571428571" calcext:value-type="float">
            <text:p>0,571428571428571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udb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12695955569337" calcext:value-type="float">
            <text:p>0,00512695955569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udb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0117777777777779" calcext:value-type="float">
            <text:p>0,011777777777778</text:p>
          </table:table-cell>
          <table:table-cell office:value-type="float" office:value="0.000628539361054762" calcext:value-type="float">
            <text:p>0,000628539361055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udb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880000000000001" calcext:value-type="float">
            <text:p>0,088</text:p>
          </table:table-cell>
          <table:table-cell office:value-type="float" office:value="0" calcext:value-type="float">
            <text:p>0</text:p>
          </table:table-cell>
          <table:table-cell office:value-type="float" office:value="0.0357142857142857" calcext:value-type="float">
            <text:p>0,035714285714286</text:p>
          </table:table-cell>
          <table:table-cell office:value-type="float" office:value="0.0833333333333333" calcext:value-type="float">
            <text:p>0,083333333333333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udb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74165738677397" calcext:value-type="float">
            <text:p>0,003741657386774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ludb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100000000000001" calcext:value-type="float">
            <text:p>0,01</text:p>
          </table:table-cell>
          <table:table-cell office:value-type="float" office:value="0.0565685424949237" calcext:value-type="float">
            <text:p>0,056568542494924</text:p>
          </table:table-cell>
          <table:table-cell office:value-type="float" office:value="0.32" calcext:value-type="float">
            <text:p>0,32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udb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65714285714287" calcext:value-type="float">
            <text:p>0,016571428571429</text:p>
          </table:table-cell>
          <table:table-cell office:value-type="float" office:value="0.00365892813567587" calcext:value-type="float">
            <text:p>0,003658928135676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udb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47500000000002" calcext:value-type="float">
            <text:p>0,01475</text:p>
          </table:table-cell>
          <table:table-cell office:value-type="float" office:value="0.00139194109070735" calcext:value-type="float">
            <text:p>0,001391941090707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udb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0160000000000002" calcext:value-type="float">
            <text:p>0,016</text:p>
          </table:table-cell>
          <table:table-cell office:value-type="float" office:value="0.00199999999999997" calcext:value-type="float">
            <text:p>0,002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udb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00333333333333667" calcext:value-type="float">
            <text:p>0,000333333333334</text:p>
          </table:table-cell>
          <table:table-cell office:value-type="float" office:value="0.025701275368268" calcext:value-type="float">
            <text:p>0,025701275368268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udb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11" calcext:value-type="float">
            <text:p>0,011</text:p>
          </table:table-cell>
          <table:table-cell office:value-type="float" office:value="0.0400790884793221" calcext:value-type="float">
            <text:p>0,040079088479322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udb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168888888888887" calcext:value-type="float">
            <text:p>0,016888888888889</text:p>
          </table:table-cell>
          <table:table-cell office:value-type="float" office:value="0.00354163943344655" calcext:value-type="float">
            <text:p>0,003541639433447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818181818181818" calcext:value-type="float">
            <text:p>0,818181818181818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udb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TDeli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186666666666668" calcext:value-type="float">
            <text:p>0,018666666666667</text:p>
          </table:table-cell>
          <table:table-cell office:value-type="float" office:value="0.00221108319357037" calcext:value-type="float">
            <text:p>0,00221108319357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udb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WTDelin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0234545454545452" calcext:value-type="float">
            <text:p>0,023454545454545</text:p>
          </table:table-cell>
          <table:table-cell office:value-type="float" office:value="0.0226770353857002" calcext:value-type="float">
            <text:p>0,0226770353857</text:p>
          </table:table-cell>
          <table:table-cell office:value-type="float" office:value="0.478260869565217" calcext:value-type="float">
            <text:p>0,478260869565217</text:p>
          </table:table-cell>
          <table:table-cell office:value-type="float" office:value="0.785714285714286" calcext:value-type="float">
            <text:p>0,785714285714286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udb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0213333333333333" calcext:value-type="float">
            <text:p>0,021333333333333</text:p>
          </table:table-cell>
          <table:table-cell office:value-type="float" office:value="0.000942809041582195" calcext:value-type="float">
            <text:p>0,000942809041582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udb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WTDelin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12222222222222" calcext:value-type="float">
            <text:p>0,012222222222222</text:p>
          </table:table-cell>
          <table:table-cell office:value-type="float" office:value="0.00239340658094877" calcext:value-type="float">
            <text:p>0,002393406580949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818181818181818" calcext:value-type="float">
            <text:p>0,818181818181818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udb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235999999999998" calcext:value-type="float">
            <text:p>0,0236</text:p>
          </table:table-cell>
          <table:table-cell office:value-type="float" office:value="0.00320000000000017" calcext:value-type="float">
            <text:p>0,0032</text:p>
          </table:table-cell>
          <table:table-cell office:value-type="float" office:value="0.227272727272727" calcext:value-type="float">
            <text:p>0,227272727272727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udb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TDelin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0169090909090909" calcext:value-type="float">
            <text:p>0,016909090909091</text:p>
          </table:table-cell>
          <table:table-cell office:value-type="float" office:value="0.00131110955471426" calcext:value-type="float">
            <text:p>0,001311109554714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846153846153846" calcext:value-type="float">
            <text:p>0,846153846153846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udb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0161818181818182" calcext:value-type="float">
            <text:p>0,016181818181818</text:p>
          </table:table-cell>
          <table:table-cell office:value-type="float" office:value="0.00430260347861811" calcext:value-type="float">
            <text:p>0,004302603478618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785714285714286" calcext:value-type="float">
            <text:p>0,785714285714286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udb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udb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449999999999999" calcext:value-type="float">
            <text:p>0,045</text:p>
          </table:table-cell>
          <table:table-cell office:value-type="float" office:value="0.0163095064303003" calcext:value-type="float">
            <text:p>0,0163095064303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udb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21" calcext:value-type="float">
            <text:p>0,021</text:p>
          </table:table-cell>
          <table:table-cell office:value-type="float" office:value="0.00513160143944691" calcext:value-type="float">
            <text:p>0,005131601439447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udb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0154545454545455" calcext:value-type="float">
            <text:p>0,015454545454546</text:p>
          </table:table-cell>
          <table:table-cell office:value-type="float" office:value="0.00210469761868904" calcext:value-type="float">
            <text:p>0,002104697618689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785714285714286" calcext:value-type="float">
            <text:p>0,785714285714286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udb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91428571428569" calcext:value-type="float">
            <text:p>0,019142857142857</text:p>
          </table:table-cell>
          <table:table-cell office:value-type="float" office:value="0.0100203873810003" calcext:value-type="float">
            <text:p>0,010020387381</text:p>
          </table:table-cell>
          <table:table-cell office:value-type="float" office:value="0.225806451612903" calcext:value-type="float">
            <text:p>0,225806451612903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udb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0.00350000000000009" calcext:value-type="float">
            <text:p>-0,0035</text:p>
          </table:table-cell>
          <table:table-cell office:value-type="float" office:value="0.0412280244493961" calcext:value-type="float">
            <text:p>0,041228024449396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udb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WTDelin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0238333333333334" calcext:value-type="float">
            <text:p>0,023833333333334</text:p>
          </table:table-cell>
          <table:table-cell office:value-type="float" office:value="0.00172401340546475" calcext:value-type="float">
            <text:p>0,001724013405465</text:p>
          </table:table-cell>
          <table:table-cell office:value-type="float" office:value="0.324324324324324" calcext:value-type="float">
            <text:p>0,324324324324324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udb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0248888888888889" calcext:value-type="float">
            <text:p>0,024888888888889</text:p>
          </table:table-cell>
          <table:table-cell office:value-type="float" office:value="0.0183814184221424" calcext:value-type="float">
            <text:p>0,018381418422143</text:p>
          </table:table-cell>
          <table:table-cell office:value-type="float" office:value="0.290322580645161" calcext:value-type="float">
            <text:p>0,29032258064516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udb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47500000000002" calcext:value-type="float">
            <text:p>0,01475</text:p>
          </table:table-cell>
          <table:table-cell office:value-type="float" office:value="0.00171391365010005" calcext:value-type="float">
            <text:p>0,0017139136501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udb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WTDelin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00366666666666669" calcext:value-type="float">
            <text:p>0,003666666666667</text:p>
          </table:table-cell>
          <table:table-cell office:value-type="float" office:value="0.0338115693546194" calcext:value-type="float">
            <text:p>0,033811569354619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udb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148571428571427" calcext:value-type="float">
            <text:p>0,014857142857143</text:p>
          </table:table-cell>
          <table:table-cell office:value-type="float" office:value="0.00438922614163933" calcext:value-type="float">
            <text:p>0,004389226141639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udb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WTDeli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0278181818181819" calcext:value-type="float">
            <text:p>0,027818181818182</text:p>
          </table:table-cell>
          <table:table-cell office:value-type="float" office:value="0.0126621711610765" calcext:value-type="float">
            <text:p>0,012662171161077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785714285714286" calcext:value-type="float">
            <text:p>0,785714285714286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udb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60000000000001" calcext:value-type="float">
            <text:p>0,016</text:p>
          </table:table-cell>
          <table:table-cell office:value-type="float" office:value="0.00151185789203695" calcext:value-type="float">
            <text:p>0,00151185789203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udb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998" calcext:value-type="float">
            <text:p>0,01</text:p>
          </table:table-cell>
          <table:table-cell office:value-type="float" office:value="0.00585540043769112" calcext:value-type="float">
            <text:p>0,005855400437691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udb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0132287565553241" calcext:value-type="float">
            <text:p>0,001322875655532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udb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65714285714288" calcext:value-type="float">
            <text:p>0,016571428571429</text:p>
          </table:table-cell>
          <table:table-cell office:value-type="float" office:value="0.0156648573278545" calcext:value-type="float">
            <text:p>0,01566485732785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udb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0149999999999995" calcext:value-type="float">
            <text:p>0,0015</text:p>
          </table:table-cell>
          <table:table-cell office:value-type="float" office:value="0.0444494094448959" calcext:value-type="float">
            <text:p>0,044449409444896</text:p>
          </table:table-cell>
          <table:table-cell office:value-type="float" office:value="0.32" calcext:value-type="float">
            <text:p>0,32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udb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WTDel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0150000000000001" calcext:value-type="float">
            <text:p>0,015</text:p>
          </table:table-cell>
          <table:table-cell office:value-type="float" office:value="0.00748331477354798" calcext:value-type="float">
            <text:p>0,007483314773548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udb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WTDel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0377359245282277" calcext:value-type="float">
            <text:p>0,003773592452823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769230769230769" calcext:value-type="float">
            <text:p>0,769230769230769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udb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59999999999999" calcext:value-type="float">
            <text:p>0,016</text:p>
          </table:table-cell>
          <table:table-cell office:value-type="float" office:value="0.00151185789203691" calcext:value-type="float">
            <text:p>0,00151185789203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udb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WTDel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17142857142857" calcext:value-type="float">
            <text:p>0,011714285714286</text:p>
          </table:table-cell>
          <table:table-cell office:value-type="float" office:value="0.00127775312999992" calcext:value-type="float">
            <text:p>0,0012777531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ud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TDel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57142857142857" calcext:value-type="float">
            <text:p>0,015714285714286</text:p>
          </table:table-cell>
          <table:table-cell office:value-type="float" office:value="0.00166598625567012" calcext:value-type="float">
            <text:p>0,00166598625567</text:p>
          </table:table-cell>
          <table:table-cell office:value-type="float" office:value="0.28" calcext:value-type="float">
            <text:p>0,2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ECGDEL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bcode</text:p>
          </table:table-cell>
          <table:table-cell office:value-type="string" calcext:value-type="string">
            <text:p>patient_nr</text:p>
          </table:table-cell>
          <table:table-cell office:value-type="string" calcext:value-type="string">
            <text:p>segmenter</text:p>
          </table:table-cell>
          <table:table-cell office:value-type="string" calcext:value-type="string">
            <text:p>ref_peaks</text:p>
          </table:table-cell>
          <table:table-cell office:value-type="string" calcext:value-type="string">
            <text:p>pred_peaks</text:p>
          </table:table-cell>
          <table:table-cell office:value-type="string" calcext:value-type="string">
            <text:p>peaks_matching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table:number-columns-repeated="2"/>
          <table:table-cell office:value-type="string" calcext:value-type="string">
            <text:p>LUDB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ud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64000000000001" calcext:value-type="float">
            <text:p>0,0064</text:p>
          </table:table-cell>
          <table:table-cell office:value-type="float" office:value="0.0046303347611159" calcext:value-type="float">
            <text:p>0,004630334761116</text:p>
          </table:table-cell>
          <table:table-cell office:value-type="float" office:value="0.3125" calcext:value-type="float">
            <text:p>0,31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 WAV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d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675000000000012" calcext:value-type="float">
            <text:p>0,00675</text:p>
          </table:table-cell>
          <table:table-cell office:value-type="float" office:value="0.00359687364248446" calcext:value-type="float">
            <text:p>0,003596873642484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db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0.0422499999999999" calcext:value-type="float">
            <text:p>-0,04225</text:p>
          </table:table-cell>
          <table:table-cell office:value-type="float" office:value="0.00674073438135631" calcext:value-type="float">
            <text:p>0,006740734381356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0.0319999999999997" calcext:value-type="float">
            <text:p>-0,032</text:p>
          </table:table-cell>
          <table:table-cell office:value-type="float" office:value="0.0314324672910033" calcext:value-type="float">
            <text:p>0,031432467291003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E204:.E403])" office:value-type="float" office:value="4874" calcext:value-type="float">
            <text:p>4874</text:p>
          </table:table-cell>
          <table:table-cell table:formula="of:=SUM([.F204:.F403])" office:value-type="float" office:value="1914" calcext:value-type="float">
            <text:p>1914</text:p>
          </table:table-cell>
          <table:table-cell table:formula="of:=SUM([.G204:.G403])" office:value-type="float" office:value="1598" calcext:value-type="float">
            <text:p>1598</text:p>
          </table:table-cell>
          <table:table-cell table:formula="of:=SUM([.H204:.H403])/200" office:value-type="float" office:value="0.00469665035111087" calcext:value-type="float">
            <text:p>0,004696650351111</text:p>
          </table:table-cell>
          <table:table-cell table:formula="of:=SUM([.I204:.I403])/200" office:value-type="float" office:value="0.0138047368625709" calcext:value-type="float">
            <text:p>0,013804736862571</text:p>
          </table:table-cell>
          <table:table-cell table:formula="of:=SUM([.J204:.J403])/200" office:value-type="float" office:value="0.327818432540225" calcext:value-type="float">
            <text:p>0,327818432540225</text:p>
          </table:table-cell>
          <table:table-cell table:formula="of:=SUM([.K204:.K403])/200" office:value-type="float" office:value="0.861441595169536" calcext:value-type="float">
            <text:p>0,861441595169536</text:p>
          </table:table-cell>
          <table:table-cell table:formula="of:=2*([.R207]*[.S207])/([.R207]+[.S207])" office:value-type="float" office:value="0.474911166395222" calcext:value-type="float">
            <text:p>0,474911166395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db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119999999999999" calcext:value-type="float">
            <text:p>0,012</text:p>
          </table:table-cell>
          <table:table-cell office:value-type="float" office:value="0.00282842712474619" calcext:value-type="float">
            <text:p>0,002828427124746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db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0193333333333332" calcext:value-type="float">
            <text:p>0,019333333333333</text:p>
          </table:table-cell>
          <table:table-cell office:value-type="float" office:value="0.0156489261257408" calcext:value-type="float">
            <text:p>0,015648926125741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db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91428571428573" calcext:value-type="float">
            <text:p>0,019142857142857</text:p>
          </table:table-cell>
          <table:table-cell office:value-type="float" office:value="0.0067491496062959" calcext:value-type="float">
            <text:p>0,006749149606296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538461538461538" calcext:value-type="float">
            <text:p>0,53846153846153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db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-0.0264444444444443" calcext:value-type="float">
            <text:p>-0,026444444444444</text:p>
          </table:table-cell>
          <table:table-cell office:value-type="float" office:value="0.0374495545474503" calcext:value-type="float">
            <text:p>0,03744955454745</text:p>
          </table:table-cell>
          <table:table-cell office:value-type="float" office:value="0.473684210526316" calcext:value-type="float">
            <text:p>0,473684210526316</text:p>
          </table:table-cell>
          <table:table-cell office:value-type="float" office:value="0.642857142857143" calcext:value-type="float">
            <text:p>0,64285714285714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db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0.0400000000000001" calcext:value-type="float">
            <text:p>-0,04</text:p>
          </table:table-cell>
          <table:table-cell office:value-type="float" office:value="0.023388031127053" calcext:value-type="float">
            <text:p>0,023388031127053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db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885714285714283" calcext:value-type="float">
            <text:p>0,008857142857143</text:p>
          </table:table-cell>
          <table:table-cell office:value-type="float" office:value="0.00279941684889487" calcext:value-type="float">
            <text:p>0,00279941684889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db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88571428571429" calcext:value-type="float">
            <text:p>0,008857142857143</text:p>
          </table:table-cell>
          <table:table-cell office:value-type="float" office:value="0.00397953950776694" calcext:value-type="float">
            <text:p>0,00397953950776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udb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0899999999999993" calcext:value-type="float">
            <text:p>0,009</text:p>
          </table:table-cell>
          <table:table-cell office:value-type="float" office:value="0.00378593889720024" calcext:value-type="float">
            <text:p>0,0037859388972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udb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204999999999996" calcext:value-type="float">
            <text:p>0,0205</text:p>
          </table:table-cell>
          <table:table-cell office:value-type="float" office:value="0.0596217242286738" calcext:value-type="float">
            <text:p>0,059621724228674</text:p>
          </table:table-cell>
          <table:table-cell office:value-type="float" office:value="0.210526315789474" calcext:value-type="float">
            <text:p>0,210526315789474</text:p>
          </table:table-cell>
          <table:table-cell office:value-type="float" office:value="0.444444444444444" calcext:value-type="float">
            <text:p>0,44444444444444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db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00909090909090918" calcext:value-type="float">
            <text:p>0,009090909090909</text:p>
          </table:table-cell>
          <table:table-cell office:value-type="float" office:value="0.00514259477226582" calcext:value-type="float">
            <text:p>0,005142594772266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916666666666667" calcext:value-type="float">
            <text:p>0,916666666666667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db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274285714285715" calcext:value-type="float">
            <text:p>0,027428571428572</text:p>
          </table:table-cell>
          <table:table-cell office:value-type="float" office:value="0.046151480839443" calcext:value-type="float">
            <text:p>0,04615148083944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636363636363636" calcext:value-type="float">
            <text:p>0,63636363636363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db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.0139999999999999" calcext:value-type="float">
            <text:p>0,014</text:p>
          </table:table-cell>
          <table:table-cell office:value-type="float" office:value="0.0325098275739642" calcext:value-type="float">
            <text:p>0,032509827573964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642857142857143" calcext:value-type="float">
            <text:p>0,64285714285714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db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0107999999999998" calcext:value-type="float">
            <text:p>0,0108</text:p>
          </table:table-cell>
          <table:table-cell office:value-type="float" office:value="0.0280741874325865" calcext:value-type="float">
            <text:p>0,028074187432587</text:p>
          </table:table-cell>
          <table:table-cell office:value-type="float" office:value="0.357142857142857" calcext:value-type="float">
            <text:p>0,357142857142857</text:p>
          </table:table-cell>
          <table:table-cell office:value-type="float" office:value="0.588235294117647" calcext:value-type="float">
            <text:p>0,588235294117647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db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354000000000001" calcext:value-type="float">
            <text:p>0,0354</text:p>
          </table:table-cell>
          <table:table-cell office:value-type="float" office:value="0.00490306026885241" calcext:value-type="float">
            <text:p>0,004903060268852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db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428571428571419" calcext:value-type="float">
            <text:p>0,004285714285714</text:p>
          </table:table-cell>
          <table:table-cell office:value-type="float" office:value="0.00559883369779008" calcext:value-type="float">
            <text:p>0,00559883369779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db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0.0328571428571429" calcext:value-type="float">
            <text:p>-0,032857142857143</text:p>
          </table:table-cell>
          <table:table-cell office:value-type="float" office:value="0.0295268815606032" calcext:value-type="float">
            <text:p>0,02952688156060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875" calcext:value-type="float">
            <text:p>0,87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udb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-0.0242222222222223" calcext:value-type="float">
            <text:p>-0,024222222222222</text:p>
          </table:table-cell>
          <table:table-cell office:value-type="float" office:value="0.0443766149071475" calcext:value-type="float">
            <text:p>0,044376614907148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udb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-0.0042222222222223" calcext:value-type="float">
            <text:p>-0,004222222222222</text:p>
          </table:table-cell>
          <table:table-cell office:value-type="float" office:value="0.0390605734092798" calcext:value-type="float">
            <text:p>0,03906057340928</text:p>
          </table:table-cell>
          <table:table-cell office:value-type="float" office:value="0.290322580645161" calcext:value-type="float">
            <text:p>0,29032258064516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udb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0.00399999999999985" calcext:value-type="float">
            <text:p>-0,004</text:p>
          </table:table-cell>
          <table:table-cell office:value-type="float" office:value="0.00748331477354793" calcext:value-type="float">
            <text:p>0,007483314773548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udb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0.037666666666667" calcext:value-type="float">
            <text:p>-0,037666666666667</text:p>
          </table:table-cell>
          <table:table-cell office:value-type="float" office:value="0.0114552268516262" calcext:value-type="float">
            <text:p>0,011455226851626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udb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666666666666682" calcext:value-type="float">
            <text:p>0,006666666666667</text:p>
          </table:table-cell>
          <table:table-cell office:value-type="float" office:value="0.00094280904158196" calcext:value-type="float">
            <text:p>0,000942809041582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udb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102857142857144" calcext:value-type="float">
            <text:p>0,010285714285714</text:p>
          </table:table-cell>
          <table:table-cell office:value-type="float" office:value="0.0095276182860189" calcext:value-type="float">
            <text:p>0,009527618286019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udb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789999999999997" calcext:value-type="float">
            <text:p>0,079</text:p>
          </table:table-cell>
          <table:table-cell office:value-type="float" office:value="0.0389999999999997" calcext:value-type="float">
            <text:p>0,039</text:p>
          </table:table-cell>
          <table:table-cell office:value-type="float" office:value="0.105263157894737" calcext:value-type="float">
            <text:p>0,105263157894737</text:p>
          </table:table-cell>
          <table:table-cell office:value-type="float" office:value="0.222222222222222" calcext:value-type="float">
            <text:p>0,222222222222222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ud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262857142857143" calcext:value-type="float">
            <text:p>0,026285714285714</text:p>
          </table:table-cell>
          <table:table-cell office:value-type="float" office:value="0.030112713431441" calcext:value-type="float">
            <text:p>0,030112713431441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538461538461538" calcext:value-type="float">
            <text:p>0,538461538461538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udb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55999999999998" calcext:value-type="float">
            <text:p>0,0156</text:p>
          </table:table-cell>
          <table:table-cell office:value-type="float" office:value="0.0164632925018054" calcext:value-type="float">
            <text:p>0,016463292501805</text:p>
          </table:table-cell>
          <table:table-cell office:value-type="float" office:value="0.2" calcext:value-type="float">
            <text:p>0,2</text:p>
          </table:table-cell>
          <table:table-cell office:value-type="float" office:value="0.416666666666667" calcext:value-type="float">
            <text:p>0,416666666666667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udb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130000000000002" calcext:value-type="float">
            <text:p>0,013</text:p>
          </table:table-cell>
          <table:table-cell office:value-type="float" office:value="0.001" calcext:value-type="float">
            <text:p>0,001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udb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215000000000001" calcext:value-type="float">
            <text:p>0,0215</text:p>
          </table:table-cell>
          <table:table-cell office:value-type="float" office:value="0.0224220873247785" calcext:value-type="float">
            <text:p>0,022422087324779</text:p>
          </table:table-cell>
          <table:table-cell office:value-type="float" office:value="0.32" calcext:value-type="float">
            <text:p>0,32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db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180000000000001" calcext:value-type="float">
            <text:p>0,018</text:p>
          </table:table-cell>
          <table:table-cell office:value-type="float" office:value="0.00223606797749957" calcext:value-type="float">
            <text:p>0,0022360679775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udb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685714285714283" calcext:value-type="float">
            <text:p>0,006857142857143</text:p>
          </table:table-cell>
          <table:table-cell office:value-type="float" office:value="0.00522161910928491" calcext:value-type="float">
            <text:p>0,00522161910928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875" calcext:value-type="float">
            <text:p>0,875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udb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991999999999999" calcext:value-type="float">
            <text:p>0,0992</text:p>
          </table:table-cell>
          <table:table-cell office:value-type="float" office:value="0.0211886762210385" calcext:value-type="float">
            <text:p>0,021188676221039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udb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CGPU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00768421052631576" calcext:value-type="float">
            <text:p>0,007684210526316</text:p>
          </table:table-cell>
          <table:table-cell office:value-type="float" office:value="0.00954244055497082" calcext:value-type="float">
            <text:p>0,009542440554971</text:p>
          </table:table-cell>
          <table:table-cell office:value-type="float" office:value="0.487179487179487" calcext:value-type="float">
            <text:p>0,48717948717948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db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02857142857145" calcext:value-type="float">
            <text:p>0,010285714285715</text:p>
          </table:table-cell>
          <table:table-cell office:value-type="float" office:value="0.00166598625567013" calcext:value-type="float">
            <text:p>0,0016659862556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udb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06666666666667" calcext:value-type="float">
            <text:p>0,010666666666667</text:p>
          </table:table-cell>
          <table:table-cell office:value-type="float" office:value="0.00603692342542479" calcext:value-type="float">
            <text:p>0,006036923425425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udb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CGPU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0129999999999999" calcext:value-type="float">
            <text:p>0,013</text:p>
          </table:table-cell>
          <table:table-cell office:value-type="float" office:value="0.0465234196016219" calcext:value-type="float">
            <text:p>0,046523419601622</text:p>
          </table:table-cell>
          <table:table-cell office:value-type="float" office:value="0.482758620689655" calcext:value-type="float">
            <text:p>0,482758620689655</text:p>
          </table:table-cell>
          <table:table-cell office:value-type="float" office:value="0.823529411764706" calcext:value-type="float">
            <text:p>0,823529411764706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udb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279999999999978" calcext:value-type="float">
            <text:p>0,0028</text:p>
          </table:table-cell>
          <table:table-cell office:value-type="float" office:value="0.0106282642044689" calcext:value-type="float">
            <text:p>0,010628264204469</text:p>
          </table:table-cell>
          <table:table-cell office:value-type="float" office:value="0.263157894736842" calcext:value-type="float">
            <text:p>0,263157894736842</text:p>
          </table:table-cell>
          <table:table-cell office:value-type="float" office:value="0.555555555555556" calcext:value-type="float">
            <text:p>0,555555555555556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db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1175" calcext:value-type="float">
            <text:p>0,01175</text:p>
          </table:table-cell>
          <table:table-cell office:value-type="float" office:value="0.00366571957465372" calcext:value-type="float">
            <text:p>0,003665719574654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d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52982212813471" calcext:value-type="float">
            <text:p>0,002529822128135</text:p>
          </table:table-cell>
          <table:table-cell office:value-type="float" office:value="0.3125" calcext:value-type="float">
            <text:p>0,312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db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371428571428556" calcext:value-type="float">
            <text:p>0,003714285714286</text:p>
          </table:table-cell>
          <table:table-cell office:value-type="float" office:value="0.00471212071499173" calcext:value-type="float">
            <text:p>0,00471212071499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db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142857142857162" calcext:value-type="float">
            <text:p>0,001428571428572</text:p>
          </table:table-cell>
          <table:table-cell office:value-type="float" office:value="0.0029692299558324" calcext:value-type="float">
            <text:p>0,00296922995583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db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0.0302500000000001" calcext:value-type="float">
            <text:p>-0,03025</text:p>
          </table:table-cell>
          <table:table-cell office:value-type="float" office:value="0.0473754947203721" calcext:value-type="float">
            <text:p>0,047375494720372</text:p>
          </table:table-cell>
          <table:table-cell office:value-type="float" office:value="0.470588235294118" calcext:value-type="float">
            <text:p>0,470588235294118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db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-0.0062222222222222" calcext:value-type="float">
            <text:p>-0,006222222222222</text:p>
          </table:table-cell>
          <table:table-cell office:value-type="float" office:value="0.060372506210798" calcext:value-type="float">
            <text:p>0,06037250621079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db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742857142857125" calcext:value-type="float">
            <text:p>0,007428571428571</text:p>
          </table:table-cell>
          <table:table-cell office:value-type="float" office:value="0.00790763000177016" calcext:value-type="float">
            <text:p>0,0079076300017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583333333333333" calcext:value-type="float">
            <text:p>0,583333333333333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udb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280000000000014" calcext:value-type="float">
            <text:p>0,0028</text:p>
          </table:table-cell>
          <table:table-cell office:value-type="float" office:value="0.00203960780543724" calcext:value-type="float">
            <text:p>0,002039607805437</text:p>
          </table:table-cell>
          <table:table-cell office:value-type="float" office:value="0.3125" calcext:value-type="float">
            <text:p>0,312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udb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166666666666641" calcext:value-type="float">
            <text:p>0,001666666666666</text:p>
          </table:table-cell>
          <table:table-cell office:value-type="float" office:value="0.00292498812913068" calcext:value-type="float">
            <text:p>0,002924988129131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udb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CGPU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0.0289999999999999" calcext:value-type="float">
            <text:p>-0,029</text:p>
          </table:table-cell>
          <table:table-cell office:value-type="float" office:value="0.0531005335817509" calcext:value-type="float">
            <text:p>0,053100533581751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udb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0899999999999987" calcext:value-type="float">
            <text:p>0,009</text:p>
          </table:table-cell>
          <table:table-cell office:value-type="float" office:value="0.00479583152331263" calcext:value-type="float">
            <text:p>0,004795831523313</text:p>
          </table:table-cell>
          <table:table-cell office:value-type="float" office:value="0.32" calcext:value-type="float">
            <text:p>0,32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udb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374285714285713" calcext:value-type="float">
            <text:p>0,037428571428571</text:p>
          </table:table-cell>
          <table:table-cell office:value-type="float" office:value="0.00948468152725565" calcext:value-type="float">
            <text:p>0,009484681527256</text:p>
          </table:table-cell>
          <table:table-cell office:value-type="float" office:value="0.466666666666667" calcext:value-type="float">
            <text:p>0,4666666666666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udb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0.00325000000000009" calcext:value-type="float">
            <text:p>-0,00325</text:p>
          </table:table-cell>
          <table:table-cell office:value-type="float" office:value="0.016939229616485" calcext:value-type="float">
            <text:p>0,016939229616485</text:p>
          </table:table-cell>
          <table:table-cell office:value-type="float" office:value="0.470588235294118" calcext:value-type="float">
            <text:p>0,470588235294118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udb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625000000000003" calcext:value-type="float">
            <text:p>0,00625</text:p>
          </table:table-cell>
          <table:table-cell office:value-type="float" office:value="0.00119895788082808" calcext:value-type="float">
            <text:p>0,001198957880828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udb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366666666666669" calcext:value-type="float">
            <text:p>0,036666666666667</text:p>
          </table:table-cell>
          <table:table-cell office:value-type="float" office:value="0.00339934634239528" calcext:value-type="float">
            <text:p>0,003399346342395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udb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-0.0330000000000001" calcext:value-type="float">
            <text:p>-0,033</text:p>
          </table:table-cell>
          <table:table-cell office:value-type="float" office:value="0.0114163625263624" calcext:value-type="float">
            <text:p>0,011416362526362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461538461538462" calcext:value-type="float">
            <text:p>0,461538461538462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udb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CGPU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244444444444457" calcext:value-type="float">
            <text:p>0,002444444444445</text:p>
          </table:table-cell>
          <table:table-cell office:value-type="float" office:value="0.00226623089493019" calcext:value-type="float">
            <text:p>0,0022662308949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udb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CGPU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00254545454545461" calcext:value-type="float">
            <text:p>0,002545454545455</text:p>
          </table:table-cell>
          <table:table-cell office:value-type="float" office:value="0.00284009079123877" calcext:value-type="float">
            <text:p>0,002840090791239</text:p>
          </table:table-cell>
          <table:table-cell office:value-type="float" office:value="0.305555555555556" calcext:value-type="float">
            <text:p>0,305555555555556</text:p>
          </table:table-cell>
          <table:table-cell office:value-type="float" office:value="0.916666666666667" calcext:value-type="float">
            <text:p>0,916666666666667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udb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100000000000033" calcext:value-type="float">
            <text:p>0,001</text:p>
          </table:table-cell>
          <table:table-cell office:value-type="float" office:value="0.0017320508075692" calcext:value-type="float">
            <text:p>0,001732050807569</text:p>
          </table:table-cell>
          <table:table-cell office:value-type="float" office:value="0.296296296296296" calcext:value-type="float">
            <text:p>0,29629629629629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udb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0370944739819824" calcext:value-type="float">
            <text:p>0,003709447398198</text:p>
          </table:table-cell>
          <table:table-cell office:value-type="float" office:value="0.3125" calcext:value-type="float">
            <text:p>0,312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udb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0499999999999997" calcext:value-type="float">
            <text:p>0,005</text:p>
          </table:table-cell>
          <table:table-cell office:value-type="float" office:value="0.00378593889720022" calcext:value-type="float">
            <text:p>0,0037859388972</text:p>
          </table:table-cell>
          <table:table-cell office:value-type="float" office:value="0.272727272727273" calcext:value-type="float">
            <text:p>0,272727272727273</text:p>
          </table:table-cell>
          <table:table-cell office:value-type="float" office:value="0.857142857142857" calcext:value-type="float">
            <text:p>0,857142857142857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udb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CGPU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94285714285716" calcext:value-type="float">
            <text:p>0,019428571428572</text:p>
          </table:table-cell>
          <table:table-cell office:value-type="float" office:value="0.00232115382989602" calcext:value-type="float">
            <text:p>0,002321153829896</text:p>
          </table:table-cell>
          <table:table-cell office:value-type="float" office:value="0.291666666666667" calcext:value-type="float">
            <text:p>0,2916666666666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db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724999999999995" calcext:value-type="float">
            <text:p>0,00725</text:p>
          </table:table-cell>
          <table:table-cell office:value-type="float" office:value="0.00263391343821326" calcext:value-type="float">
            <text:p>0,002633913438213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udb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86666666666666" calcext:value-type="float">
            <text:p>0,008666666666667</text:p>
          </table:table-cell>
          <table:table-cell office:value-type="float" office:value="0.00094280904158196" calcext:value-type="float">
            <text:p>0,000942809041582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udb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0.0142499999999999" calcext:value-type="float">
            <text:p>-0,01425</text:p>
          </table:table-cell>
          <table:table-cell office:value-type="float" office:value="0.00185404962177393" calcext:value-type="float">
            <text:p>0,001854049621774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udb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000909090909091011" calcext:value-type="float">
            <text:p>0,000909090909091</text:p>
          </table:table-cell>
          <table:table-cell office:value-type="float" office:value="0.00951032496772512" calcext:value-type="float">
            <text:p>0,009510324967725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916666666666667" calcext:value-type="float">
            <text:p>0,91666666666666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udb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64000000000001" calcext:value-type="float">
            <text:p>0,0064</text:p>
          </table:table-cell>
          <table:table-cell office:value-type="float" office:value="0.00195959179422644" calcext:value-type="float">
            <text:p>0,001959591794226</text:p>
          </table:table-cell>
          <table:table-cell office:value-type="float" office:value="0.3125" calcext:value-type="float">
            <text:p>0,312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udb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0.0766666666666667" calcext:value-type="float">
            <text:p>-0,076666666666667</text:p>
          </table:table-cell>
          <table:table-cell office:value-type="float" office:value="0.0351883819210574" calcext:value-type="float">
            <text:p>0,035188381921058</text:p>
          </table:table-cell>
          <table:table-cell office:value-type="float" office:value="0.157894736842105" calcext:value-type="float">
            <text:p>0,157894736842105</text:p>
          </table:table-cell>
          <table:table-cell office:value-type="float" office:value="0.375" calcext:value-type="float">
            <text:p>0,375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udb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0124999999999992" calcext:value-type="float">
            <text:p>0,00125</text:p>
          </table:table-cell>
          <table:table-cell office:value-type="float" office:value="0.00386490620843506" calcext:value-type="float">
            <text:p>0,003864906208435</text:p>
          </table:table-cell>
          <table:table-cell office:value-type="float" office:value="0.32" calcext:value-type="float">
            <text:p>0,32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udb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199999999999999" calcext:value-type="float">
            <text:p>0,02</text:p>
          </table:table-cell>
          <table:table-cell office:value-type="float" office:value="0.0145327216996679" calcext:value-type="float">
            <text:p>0,014532721699668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db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CGPU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0190000000000001" calcext:value-type="float">
            <text:p>0,019</text:p>
          </table:table-cell>
          <table:table-cell office:value-type="float" office:value="0.00499999999999997" calcext:value-type="float">
            <text:p>0,005</text:p>
          </table:table-cell>
          <table:table-cell office:value-type="float" office:value="0.324324324324324" calcext:value-type="float">
            <text:p>0,324324324324324</text:p>
          </table:table-cell>
          <table:table-cell office:value-type="float" office:value="0.705882352941176" calcext:value-type="float">
            <text:p>0,705882352941176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udb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28571428571428" calcext:value-type="float">
            <text:p>0,012857142857143</text:p>
          </table:table-cell>
          <table:table-cell office:value-type="float" office:value="0.0537385963223256" calcext:value-type="float">
            <text:p>0,053738596322326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db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0285714285714413" calcext:value-type="float">
            <text:p>0,000285714285714</text:p>
          </table:table-cell>
          <table:table-cell office:value-type="float" office:value="0.00224971653543182" calcext:value-type="float">
            <text:p>0,00224971653543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udb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171428571428565" calcext:value-type="float">
            <text:p>0,001714285714286</text:p>
          </table:table-cell>
          <table:table-cell office:value-type="float" office:value="0.00506287004190578" calcext:value-type="float">
            <text:p>0,005062870041906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udb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0553333333333334" calcext:value-type="float">
            <text:p>0,055333333333333</text:p>
          </table:table-cell>
          <table:table-cell office:value-type="float" office:value="0.0450974254007673" calcext:value-type="float">
            <text:p>0,045097425400767</text:p>
          </table:table-cell>
          <table:table-cell office:value-type="float" office:value="0.529411764705882" calcext:value-type="float">
            <text:p>0,529411764705882</text:p>
          </table:table-cell>
          <table:table-cell office:value-type="float" office:value="0.9" calcext:value-type="float">
            <text:p>0,9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udb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0224999999999986" calcext:value-type="float">
            <text:p>0,00225</text:p>
          </table:table-cell>
          <table:table-cell office:value-type="float" office:value="0.00417582327212218" calcext:value-type="float">
            <text:p>0,004175823272122</text:p>
          </table:table-cell>
          <table:table-cell office:value-type="float" office:value="0.32" calcext:value-type="float">
            <text:p>0,32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udb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-0.0338181818181818" calcext:value-type="float">
            <text:p>-0,033818181818182</text:p>
          </table:table-cell>
          <table:table-cell office:value-type="float" office:value="0.0311296940434638" calcext:value-type="float">
            <text:p>0,031129694043464</text:p>
          </table:table-cell>
          <table:table-cell office:value-type="float" office:value="0.354838709677419" calcext:value-type="float">
            <text:p>0,354838709677419</text:p>
          </table:table-cell>
          <table:table-cell office:value-type="float" office:value="0.733333333333333" calcext:value-type="float">
            <text:p>0,733333333333333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udb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-0.0130000000000001" calcext:value-type="float">
            <text:p>-0,013</text:p>
          </table:table-cell>
          <table:table-cell office:value-type="float" office:value="0.0350342689377129" calcext:value-type="float">
            <text:p>0,035034268937713</text:p>
          </table:table-cell>
          <table:table-cell office:value-type="float" office:value="0.357142857142857" calcext:value-type="float">
            <text:p>0,357142857142857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udb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457142857142861" calcext:value-type="float">
            <text:p>0,004571428571429</text:p>
          </table:table-cell>
          <table:table-cell office:value-type="float" office:value="0.00520596204522521" calcext:value-type="float">
            <text:p>0,00520596204522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636363636363636" calcext:value-type="float">
            <text:p>0,636363636363636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udb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171428571428572" calcext:value-type="float">
            <text:p>0,001714285714286</text:p>
          </table:table-cell>
          <table:table-cell office:value-type="float" office:value="0.0106061206818688" calcext:value-type="float">
            <text:p>0,010606120681869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udb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0.00419999999999996" calcext:value-type="float">
            <text:p>-0,0042</text:p>
          </table:table-cell>
          <table:table-cell office:value-type="float" office:value="0.0100179838290944" calcext:value-type="float">
            <text:p>0,010017983829095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udb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149999999999998" calcext:value-type="float">
            <text:p>0,015</text:p>
          </table:table-cell>
          <table:table-cell office:value-type="float" office:value="0.00621288982680364" calcext:value-type="float">
            <text:p>0,006212889826804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udb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0.0363333333333334" calcext:value-type="float">
            <text:p>-0,036333333333334</text:p>
          </table:table-cell>
          <table:table-cell office:value-type="float" office:value="0.00687184270936287" calcext:value-type="float">
            <text:p>0,006871842709363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udb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00825000000000001" calcext:value-type="float">
            <text:p>0,00825</text:p>
          </table:table-cell>
          <table:table-cell office:value-type="float" office:value="0.0310070556486746" calcext:value-type="float">
            <text:p>0,031007055648675</text:p>
          </table:table-cell>
          <table:table-cell office:value-type="float" office:value="0.421052631578947" calcext:value-type="float">
            <text:p>0,421052631578947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udb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114285714285695" calcext:value-type="float">
            <text:p>0,001142857142857</text:p>
          </table:table-cell>
          <table:table-cell office:value-type="float" office:value="0.00739553091745403" calcext:value-type="float">
            <text:p>0,007395530917454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636363636363636" calcext:value-type="float">
            <text:p>0,636363636363636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udb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0215555555555555" calcext:value-type="float">
            <text:p>0,021555555555556</text:p>
          </table:table-cell>
          <table:table-cell office:value-type="float" office:value="0.010781786196185" calcext:value-type="float">
            <text:p>0,010781786196185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udb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-0.00927272727272724" calcext:value-type="float">
            <text:p>-0,009272727272727</text:p>
          </table:table-cell>
          <table:table-cell office:value-type="float" office:value="0.0245878421881846" calcext:value-type="float">
            <text:p>0,024587842188185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523809523809524" calcext:value-type="float">
            <text:p>0,523809523809524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udb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185454545454544" calcext:value-type="float">
            <text:p>0,018545454545454</text:p>
          </table:table-cell>
          <table:table-cell office:value-type="float" office:value="0.00308555686335946" calcext:value-type="float">
            <text:p>0,003085556863359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udb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CGPU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-0.00720000000000005" calcext:value-type="float">
            <text:p>-0,0072</text:p>
          </table:table-cell>
          <table:table-cell office:value-type="float" office:value="0.0429623090627121" calcext:value-type="float">
            <text:p>0,042962309062712</text:p>
          </table:table-cell>
          <table:table-cell office:value-type="float" office:value="0.434782608695652" calcext:value-type="float">
            <text:p>0,434782608695652</text:p>
          </table:table-cell>
          <table:table-cell office:value-type="float" office:value="0.909090909090909" calcext:value-type="float">
            <text:p>0,909090909090909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udb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82222222222224" calcext:value-type="float">
            <text:p>0,008222222222222</text:p>
          </table:table-cell>
          <table:table-cell office:value-type="float" office:value="0.00745024649521744" calcext:value-type="float">
            <text:p>0,007450246495217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udb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0.00566666666666678" calcext:value-type="float">
            <text:p>-0,005666666666667</text:p>
          </table:table-cell>
          <table:table-cell office:value-type="float" office:value="0.0235914297056272" calcext:value-type="float">
            <text:p>0,023591429705627</text:p>
          </table:table-cell>
          <table:table-cell office:value-type="float" office:value="0.4" calcext:value-type="float">
            <text:p>0,4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udb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80000000000003" calcext:value-type="float">
            <text:p>0,0048</text:p>
          </table:table-cell>
          <table:table-cell office:value-type="float" office:value="0.00523067873224878" calcext:value-type="float">
            <text:p>0,005230678732249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909090909090909" calcext:value-type="float">
            <text:p>0,909090909090909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udb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CGPU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00461538461538513" calcext:value-type="float">
            <text:p>0,000461538461539</text:p>
          </table:table-cell>
          <table:table-cell office:value-type="float" office:value="0.00249970412450343" calcext:value-type="float">
            <text:p>0,002499704124503</text:p>
          </table:table-cell>
          <table:table-cell office:value-type="float" office:value="0.325" calcext:value-type="float">
            <text:p>0,32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udb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0.0324000000000001" calcext:value-type="float">
            <text:p>-0,0324</text:p>
          </table:table-cell>
          <table:table-cell office:value-type="float" office:value="0.0455262561605936" calcext:value-type="float">
            <text:p>0,045526256160594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555555555555556" calcext:value-type="float">
            <text:p>0,555555555555556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udb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888888888889" calcext:value-type="float">
            <text:p>0,018888888888889</text:p>
          </table:table-cell>
          <table:table-cell office:value-type="float" office:value="0.0054251358292149" calcext:value-type="float">
            <text:p>0,005425135829215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udb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264999999999997" calcext:value-type="float">
            <text:p>0,0265</text:p>
          </table:table-cell>
          <table:table-cell office:value-type="float" office:value="0.048194916744404" calcext:value-type="float">
            <text:p>0,048194916744404</text:p>
          </table:table-cell>
          <table:table-cell office:value-type="float" office:value="0.470588235294118" calcext:value-type="float">
            <text:p>0,4705882352941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udb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CGPU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-0.0156363636363636" calcext:value-type="float">
            <text:p>-0,015636363636364</text:p>
          </table:table-cell>
          <table:table-cell office:value-type="float" office:value="0.050623876377695" calcext:value-type="float">
            <text:p>0,050623876377695</text:p>
          </table:table-cell>
          <table:table-cell office:value-type="float" office:value="0.478260869565217" calcext:value-type="float">
            <text:p>0,478260869565217</text:p>
          </table:table-cell>
          <table:table-cell office:value-type="float" office:value="0.647058823529412" calcext:value-type="float">
            <text:p>0,647058823529412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ud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0.00457142857142877" calcext:value-type="float">
            <text:p>-0,004571428571429</text:p>
          </table:table-cell>
          <table:table-cell office:value-type="float" office:value="0.0177511137908676" calcext:value-type="float">
            <text:p>0,017751113790868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udb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274285714285715" calcext:value-type="float">
            <text:p>0,027428571428572</text:p>
          </table:table-cell>
          <table:table-cell office:value-type="float" office:value="0.00972268544409917" calcext:value-type="float">
            <text:p>0,009722685444099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583333333333333" calcext:value-type="float">
            <text:p>0,583333333333333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udb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170909090909091" calcext:value-type="float">
            <text:p>0,017090909090909</text:p>
          </table:table-cell>
          <table:table-cell office:value-type="float" office:value="0.00156405913946227" calcext:value-type="float">
            <text:p>0,001564059139462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udb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0274999999999999" calcext:value-type="float">
            <text:p>0,0275</text:p>
          </table:table-cell>
          <table:table-cell office:value-type="float" office:value="0.0248746859276656" calcext:value-type="float">
            <text:p>0,024874685927666</text:p>
          </table:table-cell>
          <table:table-cell office:value-type="float" office:value="0.32" calcext:value-type="float">
            <text:p>0,32</text:p>
          </table:table-cell>
          <table:table-cell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udb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CGPU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0439999999999992" calcext:value-type="float">
            <text:p>0,0044</text:p>
          </table:table-cell>
          <table:table-cell office:value-type="float" office:value="0.0101508620323597" calcext:value-type="float">
            <text:p>0,01015086203236</text:p>
          </table:table-cell>
          <table:table-cell office:value-type="float" office:value="0.476190476190476" calcext:value-type="float">
            <text:p>0,476190476190476</text:p>
          </table:table-cell>
          <table:table-cell office:value-type="float" office:value="0.833333333333333" calcext:value-type="float">
            <text:p>0,833333333333333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udb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102499999999998" calcext:value-type="float">
            <text:p>0,01025</text:p>
          </table:table-cell>
          <table:table-cell office:value-type="float" office:value="0.00338193731461727" calcext:value-type="float">
            <text:p>0,003381937314617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udb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0095384615384616" calcext:value-type="float">
            <text:p>0,009538461538462</text:p>
          </table:table-cell>
          <table:table-cell office:value-type="float" office:value="0.0378755358116258" calcext:value-type="float">
            <text:p>0,037875535811626</text:p>
          </table:table-cell>
          <table:table-cell office:value-type="float" office:value="0.481481481481482" calcext:value-type="float">
            <text:p>0,481481481481482</text:p>
          </table:table-cell>
          <table:table-cell office:value-type="float" office:value="0.764705882352941" calcext:value-type="float">
            <text:p>0,764705882352941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udb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688571428571427" calcext:value-type="float">
            <text:p>0,068857142857143</text:p>
          </table:table-cell>
          <table:table-cell office:value-type="float" office:value="0.0061278887398651" calcext:value-type="float">
            <text:p>0,006127888739865</text:p>
          </table:table-cell>
          <table:table-cell office:value-type="float" office:value="0.411764705882353" calcext:value-type="float">
            <text:p>0,411764705882353</text:p>
          </table:table-cell>
          <table:table-cell office:value-type="float" office:value="0.875" calcext:value-type="float">
            <text:p>0,875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udb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412" calcext:value-type="float">
            <text:p>0,0412</text:p>
          </table:table-cell>
          <table:table-cell office:value-type="float" office:value="0.0464344699549805" calcext:value-type="float">
            <text:p>0,046434469954981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udb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-0.0481818181818182" calcext:value-type="float">
            <text:p>-0,048181818181818</text:p>
          </table:table-cell>
          <table:table-cell office:value-type="float" office:value="0.01665597453178" calcext:value-type="float">
            <text:p>0,01665597453178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0.647058823529412" calcext:value-type="float">
            <text:p>0,647058823529412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udb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0.0195000000000001" calcext:value-type="float">
            <text:p>-0,0195</text:p>
          </table:table-cell>
          <table:table-cell office:value-type="float" office:value="0.0446402284940387" calcext:value-type="float">
            <text:p>0,044640228494039</text:p>
          </table:table-cell>
          <table:table-cell office:value-type="float" office:value="0.181818181818182" calcext:value-type="float">
            <text:p>0,181818181818182</text:p>
          </table:table-cell>
          <table:table-cell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udb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CGPU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0719999999999987" calcext:value-type="float">
            <text:p>0,0072</text:p>
          </table:table-cell>
          <table:table-cell office:value-type="float" office:value="0.0287777691977681" calcext:value-type="float">
            <text:p>0,028777769197768</text:p>
          </table:table-cell>
          <table:table-cell office:value-type="float" office:value="0.344827586206897" calcext:value-type="float">
            <text:p>0,344827586206897</text:p>
          </table:table-cell>
          <table:table-cell office:value-type="float" office:value="0.769230769230769" calcext:value-type="float">
            <text:p>0,769230769230769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udb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0.0350769230769229" calcext:value-type="float">
            <text:p>-0,035076923076923</text:p>
          </table:table-cell>
          <table:table-cell office:value-type="float" office:value="0.0430213927794809" calcext:value-type="float">
            <text:p>0,043021392779481</text:p>
          </table:table-cell>
          <table:table-cell office:value-type="float" office:value="0.464285714285714" calcext:value-type="float">
            <text:p>0,464285714285714</text:p>
          </table:table-cell>
          <table:table-cell office:value-type="float" office:value="0.928571428571429" calcext:value-type="float">
            <text:p>0,928571428571429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udb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0178333333333331" calcext:value-type="float">
            <text:p>0,017833333333333</text:p>
          </table:table-cell>
          <table:table-cell office:value-type="float" office:value="0.0170774380071746" calcext:value-type="float">
            <text:p>0,017077438007175</text:p>
          </table:table-cell>
          <table:table-cell office:value-type="float" office:value="0.48" calcext:value-type="float">
            <text:p>0,48</text:p>
          </table:table-cell>
          <table:table-cell office:value-type="float" office:value="0.75" calcext:value-type="float">
            <text:p>0,75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udb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200000000000008" calcext:value-type="float">
            <text:p>0,002</text:p>
          </table:table-cell>
          <table:table-cell office:value-type="float" office:value="0.080016664930917" calcext:value-type="float">
            <text:p>0,080016664930917</text:p>
          </table:table-cell>
          <table:table-cell office:value-type="float" office:value="0.2" calcext:value-type="float">
            <text:p>0,2</text:p>
          </table:table-cell>
          <table:table-cell office:value-type="float" office:value="0.428571428571429" calcext:value-type="float">
            <text:p>0,428571428571429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udb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-0.0215" calcext:value-type="float">
            <text:p>-0,0215</text:p>
          </table:table-cell>
          <table:table-cell office:value-type="float" office:value="0.0479105068504462" calcext:value-type="float">
            <text:p>0,047910506850446</text:p>
          </table:table-cell>
          <table:table-cell office:value-type="float" office:value="0.444444444444444" calcext:value-type="float">
            <text:p>0,444444444444444</text:p>
          </table:table-cell>
          <table:table-cell office:value-type="float" office:value="0.923076923076923" calcext:value-type="float">
            <text:p>0,923076923076923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udb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199999999999997" calcext:value-type="float">
            <text:p>0,002</text:p>
          </table:table-cell>
          <table:table-cell office:value-type="float" office:value="0.0075592894601845" calcext:value-type="float">
            <text:p>0,00755928946018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636363636363636" calcext:value-type="float">
            <text:p>0,636363636363636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udb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CGPU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-0.0193333333333333" calcext:value-type="float">
            <text:p>-0,019333333333333</text:p>
          </table:table-cell>
          <table:table-cell office:value-type="float" office:value="0.00543650214343327" calcext:value-type="float">
            <text:p>0,005436502143433</text:p>
          </table:table-cell>
          <table:table-cell office:value-type="float" office:value="0.307692307692308" calcext:value-type="float">
            <text:p>0,307692307692308</text:p>
          </table:table-cell>
          <table:table-cell office:value-type="float" office:value="0.857142857142857" calcext:value-type="float">
            <text:p>0,857142857142857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udb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CGPU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136666666666666" calcext:value-type="float">
            <text:p>0,013666666666667</text:p>
          </table:table-cell>
          <table:table-cell office:value-type="float" office:value="0.0046785562825394" calcext:value-type="float">
            <text:p>0,004678556282539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udb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CGPU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-0.00666666666666673" calcext:value-type="float">
            <text:p>-0,006666666666667</text:p>
          </table:table-cell>
          <table:table-cell office:value-type="float" office:value="0.00339934634239507" calcext:value-type="float">
            <text:p>0,003399346342395</text:p>
          </table:table-cell>
          <table:table-cell office:value-type="float" office:value="0.307692307692308" calcext:value-type="float">
            <text:p>0,307692307692308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udb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CGPU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123333333333332" calcext:value-type="float">
            <text:p>0,012333333333333</text:p>
          </table:table-cell>
          <table:table-cell office:value-type="float" office:value="0.00197202659436652" calcext:value-type="float">
            <text:p>0,001972026594367</text:p>
          </table:table-cell>
          <table:table-cell office:value-type="float" office:value="0.307692307692308" calcext:value-type="float">
            <text:p>0,30769230769230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udb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CGPU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342857142857131" calcext:value-type="float">
            <text:p>0,003428571428571</text:p>
          </table:table-cell>
          <table:table-cell office:value-type="float" office:value="0.00139970842444748" calcext:value-type="float">
            <text:p>0,001399708424447</text:p>
          </table:table-cell>
          <table:table-cell office:value-type="float" office:value="0.291666666666667" calcext:value-type="float">
            <text:p>0,29166666666666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udb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134285714285713" calcext:value-type="float">
            <text:p>0,013428571428571</text:p>
          </table:table-cell>
          <table:table-cell office:value-type="float" office:value="0.00486553896169319" calcext:value-type="float">
            <text:p>0,00486553896169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583333333333333" calcext:value-type="float">
            <text:p>0,583333333333333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udb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-0.0157142857142856" calcext:value-type="float">
            <text:p>-0,015714285714286</text:p>
          </table:table-cell>
          <table:table-cell office:value-type="float" office:value="0.0586459456294766" calcext:value-type="float">
            <text:p>0,05864594562947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636363636363636" calcext:value-type="float">
            <text:p>0,636363636363636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udb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CGPU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00559999999999987" calcext:value-type="float">
            <text:p>0,0056</text:p>
          </table:table-cell>
          <table:table-cell office:value-type="float" office:value="0.0509389176694335" calcext:value-type="float">
            <text:p>0,050938917669434</text:p>
          </table:table-cell>
          <table:table-cell office:value-type="float" office:value="0.357142857142857" calcext:value-type="float">
            <text:p>0,357142857142857</text:p>
          </table:table-cell>
          <table:table-cell office:value-type="float" office:value="0.882352941176471" calcext:value-type="float">
            <text:p>0,882352941176471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udb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39999999999995" calcext:value-type="float">
            <text:p>0,004</text:p>
          </table:table-cell>
          <table:table-cell office:value-type="float" office:value="0.0222453847540819" calcext:value-type="float">
            <text:p>0,02224538475408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875" calcext:value-type="float">
            <text:p>0,875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udb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774999999999995" calcext:value-type="float">
            <text:p>0,00775</text:p>
          </table:table-cell>
          <table:table-cell office:value-type="float" office:value="0.00119895788082817" calcext:value-type="float">
            <text:p>0,001198957880828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udb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0.000666666666666519" calcext:value-type="float">
            <text:p>-0,000666666666667</text:p>
          </table:table-cell>
          <table:table-cell office:value-type="float" office:value="0.0178387842136794" calcext:value-type="float">
            <text:p>0,017838784213679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udb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CGPU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0.0215999999999999" calcext:value-type="float">
            <text:p>-0,0216</text:p>
          </table:table-cell>
          <table:table-cell office:value-type="float" office:value="0.027695486996982" calcext:value-type="float">
            <text:p>0,027695486996982</text:p>
          </table:table-cell>
          <table:table-cell office:value-type="float" office:value="0.294117647058824" calcext:value-type="float">
            <text:p>0,294117647058824</text:p>
          </table:table-cell>
          <table:table-cell office:value-type="float" office:value="0.555555555555556" calcext:value-type="float">
            <text:p>0,555555555555556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udb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0.0462857142857142" calcext:value-type="float">
            <text:p>-0,046285714285714</text:p>
          </table:table-cell>
          <table:table-cell office:value-type="float" office:value="0.0502840908828862" calcext:value-type="float">
            <text:p>0,050284090882886</text:p>
          </table:table-cell>
          <table:table-cell office:value-type="float" office:value="0.28" calcext:value-type="float">
            <text:p>0,28</text:p>
          </table:table-cell>
          <table:table-cell office:value-type="float" office:value="0.583333333333333" calcext:value-type="float">
            <text:p>0,583333333333333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udb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CGPU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740000000000005" calcext:value-type="float">
            <text:p>0,074000000000001</text:p>
          </table:table-cell>
          <table:table-cell office:value-type="float" office:value="0.00799999999999979" calcext:value-type="float">
            <text:p>0,008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udb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0103333333333332" calcext:value-type="float">
            <text:p>0,010333333333333</text:p>
          </table:table-cell>
          <table:table-cell office:value-type="float" office:value="0.00292498812913052" calcext:value-type="float">
            <text:p>0,002924988129131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udb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CGPU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0.0085714285714287" calcext:value-type="float">
            <text:p>-0,008571428571429</text:p>
          </table:table-cell>
          <table:table-cell office:value-type="float" office:value="0.00277010277566659" calcext:value-type="float">
            <text:p>0,002770102775667</text:p>
          </table:table-cell>
          <table:table-cell office:value-type="float" office:value="0.466666666666667" calcext:value-type="float">
            <text:p>0,466666666666667</text:p>
          </table:table-cell>
          <table:table-cell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udb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0.0509999999999998" calcext:value-type="float">
            <text:p>-0,051</text:p>
          </table:table-cell>
          <table:table-cell office:value-type="float" office:value="0.0445982062419555" calcext:value-type="float">
            <text:p>0,044598206241956</text:p>
          </table:table-cell>
          <table:table-cell office:value-type="float" office:value="0.210526315789474" calcext:value-type="float">
            <text:p>0,210526315789474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udb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0742857142857156" calcext:value-type="float">
            <text:p>0,007428571428572</text:p>
          </table:table-cell>
          <table:table-cell office:value-type="float" office:value="0.00839825054668521" calcext:value-type="float">
            <text:p>0,00839825054668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777777777777778" calcext:value-type="float">
            <text:p>0,777777777777778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udb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0.0305000000000001" calcext:value-type="float">
            <text:p>-0,0305</text:p>
          </table:table-cell>
          <table:table-cell office:value-type="float" office:value="0.0335372926754678" calcext:value-type="float">
            <text:p>0,033537292675468</text:p>
          </table:table-cell>
          <table:table-cell office:value-type="float" office:value="0.363636363636364" calcext:value-type="float">
            <text:p>0,36363636363636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udb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266666666666697" calcext:value-type="float">
            <text:p>0,002666666666667</text:p>
          </table:table-cell>
          <table:table-cell office:value-type="float" office:value="0.0433999487966926" calcext:value-type="float">
            <text:p>0,043399948796693</text:p>
          </table:table-cell>
          <table:table-cell office:value-type="float" office:value="0.157894736842105" calcext:value-type="float">
            <text:p>0,157894736842105</text:p>
          </table:table-cell>
          <table:table-cell office:value-type="float" office:value="0.375" calcext:value-type="float">
            <text:p>0,375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udb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CGPU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0.0128000000000001" calcext:value-type="float">
            <text:p>-0,0128</text:p>
          </table:table-cell>
          <table:table-cell office:value-type="float" office:value="0.0458100425671051" calcext:value-type="float">
            <text:p>0,045810042567105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udb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724999999999987" calcext:value-type="float">
            <text:p>0,00725</text:p>
          </table:table-cell>
          <table:table-cell office:value-type="float" office:value="0.000968245836552034" calcext:value-type="float">
            <text:p>0,000968245836552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udb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CGPU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0113333333333332" calcext:value-type="float">
            <text:p>0,011333333333333</text:p>
          </table:table-cell>
          <table:table-cell office:value-type="float" office:value="0.00442216638714053" calcext:value-type="float">
            <text:p>0,004422166387141</text:p>
          </table:table-cell>
          <table:table-cell office:value-type="float" office:value="0.324324324324324" calcext:value-type="float">
            <text:p>0,324324324324324</text:p>
          </table:table-cell>
          <table:table-cell office:value-type="float" office:value="0.923076923076923" calcext:value-type="float">
            <text:p>0,923076923076923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udb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0.00150000000000006" calcext:value-type="float">
            <text:p>-0,0015</text:p>
          </table:table-cell>
          <table:table-cell office:value-type="float" office:value="0.00370809924354781" calcext:value-type="float">
            <text:p>0,003708099243548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udb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00000000000007" calcext:value-type="float">
            <text:p>0,006</text:p>
          </table:table-cell>
          <table:table-cell office:value-type="float" office:value="0.0393954312071845" calcext:value-type="float">
            <text:p>0,03939543120718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636363636363636" calcext:value-type="float">
            <text:p>0,636363636363636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udb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0.000888888888888692" calcext:value-type="float">
            <text:p>-0,000888888888889</text:p>
          </table:table-cell>
          <table:table-cell office:value-type="float" office:value="0.00647120879047154" calcext:value-type="float">
            <text:p>0,006471208790472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0.9" calcext:value-type="float">
            <text:p>0,9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udb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939999999999981" calcext:value-type="float">
            <text:p>0,0094</text:p>
          </table:table-cell>
          <table:table-cell office:value-type="float" office:value="0.00200997512422408" calcext:value-type="float">
            <text:p>0,002009975124224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udb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599999999999997" calcext:value-type="float">
            <text:p>0,006</text:p>
          </table:table-cell>
          <table:table-cell office:value-type="float" office:value="0.00512695955569308" calcext:value-type="float">
            <text:p>0,00512695955569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udb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42222222222222" calcext:value-type="float">
            <text:p>0,004222222222222</text:p>
          </table:table-cell>
          <table:table-cell office:value-type="float" office:value="0.00257240820062" calcext:value-type="float">
            <text:p>0,00257240820062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udb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118181818181818" calcext:value-type="float">
            <text:p>0,011818181818182</text:p>
          </table:table-cell>
          <table:table-cell office:value-type="float" office:value="0.0026222191094285" calcext:value-type="float">
            <text:p>0,002622219109429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udb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1025" calcext:value-type="float">
            <text:p>0,01025</text:p>
          </table:table-cell>
          <table:table-cell office:value-type="float" office:value="0.00717199414389052" calcext:value-type="float">
            <text:p>0,007171994143891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udb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1075" calcext:value-type="float">
            <text:p>0,01075</text:p>
          </table:table-cell>
          <table:table-cell office:value-type="float" office:value="0.00171391365010022" calcext:value-type="float">
            <text:p>0,0017139136501</text:p>
          </table:table-cell>
          <table:table-cell office:value-type="float" office:value="0.32" calcext:value-type="float">
            <text:p>0,32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udb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971428571428572" calcext:value-type="float">
            <text:p>0,009714285714286</text:p>
          </table:table-cell>
          <table:table-cell office:value-type="float" office:value="0.00224971653543189" calcext:value-type="float">
            <text:p>0,00224971653543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udb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685714285714296" calcext:value-type="float">
            <text:p>0,006857142857143</text:p>
          </table:table-cell>
          <table:table-cell office:value-type="float" office:value="0.00335638289270601" calcext:value-type="float">
            <text:p>0,003356382892706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875" calcext:value-type="float">
            <text:p>0,875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udb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00000000000001" calcext:value-type="float">
            <text:p>0,01</text:p>
          </table:table-cell>
          <table:table-cell office:value-type="float" office:value="0.00352766841475268" calcext:value-type="float">
            <text:p>0,003527668414753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udb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249999999999997" calcext:value-type="float">
            <text:p>0,0025</text:p>
          </table:table-cell>
          <table:table-cell office:value-type="float" office:value="0.00132287565553231" calcext:value-type="float">
            <text:p>0,001322875655532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udb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657142857142861" calcext:value-type="float">
            <text:p>0,006571428571429</text:p>
          </table:table-cell>
          <table:table-cell office:value-type="float" office:value="0.00410077145554495" calcext:value-type="float">
            <text:p>0,00410077145554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udb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577777777777768" calcext:value-type="float">
            <text:p>0,005777777777778</text:p>
          </table:table-cell>
          <table:table-cell office:value-type="float" office:value="0.00802465337123019" calcext:value-type="float">
            <text:p>0,00802465337123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udb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949999999999995" calcext:value-type="float">
            <text:p>0,0095</text:p>
          </table:table-cell>
          <table:table-cell office:value-type="float" office:value="0.0038405728739343" calcext:value-type="float">
            <text:p>0,003840572873934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udb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28571428571428" calcext:value-type="float">
            <text:p>0,012857142857143</text:p>
          </table:table-cell>
          <table:table-cell office:value-type="float" office:value="0.00258725289661068" calcext:value-type="float">
            <text:p>0,002587252896611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udb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077499999999999" calcext:value-type="float">
            <text:p>0,00775</text:p>
          </table:table-cell>
          <table:table-cell office:value-type="float" office:value="0.0029047375096554" calcext:value-type="float">
            <text:p>0,002904737509655</text:p>
          </table:table-cell>
          <table:table-cell office:value-type="float" office:value="0.32" calcext:value-type="float">
            <text:p>0,32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udb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371428571428584" calcext:value-type="float">
            <text:p>0,003714285714286</text:p>
          </table:table-cell>
          <table:table-cell office:value-type="float" office:value="0.00391751691451503" calcext:value-type="float">
            <text:p>0,00391751691451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udb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399999999999997" calcext:value-type="float">
            <text:p>0,004</text:p>
          </table:table-cell>
          <table:table-cell office:value-type="float" office:value="0.00230940107675835" calcext:value-type="float">
            <text:p>0,002309401076758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udb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130000000000001" calcext:value-type="float">
            <text:p>0,013</text:p>
          </table:table-cell>
          <table:table-cell office:value-type="float" office:value="0.00191485421551231" calcext:value-type="float">
            <text:p>0,001914854215512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udb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317142857142855" calcext:value-type="float">
            <text:p>0,031714285714286</text:p>
          </table:table-cell>
          <table:table-cell office:value-type="float" office:value="0.00654029893843414" calcext:value-type="float">
            <text:p>0,006540298938434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udb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674999999999998" calcext:value-type="float">
            <text:p>0,00675</text:p>
          </table:table-cell>
          <table:table-cell office:value-type="float" office:value="0.0013919410907076" calcext:value-type="float">
            <text:p>0,001391941090708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udb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CGPU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129999999999999" calcext:value-type="float">
            <text:p>0,013</text:p>
          </table:table-cell>
          <table:table-cell office:value-type="float" office:value="0.00099999999999989" calcext:value-type="float">
            <text:p>0,001</text:p>
          </table:table-cell>
          <table:table-cell office:value-type="float" office:value="0.307692307692308" calcext:value-type="float">
            <text:p>0,30769230769230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udb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31428571428571" calcext:value-type="float">
            <text:p>0,013142857142857</text:p>
          </table:table-cell>
          <table:table-cell office:value-type="float" office:value="0.00574278606921198" calcext:value-type="float">
            <text:p>0,00574278606921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udb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133333333333324" calcext:value-type="float">
            <text:p>0,001333333333333</text:p>
          </table:table-cell>
          <table:table-cell office:value-type="float" office:value="0.000942809041581994" calcext:value-type="float">
            <text:p>0,000942809041582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udb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244444444444442" calcext:value-type="float">
            <text:p>0,002444444444444</text:p>
          </table:table-cell>
          <table:table-cell office:value-type="float" office:value="0.00913006159296625" calcext:value-type="float">
            <text:p>0,009130061592966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udb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374165738677409" calcext:value-type="float">
            <text:p>0,003741657386774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ludb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-0.0149999999999999" calcext:value-type="float">
            <text:p>-0,015</text:p>
          </table:table-cell>
          <table:table-cell office:value-type="float" office:value="0.0113578166916006" calcext:value-type="float">
            <text:p>0,011357816691601</text:p>
          </table:table-cell>
          <table:table-cell office:value-type="float" office:value="0.32" calcext:value-type="float">
            <text:p>0,32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udb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628571428571439" calcext:value-type="float">
            <text:p>0,006285714285714</text:p>
          </table:table-cell>
          <table:table-cell office:value-type="float" office:value="0.00328260722659331" calcext:value-type="float">
            <text:p>0,003282607226593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udb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0450000000000003" calcext:value-type="float">
            <text:p>0,0045</text:p>
          </table:table-cell>
          <table:table-cell office:value-type="float" office:value="0.00132287565553241" calcext:value-type="float">
            <text:p>0,001322875655532</text:p>
          </table:table-cell>
          <table:table-cell office:value-type="float" office:value="0.32" calcext:value-type="float">
            <text:p>0,32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udb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628571428571426" calcext:value-type="float">
            <text:p>0,006285714285714</text:p>
          </table:table-cell>
          <table:table-cell office:value-type="float" office:value="0.00291372543633874" calcext:value-type="float">
            <text:p>0,002913725436339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udb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466666666666682" calcext:value-type="float">
            <text:p>0,004666666666667</text:p>
          </table:table-cell>
          <table:table-cell office:value-type="float" office:value="0.00689605362185908" calcext:value-type="float">
            <text:p>0,006896053621859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udb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173333333333332" calcext:value-type="float">
            <text:p>0,017333333333333</text:p>
          </table:table-cell>
          <table:table-cell office:value-type="float" office:value="0.00339934634239525" calcext:value-type="float">
            <text:p>0,003399346342395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udb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64999999999999" calcext:value-type="float">
            <text:p>0,0065</text:p>
          </table:table-cell>
          <table:table-cell office:value-type="float" office:value="0.00312249899919918" calcext:value-type="float">
            <text:p>0,003122498999199</text:p>
          </table:table-cell>
          <table:table-cell office:value-type="float" office:value="0.296296296296296" calcext:value-type="float">
            <text:p>0,29629629629629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udb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CGP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900000000000004" calcext:value-type="float">
            <text:p>0,009</text:p>
          </table:table-cell>
          <table:table-cell office:value-type="float" office:value="0.00251661147842366" calcext:value-type="float">
            <text:p>0,002516611478424</text:p>
          </table:table-cell>
          <table:table-cell office:value-type="float" office:value="0.31578947368421" calcext:value-type="float">
            <text:p>0,315789473684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udb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CGPU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169090909090908" calcext:value-type="float">
            <text:p>0,016909090909091</text:p>
          </table:table-cell>
          <table:table-cell office:value-type="float" office:value="0.0321967094463637" calcext:value-type="float">
            <text:p>0,032196709446364</text:p>
          </table:table-cell>
          <table:table-cell office:value-type="float" office:value="0.478260869565217" calcext:value-type="float">
            <text:p>0,47826086956521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udb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914285714285702" calcext:value-type="float">
            <text:p>0,009142857142857</text:p>
          </table:table-cell>
          <table:table-cell office:value-type="float" office:value="0.000989743318610678" calcext:value-type="float">
            <text:p>0,000989743318611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udb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CGPU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249999999999989" calcext:value-type="float">
            <text:p>0,0025</text:p>
          </table:table-cell>
          <table:table-cell office:value-type="float" office:value="0.00239791576165638" calcext:value-type="float">
            <text:p>0,002397915761656</text:p>
          </table:table-cell>
          <table:table-cell office:value-type="float" office:value="0.296296296296296" calcext:value-type="float">
            <text:p>0,29629629629629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udb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31428571428572" calcext:value-type="float">
            <text:p>0,013142857142857</text:p>
          </table:table-cell>
          <table:table-cell office:value-type="float" office:value="0.00299659670905762" calcext:value-type="float">
            <text:p>0,002996596709058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udb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CGPU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66000000000001" calcext:value-type="float">
            <text:p>0,0066</text:p>
          </table:table-cell>
          <table:table-cell office:value-type="float" office:value="0.000916515138991111" calcext:value-type="float">
            <text:p>0,000916515138991</text:p>
          </table:table-cell>
          <table:table-cell office:value-type="float" office:value="0.303030303030303" calcext:value-type="float">
            <text:p>0,30303030303030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udb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0527272727272722" calcext:value-type="float">
            <text:p>0,005272727272727</text:p>
          </table:table-cell>
          <table:table-cell office:value-type="float" office:value="0.00437120555642616" calcext:value-type="float">
            <text:p>0,004371205556426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udb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20000000000001" calcext:value-type="float">
            <text:p>0,012</text:p>
          </table:table-cell>
          <table:table-cell office:value-type="float" office:value="0.00565685424949209" calcext:value-type="float">
            <text:p>0,005656854249492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udb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315555555555556" calcext:value-type="float">
            <text:p>0,031555555555556</text:p>
          </table:table-cell>
          <table:table-cell office:value-type="float" office:value="0.0160493067424604" calcext:value-type="float">
            <text:p>0,01604930674246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udb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05714285714286" calcext:value-type="float">
            <text:p>0,010571428571429</text:p>
          </table:table-cell>
          <table:table-cell office:value-type="float" office:value="0.00509501557146501" calcext:value-type="float">
            <text:p>0,00509501557146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udb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0545454545454544" calcext:value-type="float">
            <text:p>0,005454545454545</text:p>
          </table:table-cell>
          <table:table-cell office:value-type="float" office:value="0.00227090836305403" calcext:value-type="float">
            <text:p>0,002270908363054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udb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799999999999983" calcext:value-type="float">
            <text:p>0,008</text:p>
          </table:table-cell>
          <table:table-cell office:value-type="float" office:value="0.0113137084989847" calcext:value-type="float">
            <text:p>0,011313708498985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udb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325000000000003" calcext:value-type="float">
            <text:p>0,00325</text:p>
          </table:table-cell>
          <table:table-cell office:value-type="float" office:value="0.00499374608885968" calcext:value-type="float">
            <text:p>0,00499374608886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udb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CGPU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136666666666669" calcext:value-type="float">
            <text:p>0,013666666666667</text:p>
          </table:table-cell>
          <table:table-cell office:value-type="float" office:value="0.0017950549357115" calcext:value-type="float">
            <text:p>0,001795054935712</text:p>
          </table:table-cell>
          <table:table-cell office:value-type="float" office:value="0.324324324324324" calcext:value-type="float">
            <text:p>0,32432432432432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udb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519999999999987" calcext:value-type="float">
            <text:p>0,0052</text:p>
          </table:table-cell>
          <table:table-cell office:value-type="float" office:value="0.0067052218456961" calcext:value-type="float">
            <text:p>0,006705221845696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0.625" calcext:value-type="float">
            <text:p>0,625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udb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500000000000012" calcext:value-type="float">
            <text:p>0,005</text:p>
          </table:table-cell>
          <table:table-cell office:value-type="float" office:value="0.00173205080756881" calcext:value-type="float">
            <text:p>0,001732050807569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udb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CGPU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0338461538461551" calcext:value-type="float">
            <text:p>0,003384615384616</text:p>
          </table:table-cell>
          <table:table-cell office:value-type="float" office:value="0.00336357093985788" calcext:value-type="float">
            <text:p>0,003363570939858</text:p>
          </table:table-cell>
          <table:table-cell office:value-type="float" office:value="0.325" calcext:value-type="float">
            <text:p>0,32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udb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485714285714277" calcext:value-type="float">
            <text:p>0,004857142857143</text:p>
          </table:table-cell>
          <table:table-cell office:value-type="float" office:value="0.00522161910928505" calcext:value-type="float">
            <text:p>0,00522161910928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udb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CGPU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174545454545456" calcext:value-type="float">
            <text:p>0,017454545454546</text:p>
          </table:table-cell>
          <table:table-cell office:value-type="float" office:value="0.0120027545047993" calcext:value-type="float">
            <text:p>0,012002754504799</text:p>
          </table:table-cell>
          <table:table-cell office:value-type="float" office:value="0.323529411764706" calcext:value-type="float">
            <text:p>0,32352941176470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udb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65714285714287" calcext:value-type="float">
            <text:p>0,006571428571429</text:p>
          </table:table-cell>
          <table:table-cell office:value-type="float" office:value="0.000903507902905172" calcext:value-type="float">
            <text:p>0,00090350790290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udb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0.000285714285714191" calcext:value-type="float">
            <text:p>-0,000285714285714</text:p>
          </table:table-cell>
          <table:table-cell office:value-type="float" office:value="0.00781416818924386" calcext:value-type="float">
            <text:p>0,007814168189244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udb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774999999999992" calcext:value-type="float">
            <text:p>0,00775</text:p>
          </table:table-cell>
          <table:table-cell office:value-type="float" office:value="0.00233184476327222" calcext:value-type="float">
            <text:p>0,002331844763272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udb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428571428571432" calcext:value-type="float">
            <text:p>0,004285714285714</text:p>
          </table:table-cell>
          <table:table-cell office:value-type="float" office:value="0.0147135922166671" calcext:value-type="float">
            <text:p>0,014713592216667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0.583333333333333" calcext:value-type="float">
            <text:p>0,583333333333333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udb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850000000000001" calcext:value-type="float">
            <text:p>0,0085</text:p>
          </table:table-cell>
          <table:table-cell office:value-type="float" office:value="0.0019364916731036" calcext:value-type="float">
            <text:p>0,001936491673104</text:p>
          </table:table-cell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udb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CGP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600000000000003" calcext:value-type="float">
            <text:p>0,006</text:p>
          </table:table-cell>
          <table:table-cell office:value-type="float" office:value="0.00864098759787718" calcext:value-type="float">
            <text:p>0,008640987597877</text:p>
          </table:table-cell>
          <table:table-cell office:value-type="float" office:value="0.321428571428571" calcext:value-type="float">
            <text:p>0,3214285714285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udb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CGPU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179999999999991" calcext:value-type="float">
            <text:p>0,0018</text:p>
          </table:table-cell>
          <table:table-cell office:value-type="float" office:value="0.0042379240200834" calcext:value-type="float">
            <text:p>0,004237924020083</text:p>
          </table:table-cell>
          <table:table-cell office:value-type="float" office:value="0.32258064516129" calcext:value-type="float">
            <text:p>0,322580645161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udb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599999999999985" calcext:value-type="float">
            <text:p>0,006</text:p>
          </table:table-cell>
          <table:table-cell office:value-type="float" office:value="0.00185164019954524" calcext:value-type="float">
            <text:p>0,001851640199545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udb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CGPU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142857142857146" calcext:value-type="float">
            <text:p>0,001428571428571</text:p>
          </table:table-cell>
          <table:table-cell office:value-type="float" office:value="0.00176126114370551" calcext:value-type="float">
            <text:p>0,001761261143706</text:p>
          </table:table-cell>
          <table:table-cell office:value-type="float" office:value="0.318181818181818" calcext:value-type="float">
            <text:p>0,3181818181818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ud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CGPU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0575000000000006" calcext:value-type="float">
            <text:p>0,00575</text:p>
          </table:table-cell>
          <table:table-cell office:value-type="float" office:value="0.00338193731461711" calcext:value-type="float">
            <text:p>0,003381937314617</text:p>
          </table:table-cell>
          <table:table-cell office:value-type="float" office:value="0.32" calcext:value-type="float">
            <text:p>0,32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.00.0000</text:date>, <text:time style:data-style-name="N2" text:time-value="05:16:55.13311939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03:53:37.543467536</meta:creation-date>
    <dc:date>2021-01-28T05:35:27.265918010</dc:date>
    <meta:editing-duration>PT1H20M11S</meta:editing-duration>
    <meta:editing-cycles>13</meta:editing-cycles>
    <meta:generator>LibreOffice/6.4.6.2$Linux_X86_64 LibreOffice_project/40$Build-2</meta:generator>
    <meta:document-statistic meta:table-count="3" meta:cell-count="7358" meta:object-count="0"/>
  </office:meta>
</office:document-meta>
</file>